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SatElevTracker</text:span><text:span text:style-name="T1_2">.</text:span><text:span text:style-name="T1_3">ino</text:span></text:p>
      <text:p text:style-name="P2"><text:span text:style-name="T2_1">Displays</text:span><text:span text:style-name="T2_2"><text:s/></text:span><text:span text:style-name="T2_3">GPS</text:span><text:span text:style-name="T2_4"><text:s/></text:span><text:span text:style-name="T2_5">satellite</text:span><text:span text:style-name="T2_6"><text:s/></text:span><text:span text:style-name="T2_7">elevations</text:span><text:span text:style-name="T2_8"><text:s/></text:span><text:span text:style-name="T2_9">as</text:span><text:span text:style-name="T2_10"><text:s/></text:span><text:span text:style-name="T2_11">they</text:span><text:span text:style-name="T2_12"><text:s/></text:span><text:span text:style-name="T2_13">change</text:span></text:p>
      <text:p text:style-name="P3"><text:span text:style-name="T3_1">Testing</text:span><text:span text:style-name="T3_2"><text:s/></text:span><text:span text:style-name="T3_3">TinyGPS</text:span><text:span text:style-name="T3_4">++<text:s/></text:span><text:span text:style-name="T3_5">library</text:span><text:span text:style-name="T3_6"><text:s/></text:span><text:span text:style-name="T3_7">v</text:span><text:span text:style-name="T3_8">.<text:s/>1</text:span></text:p>
      <text:p text:style-name="P4"><text:span text:style-name="T4_1">by</text:span><text:span text:style-name="T4_2"><text:s/></text:span><text:span text:style-name="T4_3">Mikal</text:span><text:span text:style-name="T4_4"><text:s/></text:span><text:span text:style-name="T4_5">Hart</text:span></text:p>
      <text:p text:style-name="P5"/>
      <text:p text:style-name="P6"><text:span text:style-name="T6_1">Time</text:span><text:span text:style-name="T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7"><text:span text:style-name="T7_1">-------------------------------------------------------------------------------------------------------------------------------------------------------------------------</text:span></text:p>
      <text:p text:style-name="P8"><text:span text:style-name="T8_1">22:25:01<text:s text:c="6"/>28<text:s text:c="10"/>51<text:s text:c="19"/>0<text:s text:c="6"/>22<text:s text:c="10"/>26<text:s text:c="10"/>11<text:s text:c="10"/>16<text:s text:c="14"/>37<text:s text:c="2"/>35<text:s text:c="10"/>59<text:s text:c="45"/></text:span></text:p>
      <text:p text:style-name="P9"><text:span text:style-name="T9_1">22:26:06<text:s text:c="6"/>27<text:s text:c="10"/>51<text:s text:c="19"/>0<text:s text:c="6"/>22<text:s text:c="10"/>26<text:s text:c="10"/>12<text:s text:c="10"/>17<text:s text:c="14"/>36<text:s text:c="2"/>35<text:s text:c="10"/>60<text:s text:c="45"/></text:span></text:p>
      <text:p text:style-name="P10"><text:span text:style-name="T10_1">22:27:01<text:s text:c="6"/>27<text:s text:c="10"/>50<text:s text:c="26"/>22<text:s text:c="10"/>27<text:s text:c="10"/>12<text:s text:c="10"/>17<text:s text:c="14"/>36<text:s text:c="2"/>36<text:s text:c="10"/>60<text:s text:c="45"/></text:span></text:p>
      <text:p text:style-name="P11"><text:span text:style-name="T11_1">22:27:41<text:s text:c="6"/>27<text:s text:c="10"/>50<text:s text:c="26"/>21<text:s text:c="10"/>27<text:s text:c="10"/>12<text:s text:c="10"/>17<text:s text:c="14"/>36<text:s text:c="2"/>36<text:s text:c="10"/>61<text:s text:c="45"/></text:span></text:p>
      <text:p text:style-name="P12"><text:span text:style-name="T12_1">22:29:56<text:s text:c="6"/>26<text:s text:c="10"/>49<text:s text:c="26"/>20<text:s text:c="10"/>28<text:s text:c="10"/>13<text:s text:c="10"/>18<text:s text:c="14"/>35<text:s text:c="2"/>37<text:s text:c="10"/>62<text:s text:c="45"/></text:span></text:p>
      <text:p text:style-name="P13"><text:span text:style-name="T13_1">22:31:41<text:s text:c="6"/>26<text:s text:c="10"/>48<text:s text:c="26"/>20<text:s text:c="10"/>29<text:s text:c="10"/>14<text:s text:c="10"/>18<text:s text:c="14"/>34<text:s text:c="2"/>37<text:s text:c="10"/>63<text:s text:c="45"/></text:span></text:p>
      <text:p text:style-name="P14"><text:span text:style-name="T14_1">22:32:36<text:s text:c="6"/>26<text:s text:c="10"/>48<text:s text:c="26"/>19<text:s text:c="10"/>29<text:s text:c="10"/>14<text:s text:c="10"/>18<text:s text:c="14"/>34<text:s text:c="2"/>37<text:s text:c="10"/>63<text:s text:c="45"/></text:span></text:p>
      <text:p text:style-name="P15"><text:span text:style-name="T15_1">22:34:01<text:s text:c="6"/>25<text:s text:c="10"/>47<text:s text:c="26"/>19<text:s text:c="10"/>30<text:s text:c="10"/>15<text:s text:c="10"/>19<text:s text:c="14"/>34<text:s text:c="2"/>38<text:s text:c="10"/>64<text:s text:c="45"/></text:span></text:p>
      <text:p text:style-name="P16"><text:span text:style-name="T16_1">22:36:16<text:s text:c="6"/>25<text:s text:c="10"/>46<text:s text:c="26"/>18<text:s text:c="10"/>31<text:s text:c="10"/>15<text:s text:c="10"/>19<text:s text:c="14"/>33<text:s text:c="2"/>38<text:s text:c="10"/>65<text:s text:c="45"/></text:span></text:p>
      <text:p text:style-name="P17"><text:span text:style-name="T17_1">22:36:46<text:s text:c="6"/>25<text:s text:c="10"/>46<text:s text:c="26"/>18<text:s text:c="10"/>31<text:s text:c="10"/>16<text:s text:c="10"/>19<text:s text:c="14"/>33<text:s text:c="2"/>38<text:s text:c="10"/>65<text:s text:c="45"/></text:span></text:p>
      <text:p text:style-name="P18"><text:span text:style-name="T18_1">22:37:16<text:s text:c="6"/>24<text:s text:c="10"/>46<text:s text:c="26"/>18<text:s text:c="10"/>31<text:s text:c="10"/>16<text:s text:c="10"/>19<text:s text:c="14"/>33<text:s text:c="2"/>38<text:s text:c="10"/>65<text:s text:c="45"/></text:span></text:p>
      <text:p text:style-name="P19"><text:span text:style-name="T19_1">22:38:16<text:s text:c="6"/>24<text:s text:c="10"/>45<text:s text:c="26"/>17<text:s text:c="10"/>31<text:s text:c="10"/>16<text:s text:c="10"/>20<text:s text:c="14"/>32<text:s text:c="2"/>39<text:s text:c="10"/>66<text:s text:c="45"/></text:span></text:p>
      <text:p text:style-name="P20"><text:span text:style-name="T20_1">22:40:51<text:s text:c="6"/>24<text:s text:c="10"/>44<text:s text:c="26"/>16<text:s text:c="10"/>33<text:s text:c="10"/>17<text:s text:c="10"/>20<text:s text:c="14"/>32<text:s text:c="2"/>39<text:s text:c="10"/>67<text:s text:c="45"/></text:span></text:p>
      <text:p text:style-name="P21"><text:span text:style-name="T21_1">22:43:51<text:s text:c="6"/>23<text:s text:c="10"/>43<text:s text:c="26"/>15<text:s text:c="10"/>34<text:s text:c="10"/>18<text:s text:c="10"/>21<text:s text:c="14"/>31<text:s text:c="2"/>40<text:s text:c="10"/>68<text:s text:c="45"/></text:span></text:p>
      <text:p text:style-name="P22"><text:span text:style-name="T22_1">22:44:36<text:s text:c="6"/>23<text:s text:c="10"/>43<text:s text:c="26"/>15<text:s text:c="10"/>34<text:s text:c="10"/>18<text:s text:c="10"/>21<text:s text:c="14"/>30<text:s text:c="2"/>40<text:s text:c="10"/>69<text:s text:c="45"/></text:span></text:p>
      <text:p text:style-name="P23"><text:span text:style-name="T23_1">22:45:01<text:s text:c="6"/>22<text:s text:c="10"/>42<text:s text:c="26"/>15<text:s text:c="10"/>34<text:s text:c="10"/>18<text:s text:c="10"/>21<text:s text:c="14"/>30<text:s text:c="2"/>40<text:s text:c="10"/>69<text:s text:c="45"/></text:span></text:p>
      <text:p text:style-name="P24"><text:span text:style-name="T24_1">22:48:01<text:s text:c="6"/>22<text:s text:c="10"/>41<text:s text:c="26"/>13<text:s text:c="10"/>36<text:s text:c="10"/>20<text:s text:c="10"/>22<text:s text:c="14"/>29<text:s text:c="2"/>41<text:s text:c="10"/>70<text:s text:c="45"/></text:span></text:p>
      <text:p text:style-name="P25"><text:span text:style-name="T25_1">22:51:01<text:s text:c="6"/>21<text:s text:c="10"/>40<text:s text:c="26"/>12<text:s text:c="10"/>37<text:s text:c="10"/>21<text:s text:c="10"/>23<text:s text:c="14"/>28<text:s text:c="2"/>41<text:s text:c="10"/>72<text:s text:c="45"/></text:span></text:p>
      <text:p text:style-name="P26"><text:span text:style-name="T26_1">22:54:01<text:s text:c="6"/>20<text:s text:c="10"/>39<text:s text:c="26"/>11<text:s text:c="10"/>38<text:s text:c="10"/>22<text:s text:c="10"/>24<text:s text:c="14"/>27<text:s text:c="2"/>42<text:s text:c="10"/>73<text:s text:c="19"/>0<text:s text:c="25"/></text:span></text:p>
      <text:p text:style-name="P27"><text:span text:style-name="T27_1">22:57:01<text:s text:c="6"/>19<text:s text:c="10"/>37<text:s text:c="26"/>10<text:s text:c="10"/>40<text:s text:c="10"/>23<text:s text:c="10"/>24<text:s text:c="14"/>26<text:s text:c="2"/>42<text:s text:c="10"/>74<text:s text:c="45"/></text:span></text:p>
      <text:p text:style-name="P28"><text:span text:style-name="T28_1">23:00:01<text:s text:c="6"/>19<text:s text:c="10"/>36<text:s text:c="27"/>9<text:s text:c="10"/>41<text:s text:c="10"/>24<text:s text:c="10"/>25<text:s text:c="14"/>25<text:s text:c="2"/>43<text:s text:c="10"/>76<text:s text:c="45"/></text:span></text:p>
      <text:p text:style-name="P29"><text:span text:style-name="T29_1">23:03:01<text:s text:c="6"/>18<text:s text:c="10"/>35<text:s text:c="27"/>8<text:s text:c="10"/>42<text:s text:c="10"/>25<text:s text:c="10"/>26<text:s text:c="14"/>24<text:s text:c="2"/>43<text:s text:c="10"/>77<text:s text:c="45"/></text:span></text:p>
      <text:p text:style-name="P30"><text:span text:style-name="T30_1">23:06:01<text:s text:c="6"/>17<text:s text:c="10"/>34<text:s text:c="27"/>7<text:s text:c="10"/>44<text:s text:c="10"/>26<text:s text:c="10"/>27<text:s text:c="14"/>23<text:s text:c="2"/>43<text:s text:c="10"/>78<text:s text:c="45"/></text:span></text:p>
      <text:p text:style-name="P31"><text:span text:style-name="T31_1">23:09:01<text:s text:c="6"/>16<text:s text:c="10"/>33<text:s text:c="27"/>6<text:s text:c="10"/>45<text:s text:c="10"/>27<text:s text:c="10"/>27<text:s text:c="14"/>22<text:s text:c="2"/>44<text:s text:c="10"/>80<text:s text:c="45"/></text:span></text:p>
      <text:p text:style-name="P32"><text:span text:style-name="T32_1">23:12:01<text:s text:c="6"/>16<text:s text:c="10"/>31<text:s text:c="27"/>5<text:s text:c="10"/>46<text:s text:c="10"/>28<text:s text:c="10"/>28<text:s text:c="14"/>21<text:s text:c="2"/>44<text:s text:c="10"/>81<text:s text:c="45"/></text:span></text:p>
      <text:p text:style-name="P33"><text:span text:style-name="T33_1">23:15:01<text:s text:c="6"/>15<text:s text:c="10"/>30<text:s text:c="27"/>4<text:s text:c="10"/>48<text:s text:c="10"/>29<text:s text:c="10"/>29<text:s text:c="14"/>20<text:s text:c="2"/>44<text:s text:c="10"/>82<text:s text:c="45"/></text:span></text:p>
      <text:p text:style-name="P34"><text:span text:style-name="T34_1">23:18:01<text:s text:c="6"/>14<text:s text:c="10"/>29<text:s text:c="27"/>3<text:s text:c="10"/>49<text:s text:c="10"/>30<text:s text:c="10"/>30<text:s text:c="14"/>19<text:s text:c="2"/>44<text:s text:c="10"/>82<text:s text:c="45"/></text:span></text:p>
      <text:p text:style-name="P35"><text:span text:style-name="T35_1">23:21:01<text:s text:c="6"/>13<text:s text:c="10"/>28<text:s text:c="27"/>2<text:s text:c="10"/>50<text:s text:c="10"/>31<text:s text:c="10"/>31<text:s text:c="14"/>18<text:s text:c="2"/>44<text:s text:c="10"/>83<text:s text:c="45"/></text:span></text:p>
      <text:p text:style-name="P36"><text:span text:style-name="T36_1">23:24:01<text:s text:c="6"/>12<text:s text:c="10"/>27<text:s text:c="27"/>1<text:s text:c="10"/>51<text:s text:c="10"/>31<text:s text:c="10"/>31<text:s text:c="14"/>17<text:s text:c="2"/>44<text:s text:c="10"/>83<text:s text:c="45"/></text:span></text:p>
      <text:p text:style-name="P37"><text:span text:style-name="T37_1">23:27:01<text:s text:c="6"/>12<text:s text:c="10"/>26<text:s text:c="27"/>0<text:s text:c="10"/>53<text:s text:c="10"/>32<text:s text:c="10"/>32<text:s text:c="3"/>0<text:s text:c="10"/>16<text:s text:c="2"/>44<text:s text:c="10"/>82<text:s text:c="45"/></text:span></text:p>
      <text:p text:style-name="P38"><text:span text:style-name="T38_1">23:28:16<text:s text:c="6"/>12<text:s text:c="10"/>26<text:s text:c="27"/>0<text:s text:c="10"/>53<text:s text:c="10"/>32<text:s text:c="10"/>32<text:s text:c="3"/>0<text:s text:c="10"/>16<text:s text:c="2"/>44<text:s text:c="10"/>82<text:s text:c="22"/>30<text:s text:c="21"/></text:span></text:p>
      <text:p text:style-name="P39"><text:span text:style-name="T39_1">23:30:01<text:s text:c="6"/>11<text:s text:c="10"/>25<text:s text:c="27"/>0<text:s text:c="10"/>54<text:s text:c="10"/>33<text:s text:c="10"/>33<text:s text:c="3"/>1<text:s text:c="10"/>15<text:s text:c="2"/>43<text:s text:c="10"/>82<text:s text:c="22"/>30<text:s text:c="11"/>0<text:s text:c="9"/></text:span></text:p>
      <text:p text:style-name="P40"><text:span text:style-name="T40_1">23:30:36<text:s text:c="6"/>11<text:s text:c="10"/>25<text:s text:c="38"/>54<text:s text:c="10"/>34<text:s text:c="10"/>33<text:s text:c="3"/>1<text:s text:c="10"/>15<text:s text:c="2"/>43<text:s text:c="10"/>81<text:s text:c="45"/></text:span></text:p>
      <text:p text:style-name="P41"><text:span text:style-name="T41_1">23:33:36<text:s text:c="6"/>10<text:s text:c="10"/>23<text:s text:c="38"/>55<text:s text:c="3"/>0<text:s text:c="6"/>34<text:s text:c="10"/>34<text:s text:c="3"/>2<text:s text:c="10"/>14<text:s text:c="2"/>43<text:s text:c="10"/>80<text:s text:c="45"/></text:span></text:p>
      <text:p text:style-name="P42"><text:span text:style-name="T42_1">23:36:36<text:s text:c="7"/>9<text:s text:c="10"/>22<text:s text:c="38"/>57<text:s text:c="3"/>0<text:s text:c="6"/>35<text:s text:c="10"/>35<text:s text:c="3"/>3<text:s text:c="10"/>13<text:s text:c="2"/>43<text:s text:c="10"/>79<text:s text:c="45"/></text:span></text:p>
      <text:p text:style-name="P43"><text:span text:style-name="T43_1">23:39:36<text:s text:c="7"/>8<text:s text:c="10"/>21<text:s text:c="38"/>58<text:s text:c="3"/>1<text:s text:c="6"/>36<text:s text:c="10"/>36<text:s text:c="3"/>4<text:s text:c="10"/>12<text:s text:c="2"/>42<text:s text:c="10"/>78<text:s text:c="45"/></text:span></text:p>
      <text:p text:style-name="P44"><text:span text:style-name="T44_1">23:43:06<text:s text:c="7"/>7<text:s text:c="10"/>20<text:s text:c="38"/>59<text:s text:c="3"/>1<text:s text:c="6"/>37<text:s text:c="10"/>37<text:s text:c="3"/>5<text:s text:c="7"/>0<text:s text:c="2"/>11<text:s text:c="2"/>42<text:s text:c="10"/>77<text:s text:c="45"/></text:span></text:p>
      <text:p text:style-name="P45"><text:span text:style-name="T45_1">23:46:06<text:s text:c="7"/>6<text:s text:c="10"/>19<text:s text:c="38"/>60<text:s text:c="3"/>2<text:s text:c="6"/>38<text:s text:c="10"/>38<text:s text:c="3"/>5<text:s text:c="7"/>0<text:s text:c="2"/>10<text:s text:c="2"/>41<text:s text:c="10"/>75<text:s text:c="45"/></text:span></text:p>
      <text:p text:style-name="P46"><text:span text:style-name="T46_1">23:49:06<text:s text:c="7"/>6<text:s text:c="10"/>18<text:s text:c="38"/>61<text:s text:c="3"/>2<text:s text:c="6"/>39<text:s text:c="10"/>39<text:s text:c="3"/>6<text:s text:c="7"/>1<text:s text:c="3"/>9<text:s text:c="2"/>41<text:s text:c="10"/>74<text:s text:c="45"/></text:span></text:p>
      <text:p text:style-name="P47"><text:span text:style-name="T47_1">23:52:06<text:s text:c="7"/>5<text:s text:c="10"/>17<text:s text:c="38"/>62<text:s text:c="3"/>2<text:s text:c="6"/>40<text:s text:c="10"/>40<text:s text:c="3"/>7<text:s text:c="7"/>2<text:s text:c="3"/>8<text:s text:c="2"/>40<text:s text:c="10"/>72<text:s text:c="45"/></text:span></text:p>
      <text:p text:style-name="P48"><text:span text:style-name="T48_1">Time</text:span><text:span text:style-name="T4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49"><text:span text:style-name="T49_1">-------------------------------------------------------------------------------------------------------------------------------------------------------------------------</text:span></text:p>
      <text:p text:style-name="P50"><text:span text:style-name="T50_1">23:55:06<text:s text:c="7"/>4<text:s text:c="10"/>16<text:s text:c="38"/>63<text:s text:c="3"/>3<text:s text:c="6"/>41<text:s text:c="10"/>41<text:s text:c="3"/>8<text:s text:c="7"/>2<text:s text:c="3"/>8<text:s text:c="2"/>39<text:s text:c="10"/>71<text:s text:c="19"/>0<text:s text:c="25"/></text:span></text:p>
      <text:p text:style-name="P51"><text:span text:style-name="T51_1">23:58:06<text:s text:c="7"/>3<text:s text:c="10"/>15<text:s text:c="38"/>64<text:s text:c="3"/>3<text:s text:c="6"/>42<text:s text:c="10"/>41<text:s text:c="3"/>9<text:s text:c="7"/>3<text:s text:c="3"/>7<text:s text:c="2"/>38<text:s text:c="10"/>69<text:s text:c="35"/>0<text:s text:c="9"/></text:span></text:p>
      <text:p text:style-name="P52"><text:span text:style-name="T52_1">00:00:06<text:s text:c="7"/>3<text:s text:c="10"/>14<text:s text:c="38"/>64<text:s text:c="3"/>3<text:s text:c="6"/>42<text:s text:c="10"/>42<text:s text:c="2"/>10<text:s text:c="7"/>4<text:s text:c="3"/>6<text:s text:c="2"/>38<text:s text:c="10"/>68<text:s text:c="45"/></text:span></text:p>
      <text:p text:style-name="P53"><text:span text:style-name="T53_1">00:01:01<text:s text:c="7"/>2<text:s text:c="10"/>14<text:s text:c="38"/>65<text:s text:c="3"/>3<text:s text:c="6"/>42<text:s text:c="10"/>42<text:s text:c="2"/>10<text:s text:c="7"/>4<text:s text:c="3"/>6<text:s text:c="2"/>38<text:s text:c="10"/>68<text:s text:c="45"/></text:span></text:p>
      <text:p text:style-name="P54"><text:span text:style-name="T54_1">00:01:31<text:s text:c="7"/>2<text:s text:c="10"/>14<text:s text:c="38"/>65<text:s text:c="3"/>3<text:s text:c="6"/>42<text:s text:c="10"/>43<text:s text:c="2"/>10<text:s text:c="7"/>4<text:s text:c="3"/>6<text:s text:c="2"/>37<text:s text:c="10"/>67<text:s text:c="45"/></text:span></text:p>
      <text:p text:style-name="P55"><text:span text:style-name="T55_1">00:03:51<text:s text:c="7"/>1<text:s text:c="10"/>13<text:s text:c="38"/>65<text:s text:c="3"/>3<text:s text:c="6"/>43<text:s text:c="10"/>43<text:s text:c="2"/>11<text:s text:c="7"/>5<text:s text:c="3"/>5<text:s text:c="2"/>37<text:s text:c="10"/>66<text:s text:c="45"/></text:span></text:p>
      <text:p text:style-name="P56"><text:span text:style-name="T56_1">00:06:51<text:s text:c="7"/>1<text:s text:c="10"/>12<text:s text:c="38"/>66<text:s text:c="3"/>3<text:s text:c="6"/>44<text:s text:c="10"/>44<text:s text:c="2"/>11<text:s text:c="7"/>5<text:s text:c="3"/>4<text:s text:c="2"/>36<text:s text:c="10"/>65<text:s text:c="45"/></text:span></text:p>
      <text:p text:style-name="P57"><text:span text:style-name="T57_1">00:09:51<text:s text:c="7"/>0<text:s text:c="10"/>11<text:s text:c="38"/>66<text:s text:c="3"/>4<text:s text:c="6"/>45<text:s text:c="10"/>45<text:s text:c="2"/>12<text:s text:c="7"/>6<text:s text:c="3"/>3<text:s text:c="2"/>35<text:s text:c="10"/>63<text:s text:c="45"/></text:span></text:p>
      <text:p text:style-name="P58"><text:span text:style-name="T58_1">00:12:51<text:s text:c="7"/>0<text:s text:c="10"/>10<text:s text:c="3"/>0<text:s text:c="34"/>67<text:s text:c="3"/>4<text:s text:c="6"/>45<text:s text:c="10"/>46<text:s text:c="2"/>13<text:s text:c="7"/>7<text:s text:c="3"/>3<text:s text:c="2"/>34<text:s text:c="10"/>62<text:s text:c="15"/>0<text:s text:c="29"/></text:span></text:p>
      <text:p text:style-name="P59"><text:span text:style-name="T59_1">00:15:51<text:s text:c="18"/>10<text:s text:c="3"/>1<text:s text:c="34"/>67<text:s text:c="3"/>4<text:s text:c="6"/>46<text:s text:c="10"/>47<text:s text:c="2"/>14<text:s text:c="7"/>8<text:s text:c="3"/>2<text:s text:c="2"/>33<text:s text:c="10"/>60<text:s text:c="45"/></text:span></text:p>
      <text:p text:style-name="P60"><text:span text:style-name="T60_1">00:18:51<text:s text:c="19"/>9<text:s text:c="3"/>2<text:s text:c="34"/>67<text:s text:c="3"/>4<text:s text:c="6"/>47<text:s text:c="10"/>48<text:s text:c="2"/>15<text:s text:c="7"/>8<text:s text:c="3"/>1<text:s text:c="2"/>32<text:s text:c="10"/>59<text:s text:c="45"/></text:span></text:p>
      <text:p text:style-name="P61"><text:span text:style-name="T61_1">00:21:51<text:s text:c="19"/>8<text:s text:c="3"/>3<text:s text:c="34"/>67<text:s text:c="3"/>4<text:s text:c="6"/>48<text:s text:c="10"/>49<text:s text:c="2"/>16<text:s text:c="7"/>9<text:s text:c="3"/>0<text:s text:c="2"/>31<text:s text:c="10"/>57<text:s text:c="45"/></text:span></text:p>
      <text:p text:style-name="P62"><text:span text:style-name="T62_1">00:23:01<text:s text:c="19"/>7<text:s text:c="3"/>4<text:s text:c="34"/>67<text:s text:c="3"/>4<text:s text:c="6"/>48<text:s text:c="10"/>50<text:s text:c="2"/>16<text:s text:c="7"/>9<text:s text:c="3"/>0<text:s text:c="2"/>31<text:s text:c="10"/>56<text:s text:c="45"/></text:span></text:p>
      <text:p text:style-name="P63"><text:span text:style-name="T63_1">00:26:01<text:s text:c="19"/>7<text:s text:c="3"/>5<text:s text:c="34"/>67<text:s text:c="3"/>4<text:s text:c="6"/>48<text:s text:c="10"/>51<text:s text:c="2"/>17<text:s text:c="6"/>10<text:s text:c="3"/>0<text:s text:c="2"/>30<text:s text:c="10"/>55<text:s text:c="45"/></text:span></text:p>
      <text:p text:style-name="P64"><text:span text:style-name="T64_1">00:29:01<text:s text:c="19"/>6<text:s text:c="3"/>6<text:s text:c="34"/>67<text:s text:c="3"/>4<text:s text:c="6"/>49<text:s text:c="10"/>52<text:s text:c="2"/>18<text:s text:c="6"/>11<text:s text:c="3"/>0<text:s text:c="2"/>29<text:s text:c="10"/>53<text:s text:c="45"/></text:span></text:p>
      <text:p text:style-name="P65"><text:span text:style-name="T65_1">00:32:01<text:s text:c="19"/>5<text:s text:c="3"/>7<text:s text:c="34"/>66<text:s text:c="3"/>4<text:s text:c="6"/>50<text:s text:c="10"/>53<text:s text:c="2"/>18<text:s text:c="6"/>12<text:s text:c="6"/>27<text:s text:c="10"/>52<text:s text:c="45"/></text:span></text:p>
      <text:p text:style-name="P66"><text:span text:style-name="T66_1">00:35:01<text:s text:c="19"/>4<text:s text:c="3"/>8<text:s text:c="34"/>66<text:s text:c="3"/>3<text:s text:c="6"/>50<text:s text:c="10"/>54<text:s text:c="2"/>19<text:s text:c="6"/>13<text:s text:c="6"/>26<text:s text:c="10"/>50<text:s text:c="45"/></text:span></text:p>
      <text:p text:style-name="P67"><text:span text:style-name="T67_1">00:38:01<text:s text:c="19"/>3<text:s text:c="3"/>9<text:s text:c="34"/>65<text:s text:c="3"/>3<text:s text:c="6"/>51<text:s text:c="10"/>55<text:s text:c="2"/>20<text:s text:c="6"/>14<text:s text:c="6"/>25<text:s text:c="3"/>0<text:s text:c="6"/>49<text:s text:c="45"/></text:span></text:p>
      <text:p text:style-name="P68"><text:span text:style-name="T68_1">00:41:01<text:s text:c="19"/>2<text:s text:c="2"/>10<text:s text:c="34"/>65<text:s text:c="3"/>3<text:s text:c="6"/>52<text:s text:c="10"/>56<text:s text:c="2"/>21<text:s text:c="6"/>14<text:s text:c="6"/>24<text:s text:c="3"/>1<text:s text:c="6"/>47<text:s text:c="45"/></text:span></text:p>
      <text:p text:style-name="P69"><text:span text:style-name="T69_1">00:44:01<text:s text:c="19"/>1<text:s text:c="2"/>11<text:s text:c="34"/>64<text:s text:c="3"/>3<text:s text:c="6"/>52<text:s text:c="10"/>57<text:s text:c="2"/>22<text:s text:c="6"/>15<text:s text:c="6"/>23<text:s text:c="3"/>2<text:s text:c="6"/>46<text:s text:c="45"/></text:span></text:p>
      <text:p text:style-name="P70"><text:span text:style-name="T70_1">00:47:01<text:s text:c="19"/>1<text:s text:c="2"/>11<text:s text:c="34"/>63<text:s text:c="3"/>3<text:s text:c="6"/>53<text:s text:c="10"/>58<text:s text:c="2"/>22<text:s text:c="6"/>16<text:s text:c="6"/>22<text:s text:c="3"/>3<text:s text:c="6"/>44<text:s text:c="45"/></text:span></text:p>
      <text:p text:style-name="P71"><text:span text:style-name="T71_1">00:50:01<text:s text:c="19"/>0<text:s text:c="2"/>12<text:s text:c="31"/>0<text:s text:c="2"/>62<text:s text:c="3"/>3<text:s text:c="6"/>53<text:s text:c="10"/>59<text:s text:c="2"/>23<text:s text:c="6"/>17<text:s text:c="6"/>21<text:s text:c="3"/>4<text:s text:c="6"/>43<text:s text:c="45"/></text:span></text:p>
      <text:p text:style-name="P72"><text:span text:style-name="T72_1">00:53:01<text:s text:c="19"/>0<text:s text:c="2"/>13<text:s text:c="31"/>1<text:s text:c="2"/>61<text:s text:c="3"/>2<text:s text:c="6"/>54<text:s text:c="10"/>60<text:s text:c="2"/>24<text:s text:c="6"/>18<text:s text:c="6"/>19<text:s text:c="3"/>5<text:s text:c="6"/>41<text:s text:c="45"/></text:span></text:p>
      <text:p text:style-name="P73"><text:span text:style-name="T73_1">00:56:01<text:s text:c="22"/>14<text:s text:c="31"/>2<text:s text:c="2"/>60<text:s text:c="3"/>2<text:s text:c="6"/>54<text:s text:c="10"/>62<text:s text:c="2"/>25<text:s text:c="6"/>19<text:s text:c="6"/>18<text:s text:c="3"/>6<text:s text:c="6"/>40<text:s text:c="45"/></text:span></text:p>
      <text:p text:style-name="P74"><text:span text:style-name="T74_1">00:59:01<text:s text:c="22"/>15<text:s text:c="31"/>4<text:s text:c="2"/>59<text:s text:c="3"/>2<text:s text:c="6"/>55<text:s text:c="10"/>63<text:s text:c="2"/>26<text:s text:c="6"/>20<text:s text:c="6"/>17<text:s text:c="3"/>7<text:s text:c="6"/>38<text:s text:c="45"/></text:span></text:p>
      <text:p text:style-name="P75"><text:span text:style-name="T75_1">01:01:06<text:s text:c="22"/>16<text:s text:c="31"/>4<text:s text:c="2"/>58<text:s text:c="3"/>1<text:s text:c="6"/>55<text:s text:c="10"/>63<text:s text:c="2"/>26<text:s text:c="6"/>20<text:s text:c="6"/>16<text:s text:c="3"/>7<text:s text:c="6"/>37<text:s text:c="45"/></text:span></text:p>
      <text:p text:style-name="P76"><text:span text:style-name="T76_1">01:04:06<text:s text:c="11"/>0<text:s text:c="10"/>17<text:s text:c="31"/>6<text:s text:c="2"/>57<text:s text:c="3"/>1<text:s text:c="6"/>55<text:s text:c="10"/>65<text:s text:c="2"/>27<text:s text:c="6"/>21<text:s text:c="6"/>15<text:s text:c="3"/>8<text:s text:c="6"/>36<text:s text:c="45"/></text:span></text:p>
      <text:p text:style-name="P77"><text:span text:style-name="T77_1">01:07:06<text:s text:c="11"/>1<text:s text:c="10"/>17<text:s text:c="31"/>7<text:s text:c="2"/>56<text:s text:c="3"/>1<text:s text:c="6"/>56<text:s text:c="10"/>66<text:s text:c="2"/>28<text:s text:c="6"/>22<text:s text:c="6"/>14<text:s text:c="3"/>9<text:s text:c="6"/>35<text:s text:c="45"/></text:span></text:p>
      <text:p text:style-name="P78"><text:span text:style-name="T78_1">01:07:31<text:s text:c="11"/>1<text:s text:c="10"/>17<text:s text:c="31"/>7<text:s text:c="2"/>56<text:s text:c="3"/>1<text:s text:c="6"/>56<text:s text:c="10"/>66<text:s text:c="2"/>28<text:s text:c="6"/>22<text:s text:c="6"/>14<text:s text:c="3"/>9<text:s text:c="6"/>34<text:s text:c="45"/></text:span></text:p>
      <text:p text:style-name="P79"><text:span text:style-name="T79_1">01:10:31<text:s text:c="11"/>2<text:s text:c="10"/>18<text:s text:c="31"/>8<text:s text:c="2"/>55<text:s text:c="3"/>0<text:s text:c="6"/>56<text:s text:c="10"/>67<text:s text:c="2"/>28<text:s text:c="6"/>23<text:s text:c="6"/>13<text:s text:c="2"/>10<text:s text:c="6"/>33<text:s text:c="45"/></text:span></text:p>
      <text:p text:style-name="P80"><text:span text:style-name="T80_1">01:13:31<text:s text:c="11"/>3<text:s text:c="10"/>19<text:s text:c="31"/>9<text:s text:c="2"/>53<text:s text:c="3"/>0<text:s text:c="6"/>57<text:s text:c="10"/>68<text:s text:c="2"/>29<text:s text:c="6"/>24<text:s text:c="6"/>11<text:s text:c="2"/>11<text:s text:c="6"/>32<text:s text:c="45"/></text:span></text:p>
      <text:p text:style-name="P81"><text:span text:style-name="T81_1">01:16:31<text:s text:c="11"/>4<text:s text:c="10"/>20<text:s text:c="30"/>11<text:s text:c="2"/>52<text:s text:c="3"/>0<text:s text:c="6"/>57<text:s text:c="10"/>69<text:s text:c="2"/>30<text:s text:c="6"/>25<text:s text:c="6"/>10<text:s text:c="2"/>12<text:s text:c="6"/>30<text:s text:c="45"/></text:span></text:p>
      <text:p text:style-name="P82"><text:span text:style-name="T82_1">01:19:31<text:s text:c="11"/>5<text:s text:c="10"/>21<text:s text:c="30"/>12<text:s text:c="2"/>51<text:s text:c="10"/>57<text:s text:c="10"/>71<text:s text:c="2"/>31<text:s text:c="6"/>25<text:s text:c="7"/>9<text:s text:c="2"/>13<text:s text:c="6"/>29<text:s text:c="45"/></text:span></text:p>
      <text:p text:style-name="P83"><text:span text:style-name="T83_1">01:22:31<text:s text:c="11"/>5<text:s text:c="10"/>21<text:s text:c="30"/>13<text:s text:c="2"/>50<text:s text:c="10"/>58<text:s text:c="10"/>72<text:s text:c="2"/>31<text:s text:c="6"/>26<text:s text:c="7"/>8<text:s text:c="2"/>14<text:s text:c="6"/>27<text:s text:c="45"/></text:span></text:p>
      <text:p text:style-name="P84"><text:span text:style-name="T84_1">01:25:31<text:s text:c="11"/>6<text:s text:c="10"/>22<text:s text:c="30"/>14<text:s text:c="2"/>48<text:s text:c="10"/>58<text:s text:c="10"/>73<text:s text:c="2"/>32<text:s text:c="6"/>27<text:s text:c="7"/>7<text:s text:c="2"/>15<text:s text:c="6"/>26<text:s text:c="45"/></text:span></text:p>
      <text:p text:style-name="P85"><text:span text:style-name="T85_1">01:28:31<text:s text:c="11"/>7<text:s text:c="10"/>23<text:s text:c="30"/>15<text:s text:c="2"/>47<text:s text:c="10"/>58<text:s text:c="10"/>74<text:s text:c="2"/>33<text:s text:c="6"/>28<text:s text:c="7"/>5<text:s text:c="2"/>16<text:s text:c="6"/>25<text:s text:c="45"/></text:span></text:p>
      <text:p text:style-name="P86"><text:span text:style-name="T86_1">01:31:31<text:s text:c="11"/>8<text:s text:c="10"/>23<text:s text:c="30"/>17<text:s text:c="2"/>46<text:s text:c="10"/>59<text:s text:c="10"/>75<text:s text:c="2"/>34<text:s text:c="6"/>28<text:s text:c="7"/>4<text:s text:c="2"/>16<text:s text:c="6"/>23<text:s text:c="45"/></text:span></text:p>
      <text:p text:style-name="P87"><text:span text:style-name="T87_1">01:34:31<text:s text:c="11"/>8<text:s text:c="10"/>24<text:s text:c="30"/>18<text:s text:c="2"/>45<text:s text:c="10"/>59<text:s text:c="10"/>76<text:s text:c="2"/>34<text:s text:c="6"/>29<text:s text:c="7"/>3<text:s text:c="2"/>17<text:s text:c="6"/>22<text:s text:c="45"/></text:span></text:p>
      <text:p text:style-name="P88"><text:span text:style-name="T88_1">01:37:31<text:s text:c="11"/>9<text:s text:c="10"/>24<text:s text:c="30"/>19<text:s text:c="2"/>43<text:s text:c="10"/>59<text:s text:c="10"/>77<text:s text:c="2"/>35<text:s text:c="6"/>30<text:s text:c="7"/>2<text:s text:c="2"/>18<text:s text:c="6"/>21<text:s text:c="45"/></text:span></text:p>
      <text:p text:style-name="P89"><text:span text:style-name="T89_1">01:40:06<text:s text:c="10"/>10<text:s text:c="10"/>25<text:s text:c="30"/>20<text:s text:c="2"/>42<text:s text:c="10"/>59<text:s text:c="10"/>78<text:s text:c="2"/>36<text:s text:c="6"/>31<text:s text:c="7"/>1<text:s text:c="2"/>19<text:s text:c="6"/>20<text:s text:c="45"/></text:span></text:p>
      <text:p text:style-name="P90"><text:span text:style-name="T90_1">Time</text:span><text:span text:style-name="T9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91"><text:span text:style-name="T91_1">-------------------------------------------------------------------------------------------------------------------------------------------------------------------------</text:span></text:p>
      <text:p text:style-name="P92"><text:span text:style-name="T92_1">01:43:06<text:s text:c="10"/>10<text:s text:c="10"/>25<text:s text:c="30"/>22<text:s text:c="2"/>41<text:s text:c="10"/>59<text:s text:c="10"/>79<text:s text:c="2"/>36<text:s text:c="6"/>31<text:s text:c="7"/>0<text:s text:c="2"/>19<text:s text:c="6"/>18<text:s text:c="45"/></text:span></text:p>
      <text:p text:style-name="P93"><text:span text:style-name="T93_1">01:46:06<text:s text:c="10"/>11<text:s text:c="10"/>26<text:s text:c="30"/>23<text:s text:c="2"/>40<text:s text:c="10"/>59<text:s text:c="10"/>80<text:s text:c="2"/>37<text:s text:c="6"/>32<text:s text:c="7"/>0<text:s text:c="2"/>20<text:s text:c="6"/>17<text:s text:c="45"/></text:span></text:p>
      <text:p text:style-name="P94"><text:span text:style-name="T94_1">01:49:06<text:s text:c="10"/>12<text:s text:c="10"/>26<text:s text:c="30"/>24<text:s text:c="2"/>39<text:s text:c="10"/>60<text:s text:c="10"/>81<text:s text:c="2"/>38<text:s text:c="6"/>32<text:s text:c="10"/>21<text:s text:c="6"/>16<text:s text:c="45"/></text:span></text:p>
      <text:p text:style-name="P95"><text:span text:style-name="T95_1">01:52:06<text:s text:c="10"/>12<text:s text:c="10"/>26<text:s text:c="30"/>25<text:s text:c="2"/>37<text:s text:c="10"/>60<text:s text:c="10"/>81<text:s text:c="2"/>39<text:s text:c="6"/>33<text:s text:c="10"/>21<text:s text:c="6"/>15<text:s text:c="45"/></text:span></text:p>
      <text:p text:style-name="P96"><text:span text:style-name="T96_1">01:55:06<text:s text:c="10"/>13<text:s text:c="10"/>27<text:s text:c="30"/>26<text:s text:c="2"/>36<text:s text:c="10"/>60<text:s text:c="10"/>82<text:s text:c="2"/>39<text:s text:c="6"/>34<text:s text:c="10"/>22<text:s text:c="6"/>13<text:s text:c="45"/></text:span></text:p>
      <text:p text:style-name="P97"><text:span text:style-name="T97_1">01:58:06<text:s text:c="10"/>13<text:s text:c="10"/>27<text:s text:c="30"/>28<text:s text:c="2"/>35<text:s text:c="10"/>60<text:s text:c="3"/>0<text:s text:c="6"/>82<text:s text:c="2"/>40<text:s text:c="6"/>34<text:s text:c="10"/>22<text:s text:c="6"/>12<text:s text:c="45"/></text:span></text:p>
      <text:p text:style-name="P98"><text:span text:style-name="T98_1">01:58:31<text:s text:c="10"/>13<text:s text:c="10"/>27<text:s text:c="30"/>28<text:s text:c="2"/>35<text:s text:c="10"/>60<text:s text:c="3"/>0<text:s text:c="6"/>82<text:s text:c="2"/>40<text:s text:c="6"/>34<text:s text:c="10"/>23<text:s text:c="6"/>12<text:s text:c="45"/></text:span></text:p>
      <text:p text:style-name="P99"><text:span text:style-name="T99_1">02:00:36<text:s text:c="10"/>14<text:s text:c="10"/>27<text:s text:c="30"/>29<text:s text:c="2"/>34<text:s text:c="10"/>60<text:s text:c="3"/>1<text:s text:c="6"/>81<text:s text:c="2"/>41<text:s text:c="6"/>35<text:s text:c="10"/>23<text:s text:c="6"/>11<text:s text:c="45"/></text:span></text:p>
      <text:p text:style-name="P100"><text:span text:style-name="T100_1">02:02:06<text:s text:c="10"/>14<text:s text:c="10"/>27<text:s text:c="30"/>29<text:s text:c="2"/>33<text:s text:c="10"/>60<text:s text:c="3"/>1<text:s text:c="6"/>81<text:s text:c="2"/>41<text:s text:c="6"/>35<text:s text:c="10"/>23<text:s text:c="6"/>11<text:s text:c="45"/></text:span></text:p>
      <text:p text:style-name="P101"><text:span text:style-name="T101_1">02:02:36<text:s text:c="10"/>14<text:s text:c="10"/>27<text:s text:c="30"/>30<text:s text:c="2"/>33<text:s text:c="10"/>60<text:s text:c="3"/>2<text:s text:c="6"/>81<text:s text:c="2"/>41<text:s text:c="6"/>35<text:s text:c="10"/>23<text:s text:c="6"/>10<text:s text:c="45"/></text:span></text:p>
      <text:p text:style-name="P102"><text:span text:style-name="T102_1">02:06:01<text:s text:c="10"/>15<text:s text:c="10"/>28<text:s text:c="30"/>31<text:s text:c="2"/>32<text:s text:c="10"/>60<text:s text:c="3"/>3<text:s text:c="6"/>81<text:s text:c="2"/>42<text:s text:c="6"/>35<text:s text:c="10"/>24<text:s text:c="7"/>9<text:s text:c="45"/></text:span></text:p>
      <text:p text:style-name="P103"><text:span text:style-name="T103_1">02:07:51<text:s text:c="10"/>15<text:s text:c="10"/>28<text:s text:c="30"/>32<text:s text:c="2"/>31<text:s text:c="10"/>60<text:s text:c="3"/>3<text:s text:c="6"/>80<text:s text:c="2"/>42<text:s text:c="6"/>36<text:s text:c="10"/>24<text:s text:c="7"/>8<text:s text:c="45"/></text:span></text:p>
      <text:p text:style-name="P104"><text:span text:style-name="T104_1">02:10:51<text:s text:c="10"/>15<text:s text:c="10"/>28<text:s text:c="30"/>33<text:s text:c="2"/>30<text:s text:c="10"/>60<text:s text:c="3"/>4<text:s text:c="6"/>79<text:s text:c="2"/>43<text:s text:c="6"/>36<text:s text:c="10"/>24<text:s text:c="7"/>7<text:s text:c="45"/></text:span></text:p>
      <text:p text:style-name="P105"><text:span text:style-name="T105_1">02:14:01<text:s text:c="10"/>16<text:s text:c="10"/>28<text:s text:c="30"/>34<text:s text:c="2"/>28<text:s text:c="10"/>60<text:s text:c="3"/>5<text:s text:c="6"/>78<text:s text:c="2"/>44<text:s text:c="6"/>36<text:s text:c="10"/>25<text:s text:c="7"/>6<text:s text:c="45"/></text:span></text:p>
      <text:p text:style-name="P106"><text:span text:style-name="T106_1">02:17:01<text:s text:c="10"/>16<text:s text:c="10"/>28<text:s text:c="30"/>36<text:s text:c="2"/>27<text:s text:c="10"/>60<text:s text:c="3"/>6<text:s text:c="6"/>77<text:s text:c="2"/>44<text:s text:c="6"/>36<text:s text:c="10"/>25<text:s text:c="7"/>5<text:s text:c="45"/></text:span></text:p>
      <text:p text:style-name="P107"><text:span text:style-name="T107_1">02:20:01<text:s text:c="10"/>16<text:s text:c="10"/>28<text:s text:c="30"/>37<text:s text:c="2"/>26<text:s text:c="10"/>60<text:s text:c="3"/>6<text:s text:c="6"/>76<text:s text:c="2"/>45<text:s text:c="6"/>37<text:s text:c="10"/>25<text:s text:c="7"/>4<text:s text:c="45"/></text:span></text:p>
      <text:p text:style-name="P108"><text:span text:style-name="T108_1">02:23:01<text:s text:c="10"/>16<text:s text:c="10"/>28<text:s text:c="30"/>38<text:s text:c="2"/>25<text:s text:c="10"/>60<text:s text:c="3"/>7<text:s text:c="6"/>75<text:s text:c="2"/>46<text:s text:c="6"/>37<text:s text:c="10"/>26<text:s text:c="7"/>3<text:s text:c="45"/></text:span></text:p>
      <text:p text:style-name="P109"><text:span text:style-name="T109_1">02:26:01<text:s text:c="10"/>17<text:s text:c="10"/>28<text:s text:c="30"/>39<text:s text:c="2"/>24<text:s text:c="10"/>59<text:s text:c="3"/>8<text:s text:c="6"/>73<text:s text:c="2"/>47<text:s text:c="6"/>37<text:s text:c="10"/>26<text:s text:c="7"/>2<text:s text:c="45"/></text:span></text:p>
      <text:p text:style-name="P110"><text:span text:style-name="T110_1">02:29:01<text:s text:c="10"/>17<text:s text:c="10"/>28<text:s text:c="30"/>40<text:s text:c="2"/>22<text:s text:c="10"/>59<text:s text:c="3"/>9<text:s text:c="6"/>72<text:s text:c="2"/>47<text:s text:c="6"/>37<text:s text:c="10"/>26<text:s text:c="7"/>1<text:s text:c="45"/></text:span></text:p>
      <text:p text:style-name="P111"><text:span text:style-name="T111_1">02:32:01<text:s text:c="10"/>17<text:s text:c="10"/>28<text:s text:c="30"/>42<text:s text:c="2"/>21<text:s text:c="10"/>59<text:s text:c="3"/>9<text:s text:c="6"/>71<text:s text:c="2"/>48<text:s text:c="6"/>37<text:s text:c="10"/>26<text:s text:c="7"/>0<text:s text:c="45"/></text:span></text:p>
      <text:p text:style-name="P112"><text:span text:style-name="T112_1">02:35:01<text:s text:c="10"/>17<text:s text:c="10"/>27<text:s text:c="30"/>43<text:s text:c="2"/>20<text:s text:c="10"/>59<text:s text:c="2"/>10<text:s text:c="6"/>69<text:s text:c="2"/>49<text:s text:c="6"/>37<text:s text:c="10"/>26<text:s text:c="7"/>0<text:s text:c="45"/></text:span></text:p>
      <text:p text:style-name="P113"><text:span text:style-name="T113_1">02:38:01<text:s text:c="10"/>17<text:s text:c="10"/>27<text:s text:c="30"/>44<text:s text:c="2"/>19<text:s text:c="10"/>59<text:s text:c="2"/>11<text:s text:c="6"/>68<text:s text:c="2"/>49<text:s text:c="6"/>37<text:s text:c="10"/>26<text:s text:c="53"/></text:span></text:p>
      <text:p text:style-name="P114"><text:span text:style-name="T114_1">02:41:01<text:s text:c="10"/>17<text:s text:c="10"/>27<text:s text:c="30"/>45<text:s text:c="2"/>18<text:s text:c="10"/>58<text:s text:c="2"/>11<text:s text:c="6"/>67<text:s text:c="2"/>50<text:s text:c="6"/>37<text:s text:c="10"/>26<text:s text:c="53"/></text:span></text:p>
      <text:p text:style-name="P115"><text:span text:style-name="T115_1">02:44:01<text:s text:c="10"/>17<text:s text:c="10"/>27<text:s text:c="30"/>46<text:s text:c="2"/>17<text:s text:c="10"/>58<text:s text:c="2"/>12<text:s text:c="6"/>65<text:s text:c="2"/>51<text:s text:c="6"/>37<text:s text:c="10"/>26<text:s text:c="53"/></text:span></text:p>
      <text:p text:style-name="P116"><text:span text:style-name="T116_1">02:47:01<text:s text:c="10"/>17<text:s text:c="10"/>26<text:s text:c="30"/>47<text:s text:c="2"/>16<text:s text:c="10"/>58<text:s text:c="2"/>13<text:s text:c="6"/>64<text:s text:c="2"/>51<text:s text:c="6"/>36<text:s text:c="10"/>26<text:s text:c="53"/></text:span></text:p>
      <text:p text:style-name="P117"><text:span text:style-name="T117_1">02:48:06<text:s text:c="10"/>17<text:s text:c="10"/>26<text:s text:c="30"/>48<text:s text:c="2"/>15<text:s text:c="10"/>58<text:s text:c="2"/>13<text:s text:c="6"/>63<text:s text:c="2"/>52<text:s text:c="6"/>36<text:s text:c="10"/>26<text:s text:c="53"/></text:span></text:p>
      <text:p text:style-name="P118"><text:span text:style-name="T118_1">02:51:06<text:s text:c="10"/>17<text:s text:c="10"/>26<text:s text:c="30"/>49<text:s text:c="2"/>14<text:s text:c="10"/>58<text:s text:c="2"/>13<text:s text:c="6"/>62<text:s text:c="2"/>52<text:s text:c="6"/>36<text:s text:c="10"/>26<text:s text:c="53"/></text:span></text:p>
      <text:p text:style-name="P119"><text:span text:style-name="T119_1">02:54:06<text:s text:c="10"/>17<text:s text:c="10"/>25<text:s text:c="30"/>50<text:s text:c="2"/>13<text:s text:c="10"/>57<text:s text:c="2"/>14<text:s text:c="6"/>60<text:s text:c="2"/>53<text:s text:c="6"/>36<text:s text:c="10"/>26<text:s text:c="39"/>0<text:s text:c="13"/></text:span></text:p>
      <text:p text:style-name="P120"><text:span text:style-name="T120_1">02:57:06<text:s text:c="10"/>17<text:s text:c="10"/>25<text:s text:c="30"/>51<text:s text:c="2"/>12<text:s text:c="10"/>57<text:s text:c="2"/>14<text:s text:c="6"/>59<text:s text:c="2"/>54<text:s text:c="6"/>35<text:s text:c="10"/>26<text:s text:c="15"/>0<text:s text:c="37"/></text:span></text:p>
      <text:p text:style-name="P121"><text:span text:style-name="T121_1">03:00:06<text:s text:c="10"/>16<text:s text:c="10"/>24<text:s text:c="30"/>52<text:s text:c="2"/>11<text:s text:c="10"/>57<text:s text:c="2"/>15<text:s text:c="6"/>57<text:s text:c="2"/>54<text:s text:c="6"/>35<text:s text:c="10"/>26<text:s text:c="15"/>1<text:s text:c="37"/></text:span></text:p>
      <text:p text:style-name="P122"><text:span text:style-name="T122_1">03:03:06<text:s text:c="10"/>16<text:s text:c="10"/>24<text:s text:c="30"/>53<text:s text:c="2"/>10<text:s text:c="10"/>56<text:s text:c="2"/>15<text:s text:c="6"/>56<text:s text:c="2"/>55<text:s text:c="6"/>34<text:s text:c="10"/>25<text:s text:c="15"/>2<text:s text:c="19"/>0<text:s text:c="17"/></text:span></text:p>
      <text:p text:style-name="P123"><text:span text:style-name="T123_1">03:06:06<text:s text:c="10"/>16<text:s text:c="10"/>23<text:s text:c="30"/>54<text:s text:c="3"/>9<text:s text:c="10"/>56<text:s text:c="2"/>15<text:s text:c="6"/>54<text:s text:c="2"/>56<text:s text:c="6"/>34<text:s text:c="10"/>25<text:s text:c="15"/>3<text:s text:c="37"/></text:span></text:p>
      <text:p text:style-name="P124"><text:span text:style-name="T124_1">03:09:06<text:s text:c="10"/>16<text:s text:c="10"/>23<text:s text:c="30"/>55<text:s text:c="3"/>8<text:s text:c="10"/>55<text:s text:c="2"/>16<text:s text:c="6"/>53<text:s text:c="2"/>56<text:s text:c="6"/>33<text:s text:c="10"/>25<text:s text:c="15"/>4<text:s text:c="37"/></text:span></text:p>
      <text:p text:style-name="P125"><text:span text:style-name="T125_1">03:12:06<text:s text:c="10"/>15<text:s text:c="10"/>22<text:s text:c="30"/>56<text:s text:c="3"/>7<text:s text:c="10"/>55<text:s text:c="2"/>16<text:s text:c="6"/>51<text:s text:c="2"/>57<text:s text:c="6"/>32<text:s text:c="10"/>24<text:s text:c="15"/>5<text:s text:c="37"/></text:span></text:p>
      <text:p text:style-name="P126"><text:span text:style-name="T126_1">03:15:06<text:s text:c="10"/>15<text:s text:c="10"/>22<text:s text:c="30"/>57<text:s text:c="3"/>6<text:s text:c="10"/>54<text:s text:c="2"/>16<text:s text:c="6"/>50<text:s text:c="2"/>58<text:s text:c="6"/>32<text:s text:c="10"/>24<text:s text:c="15"/>7<text:s text:c="37"/></text:span></text:p>
      <text:p text:style-name="P127"><text:span text:style-name="T127_1">03:18:06<text:s text:c="10"/>15<text:s text:c="10"/>21<text:s text:c="30"/>58<text:s text:c="3"/>5<text:s text:c="10"/>54<text:s text:c="2"/>17<text:s text:c="6"/>48<text:s text:c="2"/>58<text:s text:c="6"/>31<text:s text:c="10"/>23<text:s text:c="15"/>8<text:s text:c="37"/></text:span></text:p>
      <text:p text:style-name="P128"><text:span text:style-name="T128_1">03:21:06<text:s text:c="10"/>14<text:s text:c="10"/>21<text:s text:c="30"/>59<text:s text:c="3"/>4<text:s text:c="10"/>53<text:s text:c="2"/>17<text:s text:c="6"/>47<text:s text:c="2"/>59<text:s text:c="6"/>30<text:s text:c="10"/>23<text:s text:c="15"/>9<text:s text:c="37"/></text:span></text:p>
      <text:p text:style-name="P129"><text:span text:style-name="T129_1">03:24:06<text:s text:c="10"/>14<text:s text:c="10"/>20<text:s text:c="30"/>60<text:s text:c="3"/>3<text:s text:c="10"/>53<text:s text:c="2"/>17<text:s text:c="6"/>45<text:s text:c="2"/>59<text:s text:c="6"/>30<text:s text:c="10"/>22<text:s text:c="14"/>10<text:s text:c="37"/></text:span></text:p>
      <text:p text:style-name="P130"><text:span text:style-name="T130_1">03:25:36<text:s text:c="10"/>14<text:s text:c="10"/>20<text:s text:c="30"/>60<text:s text:c="3"/>3<text:s text:c="10"/>53<text:s text:c="2"/>17<text:s text:c="6"/>45<text:s text:c="2"/>60<text:s text:c="6"/>29<text:s text:c="10"/>22<text:s text:c="14"/>11<text:s text:c="37"/></text:span></text:p>
      <text:p text:style-name="P131"><text:span text:style-name="T131_1">03:28:36<text:s text:c="10"/>13<text:s text:c="10"/>19<text:s text:c="30"/>61<text:s text:c="3"/>2<text:s text:c="10"/>52<text:s text:c="2"/>17<text:s text:c="6"/>43<text:s text:c="2"/>60<text:s text:c="6"/>28<text:s text:c="3"/>0<text:s text:c="6"/>22<text:s text:c="14"/>12<text:s text:c="37"/></text:span></text:p>
      <text:p text:style-name="P132"><text:span text:style-name="T132_1">Time</text:span><text:span text:style-name="T13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33"><text:span text:style-name="T133_1">-------------------------------------------------------------------------------------------------------------------------------------------------------------------------</text:span></text:p>
      <text:p text:style-name="P134"><text:span text:style-name="T134_1">03:29:21<text:s text:c="10"/>13<text:s text:c="10"/>19<text:s text:c="30"/>61<text:s text:c="3"/>1<text:s text:c="10"/>52<text:s text:c="2"/>17<text:s text:c="6"/>43<text:s text:c="2"/>61<text:s text:c="6"/>28<text:s text:c="3"/>0<text:s text:c="6"/>21<text:s text:c="14"/>12<text:s text:c="37"/></text:span></text:p>
      <text:p text:style-name="P135"><text:span text:style-name="T135_1">03:32:21<text:s text:c="10"/>13<text:s text:c="10"/>18<text:s text:c="30"/>62<text:s text:c="3"/>1<text:s text:c="10"/>51<text:s text:c="2"/>17<text:s text:c="6"/>41<text:s text:c="2"/>61<text:s text:c="6"/>27<text:s text:c="3"/>1<text:s text:c="6"/>21<text:s text:c="14"/>14<text:s text:c="37"/></text:span></text:p>
      <text:p text:style-name="P136"><text:span text:style-name="T136_1">03:35:21<text:s text:c="10"/>12<text:s text:c="10"/>17<text:s text:c="23"/>1<text:s text:c="6"/>62<text:s text:c="3"/>1<text:s text:c="10"/>51<text:s text:c="2"/>17<text:s text:c="6"/>40<text:s text:c="2"/>62<text:s text:c="6"/>26<text:s text:c="3"/>2<text:s text:c="6"/>20<text:s text:c="14"/>15<text:s text:c="37"/></text:span></text:p>
      <text:p text:style-name="P137"><text:span text:style-name="T137_1">03:38:21<text:s text:c="10"/>12<text:s text:c="10"/>17<text:s text:c="23"/>1<text:s text:c="6"/>63<text:s text:c="14"/>50<text:s text:c="2"/>17<text:s text:c="6"/>39<text:s text:c="2"/>62<text:s text:c="6"/>26<text:s text:c="3"/>2<text:s text:c="6"/>20<text:s text:c="14"/>16<text:s text:c="37"/></text:span></text:p>
      <text:p text:style-name="P138"><text:span text:style-name="T138_1">03:41:21<text:s text:c="10"/>11<text:s text:c="10"/>16<text:s text:c="19"/>2<text:s text:c="3"/>1<text:s text:c="6"/>64<text:s text:c="14"/>50<text:s text:c="2"/>17<text:s text:c="6"/>37<text:s text:c="2"/>63<text:s text:c="6"/>25<text:s text:c="3"/>3<text:s text:c="6"/>19<text:s text:c="14"/>18<text:s text:c="37"/></text:span></text:p>
      <text:p text:style-name="P139"><text:span text:style-name="T139_1">03:44:21<text:s text:c="10"/>11<text:s text:c="10"/>15<text:s text:c="19"/>3<text:s text:c="10"/>64<text:s text:c="14"/>49<text:s text:c="2"/>17<text:s text:c="6"/>36<text:s text:c="2"/>63<text:s text:c="6"/>24<text:s text:c="3"/>4<text:s text:c="6"/>18<text:s text:c="14"/>19<text:s text:c="37"/></text:span></text:p>
      <text:p text:style-name="P140"><text:span text:style-name="T140_1">03:47:21<text:s text:c="10"/>10<text:s text:c="10"/>15<text:s text:c="19"/>4<text:s text:c="10"/>65<text:s text:c="14"/>48<text:s text:c="2"/>17<text:s text:c="6"/>34<text:s text:c="2"/>64<text:s text:c="6"/>23<text:s text:c="3"/>4<text:s text:c="6"/>18<text:s text:c="14"/>20<text:s text:c="37"/></text:span></text:p>
      <text:p text:style-name="P141"><text:span text:style-name="T141_1">03:50:21<text:s text:c="10"/>10<text:s text:c="10"/>14<text:s text:c="19"/>5<text:s text:c="10"/>65<text:s text:c="14"/>48<text:s text:c="2"/>17<text:s text:c="6"/>33<text:s text:c="2"/>64<text:s text:c="6"/>22<text:s text:c="3"/>5<text:s text:c="6"/>17<text:s text:c="14"/>22<text:s text:c="37"/></text:span></text:p>
      <text:p text:style-name="P142"><text:span text:style-name="T142_1">03:53:21<text:s text:c="11"/>9<text:s text:c="10"/>13<text:s text:c="19"/>6<text:s text:c="10"/>65<text:s text:c="14"/>47<text:s text:c="2"/>17<text:s text:c="6"/>31<text:s text:c="2"/>65<text:s text:c="6"/>21<text:s text:c="3"/>6<text:s text:c="6"/>17<text:s text:c="14"/>23<text:s text:c="37"/></text:span></text:p>
      <text:p text:style-name="P143"><text:span text:style-name="T143_1">03:54:06<text:s text:c="11"/>9<text:s text:c="10"/>13<text:s text:c="19"/>6<text:s text:c="10"/>65<text:s text:c="14"/>47<text:s text:c="2"/>17<text:s text:c="6"/>31<text:s text:c="2"/>65<text:s text:c="6"/>21<text:s text:c="3"/>6<text:s text:c="6"/>16<text:s text:c="14"/>23<text:s text:c="37"/></text:span></text:p>
      <text:p text:style-name="P144"><text:span text:style-name="T144_1">03:57:06<text:s text:c="11"/>9<text:s text:c="10"/>12<text:s text:c="19"/>7<text:s text:c="10"/>66<text:s text:c="14"/>46<text:s text:c="2"/>16<text:s text:c="6"/>30<text:s text:c="2"/>65<text:s text:c="6"/>20<text:s text:c="3"/>7<text:s text:c="6"/>16<text:s text:c="14"/>25<text:s text:c="37"/></text:span></text:p>
      <text:p text:style-name="P145"><text:span text:style-name="T145_1">03:58:36<text:s text:c="11"/>8<text:s text:c="10"/>12<text:s text:c="19"/>7<text:s text:c="10"/>66<text:s text:c="14"/>46<text:s text:c="2"/>16<text:s text:c="6"/>29<text:s text:c="2"/>65<text:s text:c="6"/>19<text:s text:c="3"/>7<text:s text:c="6"/>15<text:s text:c="14"/>25<text:s text:c="37"/></text:span></text:p>
      <text:p text:style-name="P146"><text:span text:style-name="T146_1">03:59:46<text:s text:c="11"/>8<text:s text:c="10"/>12<text:s text:c="19"/>8<text:s text:c="10"/>66<text:s text:c="14"/>46<text:s text:c="2"/>16<text:s text:c="6"/>28<text:s text:c="2"/>65<text:s text:c="6"/>19<text:s text:c="3"/>7<text:s text:c="6"/>15<text:s text:c="14"/>26<text:s text:c="37"/></text:span></text:p>
      <text:p text:style-name="P147"><text:span text:style-name="T147_1">04:00:36<text:s text:c="11"/>8<text:s text:c="10"/>12<text:s text:c="19"/>8<text:s text:c="10"/>66<text:s text:c="14"/>45<text:s text:c="2"/>16<text:s text:c="6"/>28<text:s text:c="2"/>65<text:s text:c="6"/>18<text:s text:c="3"/>7<text:s text:c="6"/>15<text:s text:c="14"/>26<text:s text:c="37"/></text:span></text:p>
      <text:p text:style-name="P148"><text:span text:style-name="T148_1">04:02:36<text:s text:c="11"/>8<text:s text:c="10"/>11<text:s text:c="19"/>9<text:s text:c="10"/>66<text:s text:c="14"/>45<text:s text:c="2"/>16<text:s text:c="6"/>27<text:s text:c="2"/>66<text:s text:c="6"/>18<text:s text:c="3"/>8<text:s text:c="6"/>14<text:s text:c="14"/>27<text:s text:c="37"/></text:span></text:p>
      <text:p text:style-name="P149"><text:span text:style-name="T149_1">04:04:36<text:s text:c="11"/>7<text:s text:c="10"/>11<text:s text:c="19"/>9<text:s text:c="10"/>66<text:s text:c="14"/>44<text:s text:c="2"/>16<text:s text:c="6"/>26<text:s text:c="2"/>66<text:s text:c="6"/>17<text:s text:c="3"/>8<text:s text:c="6"/>14<text:s text:c="14"/>28<text:s text:c="37"/></text:span></text:p>
      <text:p text:style-name="P150"><text:span text:style-name="T150_1">04:06:36<text:s text:c="11"/>7<text:s text:c="10"/>10<text:s text:c="18"/>10<text:s text:c="10"/>66<text:s text:c="14"/>44<text:s text:c="2"/>16<text:s text:c="6"/>25<text:s text:c="2"/>66<text:s text:c="6"/>16<text:s text:c="3"/>9<text:s text:c="6"/>13<text:s text:c="14"/>29<text:s text:c="37"/></text:span></text:p>
      <text:p text:style-name="P151"><text:span text:style-name="T151_1">04:09:36<text:s text:c="11"/>7<text:s text:c="11"/>9<text:s text:c="18"/>11<text:s text:c="3"/>6<text:s text:c="6"/>66<text:s text:c="14"/>43<text:s text:c="2"/>15<text:s text:c="6"/>24<text:s text:c="2"/>66<text:s text:c="6"/>15<text:s text:c="2"/>10<text:s text:c="6"/>13<text:s text:c="14"/>31<text:s text:c="37"/></text:span></text:p>
      <text:p text:style-name="P152"><text:span text:style-name="T152_1">04:10:01<text:s text:c="23"/>9<text:s text:c="18"/>11<text:s text:c="3"/>7<text:s text:c="6"/>66<text:s text:c="14"/>43<text:s text:c="2"/>15<text:s text:c="6"/>24<text:s text:c="2"/>66<text:s text:c="6"/>15<text:s text:c="2"/>10<text:s text:c="6"/>13<text:s text:c="14"/>31<text:s text:c="37"/></text:span></text:p>
      <text:p text:style-name="P153"><text:span text:style-name="T153_1">04:13:01<text:s text:c="23"/>9<text:s text:c="18"/>12<text:s text:c="3"/>7<text:s text:c="6"/>66<text:s text:c="14"/>42<text:s text:c="2"/>15<text:s text:c="6"/>22<text:s text:c="2"/>66<text:s text:c="6"/>14<text:s text:c="2"/>10<text:s text:c="6"/>12<text:s text:c="14"/>32<text:s text:c="37"/></text:span></text:p>
      <text:p text:style-name="P154"><text:span text:style-name="T154_1">04:16:01<text:s text:c="23"/>8<text:s text:c="18"/>13<text:s text:c="3"/>7<text:s text:c="6"/>66<text:s text:c="14"/>41<text:s text:c="2"/>14<text:s text:c="6"/>21<text:s text:c="2"/>66<text:s text:c="6"/>13<text:s text:c="2"/>11<text:s text:c="6"/>11<text:s text:c="14"/>34<text:s text:c="37"/></text:span></text:p>
      <text:p text:style-name="P155"><text:span text:style-name="T155_1">04:19:36<text:s text:c="23"/>7<text:s text:c="18"/>14<text:s text:c="3"/>8<text:s text:c="6"/>66<text:s text:c="14"/>40<text:s text:c="2"/>14<text:s text:c="6"/>19<text:s text:c="2"/>66<text:s text:c="6"/>12<text:s text:c="2"/>12<text:s text:c="6"/>10<text:s text:c="14"/>35<text:s text:c="37"/></text:span></text:p>
      <text:p text:style-name="P156"><text:span text:style-name="T156_1">04:22:36<text:s text:c="23"/>6<text:s text:c="18"/>14<text:s text:c="3"/>8<text:s text:c="6"/>65<text:s text:c="14"/>40<text:s text:c="2"/>14<text:s text:c="6"/>18<text:s text:c="2"/>66<text:s text:c="6"/>11<text:s text:c="2"/>13<text:s text:c="6"/>10<text:s text:c="14"/>37<text:s text:c="37"/></text:span></text:p>
      <text:p text:style-name="P157"><text:span text:style-name="T157_1">04:25:36<text:s text:c="23"/>6<text:s text:c="18"/>15<text:s text:c="3"/>8<text:s text:c="6"/>65<text:s text:c="14"/>39<text:s text:c="2"/>13<text:s text:c="6"/>17<text:s text:c="2"/>66<text:s text:c="6"/>10<text:s text:c="2"/>14<text:s text:c="7"/>9<text:s text:c="14"/>38<text:s text:c="37"/></text:span></text:p>
      <text:p text:style-name="P158"><text:span text:style-name="T158_1">04:28:36<text:s text:c="23"/>5<text:s text:c="18"/>16<text:s text:c="3"/>9<text:s text:c="6"/>65<text:s text:c="14"/>38<text:s text:c="2"/>13<text:s text:c="6"/>15<text:s text:c="2"/>66<text:s text:c="7"/>8<text:s text:c="2"/>14<text:s text:c="7"/>8<text:s text:c="14"/>40<text:s text:c="37"/></text:span></text:p>
      <text:p text:style-name="P159"><text:span text:style-name="T159_1">04:31:36<text:s text:c="23"/>4<text:s text:c="18"/>17<text:s text:c="3"/>9<text:s text:c="6"/>64<text:s text:c="14"/>37<text:s text:c="2"/>12<text:s text:c="6"/>14<text:s text:c="2"/>66<text:s text:c="7"/>7<text:s text:c="2"/>15<text:s text:c="7"/>7<text:s text:c="14"/>41<text:s text:c="37"/></text:span></text:p>
      <text:p text:style-name="P160"><text:span text:style-name="T160_1">04:34:16<text:s text:c="3"/>4<text:s text:c="19"/>4<text:s text:c="18"/>17<text:s text:c="3"/>9<text:s text:c="6"/>64<text:s text:c="14"/>36<text:s text:c="2"/>12<text:s text:c="6"/>13<text:s text:c="2"/>66<text:s text:c="7"/>6<text:s text:c="2"/>16<text:s text:c="7"/>7<text:s text:c="14"/>43<text:s text:c="37"/></text:span></text:p>
      <text:p text:style-name="P161"><text:span text:style-name="T161_1">04:35:16<text:s text:c="3"/>4<text:s text:c="38"/>17<text:s text:c="3"/>9<text:s text:c="6"/>64<text:s text:c="14"/>36<text:s text:c="2"/>12<text:s text:c="6"/>12<text:s text:c="2"/>66<text:s text:c="7"/>6<text:s text:c="2"/>16<text:s text:c="7"/>7<text:s text:c="14"/>43<text:s text:c="37"/></text:span></text:p>
      <text:p text:style-name="P162"><text:span text:style-name="T162_1">04:35:41<text:s text:c="3"/>5<text:s text:c="38"/>18<text:s text:c="3"/>9<text:s text:c="6"/>64<text:s text:c="14"/>36<text:s text:c="2"/>11<text:s text:c="6"/>12<text:s text:c="2"/>66<text:s text:c="7"/>6<text:s text:c="2"/>16<text:s text:c="7"/>6<text:s text:c="14"/>44<text:s text:c="37"/></text:span></text:p>
      <text:p text:style-name="P163"><text:span text:style-name="T163_1">04:38:41<text:s text:c="3"/>6<text:s text:c="38"/>18<text:s text:c="2"/>10<text:s text:c="6"/>63<text:s text:c="14"/>35<text:s text:c="2"/>11<text:s text:c="6"/>11<text:s text:c="2"/>65<text:s text:c="7"/>6<text:s text:c="2"/>17<text:s text:c="7"/>6<text:s text:c="14"/>45<text:s text:c="3"/>5<text:s text:c="33"/></text:span></text:p>
      <text:p text:style-name="P164"><text:span text:style-name="T164_1">04:39:41<text:s text:c="3"/>6<text:s text:c="38"/>18<text:s text:c="2"/>10<text:s text:c="6"/>63<text:s text:c="14"/>35<text:s text:c="2"/>11<text:s text:c="6"/>10<text:s text:c="2"/>65<text:s text:c="10"/>17<text:s text:c="7"/>6<text:s text:c="14"/>46<text:s text:c="3"/>5<text:s text:c="33"/></text:span></text:p>
      <text:p text:style-name="P165"><text:span text:style-name="T165_1">04:40:46<text:s text:c="3"/>6<text:s text:c="38"/>19<text:s text:c="2"/>10<text:s text:c="6"/>63<text:s text:c="14"/>34<text:s text:c="2"/>11<text:s text:c="6"/>10<text:s text:c="2"/>65<text:s text:c="10"/>17<text:s text:c="7"/>5<text:s text:c="14"/>46<text:s text:c="3"/>6<text:s text:c="33"/></text:span></text:p>
      <text:p text:style-name="P166"><text:span text:style-name="T166_1">04:41:16<text:s text:c="3"/>6<text:s text:c="38"/>19<text:s text:c="2"/>10<text:s text:c="6"/>63<text:s text:c="14"/>34<text:s text:c="2"/>10<text:s text:c="6"/>10<text:s text:c="2"/>65<text:s text:c="10"/>17<text:s text:c="7"/>5<text:s text:c="14"/>46<text:s text:c="3"/>6<text:s text:c="33"/></text:span></text:p>
      <text:p text:style-name="P167"><text:span text:style-name="T167_1">04:41:46<text:s text:c="3"/>7<text:s text:c="38"/>19<text:s text:c="2"/>10<text:s text:c="6"/>63<text:s text:c="14"/>34<text:s text:c="2"/>10<text:s text:c="6"/>10<text:s text:c="2"/>65<text:s text:c="10"/>17<text:s text:c="7"/>5<text:s text:c="14"/>47<text:s text:c="3"/>6<text:s text:c="33"/></text:span></text:p>
      <text:p text:style-name="P168"><text:span text:style-name="T168_1">04:42:16<text:s text:c="3"/>7<text:s text:c="38"/>19<text:s text:c="2"/>10<text:s text:c="6"/>63<text:s text:c="14"/>34<text:s text:c="2"/>10<text:s text:c="7"/>9<text:s text:c="2"/>65<text:s text:c="10"/>17<text:s text:c="7"/>5<text:s text:c="14"/>47<text:s text:c="3"/>6<text:s text:c="33"/></text:span></text:p>
      <text:p text:style-name="P169"><text:span text:style-name="T169_1">04:42:46<text:s text:c="3"/>7<text:s text:c="38"/>19<text:s text:c="2"/>10<text:s text:c="6"/>63<text:s text:c="14"/>34<text:s text:c="2"/>10<text:s text:c="7"/>9<text:s text:c="2"/>65<text:s text:c="10"/>18<text:s text:c="7"/>5<text:s text:c="14"/>47<text:s text:c="3"/>6<text:s text:c="33"/></text:span></text:p>
      <text:p text:style-name="P170"><text:span text:style-name="T170_1">04:43:16<text:s text:c="3"/>7<text:s text:c="38"/>19<text:s text:c="2"/>10<text:s text:c="6"/>62<text:s text:c="14"/>34<text:s text:c="2"/>10<text:s text:c="7"/>9<text:s text:c="2"/>65<text:s text:c="10"/>18<text:s text:c="7"/>5<text:s text:c="14"/>47<text:s text:c="3"/>6<text:s text:c="33"/></text:span></text:p>
      <text:p text:style-name="P171"><text:span text:style-name="T171_1">04:43:46<text:s text:c="3"/>7<text:s text:c="38"/>19<text:s text:c="2"/>10<text:s text:c="6"/>62<text:s text:c="14"/>33<text:s text:c="2"/>10<text:s text:c="7"/>9<text:s text:c="2"/>65<text:s text:c="10"/>18<text:s text:c="7"/>5<text:s text:c="14"/>48<text:s text:c="3"/>7<text:s text:c="33"/></text:span></text:p>
      <text:p text:style-name="P172"><text:span text:style-name="T172_1">04:44:16<text:s text:c="3"/>7<text:s text:c="38"/>19<text:s text:c="2"/>10<text:s text:c="6"/>62<text:s text:c="14"/>33<text:s text:c="2"/>10<text:s text:c="7"/>9<text:s text:c="2"/>64<text:s text:c="10"/>18<text:s text:c="7"/>4<text:s text:c="14"/>48<text:s text:c="3"/>7<text:s text:c="33"/></text:span></text:p>
      <text:p text:style-name="P173"><text:span text:style-name="T173_1">04:44:46<text:s text:c="3"/>8<text:s text:c="38"/>19<text:s text:c="2"/>10<text:s text:c="6"/>62<text:s text:c="14"/>33<text:s text:c="2"/>10<text:s text:c="7"/>8<text:s text:c="2"/>64<text:s text:c="10"/>18<text:s text:c="7"/>4<text:s text:c="14"/>48<text:s text:c="3"/>7<text:s text:c="33"/></text:span></text:p>
      <text:p text:style-name="P174"><text:span text:style-name="T174_1">Time</text:span><text:span text:style-name="T17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75"><text:span text:style-name="T175_1">-------------------------------------------------------------------------------------------------------------------------------------------------------------------------</text:span></text:p>
      <text:p text:style-name="P176"><text:span text:style-name="T176_1">04:45:16<text:s text:c="3"/>8<text:s text:c="38"/>20<text:s text:c="2"/>10<text:s text:c="6"/>62<text:s text:c="14"/>33<text:s text:c="2"/>10<text:s text:c="7"/>8<text:s text:c="2"/>64<text:s text:c="10"/>18<text:s text:c="7"/>4<text:s text:c="14"/>48<text:s text:c="3"/>7<text:s text:c="33"/></text:span></text:p>
      <text:p text:style-name="P177"><text:span text:style-name="T177_1">04:45:36<text:s text:c="3"/>8<text:s text:c="38"/>20<text:s text:c="2"/>10<text:s text:c="6"/>62<text:s text:c="14"/>33<text:s text:c="2"/>10<text:s text:c="7"/>8<text:s text:c="2"/>64<text:s text:c="10"/>18<text:s text:c="7"/>4<text:s text:c="14"/>49<text:s text:c="3"/>7<text:s text:c="33"/></text:span></text:p>
      <text:p text:style-name="P178"><text:span text:style-name="T178_1">04:46:46<text:s text:c="3"/>8<text:s text:c="38"/>20<text:s text:c="2"/>10<text:s text:c="6"/>62<text:s text:c="14"/>33<text:s text:c="3"/>9<text:s text:c="7"/>7<text:s text:c="2"/>64<text:s text:c="10"/>18<text:s text:c="7"/>4<text:s text:c="14"/>49<text:s text:c="3"/>7<text:s text:c="33"/></text:span></text:p>
      <text:p text:style-name="P179"><text:span text:style-name="T179_1">04:47:46<text:s text:c="3"/>9<text:s text:c="38"/>20<text:s text:c="2"/>10<text:s text:c="6"/>62<text:s text:c="14"/>32<text:s text:c="3"/>9<text:s text:c="7"/>7<text:s text:c="2"/>64<text:s text:c="10"/>19<text:s text:c="7"/>4<text:s text:c="14"/>50<text:s text:c="3"/>8<text:s text:c="33"/></text:span></text:p>
      <text:p text:style-name="P180"><text:span text:style-name="T180_1">04:48:41<text:s text:c="3"/>9<text:s text:c="38"/>20<text:s text:c="2"/>10<text:s text:c="6"/>61<text:s text:c="14"/>32<text:s text:c="3"/>9<text:s text:c="7"/>7<text:s text:c="2"/>64<text:s text:c="10"/>19<text:s text:c="7"/>3<text:s text:c="14"/>50<text:s text:c="3"/>8<text:s text:c="33"/></text:span></text:p>
      <text:p text:style-name="P181"><text:span text:style-name="T181_1">04:49:41<text:s text:c="3"/>9<text:s text:c="38"/>20<text:s text:c="2"/>10<text:s text:c="6"/>61<text:s text:c="14"/>32<text:s text:c="3"/>9<text:s text:c="7"/>6<text:s text:c="2"/>64<text:s text:c="10"/>19<text:s text:c="7"/>3<text:s text:c="14"/>51<text:s text:c="3"/>8<text:s text:c="33"/></text:span></text:p>
      <text:p text:style-name="P182"><text:span text:style-name="T182_1">04:50:16<text:s text:c="3"/>9<text:s text:c="38"/>20<text:s text:c="2"/>10<text:s text:c="6"/>61<text:s text:c="14"/>31<text:s text:c="3"/>9<text:s text:c="7"/>6<text:s text:c="2"/>63<text:s text:c="10"/>19<text:s text:c="7"/>3<text:s text:c="14"/>51<text:s text:c="3"/>9<text:s text:c="33"/></text:span></text:p>
      <text:p text:style-name="P183"><text:span text:style-name="T183_1">04:50:41<text:s text:c="2"/>10<text:s text:c="38"/>21<text:s text:c="2"/>10<text:s text:c="6"/>61<text:s text:c="14"/>31<text:s text:c="3"/>9<text:s text:c="7"/>6<text:s text:c="2"/>63<text:s text:c="10"/>19<text:s text:c="7"/>3<text:s text:c="14"/>51<text:s text:c="3"/>9<text:s text:c="33"/></text:span></text:p>
      <text:p text:style-name="P184"><text:span text:style-name="T184_1">04:51:16<text:s text:c="2"/>10<text:s text:c="38"/>21<text:s text:c="2"/>10<text:s text:c="6"/>61<text:s text:c="14"/>31<text:s text:c="3"/>9<text:s text:c="7"/>6<text:s text:c="2"/>63<text:s text:c="10"/>19<text:s text:c="7"/>3<text:s text:c="14"/>52<text:s text:c="3"/>9<text:s text:c="33"/></text:span></text:p>
      <text:p text:style-name="P185"><text:span text:style-name="T185_1">04:51:41<text:s text:c="2"/>10<text:s text:c="38"/>21<text:s text:c="2"/>10<text:s text:c="6"/>61<text:s text:c="14"/>31<text:s text:c="3"/>9<text:s text:c="7"/>5<text:s text:c="2"/>63<text:s text:c="10"/>19<text:s text:c="7"/>3<text:s text:c="14"/>52<text:s text:c="3"/>9<text:s text:c="33"/></text:span></text:p>
      <text:p text:style-name="P186"><text:span text:style-name="T186_1">04:51:46<text:s text:c="2"/>10<text:s text:c="38"/>21<text:s text:c="2"/>10<text:s text:c="6"/>61<text:s text:c="14"/>31<text:s text:c="3"/>8<text:s text:c="7"/>5<text:s text:c="2"/>63<text:s text:c="10"/>19<text:s text:c="7"/>3<text:s text:c="14"/>52<text:s text:c="3"/>9<text:s text:c="33"/></text:span></text:p>
      <text:p text:style-name="P187"><text:span text:style-name="T187_1">04:52:11<text:s text:c="2"/>10<text:s text:c="38"/>21<text:s text:c="2"/>10<text:s text:c="6"/>61<text:s text:c="14"/>31<text:s text:c="3"/>8<text:s text:c="7"/>5<text:s text:c="2"/>63<text:s text:c="10"/>20<text:s text:c="7"/>3<text:s text:c="14"/>52<text:s text:c="3"/>9<text:s text:c="33"/></text:span></text:p>
      <text:p text:style-name="P188"><text:span text:style-name="T188_1">04:53:16<text:s text:c="2"/>10<text:s text:c="38"/>21<text:s text:c="2"/>10<text:s text:c="6"/>61<text:s text:c="14"/>31<text:s text:c="3"/>8<text:s text:c="7"/>5<text:s text:c="2"/>63<text:s text:c="10"/>20<text:s text:c="7"/>2<text:s text:c="14"/>53<text:s text:c="2"/>10<text:s text:c="33"/></text:span></text:p>
      <text:p text:style-name="P189"><text:span text:style-name="T189_1">04:53:46<text:s text:c="2"/>11<text:s text:c="38"/>21<text:s text:c="2"/>10<text:s text:c="6"/>60<text:s text:c="14"/>30<text:s text:c="3"/>8<text:s text:c="7"/>5<text:s text:c="2"/>63<text:s text:c="10"/>20<text:s text:c="7"/>2<text:s text:c="14"/>53<text:s text:c="2"/>10<text:s text:c="33"/></text:span></text:p>
      <text:p text:style-name="P190"><text:span text:style-name="T190_1">04:54:16<text:s text:c="2"/>11<text:s text:c="38"/>21<text:s text:c="2"/>10<text:s text:c="6"/>60<text:s text:c="14"/>30<text:s text:c="3"/>8<text:s text:c="7"/>4<text:s text:c="2"/>63<text:s text:c="10"/>20<text:s text:c="7"/>2<text:s text:c="14"/>53<text:s text:c="2"/>10<text:s text:c="33"/></text:span></text:p>
      <text:p text:style-name="P191"><text:span text:style-name="T191_1">04:55:16<text:s text:c="2"/>11<text:s text:c="38"/>21<text:s text:c="2"/>10<text:s text:c="6"/>60<text:s text:c="14"/>30<text:s text:c="3"/>8<text:s text:c="7"/>4<text:s text:c="2"/>62<text:s text:c="10"/>20<text:s text:c="7"/>2<text:s text:c="14"/>54<text:s text:c="2"/>10<text:s text:c="33"/></text:span></text:p>
      <text:p text:style-name="P192"><text:span text:style-name="T192_1">04:56:16<text:s text:c="2"/>11<text:s text:c="38"/>21<text:s text:c="2"/>10<text:s text:c="6"/>60<text:s text:c="14"/>30<text:s text:c="3"/>8<text:s text:c="7"/>4<text:s text:c="2"/>62<text:s text:c="10"/>20<text:s text:c="7"/>2<text:s text:c="14"/>54<text:s text:c="2"/>11<text:s text:c="33"/></text:span></text:p>
      <text:p text:style-name="P193"><text:span text:style-name="T193_1">04:56:46<text:s text:c="2"/>12<text:s text:c="38"/>22<text:s text:c="2"/>10<text:s text:c="6"/>60<text:s text:c="14"/>29<text:s text:c="3"/>8<text:s text:c="7"/>3<text:s text:c="2"/>62<text:s text:c="10"/>20<text:s text:c="7"/>2<text:s text:c="14"/>54<text:s text:c="2"/>11<text:s text:c="33"/></text:span></text:p>
      <text:p text:style-name="P194"><text:span text:style-name="T194_1">04:57:16<text:s text:c="2"/>12<text:s text:c="38"/>22<text:s text:c="2"/>10<text:s text:c="6"/>60<text:s text:c="14"/>29<text:s text:c="3"/>7<text:s text:c="7"/>3<text:s text:c="2"/>62<text:s text:c="10"/>21<text:s text:c="7"/>2<text:s text:c="14"/>55<text:s text:c="2"/>11<text:s text:c="33"/></text:span></text:p>
      <text:p text:style-name="P195"><text:span text:style-name="T195_1">04:57:46<text:s text:c="2"/>12<text:s text:c="38"/>22<text:s text:c="2"/>10<text:s text:c="6"/>60<text:s text:c="14"/>29<text:s text:c="3"/>7<text:s text:c="7"/>3<text:s text:c="2"/>62<text:s text:c="10"/>21<text:s text:c="7"/>1<text:s text:c="14"/>55<text:s text:c="2"/>11<text:s text:c="33"/></text:span></text:p>
      <text:p text:style-name="P196"><text:span text:style-name="T196_1">04:58:46<text:s text:c="2"/>12<text:s text:c="38"/>22<text:s text:c="2"/>10<text:s text:c="6"/>59<text:s text:c="14"/>29<text:s text:c="3"/>7<text:s text:c="7"/>3<text:s text:c="2"/>62<text:s text:c="10"/>21<text:s text:c="7"/>1<text:s text:c="14"/>55<text:s text:c="2"/>11<text:s text:c="33"/></text:span></text:p>
      <text:p text:style-name="P197"><text:span text:style-name="T197_1">05:00:16<text:s text:c="2"/>13<text:s text:c="38"/>22<text:s text:c="2"/>10<text:s text:c="6"/>59<text:s text:c="14"/>28<text:s text:c="3"/>7<text:s text:c="7"/>2<text:s text:c="2"/>61<text:s text:c="10"/>21<text:s text:c="7"/>1<text:s text:c="14"/>56<text:s text:c="2"/>12<text:s text:c="33"/></text:span></text:p>
      <text:p text:style-name="P198"><text:span text:style-name="T198_1">05:00:46<text:s text:c="2"/>13<text:s text:c="38"/>22<text:s text:c="2"/>10<text:s text:c="6"/>59<text:s text:c="14"/>28<text:s text:c="3"/>7<text:s text:c="7"/>2<text:s text:c="2"/>61<text:s text:c="10"/>21<text:s text:c="7"/>1<text:s text:c="14"/>57<text:s text:c="2"/>12<text:s text:c="33"/></text:span></text:p>
      <text:p text:style-name="P199"><text:span text:style-name="T199_1">05:01:41<text:s text:c="2"/>13<text:s text:c="38"/>22<text:s text:c="2"/>10<text:s text:c="6"/>59<text:s text:c="14"/>28<text:s text:c="3"/>7<text:s text:c="7"/>1<text:s text:c="2"/>61<text:s text:c="10"/>21<text:s text:c="7"/>1<text:s text:c="14"/>57<text:s text:c="2"/>12<text:s text:c="33"/></text:span></text:p>
      <text:p text:style-name="P200"><text:span text:style-name="T200_1">05:02:11<text:s text:c="2"/>13<text:s text:c="38"/>22<text:s text:c="2"/>10<text:s text:c="6"/>59<text:s text:c="14"/>28<text:s text:c="3"/>6<text:s text:c="7"/>1<text:s text:c="2"/>61<text:s text:c="10"/>21<text:s text:c="7"/>1<text:s text:c="14"/>57<text:s text:c="2"/>12<text:s text:c="33"/></text:span></text:p>
      <text:p text:style-name="P201"><text:span text:style-name="T201_1">05:02:46<text:s text:c="2"/>14<text:s text:c="38"/>22<text:s text:c="2"/>10<text:s text:c="6"/>59<text:s text:c="14"/>27<text:s text:c="3"/>6<text:s text:c="7"/>1<text:s text:c="2"/>61<text:s text:c="10"/>22<text:s text:c="7"/>0<text:s text:c="14"/>58<text:s text:c="2"/>13<text:s text:c="33"/></text:span></text:p>
      <text:p text:style-name="P202"><text:span text:style-name="T202_1">05:03:46<text:s text:c="2"/>14<text:s text:c="38"/>23<text:s text:c="2"/>10<text:s text:c="6"/>58<text:s text:c="14"/>27<text:s text:c="3"/>6<text:s text:c="7"/>1<text:s text:c="2"/>60<text:s text:c="10"/>22<text:s text:c="7"/>0<text:s text:c="14"/>58<text:s text:c="2"/>13<text:s text:c="33"/></text:span></text:p>
      <text:p text:style-name="P203"><text:span text:style-name="T203_1">05:05:16<text:s text:c="2"/>14<text:s text:c="38"/>23<text:s text:c="2"/>10<text:s text:c="6"/>58<text:s text:c="14"/>27<text:s text:c="3"/>6<text:s text:c="7"/>0<text:s text:c="2"/>60<text:s text:c="10"/>22<text:s text:c="7"/>0<text:s text:c="14"/>59<text:s text:c="2"/>13<text:s text:c="33"/></text:span></text:p>
      <text:p text:style-name="P204"><text:span text:style-name="T204_1">05:08:16<text:s text:c="2"/>15<text:s text:c="38"/>23<text:s text:c="2"/>10<text:s text:c="6"/>57<text:s text:c="14"/>26<text:s text:c="3"/>5<text:s text:c="7"/>0<text:s text:c="2"/>59<text:s text:c="10"/>23<text:s text:c="7"/>0<text:s text:c="14"/>60<text:s text:c="2"/>14<text:s text:c="33"/></text:span></text:p>
      <text:p text:style-name="P205"><text:span text:style-name="T205_1">05:11:16<text:s text:c="2"/>16<text:s text:c="38"/>23<text:s text:c="2"/>10<text:s text:c="6"/>57<text:s text:c="14"/>25<text:s text:c="3"/>5<text:s text:c="10"/>58<text:s text:c="10"/>23<text:s text:c="22"/>62<text:s text:c="2"/>15<text:s text:c="33"/></text:span></text:p>
      <text:p text:style-name="P206"><text:span text:style-name="T206_1">05:12:46<text:s text:c="2"/>17<text:s text:c="38"/>24<text:s text:c="2"/>10<text:s text:c="6"/>56<text:s text:c="14"/>24<text:s text:c="3"/>4<text:s text:c="10"/>58<text:s text:c="10"/>23<text:s text:c="22"/>63<text:s text:c="2"/>16<text:s text:c="33"/></text:span></text:p>
      <text:p text:style-name="P207"><text:span text:style-name="T207_1">05:14:11<text:s text:c="2"/>17<text:s text:c="38"/>24<text:s text:c="2"/>10<text:s text:c="6"/>56<text:s text:c="14"/>24<text:s text:c="3"/>4<text:s text:c="10"/>58<text:s text:c="10"/>23<text:s text:c="22"/>64<text:s text:c="2"/>16<text:s text:c="33"/></text:span></text:p>
      <text:p text:style-name="P208"><text:span text:style-name="T208_1">05:14:16<text:s text:c="2"/>17<text:s text:c="38"/>24<text:s text:c="2"/>10<text:s text:c="6"/>56<text:s text:c="14"/>24<text:s text:c="3"/>4<text:s text:c="10"/>58<text:s text:c="10"/>23<text:s text:c="22"/>64<text:s text:c="2"/>17<text:s text:c="33"/></text:span></text:p>
      <text:p text:style-name="P209"><text:span text:style-name="T209_1">05:16:41<text:s text:c="2"/>18<text:s text:c="38"/>24<text:s text:c="2"/>10<text:s text:c="6"/>56<text:s text:c="14"/>23<text:s text:c="3"/>3<text:s text:c="10"/>57<text:s text:c="10"/>24<text:s text:c="22"/>65<text:s text:c="2"/>17<text:s text:c="33"/></text:span></text:p>
      <text:p text:style-name="P210"><text:span text:style-name="T210_1">05:19:46<text:s text:c="2"/>19<text:s text:c="38"/>24<text:s text:c="3"/>9<text:s text:c="6"/>55<text:s text:c="14"/>22<text:s text:c="3"/>3<text:s text:c="10"/>56<text:s text:c="10"/>24<text:s text:c="22"/>67<text:s text:c="2"/>18<text:s text:c="33"/></text:span></text:p>
      <text:p text:style-name="P211"><text:span text:style-name="T211_1">05:21:46<text:s text:c="2"/>19<text:s text:c="38"/>24<text:s text:c="3"/>9<text:s text:c="6"/>54<text:s text:c="14"/>21<text:s text:c="3"/>2<text:s text:c="10"/>55<text:s text:c="10"/>24<text:s text:c="22"/>68<text:s text:c="2"/>19<text:s text:c="33"/></text:span></text:p>
      <text:p text:style-name="P212"><text:span text:style-name="T212_1">05:24:16<text:s text:c="2"/>20<text:s text:c="38"/>24<text:s text:c="3"/>9<text:s text:c="6"/>54<text:s text:c="14"/>20<text:s text:c="3"/>2<text:s text:c="10"/>54<text:s text:c="10"/>25<text:s text:c="22"/>69<text:s text:c="2"/>20<text:s text:c="33"/></text:span></text:p>
      <text:p text:style-name="P213"><text:span text:style-name="T213_1">05:27:16<text:s text:c="2"/>21<text:s text:c="38"/>24<text:s text:c="3"/>9<text:s text:c="6"/>53<text:s text:c="14"/>19<text:s text:c="3"/>1<text:s text:c="10"/>53<text:s text:c="10"/>25<text:s text:c="22"/>71<text:s text:c="2"/>21<text:s text:c="33"/></text:span></text:p>
      <text:p text:style-name="P214"><text:span text:style-name="T214_1">05:30:16<text:s text:c="2"/>21<text:s text:c="38"/>24<text:s text:c="3"/>8<text:s text:c="6"/>52<text:s text:c="14"/>18<text:s text:c="3"/>1<text:s text:c="10"/>52<text:s text:c="10"/>25<text:s text:c="22"/>72<text:s text:c="2"/>22<text:s text:c="33"/></text:span></text:p>
      <text:p text:style-name="P215"><text:span text:style-name="T215_1">05:33:16<text:s text:c="2"/>22<text:s text:c="38"/>24<text:s text:c="3"/>8<text:s text:c="6"/>52<text:s text:c="14"/>17<text:s text:c="3"/>0<text:s text:c="10"/>51<text:s text:c="10"/>26<text:s text:c="22"/>74<text:s text:c="2"/>23<text:s text:c="7"/>0<text:s text:c="25"/></text:span></text:p>
      <text:p text:style-name="P216"><text:span text:style-name="T216_1">Time</text:span><text:span text:style-name="T21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217"><text:span text:style-name="T217_1">-------------------------------------------------------------------------------------------------------------------------------------------------------------------------</text:span></text:p>
      <text:p text:style-name="P218"><text:span text:style-name="T218_1">05:34:16<text:s text:c="2"/>22<text:s text:c="38"/>24<text:s text:c="3"/>8<text:s text:c="6"/>51<text:s text:c="14"/>17<text:s text:c="3"/>0<text:s text:c="10"/>51<text:s text:c="10"/>26<text:s text:c="22"/>74<text:s text:c="2"/>24<text:s text:c="33"/></text:span></text:p>
      <text:p text:style-name="P219"><text:span text:style-name="T219_1">05:34:46<text:s text:c="2"/>23<text:s text:c="38"/>24<text:s text:c="3"/>8<text:s text:c="6"/>51<text:s text:c="14"/>17<text:s text:c="3"/>0<text:s text:c="10"/>51<text:s text:c="10"/>26<text:s text:c="22"/>75<text:s text:c="2"/>24<text:s text:c="33"/></text:span></text:p>
      <text:p text:style-name="P220"><text:span text:style-name="T220_1">05:35:46<text:s text:c="2"/>23<text:s text:c="38"/>24<text:s text:c="3"/>8<text:s text:c="6"/>51<text:s text:c="14"/>16<text:s text:c="3"/>0<text:s text:c="10"/>51<text:s text:c="10"/>26<text:s text:c="22"/>75<text:s text:c="2"/>24<text:s text:c="33"/></text:span></text:p>
      <text:p text:style-name="P221"><text:span text:style-name="T221_1">05:36:16<text:s text:c="2"/>23<text:s text:c="38"/>24<text:s text:c="3"/>8<text:s text:c="6"/>51<text:s text:c="14"/>16<text:s text:c="3"/>0<text:s text:c="10"/>50<text:s text:c="10"/>26<text:s text:c="22"/>75<text:s text:c="2"/>24<text:s text:c="33"/></text:span></text:p>
      <text:p text:style-name="P222"><text:span text:style-name="T222_1">05:38:11<text:s text:c="2"/>23<text:s text:c="38"/>24<text:s text:c="3"/>7<text:s text:c="6"/>51<text:s text:c="14"/>15<text:s text:c="14"/>50<text:s text:c="10"/>26<text:s text:c="22"/>76<text:s text:c="2"/>25<text:s text:c="33"/></text:span></text:p>
      <text:p text:style-name="P223"><text:span text:style-name="T223_1">05:41:16<text:s text:c="2"/>24<text:s text:c="38"/>24<text:s text:c="3"/>7<text:s text:c="6"/>50<text:s text:c="14"/>14<text:s text:c="14"/>49<text:s text:c="10"/>26<text:s text:c="22"/>78<text:s text:c="2"/>26<text:s text:c="33"/></text:span></text:p>
      <text:p text:style-name="P224"><text:span text:style-name="T224_1">05:41:41<text:s text:c="2"/>24<text:s text:c="38"/>24<text:s text:c="3"/>7<text:s text:c="6"/>50<text:s text:c="14"/>14<text:s text:c="14"/>48<text:s text:c="10"/>26<text:s text:c="22"/>78<text:s text:c="2"/>26<text:s text:c="33"/></text:span></text:p>
      <text:p text:style-name="P225"><text:span text:style-name="T225_1">05:42:11<text:s text:c="2"/>24<text:s text:c="38"/>24<text:s text:c="3"/>7<text:s text:c="6"/>50<text:s text:c="14"/>14<text:s text:c="14"/>48<text:s text:c="10"/>26<text:s text:c="22"/>78<text:s text:c="2"/>27<text:s text:c="33"/></text:span></text:p>
      <text:p text:style-name="P226"><text:span text:style-name="T226_1">05:42:46<text:s text:c="2"/>24<text:s text:c="38"/>24<text:s text:c="3"/>7<text:s text:c="6"/>50<text:s text:c="14"/>14<text:s text:c="14"/>48<text:s text:c="10"/>26<text:s text:c="22"/>79<text:s text:c="2"/>27<text:s text:c="33"/></text:span></text:p>
      <text:p text:style-name="P227"><text:span text:style-name="T227_1">05:45:46<text:s text:c="2"/>25<text:s text:c="38"/>24<text:s text:c="3"/>6<text:s text:c="6"/>49<text:s text:c="14"/>13<text:s text:c="14"/>47<text:s text:c="10"/>26<text:s text:c="22"/>80<text:s text:c="2"/>28<text:s text:c="33"/></text:span></text:p>
      <text:p text:style-name="P228"><text:span text:style-name="T228_1">05:48:46<text:s text:c="2"/>25<text:s text:c="38"/>24<text:s text:c="3"/>6<text:s text:c="6"/>48<text:s text:c="14"/>12<text:s text:c="14"/>46<text:s text:c="10"/>26<text:s text:c="22"/>82<text:s text:c="2"/>29<text:s text:c="33"/></text:span></text:p>
      <text:p text:style-name="P229"><text:span text:style-name="T229_1">05:51:11<text:s text:c="2"/>26<text:s text:c="38"/>24<text:s text:c="3"/>5<text:s text:c="6"/>48<text:s text:c="14"/>11<text:s text:c="7"/>0<text:s text:c="6"/>45<text:s text:c="10"/>26<text:s text:c="22"/>83<text:s text:c="2"/>30<text:s text:c="33"/></text:span></text:p>
      <text:p text:style-name="P230"><text:span text:style-name="T230_1">05:51:41<text:s text:c="2"/>26<text:s text:c="38"/>24<text:s text:c="3"/>5<text:s text:c="6"/>47<text:s text:c="14"/>11<text:s text:c="7"/>0<text:s text:c="6"/>45<text:s text:c="10"/>26<text:s text:c="22"/>83<text:s text:c="2"/>30<text:s text:c="33"/></text:span></text:p>
      <text:p text:style-name="P231"><text:span text:style-name="T231_1">05:52:11<text:s text:c="2"/>26<text:s text:c="38"/>24<text:s text:c="3"/>5<text:s text:c="6"/>47<text:s text:c="14"/>10<text:s text:c="7"/>0<text:s text:c="6"/>45<text:s text:c="10"/>26<text:s text:c="22"/>84<text:s text:c="2"/>30<text:s text:c="33"/></text:span></text:p>
      <text:p text:style-name="P232"><text:span text:style-name="T232_1">05:52:46<text:s text:c="2"/>26<text:s text:c="38"/>24<text:s text:c="3"/>5<text:s text:c="6"/>47<text:s text:c="14"/>10<text:s text:c="7"/>0<text:s text:c="6"/>44<text:s text:c="10"/>26<text:s text:c="22"/>84<text:s text:c="2"/>31<text:s text:c="33"/></text:span></text:p>
      <text:p text:style-name="P233"><text:span text:style-name="T233_1">05:53:46<text:s text:c="2"/>26<text:s text:c="38"/>24<text:s text:c="3"/>5<text:s text:c="6"/>47<text:s text:c="14"/>10<text:s text:c="7"/>1<text:s text:c="6"/>44<text:s text:c="10"/>26<text:s text:c="22"/>84<text:s text:c="2"/>31<text:s text:c="33"/></text:span></text:p>
      <text:p text:style-name="P234"><text:span text:style-name="T234_1">05:54:11<text:s text:c="2"/>26<text:s text:c="38"/>24<text:s text:c="3"/>5<text:s text:c="6"/>47<text:s text:c="14"/>10<text:s text:c="7"/>1<text:s text:c="6"/>44<text:s text:c="10"/>26<text:s text:c="22"/>85<text:s text:c="2"/>31<text:s text:c="33"/></text:span></text:p>
      <text:p text:style-name="P235"><text:span text:style-name="T235_1">05:54:41<text:s text:c="2"/>27<text:s text:c="38"/>24<text:s text:c="3"/>4<text:s text:c="6"/>47<text:s text:c="14"/>10<text:s text:c="7"/>1<text:s text:c="6"/>44<text:s text:c="10"/>26<text:s text:c="22"/>85<text:s text:c="2"/>31<text:s text:c="33"/></text:span></text:p>
      <text:p text:style-name="P236"><text:span text:style-name="T236_1">05:57:46<text:s text:c="2"/>27<text:s text:c="38"/>23<text:s text:c="3"/>4<text:s text:c="6"/>46<text:s text:c="15"/>8<text:s text:c="7"/>2<text:s text:c="6"/>42<text:s text:c="10"/>26<text:s text:c="22"/>86<text:s text:c="2"/>33<text:s text:c="33"/></text:span></text:p>
      <text:p text:style-name="P237"><text:span text:style-name="T237_1">06:00:36<text:s text:c="2"/>27<text:s text:c="38"/>23<text:s text:c="3"/>3<text:s text:c="6"/>45<text:s text:c="15"/>7<text:s text:c="7"/>3<text:s text:c="6"/>41<text:s text:c="10"/>26<text:s text:c="22"/>87<text:s text:c="2"/>34<text:s text:c="33"/></text:span></text:p>
      <text:p text:style-name="P238"><text:span text:style-name="T238_1">06:03:36<text:s text:c="2"/>28<text:s text:c="38"/>23<text:s text:c="3"/>3<text:s text:c="6"/>45<text:s text:c="15"/>6<text:s text:c="7"/>4<text:s text:c="6"/>40<text:s text:c="10"/>26<text:s text:c="22"/>88<text:s text:c="2"/>35<text:s text:c="33"/></text:span></text:p>
      <text:p text:style-name="P239"><text:span text:style-name="T239_1">06:04:11<text:s text:c="2"/>28<text:s text:c="38"/>23<text:s text:c="3"/>2<text:s text:c="6"/>45<text:s text:c="15"/>6<text:s text:c="7"/>4<text:s text:c="6"/>40<text:s text:c="10"/>26<text:s text:c="22"/>87<text:s text:c="2"/>35<text:s text:c="33"/></text:span></text:p>
      <text:p text:style-name="P240"><text:span text:style-name="T240_1">06:04:31<text:s text:c="2"/>28<text:s text:c="38"/>23<text:s text:c="3"/>2<text:s text:c="6"/>44<text:s text:c="7"/>0<text:s text:c="7"/>6<text:s text:c="7"/>4<text:s text:c="6"/>40<text:s text:c="10"/>26<text:s text:c="22"/>87<text:s text:c="2"/>35<text:s text:c="33"/></text:span></text:p>
      <text:p text:style-name="P241"><text:span text:style-name="T241_1">06:05:06<text:s text:c="2"/>28<text:s text:c="38"/>23<text:s text:c="3"/>2<text:s text:c="6"/>44<text:s text:c="7"/>0<text:s text:c="7"/>6<text:s text:c="7"/>5<text:s text:c="6"/>40<text:s text:c="10"/>26<text:s text:c="22"/>87<text:s text:c="2"/>36<text:s text:c="33"/></text:span></text:p>
      <text:p text:style-name="P242"><text:span text:style-name="T242_1">06:06:16<text:s text:c="2"/>28<text:s text:c="38"/>23<text:s text:c="3"/>2<text:s text:c="6"/>44<text:s text:c="7"/>0<text:s text:c="7"/>5<text:s text:c="7"/>5<text:s text:c="6"/>39<text:s text:c="10"/>25<text:s text:c="22"/>87<text:s text:c="2"/>36<text:s text:c="33"/></text:span></text:p>
      <text:p text:style-name="P243"><text:span text:style-name="T243_1">06:08:46<text:s text:c="2"/>28<text:s text:c="38"/>22<text:s text:c="3"/>1<text:s text:c="6"/>43<text:s text:c="7"/>1<text:s text:c="7"/>5<text:s text:c="7"/>6<text:s text:c="6"/>38<text:s text:c="10"/>25<text:s text:c="22"/>86<text:s text:c="2"/>37<text:s text:c="33"/></text:span></text:p>
      <text:p text:style-name="P244"><text:span text:style-name="T244_1">06:09:31<text:s text:c="2"/>28<text:s text:c="38"/>22<text:s text:c="3"/>1<text:s text:c="6"/>43<text:s text:c="7"/>1<text:s text:c="7"/>4<text:s text:c="7"/>6<text:s text:c="6"/>38<text:s text:c="10"/>25<text:s text:c="22"/>86<text:s text:c="2"/>37<text:s text:c="33"/></text:span></text:p>
      <text:p text:style-name="P245"><text:span text:style-name="T245_1">06:10:16<text:s text:c="2"/>29<text:s text:c="38"/>22<text:s text:c="3"/>1<text:s text:c="6"/>43<text:s text:c="7"/>2<text:s text:c="7"/>4<text:s text:c="7"/>6<text:s text:c="6"/>38<text:s text:c="10"/>25<text:s text:c="22"/>85<text:s text:c="2"/>38<text:s text:c="33"/></text:span></text:p>
      <text:p text:style-name="P246"><text:span text:style-name="T246_1">06:11:46<text:s text:c="2"/>29<text:s text:c="38"/>22<text:s text:c="3"/>1<text:s text:c="6"/>43<text:s text:c="7"/>2<text:s text:c="7"/>3<text:s text:c="7"/>7<text:s text:c="6"/>37<text:s text:c="10"/>25<text:s text:c="22"/>84<text:s text:c="2"/>38<text:s text:c="33"/></text:span></text:p>
      <text:p text:style-name="P247"><text:span text:style-name="T247_1">06:12:46<text:s text:c="2"/>29<text:s text:c="38"/>22<text:s text:c="3"/>0<text:s text:c="6"/>43<text:s text:c="7"/>2<text:s text:c="7"/>3<text:s text:c="7"/>7<text:s text:c="6"/>37<text:s text:c="10"/>25<text:s text:c="22"/>84<text:s text:c="2"/>39<text:s text:c="33"/></text:span></text:p>
      <text:p text:style-name="P248"><text:span text:style-name="T248_1">06:14:16<text:s text:c="2"/>29<text:s text:c="38"/>22<text:s text:c="3"/>0<text:s text:c="6"/>42<text:s text:c="7"/>3<text:s text:c="7"/>3<text:s text:c="7"/>8<text:s text:c="6"/>36<text:s text:c="10"/>25<text:s text:c="22"/>83<text:s text:c="2"/>39<text:s text:c="33"/></text:span></text:p>
      <text:p text:style-name="P249"><text:span text:style-name="T249_1">06:14:36<text:s text:c="2"/>29<text:s text:c="38"/>22<text:s text:c="3"/>0<text:s text:c="6"/>42<text:s text:c="7"/>3<text:s text:c="7"/>2<text:s text:c="7"/>8<text:s text:c="6"/>36<text:s text:c="10"/>25<text:s text:c="22"/>83<text:s text:c="2"/>39<text:s text:c="33"/></text:span></text:p>
      <text:p text:style-name="P250"><text:span text:style-name="T250_1">06:15:46<text:s text:c="2"/>29<text:s text:c="38"/>21<text:s text:c="3"/>0<text:s text:c="6"/>42<text:s text:c="7"/>3<text:s text:c="7"/>2<text:s text:c="7"/>8<text:s text:c="6"/>35<text:s text:c="10"/>25<text:s text:c="22"/>83<text:s text:c="2"/>40<text:s text:c="33"/></text:span></text:p>
      <text:p text:style-name="P251"><text:span text:style-name="T251_1">06:16:41<text:s text:c="2"/>29<text:s text:c="38"/>21<text:s text:c="3"/>0<text:s text:c="6"/>42<text:s text:c="7"/>4<text:s text:c="7"/>2<text:s text:c="7"/>9<text:s text:c="6"/>35<text:s text:c="10"/>24<text:s text:c="22"/>82<text:s text:c="2"/>40<text:s text:c="33"/></text:span></text:p>
      <text:p text:style-name="P252"><text:span text:style-name="T252_1">06:18:11<text:s text:c="2"/>29<text:s text:c="38"/>21<text:s text:c="10"/>41<text:s text:c="7"/>4<text:s text:c="7"/>1<text:s text:c="7"/>9<text:s text:c="6"/>34<text:s text:c="10"/>24<text:s text:c="22"/>81<text:s text:c="2"/>41<text:s text:c="33"/></text:span></text:p>
      <text:p text:style-name="P253"><text:span text:style-name="T253_1">06:18:46<text:s text:c="2"/>29<text:s text:c="38"/>21<text:s text:c="10"/>41<text:s text:c="7"/>5<text:s text:c="7"/>1<text:s text:c="6"/>10<text:s text:c="6"/>34<text:s text:c="10"/>24<text:s text:c="22"/>81<text:s text:c="2"/>41<text:s text:c="33"/></text:span></text:p>
      <text:p text:style-name="P254"><text:span text:style-name="T254_1">06:20:16<text:s text:c="2"/>29<text:s text:c="38"/>21<text:s text:c="10"/>41<text:s text:c="7"/>5<text:s text:c="7"/>0<text:s text:c="6"/>10<text:s text:c="6"/>34<text:s text:c="10"/>24<text:s text:c="22"/>80<text:s text:c="2"/>42<text:s text:c="33"/></text:span></text:p>
      <text:p text:style-name="P255"><text:span text:style-name="T255_1">06:20:46<text:s text:c="2"/>29<text:s text:c="38"/>21<text:s text:c="10"/>41<text:s text:c="7"/>5<text:s text:c="7"/>0<text:s text:c="6"/>10<text:s text:c="6"/>33<text:s text:c="10"/>24<text:s text:c="22"/>80<text:s text:c="2"/>42<text:s text:c="33"/></text:span></text:p>
      <text:p text:style-name="P256"><text:span text:style-name="T256_1">06:21:16<text:s text:c="2"/>29<text:s text:c="38"/>21<text:s text:c="10"/>41<text:s text:c="7"/>5<text:s text:c="7"/>0<text:s text:c="6"/>11<text:s text:c="6"/>33<text:s text:c="10"/>24<text:s text:c="22"/>80<text:s text:c="2"/>42<text:s text:c="33"/></text:span></text:p>
      <text:p text:style-name="P257"><text:span text:style-name="T257_1">06:22:16<text:s text:c="2"/>29<text:s text:c="38"/>20<text:s text:c="10"/>40<text:s text:c="7"/>6<text:s text:c="7"/>0<text:s text:c="6"/>11<text:s text:c="6"/>33<text:s text:c="10"/>24<text:s text:c="22"/>79<text:s text:c="2"/>43<text:s text:c="33"/></text:span></text:p>
      <text:p text:style-name="P258"><text:span text:style-name="T258_1">Time</text:span><text:span text:style-name="T25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259"><text:span text:style-name="T259_1">-------------------------------------------------------------------------------------------------------------------------------------------------------------------------</text:span></text:p>
      <text:p text:style-name="P260"><text:span text:style-name="T260_1">06:24:16<text:s text:c="2"/>29<text:s text:c="38"/>20<text:s text:c="10"/>40<text:s text:c="7"/>7<text:s text:c="7"/>0<text:s text:c="6"/>12<text:s text:c="6"/>32<text:s text:c="10"/>23<text:s text:c="22"/>78<text:s text:c="2"/>44<text:s text:c="33"/></text:span></text:p>
      <text:p text:style-name="P261"><text:span text:style-name="T261_1">06:25:46<text:s text:c="2"/>29<text:s text:c="38"/>20<text:s text:c="10"/>40<text:s text:c="7"/>7<text:s text:c="14"/>12<text:s text:c="6"/>31<text:s text:c="10"/>23<text:s text:c="22"/>78<text:s text:c="2"/>44<text:s text:c="33"/></text:span></text:p>
      <text:p text:style-name="P262"><text:span text:style-name="T262_1">06:26:16<text:s text:c="2"/>29<text:s text:c="38"/>20<text:s text:c="10"/>39<text:s text:c="7"/>7<text:s text:c="14"/>12<text:s text:c="6"/>31<text:s text:c="10"/>23<text:s text:c="22"/>77<text:s text:c="2"/>44<text:s text:c="33"/></text:span></text:p>
      <text:p text:style-name="P263"><text:span text:style-name="T263_1">06:26:46<text:s text:c="2"/>29<text:s text:c="38"/>20<text:s text:c="10"/>39<text:s text:c="7"/>7<text:s text:c="14"/>13<text:s text:c="6"/>31<text:s text:c="10"/>23<text:s text:c="22"/>77<text:s text:c="2"/>45<text:s text:c="33"/></text:span></text:p>
      <text:p text:style-name="P264"><text:span text:style-name="T264_1">06:28:16<text:s text:c="2"/>29<text:s text:c="38"/>19<text:s text:c="10"/>39<text:s text:c="7"/>8<text:s text:c="14"/>13<text:s text:c="6"/>30<text:s text:c="10"/>23<text:s text:c="22"/>76<text:s text:c="2"/>45<text:s text:c="33"/></text:span></text:p>
      <text:p text:style-name="P265"><text:span text:style-name="T265_1">06:29:41<text:s text:c="2"/>29<text:s text:c="38"/>19<text:s text:c="10"/>39<text:s text:c="7"/>9<text:s text:c="14"/>14<text:s text:c="6"/>30<text:s text:c="10"/>22<text:s text:c="22"/>76<text:s text:c="2"/>46<text:s text:c="33"/></text:span></text:p>
      <text:p text:style-name="P266"><text:span text:style-name="T266_1">06:30:41<text:s text:c="2"/>29<text:s text:c="38"/>19<text:s text:c="10"/>38<text:s text:c="7"/>9<text:s text:c="14"/>14<text:s text:c="6"/>29<text:s text:c="3"/>0<text:s text:c="6"/>22<text:s text:c="22"/>75<text:s text:c="2"/>46<text:s text:c="33"/></text:span></text:p>
      <text:p text:style-name="P267"><text:span text:style-name="T267_1">06:31:21<text:s text:c="2"/>29<text:s text:c="38"/>19<text:s text:c="10"/>38<text:s text:c="7"/>9<text:s text:c="14"/>14<text:s text:c="6"/>29<text:s text:c="3"/>0<text:s text:c="6"/>22<text:s text:c="22"/>75<text:s text:c="2"/>47<text:s text:c="33"/></text:span></text:p>
      <text:p text:style-name="P268"><text:span text:style-name="T268_1">06:32:11<text:s text:c="2"/>29<text:s text:c="38"/>19<text:s text:c="10"/>38<text:s text:c="7"/>9<text:s text:c="14"/>15<text:s text:c="6"/>29<text:s text:c="3"/>0<text:s text:c="6"/>22<text:s text:c="22"/>75<text:s text:c="2"/>47<text:s text:c="33"/></text:span></text:p>
      <text:p text:style-name="P269"><text:span text:style-name="T269_1">06:32:16<text:s text:c="2"/>29<text:s text:c="38"/>19<text:s text:c="10"/>38<text:s text:c="6"/>10<text:s text:c="14"/>15<text:s text:c="6"/>29<text:s text:c="3"/>0<text:s text:c="6"/>22<text:s text:c="22"/>74<text:s text:c="2"/>47<text:s text:c="33"/></text:span></text:p>
      <text:p text:style-name="P270"><text:span text:style-name="T270_1">06:33:16<text:s text:c="2"/>29<text:s text:c="38"/>19<text:s text:c="10"/>38<text:s text:c="6"/>10<text:s text:c="14"/>15<text:s text:c="6"/>28<text:s text:c="3"/>0<text:s text:c="6"/>22<text:s text:c="22"/>74<text:s text:c="2"/>47<text:s text:c="33"/></text:span></text:p>
      <text:p text:style-name="P271"><text:span text:style-name="T271_1">06:35:46<text:s text:c="2"/>29<text:s text:c="38"/>18<text:s text:c="10"/>37<text:s text:c="6"/>11<text:s text:c="14"/>16<text:s text:c="6"/>27<text:s text:c="3"/>1<text:s text:c="6"/>21<text:s text:c="22"/>73<text:s text:c="2"/>48<text:s text:c="33"/></text:span></text:p>
      <text:p text:style-name="P272"><text:span text:style-name="T272_1">06:36:16<text:s text:c="2"/>29<text:s text:c="38"/>18<text:s text:c="10"/>37<text:s text:c="6"/>11<text:s text:c="14"/>16<text:s text:c="6"/>27<text:s text:c="3"/>1<text:s text:c="6"/>21<text:s text:c="22"/>73<text:s text:c="2"/>49<text:s text:c="33"/></text:span></text:p>
      <text:p text:style-name="P273"><text:span text:style-name="T273_1">06:37:01<text:s text:c="2"/>29<text:s text:c="38"/>18<text:s text:c="10"/>37<text:s text:c="6"/>11<text:s text:c="14"/>16<text:s text:c="6"/>27<text:s text:c="3"/>1<text:s text:c="6"/>21<text:s text:c="22"/>72<text:s text:c="2"/>49<text:s text:c="33"/></text:span></text:p>
      <text:p text:style-name="P274"><text:span text:style-name="T274_1">06:38:46<text:s text:c="2"/>29<text:s text:c="38"/>18<text:s text:c="10"/>37<text:s text:c="6"/>12<text:s text:c="14"/>17<text:s text:c="6"/>26<text:s text:c="3"/>2<text:s text:c="6"/>21<text:s text:c="22"/>71<text:s text:c="2"/>50<text:s text:c="33"/></text:span></text:p>
      <text:p text:style-name="P275"><text:span text:style-name="T275_1">06:39:16<text:s text:c="2"/>29<text:s text:c="38"/>18<text:s text:c="10"/>36<text:s text:c="6"/>12<text:s text:c="14"/>17<text:s text:c="6"/>26<text:s text:c="3"/>2<text:s text:c="6"/>21<text:s text:c="22"/>71<text:s text:c="2"/>50<text:s text:c="33"/></text:span></text:p>
      <text:p text:style-name="P276"><text:span text:style-name="T276_1">06:40:16<text:s text:c="2"/>29<text:s text:c="38"/>17<text:s text:c="10"/>36<text:s text:c="6"/>13<text:s text:c="14"/>18<text:s text:c="6"/>26<text:s text:c="3"/>2<text:s text:c="6"/>20<text:s text:c="22"/>71<text:s text:c="2"/>50<text:s text:c="33"/></text:span></text:p>
      <text:p text:style-name="P277"><text:span text:style-name="T277_1">06:41:41<text:s text:c="2"/>29<text:s text:c="38"/>17<text:s text:c="10"/>36<text:s text:c="6"/>13<text:s text:c="14"/>18<text:s text:c="6"/>25<text:s text:c="3"/>2<text:s text:c="6"/>20<text:s text:c="22"/>70<text:s text:c="2"/>51<text:s text:c="33"/></text:span></text:p>
      <text:p text:style-name="P278"><text:span text:style-name="T278_1">06:42:16<text:s text:c="2"/>29<text:s text:c="38"/>17<text:s text:c="10"/>36<text:s text:c="6"/>13<text:s text:c="14"/>19<text:s text:c="6"/>25<text:s text:c="3"/>2<text:s text:c="6"/>20<text:s text:c="22"/>70<text:s text:c="2"/>51<text:s text:c="33"/></text:span></text:p>
      <text:p text:style-name="P279"><text:span text:style-name="T279_1">06:42:46<text:s text:c="2"/>29<text:s text:c="38"/>17<text:s text:c="10"/>36<text:s text:c="6"/>14<text:s text:c="14"/>19<text:s text:c="6"/>25<text:s text:c="3"/>3<text:s text:c="6"/>20<text:s text:c="22"/>69<text:s text:c="2"/>51<text:s text:c="33"/></text:span></text:p>
      <text:p text:style-name="P280"><text:span text:style-name="T280_1">06:43:11<text:s text:c="2"/>29<text:s text:c="38"/>17<text:s text:c="10"/>36<text:s text:c="6"/>14<text:s text:c="14"/>19<text:s text:c="6"/>24<text:s text:c="3"/>3<text:s text:c="6"/>20<text:s text:c="22"/>69<text:s text:c="2"/>52<text:s text:c="33"/></text:span></text:p>
      <text:p text:style-name="P281"><text:span text:style-name="T281_1">06:43:46<text:s text:c="2"/>29<text:s text:c="38"/>17<text:s text:c="10"/>35<text:s text:c="6"/>14<text:s text:c="14"/>19<text:s text:c="6"/>24<text:s text:c="3"/>3<text:s text:c="6"/>20<text:s text:c="22"/>69<text:s text:c="2"/>52<text:s text:c="33"/></text:span></text:p>
      <text:p text:style-name="P282"><text:span text:style-name="T282_1">06:44:11<text:s text:c="2"/>29<text:s text:c="38"/>17<text:s text:c="10"/>35<text:s text:c="6"/>14<text:s text:c="14"/>19<text:s text:c="6"/>24<text:s text:c="3"/>3<text:s text:c="6"/>19<text:s text:c="22"/>69<text:s text:c="2"/>52<text:s text:c="33"/></text:span></text:p>
      <text:p text:style-name="P283"><text:span text:style-name="T283_1">06:44:46<text:s text:c="2"/>29<text:s text:c="38"/>17<text:s text:c="10"/>35<text:s text:c="6"/>14<text:s text:c="14"/>19<text:s text:c="6"/>24<text:s text:c="3"/>3<text:s text:c="6"/>19<text:s text:c="22"/>68<text:s text:c="2"/>52<text:s text:c="33"/></text:span></text:p>
      <text:p text:style-name="P284"><text:span text:style-name="T284_1">06:45:16<text:s text:c="2"/>29<text:s text:c="38"/>16<text:s text:c="10"/>35<text:s text:c="6"/>15<text:s text:c="14"/>20<text:s text:c="6"/>23<text:s text:c="3"/>3<text:s text:c="6"/>19<text:s text:c="22"/>68<text:s text:c="2"/>53<text:s text:c="33"/></text:span></text:p>
      <text:p text:style-name="P285"><text:span text:style-name="T285_1">06:46:46<text:s text:c="2"/>29<text:s text:c="38"/>16<text:s text:c="10"/>35<text:s text:c="6"/>15<text:s text:c="14"/>20<text:s text:c="6"/>23<text:s text:c="3"/>4<text:s text:c="6"/>19<text:s text:c="22"/>68<text:s text:c="2"/>53<text:s text:c="33"/></text:span></text:p>
      <text:p text:style-name="P286"><text:span text:style-name="T286_1">06:47:16<text:s text:c="2"/>29<text:s text:c="38"/>16<text:s text:c="10"/>35<text:s text:c="6"/>16<text:s text:c="14"/>20<text:s text:c="6"/>23<text:s text:c="3"/>4<text:s text:c="6"/>19<text:s text:c="22"/>67<text:s text:c="2"/>53<text:s text:c="33"/></text:span></text:p>
      <text:p text:style-name="P287"><text:span text:style-name="T287_1">06:47:46<text:s text:c="2"/>29<text:s text:c="38"/>16<text:s text:c="10"/>35<text:s text:c="6"/>16<text:s text:c="14"/>21<text:s text:c="6"/>22<text:s text:c="3"/>4<text:s text:c="6"/>19<text:s text:c="22"/>67<text:s text:c="2"/>54<text:s text:c="33"/></text:span></text:p>
      <text:p text:style-name="P288"><text:span text:style-name="T288_1">06:48:46<text:s text:c="2"/>29<text:s text:c="38"/>16<text:s text:c="10"/>34<text:s text:c="6"/>16<text:s text:c="14"/>21<text:s text:c="6"/>22<text:s text:c="3"/>4<text:s text:c="6"/>18<text:s text:c="22"/>67<text:s text:c="2"/>54<text:s text:c="33"/></text:span></text:p>
      <text:p text:style-name="P289"><text:span text:style-name="T289_1">06:51:46<text:s text:c="2"/>28<text:s text:c="38"/>15<text:s text:c="10"/>34<text:s text:c="6"/>17<text:s text:c="14"/>22<text:s text:c="6"/>21<text:s text:c="3"/>5<text:s text:c="6"/>18<text:s text:c="22"/>65<text:s text:c="2"/>55<text:s text:c="33"/></text:span></text:p>
      <text:p text:style-name="P290"><text:span text:style-name="T290_1">06:54:16<text:s text:c="2"/>28<text:s text:c="38"/>15<text:s text:c="10"/>33<text:s text:c="6"/>18<text:s text:c="14"/>23<text:s text:c="6"/>20<text:s text:c="3"/>5<text:s text:c="6"/>17<text:s text:c="22"/>64<text:s text:c="2"/>57<text:s text:c="33"/></text:span></text:p>
      <text:p text:style-name="P291"><text:span text:style-name="T291_1">06:56:16<text:s text:c="2"/>28<text:s text:c="38"/>14<text:s text:c="10"/>33<text:s text:c="6"/>19<text:s text:c="14"/>24<text:s text:c="6"/>19<text:s text:c="3"/>6<text:s text:c="6"/>16<text:s text:c="22"/>63<text:s text:c="2"/>57<text:s text:c="33"/></text:span></text:p>
      <text:p text:style-name="P292"><text:span text:style-name="T292_1">06:56:41<text:s text:c="2"/>28<text:s text:c="38"/>14<text:s text:c="10"/>32<text:s text:c="6"/>19<text:s text:c="14"/>24<text:s text:c="6"/>19<text:s text:c="3"/>6<text:s text:c="6"/>16<text:s text:c="22"/>63<text:s text:c="2"/>58<text:s text:c="33"/></text:span></text:p>
      <text:p text:style-name="P293"><text:span text:style-name="T293_1">06:56:46<text:s text:c="2"/>28<text:s text:c="38"/>14<text:s text:c="10"/>32<text:s text:c="6"/>20<text:s text:c="14"/>24<text:s text:c="6"/>19<text:s text:c="3"/>6<text:s text:c="6"/>16<text:s text:c="22"/>63<text:s text:c="2"/>58<text:s text:c="33"/></text:span></text:p>
      <text:p text:style-name="P294"><text:span text:style-name="T294_1">06:57:46<text:s text:c="2"/>28<text:s text:c="38"/>14<text:s text:c="10"/>32<text:s text:c="6"/>20<text:s text:c="14"/>25<text:s text:c="6"/>18<text:s text:c="3"/>6<text:s text:c="6"/>16<text:s text:c="22"/>62<text:s text:c="2"/>58<text:s text:c="33"/></text:span></text:p>
      <text:p text:style-name="P295"><text:span text:style-name="T295_1">06:58:46<text:s text:c="2"/>27<text:s text:c="38"/>14<text:s text:c="10"/>32<text:s text:c="6"/>20<text:s text:c="14"/>25<text:s text:c="6"/>18<text:s text:c="3"/>6<text:s text:c="6"/>16<text:s text:c="22"/>62<text:s text:c="2"/>58<text:s text:c="33"/></text:span></text:p>
      <text:p text:style-name="P296"><text:span text:style-name="T296_1">07:00:06<text:s text:c="2"/>27<text:s text:c="38"/>13<text:s text:c="10"/>32<text:s text:c="6"/>21<text:s text:c="14"/>25<text:s text:c="6"/>18<text:s text:c="3"/>7<text:s text:c="6"/>15<text:s text:c="22"/>61<text:s text:c="2"/>59<text:s text:c="33"/></text:span></text:p>
      <text:p text:style-name="P297"><text:span text:style-name="T297_1">07:00:16<text:s text:c="2"/>27<text:s text:c="38"/>13<text:s text:c="10"/>32<text:s text:c="6"/>21<text:s text:c="14"/>26<text:s text:c="6"/>17<text:s text:c="3"/>7<text:s text:c="6"/>15<text:s text:c="22"/>61<text:s text:c="2"/>59<text:s text:c="33"/></text:span></text:p>
      <text:p text:style-name="P298"><text:span text:style-name="T298_1">07:01:16<text:s text:c="2"/>27<text:s text:c="38"/>13<text:s text:c="10"/>31<text:s text:c="6"/>21<text:s text:c="14"/>26<text:s text:c="6"/>17<text:s text:c="3"/>7<text:s text:c="6"/>15<text:s text:c="22"/>61<text:s text:c="2"/>60<text:s text:c="33"/></text:span></text:p>
      <text:p text:style-name="P299"><text:span text:style-name="T299_1">07:03:46<text:s text:c="2"/>27<text:s text:c="38"/>13<text:s text:c="10"/>31<text:s text:c="6"/>23<text:s text:c="14"/>27<text:s text:c="6"/>16<text:s text:c="3"/>8<text:s text:c="6"/>14<text:s text:c="22"/>60<text:s text:c="2"/>61<text:s text:c="33"/></text:span></text:p>
      <text:p text:style-name="P300"><text:span text:style-name="T300_1">Time</text:span><text:span text:style-name="T30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301"><text:span text:style-name="T301_1">-------------------------------------------------------------------------------------------------------------------------------------------------------------------------</text:span></text:p>
      <text:p text:style-name="P302"><text:span text:style-name="T302_1">07:05:16<text:s text:c="2"/>27<text:s text:c="38"/>12<text:s text:c="10"/>30<text:s text:c="6"/>23<text:s text:c="14"/>28<text:s text:c="6"/>15<text:s text:c="3"/>8<text:s text:c="6"/>14<text:s text:c="22"/>59<text:s text:c="2"/>61<text:s text:c="33"/></text:span></text:p>
      <text:p text:style-name="P303"><text:span text:style-name="T303_1">07:05:41<text:s text:c="2"/>26<text:s text:c="38"/>12<text:s text:c="10"/>30<text:s text:c="6"/>23<text:s text:c="14"/>28<text:s text:c="6"/>15<text:s text:c="3"/>8<text:s text:c="6"/>14<text:s text:c="22"/>59<text:s text:c="2"/>61<text:s text:c="33"/></text:span></text:p>
      <text:p text:style-name="P304"><text:span text:style-name="T304_1">07:06:11<text:s text:c="2"/>26<text:s text:c="38"/>12<text:s text:c="10"/>30<text:s text:c="6"/>24<text:s text:c="14"/>28<text:s text:c="6"/>15<text:s text:c="3"/>8<text:s text:c="6"/>14<text:s text:c="22"/>59<text:s text:c="2"/>62<text:s text:c="33"/></text:span></text:p>
      <text:p text:style-name="P305"><text:span text:style-name="T305_1">07:06:41<text:s text:c="2"/>26<text:s text:c="38"/>12<text:s text:c="10"/>30<text:s text:c="6"/>24<text:s text:c="14"/>28<text:s text:c="6"/>15<text:s text:c="3"/>8<text:s text:c="6"/>14<text:s text:c="22"/>58<text:s text:c="2"/>62<text:s text:c="33"/></text:span></text:p>
      <text:p text:style-name="P306"><text:span text:style-name="T306_1">07:09:41<text:s text:c="2"/>26<text:s text:c="38"/>12<text:s text:c="10"/>29<text:s text:c="6"/>25<text:s text:c="14"/>29<text:s text:c="6"/>14<text:s text:c="3"/>9<text:s text:c="6"/>13<text:s text:c="22"/>57<text:s text:c="2"/>63<text:s text:c="33"/></text:span></text:p>
      <text:p text:style-name="P307"><text:span text:style-name="T307_1">07:11:46<text:s text:c="2"/>25<text:s text:c="38"/>11<text:s text:c="10"/>29<text:s text:c="6"/>26<text:s text:c="14"/>30<text:s text:c="6"/>13<text:s text:c="2"/>10<text:s text:c="6"/>12<text:s text:c="22"/>56<text:s text:c="2"/>64<text:s text:c="33"/></text:span></text:p>
      <text:p text:style-name="P308"><text:span text:style-name="T308_1">07:15:16<text:s text:c="2"/>25<text:s text:c="38"/>10<text:s text:c="10"/>28<text:s text:c="6"/>28<text:s text:c="14"/>31<text:s text:c="6"/>11<text:s text:c="2"/>11<text:s text:c="6"/>11<text:s text:c="22"/>55<text:s text:c="2"/>66<text:s text:c="33"/></text:span></text:p>
      <text:p text:style-name="P309"><text:span text:style-name="T309_1">07:18:16<text:s text:c="2"/>24<text:s text:c="38"/>10<text:s text:c="10"/>27<text:s text:c="6"/>29<text:s text:c="14"/>33<text:s text:c="6"/>10<text:s text:c="2"/>11<text:s text:c="6"/>10<text:s text:c="22"/>53<text:s text:c="2"/>67<text:s text:c="33"/></text:span></text:p>
      <text:p text:style-name="P310"><text:span text:style-name="T310_1">07:19:41<text:s text:c="2"/>24<text:s text:c="39"/>9<text:s text:c="10"/>27<text:s text:c="6"/>30<text:s text:c="14"/>33<text:s text:c="6"/>10<text:s text:c="2"/>12<text:s text:c="6"/>10<text:s text:c="22"/>53<text:s text:c="2"/>67<text:s text:c="33"/></text:span></text:p>
      <text:p text:style-name="P311"><text:span text:style-name="T311_1">07:20:41<text:s text:c="2"/>24<text:s text:c="39"/>9<text:s text:c="10"/>27<text:s text:c="6"/>30<text:s text:c="14"/>34<text:s text:c="7"/>9<text:s text:c="2"/>12<text:s text:c="7"/>9<text:s text:c="22"/>52<text:s text:c="2"/>68<text:s text:c="33"/></text:span></text:p>
      <text:p text:style-name="P312"><text:span text:style-name="T312_1">07:23:46<text:s text:c="2"/>23<text:s text:c="39"/>9<text:s text:c="10"/>26<text:s text:c="6"/>32<text:s text:c="14"/>35<text:s text:c="7"/>8<text:s text:c="2"/>13<text:s text:c="7"/>8<text:s text:c="22"/>51<text:s text:c="2"/>69<text:s text:c="33"/></text:span></text:p>
      <text:p text:style-name="P313"><text:span text:style-name="T313_1">07:24:46<text:s text:c="2"/>23<text:s text:c="39"/>8<text:s text:c="10"/>26<text:s text:c="6"/>32<text:s text:c="14"/>35<text:s text:c="7"/>8<text:s text:c="2"/>13<text:s text:c="7"/>8<text:s text:c="22"/>51<text:s text:c="2"/>69<text:s text:c="33"/></text:span></text:p>
      <text:p text:style-name="P314"><text:span text:style-name="T314_1">07:27:46<text:s text:c="2"/>22<text:s text:c="39"/>8<text:s text:c="10"/>25<text:s text:c="6"/>34<text:s text:c="14"/>36<text:s text:c="7"/>7<text:s text:c="2"/>14<text:s text:c="7"/>7<text:s text:c="22"/>50<text:s text:c="2"/>70<text:s text:c="33"/></text:span></text:p>
      <text:p text:style-name="P315"><text:span text:style-name="T315_1">07:28:46<text:s text:c="2"/>22<text:s text:c="39"/>8<text:s text:c="10"/>25<text:s text:c="6"/>34<text:s text:c="14"/>37<text:s text:c="7"/>6<text:s text:c="2"/>14<text:s text:c="7"/>7<text:s text:c="22"/>49<text:s text:c="2"/>71<text:s text:c="33"/></text:span></text:p>
      <text:p text:style-name="P316"><text:span text:style-name="T316_1">07:30:41<text:s text:c="2"/>22<text:s text:c="39"/>7<text:s text:c="10"/>24<text:s text:c="6"/>35<text:s text:c="14"/>37<text:s text:c="7"/>5<text:s text:c="2"/>15<text:s text:c="7"/>6<text:s text:c="22"/>48<text:s text:c="2"/>71<text:s text:c="33"/></text:span></text:p>
      <text:p text:style-name="P317"><text:span text:style-name="T317_1">07:31:11<text:s text:c="2"/>22<text:s text:c="39"/>7<text:s text:c="10"/>24<text:s text:c="6"/>35<text:s text:c="14"/>37<text:s text:c="7"/>5<text:s text:c="2"/>15<text:s text:c="7"/>6<text:s text:c="22"/>48<text:s text:c="2"/>72<text:s text:c="33"/></text:span></text:p>
      <text:p text:style-name="P318"><text:span text:style-name="T318_1">07:34:11<text:s text:c="2"/>21<text:s text:c="39"/>7<text:s text:c="10"/>24<text:s text:c="6"/>37<text:s text:c="14"/>39<text:s text:c="7"/>4<text:s text:c="2"/>16<text:s text:c="7"/>5<text:s text:c="22"/>47<text:s text:c="2"/>73<text:s text:c="33"/></text:span></text:p>
      <text:p text:style-name="P319"><text:span text:style-name="T319_1">07:36:21<text:s text:c="2"/>20<text:s text:c="39"/>6<text:s text:c="10"/>23<text:s text:c="6"/>38<text:s text:c="14"/>39<text:s text:c="7"/>3<text:s text:c="2"/>16<text:s text:c="7"/>4<text:s text:c="22"/>46<text:s text:c="2"/>73<text:s text:c="33"/></text:span></text:p>
      <text:p text:style-name="P320"><text:span text:style-name="T320_1">07:37:16<text:s text:c="2"/>20<text:s text:c="39"/>6<text:s text:c="10"/>23<text:s text:c="6"/>38<text:s text:c="14"/>40<text:s text:c="7"/>3<text:s text:c="2"/>16<text:s text:c="7"/>4<text:s text:c="22"/>46<text:s text:c="2"/>73<text:s text:c="33"/></text:span></text:p>
      <text:p text:style-name="P321"><text:span text:style-name="T321_1">07:38:16<text:s text:c="2"/>20<text:s text:c="39"/>6<text:s text:c="10"/>23<text:s text:c="6"/>39<text:s text:c="14"/>40<text:s text:c="7"/>2<text:s text:c="2"/>17<text:s text:c="7"/>3<text:s text:c="22"/>45<text:s text:c="2"/>74<text:s text:c="33"/></text:span></text:p>
      <text:p text:style-name="P322"><text:span text:style-name="T322_1">07:41:16<text:s text:c="2"/>19<text:s text:c="19"/>0<text:s text:c="19"/>5<text:s text:c="10"/>22<text:s text:c="6"/>40<text:s text:c="14"/>41<text:s text:c="7"/>1<text:s text:c="2"/>18<text:s text:c="7"/>2<text:s text:c="22"/>44<text:s text:c="2"/>74<text:s text:c="33"/></text:span></text:p>
      <text:p text:style-name="P323"><text:span text:style-name="T323_1">07:43:11<text:s text:c="2"/>19<text:s text:c="19"/>1<text:s text:c="19"/>5<text:s text:c="10"/>21<text:s text:c="6"/>41<text:s text:c="14"/>42<text:s text:c="7"/>1<text:s text:c="2"/>18<text:s text:c="7"/>2<text:s text:c="22"/>43<text:s text:c="2"/>75<text:s text:c="33"/></text:span></text:p>
      <text:p text:style-name="P324"><text:span text:style-name="T324_1">07:43:46<text:s text:c="2"/>19<text:s text:c="19"/>1<text:s text:c="19"/>5<text:s text:c="10"/>21<text:s text:c="6"/>41<text:s text:c="14"/>42<text:s text:c="7"/>0<text:s text:c="2"/>18<text:s text:c="7"/>2<text:s text:c="22"/>43<text:s text:c="2"/>75<text:s text:c="33"/></text:span></text:p>
      <text:p text:style-name="P325"><text:span text:style-name="T325_1">07:44:41<text:s text:c="2"/>19<text:s text:c="19"/>1<text:s text:c="19"/>5<text:s text:c="10"/>21<text:s text:c="6"/>42<text:s text:c="14"/>42<text:s text:c="7"/>0<text:s text:c="2"/>19<text:s text:c="7"/>1<text:s text:c="22"/>43<text:s text:c="2"/>75<text:s text:c="33"/></text:span></text:p>
      <text:p text:style-name="P326"><text:span text:style-name="T326_1">07:45:41<text:s text:c="2"/>18<text:s text:c="19"/>1<text:s text:c="19"/>4<text:s text:c="10"/>21<text:s text:c="6"/>42<text:s text:c="14"/>43<text:s text:c="7"/>0<text:s text:c="2"/>19<text:s text:c="7"/>1<text:s text:c="22"/>42<text:s text:c="2"/>75<text:s text:c="33"/></text:span></text:p>
      <text:p text:style-name="P327"><text:span text:style-name="T327_1">07:46:16<text:s text:c="2"/>18<text:s text:c="19"/>1<text:s text:c="19"/>4<text:s text:c="10"/>21<text:s text:c="6"/>43<text:s text:c="14"/>43<text:s text:c="7"/>0<text:s text:c="2"/>19<text:s text:c="7"/>1<text:s text:c="22"/>42<text:s text:c="2"/>75<text:s text:c="33"/></text:span></text:p>
      <text:p text:style-name="P328"><text:span text:style-name="T328_1">07:49:16<text:s text:c="2"/>17<text:s text:c="19"/>2<text:s text:c="19"/>4<text:s text:c="10"/>20<text:s text:c="6"/>44<text:s text:c="14"/>44<text:s text:c="10"/>20<text:s text:c="7"/>0<text:s text:c="22"/>41<text:s text:c="2"/>76<text:s text:c="33"/></text:span></text:p>
      <text:p text:style-name="P329"><text:span text:style-name="T329_1">07:50:46<text:s text:c="2"/>17<text:s text:c="19"/>2<text:s text:c="19"/>3<text:s text:c="10"/>20<text:s text:c="6"/>45<text:s text:c="14"/>44<text:s text:c="10"/>20<text:s text:c="7"/>0<text:s text:c="22"/>41<text:s text:c="2"/>76<text:s text:c="33"/></text:span></text:p>
      <text:p text:style-name="P330"><text:span text:style-name="T330_1">07:51:46<text:s text:c="2"/>17<text:s text:c="19"/>2<text:s text:c="19"/>3<text:s text:c="10"/>19<text:s text:c="6"/>45<text:s text:c="14"/>45<text:s text:c="10"/>21<text:s text:c="30"/>40<text:s text:c="2"/>76<text:s text:c="33"/></text:span></text:p>
      <text:p text:style-name="P331"><text:span text:style-name="T331_1">07:52:16<text:s text:c="2"/>17<text:s text:c="19"/>3<text:s text:c="19"/>3<text:s text:c="10"/>19<text:s text:c="6"/>45<text:s text:c="14"/>45<text:s text:c="10"/>21<text:s text:c="30"/>40<text:s text:c="2"/>76<text:s text:c="33"/></text:span></text:p>
      <text:p text:style-name="P332"><text:span text:style-name="T332_1">07:52:46<text:s text:c="2"/>17<text:s text:c="19"/>3<text:s text:c="19"/>3<text:s text:c="10"/>19<text:s text:c="6"/>46<text:s text:c="14"/>45<text:s text:c="10"/>21<text:s text:c="30"/>40<text:s text:c="2"/>76<text:s text:c="33"/></text:span></text:p>
      <text:p text:style-name="P333"><text:span text:style-name="T333_1">07:53:46<text:s text:c="2"/>16<text:s text:c="19"/>3<text:s text:c="19"/>3<text:s text:c="10"/>19<text:s text:c="6"/>46<text:s text:c="14"/>45<text:s text:c="10"/>21<text:s text:c="30"/>39<text:s text:c="2"/>76<text:s text:c="33"/></text:span></text:p>
      <text:p text:style-name="P334"><text:span text:style-name="T334_1">07:55:41<text:s text:c="2"/>16<text:s text:c="19"/>3<text:s text:c="19"/>3<text:s text:c="10"/>18<text:s text:c="6"/>47<text:s text:c="14"/>46<text:s text:c="10"/>22<text:s text:c="30"/>39<text:s text:c="2"/>76<text:s text:c="33"/></text:span></text:p>
      <text:p text:style-name="P335"><text:span text:style-name="T335_1">07:58:41<text:s text:c="2"/>15<text:s text:c="7"/>0<text:s text:c="11"/>4<text:s text:c="19"/>2<text:s text:c="10"/>18<text:s text:c="6"/>49<text:s text:c="14"/>47<text:s text:c="10"/>23<text:s text:c="30"/>38<text:s text:c="2"/>76<text:s text:c="33"/></text:span></text:p>
      <text:p text:style-name="P336"><text:span text:style-name="T336_1">07:59:11<text:s text:c="2"/>15<text:s text:c="7"/>0<text:s text:c="11"/>4<text:s text:c="19"/>2<text:s text:c="10"/>17<text:s text:c="6"/>49<text:s text:c="14"/>47<text:s text:c="10"/>23<text:s text:c="30"/>37<text:s text:c="2"/>75<text:s text:c="33"/></text:span></text:p>
      <text:p text:style-name="P337"><text:span text:style-name="T337_1">08:00:36<text:s text:c="2"/>15<text:s text:c="7"/>0<text:s text:c="11"/>5<text:s text:c="19"/>2<text:s text:c="10"/>17<text:s text:c="6"/>50<text:s text:c="14"/>47<text:s text:c="10"/>23<text:s text:c="30"/>37<text:s text:c="2"/>75<text:s text:c="33"/></text:span></text:p>
      <text:p text:style-name="P338"><text:span text:style-name="T338_1">08:01:46<text:s text:c="2"/>14<text:s text:c="7"/>1<text:s text:c="11"/>5<text:s text:c="19"/>1<text:s text:c="7"/>0<text:s text:c="2"/>17<text:s text:c="6"/>50<text:s text:c="14"/>48<text:s text:c="10"/>24<text:s text:c="15"/>0<text:s text:c="14"/>37<text:s text:c="2"/>75<text:s text:c="33"/></text:span></text:p>
      <text:p text:style-name="P339"><text:span text:style-name="T339_1">08:02:16<text:s text:c="2"/>14<text:s text:c="7"/>1<text:s text:c="11"/>5<text:s text:c="19"/>1<text:s text:c="7"/>0<text:s text:c="2"/>17<text:s text:c="6"/>51<text:s text:c="14"/>48<text:s text:c="10"/>24<text:s text:c="15"/>0<text:s text:c="14"/>36<text:s text:c="2"/>75<text:s text:c="33"/></text:span></text:p>
      <text:p text:style-name="P340"><text:span text:style-name="T340_1">08:04:16<text:s text:c="2"/>14<text:s text:c="7"/>1<text:s text:c="11"/>6<text:s text:c="19"/>1<text:s text:c="7"/>0<text:s text:c="2"/>16<text:s text:c="6"/>52<text:s text:c="14"/>48<text:s text:c="10"/>24<text:s text:c="15"/>0<text:s text:c="14"/>36<text:s text:c="2"/>75<text:s text:c="33"/></text:span></text:p>
      <text:p text:style-name="P341"><text:span text:style-name="T341_1">08:04:46<text:s text:c="2"/>14<text:s text:c="7"/>1<text:s text:c="11"/>6<text:s text:c="19"/>1<text:s text:c="7"/>0<text:s text:c="2"/>16<text:s text:c="6"/>52<text:s text:c="14"/>49<text:s text:c="10"/>25<text:s text:c="15"/>0<text:s text:c="14"/>35<text:s text:c="2"/>75<text:s text:c="33"/></text:span></text:p>
      <text:p text:style-name="P342"><text:span text:style-name="T342_1">Time</text:span><text:span text:style-name="T34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343"><text:span text:style-name="T343_1">-------------------------------------------------------------------------------------------------------------------------------------------------------------------------</text:span></text:p>
      <text:p text:style-name="P344"><text:span text:style-name="T344_1">08:05:16<text:s text:c="2"/>13<text:s text:c="7"/>1<text:s text:c="11"/>6<text:s text:c="19"/>1<text:s text:c="7"/>1<text:s text:c="2"/>16<text:s text:c="6"/>52<text:s text:c="14"/>49<text:s text:c="10"/>25<text:s text:c="15"/>0<text:s text:c="14"/>35<text:s text:c="2"/>74<text:s text:c="33"/></text:span></text:p>
      <text:p text:style-name="P345"><text:span text:style-name="T345_1">08:06:16<text:s text:c="2"/>13<text:s text:c="7"/>2<text:s text:c="11"/>6<text:s text:c="19"/>1<text:s text:c="7"/>1<text:s text:c="2"/>16<text:s text:c="6"/>53<text:s text:c="14"/>49<text:s text:c="10"/>25<text:s text:c="15"/>1<text:s text:c="14"/>35<text:s text:c="2"/>74<text:s text:c="33"/></text:span></text:p>
      <text:p text:style-name="P346"><text:span text:style-name="T346_1">08:06:46<text:s text:c="2"/>13<text:s text:c="7"/>2<text:s text:c="11"/>6<text:s text:c="19"/>1<text:s text:c="7"/>1<text:s text:c="2"/>15<text:s text:c="6"/>53<text:s text:c="14"/>49<text:s text:c="10"/>25<text:s text:c="15"/>1<text:s text:c="14"/>35<text:s text:c="2"/>74<text:s text:c="33"/></text:span></text:p>
      <text:p text:style-name="P347"><text:span text:style-name="T347_1">08:08:11<text:s text:c="2"/>13<text:s text:c="7"/>2<text:s text:c="11"/>7<text:s text:c="19"/>0<text:s text:c="7"/>1<text:s text:c="2"/>15<text:s text:c="6"/>53<text:s text:c="14"/>49<text:s text:c="10"/>26<text:s text:c="15"/>1<text:s text:c="14"/>34<text:s text:c="2"/>74<text:s text:c="33"/></text:span></text:p>
      <text:p text:style-name="P348"><text:span text:style-name="T348_1">08:09:41<text:s text:c="2"/>12<text:s text:c="7"/>3<text:s text:c="11"/>7<text:s text:c="19"/>0<text:s text:c="7"/>2<text:s text:c="2"/>15<text:s text:c="6"/>54<text:s text:c="14"/>50<text:s text:c="10"/>26<text:s text:c="15"/>1<text:s text:c="14"/>34<text:s text:c="2"/>73<text:s text:c="33"/></text:span></text:p>
      <text:p text:style-name="P349"><text:span text:style-name="T349_1">08:10:41<text:s text:c="2"/>12<text:s text:c="7"/>3<text:s text:c="11"/>7<text:s text:c="19"/>0<text:s text:c="7"/>2<text:s text:c="2"/>14<text:s text:c="6"/>55<text:s text:c="14"/>50<text:s text:c="10"/>26<text:s text:c="15"/>2<text:s text:c="14"/>33<text:s text:c="2"/>73<text:s text:c="33"/></text:span></text:p>
      <text:p text:style-name="P350"><text:span text:style-name="T350_1">08:11:16<text:s text:c="2"/>12<text:s text:c="7"/>3<text:s text:c="11"/>7<text:s text:c="19"/>0<text:s text:c="7"/>2<text:s text:c="2"/>14<text:s text:c="6"/>55<text:s text:c="14"/>50<text:s text:c="10"/>27<text:s text:c="15"/>2<text:s text:c="14"/>33<text:s text:c="2"/>73<text:s text:c="33"/></text:span></text:p>
      <text:p text:style-name="P351"><text:span text:style-name="T351_1">08:12:11<text:s text:c="2"/>12<text:s text:c="7"/>3<text:s text:c="11"/>8<text:s text:c="19"/>0<text:s text:c="7"/>2<text:s text:c="2"/>14<text:s text:c="6"/>56<text:s text:c="14"/>50<text:s text:c="10"/>27<text:s text:c="15"/>2<text:s text:c="14"/>33<text:s text:c="2"/>73<text:s text:c="33"/></text:span></text:p>
      <text:p text:style-name="P352"><text:span text:style-name="T352_1">08:13:46<text:s text:c="2"/>11<text:s text:c="7"/>4<text:s text:c="11"/>8<text:s text:c="19"/>0<text:s text:c="7"/>3<text:s text:c="2"/>14<text:s text:c="6"/>56<text:s text:c="14"/>51<text:s text:c="10"/>27<text:s text:c="15"/>2<text:s text:c="14"/>32<text:s text:c="2"/>72<text:s text:c="33"/></text:span></text:p>
      <text:p text:style-name="P353"><text:span text:style-name="T353_1">08:14:16<text:s text:c="2"/>11<text:s text:c="7"/>4<text:s text:c="11"/>8<text:s text:c="19"/>0<text:s text:c="7"/>3<text:s text:c="2"/>14<text:s text:c="6"/>57<text:s text:c="14"/>51<text:s text:c="10"/>28<text:s text:c="15"/>3<text:s text:c="14"/>32<text:s text:c="2"/>72<text:s text:c="33"/></text:span></text:p>
      <text:p text:style-name="P354"><text:span text:style-name="T354_1">08:14:46<text:s text:c="2"/>11<text:s text:c="7"/>4<text:s text:c="11"/>8<text:s text:c="27"/>3<text:s text:c="2"/>13<text:s text:c="6"/>57<text:s text:c="14"/>51<text:s text:c="10"/>28<text:s text:c="15"/>3<text:s text:c="14"/>32<text:s text:c="2"/>72<text:s text:c="33"/></text:span></text:p>
      <text:p text:style-name="P355"><text:span text:style-name="T355_1">08:15:46<text:s text:c="2"/>11<text:s text:c="7"/>4<text:s text:c="11"/>9<text:s text:c="27"/>3<text:s text:c="2"/>13<text:s text:c="6"/>57<text:s text:c="14"/>51<text:s text:c="10"/>28<text:s text:c="15"/>3<text:s text:c="14"/>32<text:s text:c="2"/>71<text:s text:c="33"/></text:span></text:p>
      <text:p text:style-name="P356"><text:span text:style-name="T356_1">08:16:16<text:s text:c="2"/>11<text:s text:c="7"/>4<text:s text:c="11"/>9<text:s text:c="27"/>4<text:s text:c="2"/>13<text:s text:c="6"/>58<text:s text:c="14"/>51<text:s text:c="10"/>28<text:s text:c="15"/>3<text:s text:c="14"/>32<text:s text:c="2"/>71<text:s text:c="33"/></text:span></text:p>
      <text:p text:style-name="P357"><text:span text:style-name="T357_1">08:17:16<text:s text:c="2"/>10<text:s text:c="7"/>5<text:s text:c="11"/>9<text:s text:c="27"/>4<text:s text:c="2"/>13<text:s text:c="6"/>58<text:s text:c="14"/>51<text:s text:c="10"/>29<text:s text:c="15"/>3<text:s text:c="14"/>31<text:s text:c="2"/>71<text:s text:c="33"/></text:span></text:p>
      <text:p text:style-name="P358"><text:span text:style-name="T358_1">08:18:16<text:s text:c="2"/>10<text:s text:c="7"/>5<text:s text:c="11"/>9<text:s text:c="27"/>4<text:s text:c="2"/>12<text:s text:c="6"/>59<text:s text:c="14"/>52<text:s text:c="10"/>29<text:s text:c="15"/>4<text:s text:c="14"/>31<text:s text:c="2"/>71<text:s text:c="33"/></text:span></text:p>
      <text:p text:style-name="P359"><text:span text:style-name="T359_1">08:18:46<text:s text:c="2"/>10<text:s text:c="7"/>5<text:s text:c="11"/>9<text:s text:c="27"/>4<text:s text:c="2"/>12<text:s text:c="6"/>59<text:s text:c="14"/>52<text:s text:c="10"/>29<text:s text:c="15"/>4<text:s text:c="14"/>31<text:s text:c="2"/>70<text:s text:c="33"/></text:span></text:p>
      <text:p text:style-name="P360"><text:span text:style-name="T360_1">08:20:46<text:s text:c="2"/>10<text:s text:c="7"/>5<text:s text:c="10"/>10<text:s text:c="27"/>5<text:s text:c="2"/>12<text:s text:c="6"/>60<text:s text:c="14"/>52<text:s text:c="10"/>30<text:s text:c="15"/>4<text:s text:c="14"/>30<text:s text:c="2"/>70<text:s text:c="3"/>0<text:s text:c="29"/></text:span></text:p>
      <text:p text:style-name="P361"><text:span text:style-name="T361_1">08:21:41<text:s text:c="3"/>9<text:s text:c="7"/>6<text:s text:c="10"/>10<text:s text:c="27"/>5<text:s text:c="2"/>12<text:s text:c="6"/>60<text:s text:c="14"/>52<text:s text:c="10"/>30<text:s text:c="15"/>4<text:s text:c="14"/>30<text:s text:c="2"/>69<text:s text:c="33"/></text:span></text:p>
      <text:p text:style-name="P362"><text:span text:style-name="T362_1">08:22:11<text:s text:c="3"/>9<text:s text:c="7"/>6<text:s text:c="10"/>10<text:s text:c="27"/>5<text:s text:c="2"/>11<text:s text:c="6"/>61<text:s text:c="14"/>52<text:s text:c="10"/>30<text:s text:c="15"/>5<text:s text:c="14"/>30<text:s text:c="2"/>69<text:s text:c="33"/></text:span></text:p>
      <text:p text:style-name="P363"><text:span text:style-name="T363_1">08:24:41<text:s text:c="3"/>9<text:s text:c="7"/>7<text:s text:c="10"/>11<text:s text:c="27"/>6<text:s text:c="2"/>11<text:s text:c="6"/>62<text:s text:c="14"/>53<text:s text:c="10"/>31<text:s text:c="15"/>5<text:s text:c="14"/>29<text:s text:c="2"/>68<text:s text:c="33"/></text:span></text:p>
      <text:p text:style-name="P364"><text:span text:style-name="T364_1">08:25:16<text:s text:c="3"/>8<text:s text:c="7"/>7<text:s text:c="10"/>11<text:s text:c="27"/>6<text:s text:c="2"/>11<text:s text:c="6"/>62<text:s text:c="14"/>53<text:s text:c="10"/>31<text:s text:c="15"/>5<text:s text:c="14"/>29<text:s text:c="2"/>68<text:s text:c="33"/></text:span></text:p>
      <text:p text:style-name="P365"><text:span text:style-name="T365_1">08:25:46<text:s text:c="3"/>8<text:s text:c="7"/>7<text:s text:c="10"/>11<text:s text:c="27"/>6<text:s text:c="2"/>10<text:s text:c="6"/>62<text:s text:c="14"/>53<text:s text:c="10"/>31<text:s text:c="15"/>6<text:s text:c="14"/>28<text:s text:c="2"/>68<text:s text:c="33"/></text:span></text:p>
      <text:p text:style-name="P366"><text:span text:style-name="T366_1">08:27:46<text:s text:c="3"/>8<text:s text:c="7"/>7<text:s text:c="10"/>12<text:s text:c="27"/>7<text:s text:c="2"/>10<text:s text:c="6"/>63<text:s text:c="14"/>53<text:s text:c="10"/>32<text:s text:c="15"/>6<text:s text:c="14"/>28<text:s text:c="2"/>67<text:s text:c="33"/></text:span></text:p>
      <text:p text:style-name="P367"><text:span text:style-name="T367_1">08:29:16<text:s text:c="3"/>7<text:s text:c="7"/>8<text:s text:c="10"/>12<text:s text:c="27"/>7<text:s text:c="2"/>10<text:s text:c="6"/>64<text:s text:c="14"/>53<text:s text:c="10"/>33<text:s text:c="15"/>6<text:s text:c="14"/>27<text:s text:c="2"/>66<text:s text:c="33"/></text:span></text:p>
      <text:p text:style-name="P368"><text:span text:style-name="T368_1">08:29:46<text:s text:c="3"/>7<text:s text:c="7"/>8<text:s text:c="10"/>13<text:s text:c="27"/>7<text:s text:c="3"/>9<text:s text:c="6"/>64<text:s text:c="14"/>53<text:s text:c="10"/>33<text:s text:c="15"/>7<text:s text:c="14"/>27<text:s text:c="2"/>66<text:s text:c="33"/></text:span></text:p>
      <text:p text:style-name="P369"><text:span text:style-name="T369_1">08:30:16<text:s text:c="3"/>7<text:s text:c="7"/>8<text:s text:c="10"/>13<text:s text:c="27"/>8<text:s text:c="3"/>9<text:s text:c="6"/>65<text:s text:c="14"/>53<text:s text:c="10"/>33<text:s text:c="15"/>7<text:s text:c="14"/>27<text:s text:c="2"/>66<text:s text:c="33"/></text:span></text:p>
      <text:p text:style-name="P370"><text:span text:style-name="T370_1">08:32:46<text:s text:c="3"/>7<text:s text:c="7"/>9<text:s text:c="10"/>13<text:s text:c="27"/>8<text:s text:c="3"/>9<text:s text:c="6"/>66<text:s text:c="14"/>54<text:s text:c="10"/>34<text:s text:c="15"/>7<text:s text:c="14"/>26<text:s text:c="2"/>65<text:s text:c="33"/></text:span></text:p>
      <text:p text:style-name="P371"><text:span text:style-name="T371_1">08:33:11<text:s text:c="3"/>7<text:s text:c="7"/>9<text:s text:c="10"/>13<text:s text:c="27"/>8<text:s text:c="3"/>8<text:s text:c="6"/>66<text:s text:c="14"/>54<text:s text:c="10"/>34<text:s text:c="15"/>8<text:s text:c="14"/>26<text:s text:c="2"/>64<text:s text:c="33"/></text:span></text:p>
      <text:p text:style-name="P372"><text:span text:style-name="T372_1">08:33:41<text:s text:c="3"/>6<text:s text:c="7"/>9<text:s text:c="10"/>14<text:s text:c="27"/>9<text:s text:c="3"/>8<text:s text:c="6"/>66<text:s text:c="14"/>54<text:s text:c="10"/>34<text:s text:c="15"/>8<text:s text:c="14"/>26<text:s text:c="2"/>64<text:s text:c="33"/></text:span></text:p>
      <text:p text:style-name="P373"><text:span text:style-name="T373_1">08:35:41<text:s text:c="3"/>6<text:s text:c="6"/>10<text:s text:c="10"/>14<text:s text:c="27"/>9<text:s text:c="3"/>8<text:s text:c="6"/>67<text:s text:c="14"/>54<text:s text:c="10"/>35<text:s text:c="15"/>8<text:s text:c="14"/>25<text:s text:c="2"/>63<text:s text:c="33"/></text:span></text:p>
      <text:p text:style-name="P374"><text:span text:style-name="T374_1">08:36:41<text:s text:c="3"/>6<text:s text:c="6"/>10<text:s text:c="10"/>15<text:s text:c="27"/>9<text:s text:c="3"/>7<text:s text:c="6"/>68<text:s text:c="14"/>54<text:s text:c="10"/>35<text:s text:c="15"/>9<text:s text:c="14"/>25<text:s text:c="2"/>63<text:s text:c="33"/></text:span></text:p>
      <text:p text:style-name="P375"><text:span text:style-name="T375_1">08:38:46<text:s text:c="3"/>5<text:s text:c="6"/>11<text:s text:c="10"/>15<text:s text:c="26"/>10<text:s text:c="3"/>7<text:s text:c="6"/>68<text:s text:c="14"/>54<text:s text:c="10"/>36<text:s text:c="15"/>9<text:s text:c="14"/>24<text:s text:c="2"/>62<text:s text:c="33"/></text:span></text:p>
      <text:p text:style-name="P376"><text:span text:style-name="T376_1">08:39:16<text:s text:c="3"/>5<text:s text:c="6"/>11<text:s text:c="10"/>15<text:s text:c="26"/>10<text:s text:c="3"/>7<text:s text:c="6"/>69<text:s text:c="14"/>54<text:s text:c="10"/>36<text:s text:c="15"/>9<text:s text:c="14"/>24<text:s text:c="2"/>62<text:s text:c="33"/></text:span></text:p>
      <text:p text:style-name="P377"><text:span text:style-name="T377_1">08:40:46<text:s text:c="3"/>5<text:s text:c="6"/>11<text:s text:c="10"/>16<text:s text:c="26"/>11<text:s text:c="3"/>6<text:s text:c="6"/>69<text:s text:c="14"/>54<text:s text:c="10"/>37<text:s text:c="14"/>10<text:s text:c="14"/>24<text:s text:c="2"/>61<text:s text:c="33"/></text:span></text:p>
      <text:p text:style-name="P378"><text:span text:style-name="T378_1">08:41:16<text:s text:c="3"/>5<text:s text:c="6"/>12<text:s text:c="10"/>16<text:s text:c="26"/>11<text:s text:c="3"/>6<text:s text:c="6"/>70<text:s text:c="14"/>54<text:s text:c="10"/>37<text:s text:c="14"/>10<text:s text:c="14"/>24<text:s text:c="2"/>61<text:s text:c="33"/></text:span></text:p>
      <text:p text:style-name="P379"><text:span text:style-name="T379_1">08:41:46<text:s text:c="3"/>4<text:s text:c="6"/>12<text:s text:c="10"/>16<text:s text:c="26"/>11<text:s text:c="3"/>6<text:s text:c="6"/>70<text:s text:c="14"/>54<text:s text:c="10"/>37<text:s text:c="14"/>10<text:s text:c="14"/>23<text:s text:c="2"/>61<text:s text:c="33"/></text:span></text:p>
      <text:p text:style-name="P380"><text:span text:style-name="T380_1">08:42:46<text:s text:c="3"/>4<text:s text:c="6"/>12<text:s text:c="10"/>16<text:s text:c="26"/>11<text:s text:c="3"/>6<text:s text:c="6"/>70<text:s text:c="14"/>54<text:s text:c="10"/>37<text:s text:c="14"/>10<text:s text:c="14"/>23<text:s text:c="2"/>60<text:s text:c="33"/></text:span></text:p>
      <text:p text:style-name="P381"><text:span text:style-name="T381_1">08:45:16<text:s text:c="3"/>4<text:s text:c="6"/>13<text:s text:c="10"/>17<text:s text:c="3"/>0<text:s text:c="22"/>12<text:s text:c="3"/>5<text:s text:c="6"/>71<text:s text:c="14"/>54<text:s text:c="10"/>38<text:s text:c="14"/>11<text:s text:c="14"/>22<text:s text:c="2"/>59<text:s text:c="33"/></text:span></text:p>
      <text:p text:style-name="P382"><text:span text:style-name="T382_1">08:46:41<text:s text:c="3"/>3<text:s text:c="6"/>13<text:s text:c="10"/>18<text:s text:c="3"/>0<text:s text:c="22"/>13<text:s text:c="3"/>5<text:s text:c="6"/>72<text:s text:c="14"/>54<text:s text:c="10"/>39<text:s text:c="14"/>11<text:s text:c="14"/>22<text:s text:c="2"/>58<text:s text:c="33"/></text:span></text:p>
      <text:p text:style-name="P383"><text:span text:style-name="T383_1">08:46:46<text:s text:c="3"/>3<text:s text:c="6"/>13<text:s text:c="10"/>18<text:s text:c="3"/>0<text:s text:c="22"/>13<text:s text:c="3"/>5<text:s text:c="6"/>72<text:s text:c="14"/>54<text:s text:c="10"/>39<text:s text:c="14"/>12<text:s text:c="14"/>22<text:s text:c="2"/>58<text:s text:c="33"/></text:span></text:p>
      <text:p text:style-name="P384"><text:span text:style-name="T384_1">Time</text:span><text:span text:style-name="T38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385"><text:span text:style-name="T385_1">-------------------------------------------------------------------------------------------------------------------------------------------------------------------------</text:span></text:p>
      <text:p text:style-name="P386"><text:span text:style-name="T386_1">08:47:16<text:s text:c="3"/>3<text:s text:c="6"/>13<text:s text:c="10"/>18<text:s text:c="3"/>0<text:s text:c="22"/>13<text:s text:c="3"/>4<text:s text:c="6"/>72<text:s text:c="14"/>54<text:s text:c="10"/>39<text:s text:c="14"/>12<text:s text:c="14"/>22<text:s text:c="2"/>58<text:s text:c="33"/></text:span></text:p>
      <text:p text:style-name="P387"><text:span text:style-name="T387_1">08:47:46<text:s text:c="3"/>3<text:s text:c="6"/>14<text:s text:c="10"/>18<text:s text:c="3"/>0<text:s text:c="22"/>13<text:s text:c="3"/>4<text:s text:c="6"/>72<text:s text:c="14"/>54<text:s text:c="10"/>39<text:s text:c="14"/>12<text:s text:c="14"/>22<text:s text:c="2"/>58<text:s text:c="33"/></text:span></text:p>
      <text:p text:style-name="P388"><text:span text:style-name="T388_1">08:49:11<text:s text:c="3"/>3<text:s text:c="6"/>14<text:s text:c="10"/>18<text:s text:c="3"/>1<text:s text:c="22"/>13<text:s text:c="3"/>4<text:s text:c="6"/>73<text:s text:c="14"/>54<text:s text:c="10"/>40<text:s text:c="14"/>12<text:s text:c="14"/>21<text:s text:c="2"/>57<text:s text:c="33"/></text:span></text:p>
      <text:p text:style-name="P389"><text:span text:style-name="T389_1">08:49:46<text:s text:c="3"/>3<text:s text:c="6"/>14<text:s text:c="10"/>19<text:s text:c="3"/>1<text:s text:c="22"/>14<text:s text:c="3"/>4<text:s text:c="6"/>73<text:s text:c="14"/>54<text:s text:c="10"/>40<text:s text:c="14"/>12<text:s text:c="14"/>21<text:s text:c="2"/>57<text:s text:c="33"/></text:span></text:p>
      <text:p text:style-name="P390"><text:span text:style-name="T390_1">08:50:16<text:s text:c="3"/>3<text:s text:c="6"/>14<text:s text:c="10"/>19<text:s text:c="3"/>1<text:s text:c="22"/>14<text:s text:c="3"/>4<text:s text:c="6"/>73<text:s text:c="14"/>54<text:s text:c="10"/>40<text:s text:c="14"/>13<text:s text:c="14"/>21<text:s text:c="2"/>57<text:s text:c="33"/></text:span></text:p>
      <text:p text:style-name="P391"><text:span text:style-name="T391_1">08:50:46<text:s text:c="3"/>2<text:s text:c="6"/>15<text:s text:c="10"/>19<text:s text:c="3"/>1<text:s text:c="22"/>14<text:s text:c="3"/>3<text:s text:c="6"/>73<text:s text:c="14"/>54<text:s text:c="10"/>40<text:s text:c="14"/>13<text:s text:c="14"/>21<text:s text:c="2"/>56<text:s text:c="33"/></text:span></text:p>
      <text:p text:style-name="P392"><text:span text:style-name="T392_1">08:51:16<text:s text:c="3"/>2<text:s text:c="6"/>15<text:s text:c="10"/>19<text:s text:c="3"/>1<text:s text:c="22"/>14<text:s text:c="3"/>3<text:s text:c="6"/>74<text:s text:c="14"/>53<text:s text:c="10"/>40<text:s text:c="14"/>13<text:s text:c="14"/>21<text:s text:c="2"/>56<text:s text:c="33"/></text:span></text:p>
      <text:p text:style-name="P393"><text:span text:style-name="T393_1">08:51:46<text:s text:c="3"/>2<text:s text:c="6"/>15<text:s text:c="10"/>19<text:s text:c="3"/>1<text:s text:c="22"/>14<text:s text:c="3"/>3<text:s text:c="6"/>74<text:s text:c="14"/>53<text:s text:c="10"/>41<text:s text:c="14"/>13<text:s text:c="14"/>20<text:s text:c="2"/>56<text:s text:c="33"/></text:span></text:p>
      <text:p text:style-name="P394"><text:span text:style-name="T394_1">08:54:46<text:s text:c="3"/>2<text:s text:c="6"/>16<text:s text:c="10"/>20<text:s text:c="3"/>2<text:s text:c="22"/>15<text:s text:c="3"/>2<text:s text:c="6"/>75<text:s text:c="14"/>53<text:s text:c="10"/>42<text:s text:c="14"/>14<text:s text:c="14"/>20<text:s text:c="2"/>55<text:s text:c="33"/></text:span></text:p>
      <text:p text:style-name="P395"><text:span text:style-name="T395_1">08:55:46<text:s text:c="3"/>1<text:s text:c="6"/>16<text:s text:c="10"/>20<text:s text:c="3"/>2<text:s text:c="22"/>15<text:s text:c="3"/>2<text:s text:c="6"/>75<text:s text:c="14"/>53<text:s text:c="10"/>42<text:s text:c="14"/>14<text:s text:c="14"/>19<text:s text:c="2"/>54<text:s text:c="33"/></text:span></text:p>
      <text:p text:style-name="P396"><text:span text:style-name="T396_1">08:56:16<text:s text:c="3"/>1<text:s text:c="6"/>16<text:s text:c="10"/>21<text:s text:c="3"/>2<text:s text:c="22"/>16<text:s text:c="3"/>2<text:s text:c="6"/>75<text:s text:c="14"/>53<text:s text:c="10"/>42<text:s text:c="14"/>14<text:s text:c="14"/>19<text:s text:c="2"/>54<text:s text:c="33"/></text:span></text:p>
      <text:p text:style-name="P397"><text:span text:style-name="T397_1">08:58:41<text:s text:c="3"/>1<text:s text:c="6"/>17<text:s text:c="10"/>21<text:s text:c="3"/>3<text:s text:c="22"/>16<text:s text:c="3"/>1<text:s text:c="6"/>76<text:s text:c="14"/>53<text:s text:c="10"/>43<text:s text:c="14"/>15<text:s text:c="14"/>19<text:s text:c="2"/>53<text:s text:c="33"/></text:span></text:p>
      <text:p text:style-name="P398"><text:span text:style-name="T398_1">09:00:41<text:s text:c="3"/>0<text:s text:c="6"/>18<text:s text:c="10"/>22<text:s text:c="3"/>3<text:s text:c="22"/>17<text:s text:c="3"/>1<text:s text:c="6"/>76<text:s text:c="14"/>52<text:s text:c="10"/>44<text:s text:c="14"/>16<text:s text:c="14"/>18<text:s text:c="2"/>52<text:s text:c="33"/></text:span></text:p>
      <text:p text:style-name="P399"><text:span text:style-name="T399_1">09:01:16<text:s text:c="3"/>0<text:s text:c="6"/>18<text:s text:c="10"/>22<text:s text:c="3"/>4<text:s text:c="22"/>17<text:s text:c="3"/>0<text:s text:c="6"/>76<text:s text:c="14"/>52<text:s text:c="10"/>44<text:s text:c="14"/>16<text:s text:c="14"/>18<text:s text:c="2"/>52<text:s text:c="33"/></text:span></text:p>
      <text:p text:style-name="P400"><text:span text:style-name="T400_1">09:04:16<text:s text:c="3"/>0<text:s text:c="6"/>19<text:s text:c="10"/>23<text:s text:c="3"/>4<text:s text:c="22"/>18<text:s text:c="3"/>0<text:s text:c="6"/>77<text:s text:c="11"/>1<text:s text:c="2"/>52<text:s text:c="10"/>45<text:s text:c="14"/>17<text:s text:c="14"/>17<text:s text:c="2"/>50<text:s text:c="33"/></text:span></text:p>
      <text:p text:style-name="P401"><text:span text:style-name="T401_1">09:07:16<text:s text:c="10"/>20<text:s text:c="10"/>24<text:s text:c="3"/>5<text:s text:c="22"/>19<text:s text:c="3"/>0<text:s text:c="6"/>77<text:s text:c="11"/>1<text:s text:c="2"/>51<text:s text:c="10"/>47<text:s text:c="14"/>18<text:s text:c="14"/>16<text:s text:c="2"/>49<text:s text:c="33"/></text:span></text:p>
      <text:p text:style-name="P402"><text:span text:style-name="T402_1">09:10:16<text:s text:c="10"/>21<text:s text:c="10"/>25<text:s text:c="3"/>6<text:s text:c="22"/>20<text:s text:c="10"/>77<text:s text:c="11"/>2<text:s text:c="2"/>51<text:s text:c="10"/>48<text:s text:c="14"/>19<text:s text:c="14"/>15<text:s text:c="2"/>47<text:s text:c="33"/></text:span></text:p>
      <text:p text:style-name="P403"><text:span text:style-name="T403_1">09:11:41<text:s text:c="10"/>22<text:s text:c="10"/>25<text:s text:c="3"/>6<text:s text:c="22"/>21<text:s text:c="10"/>77<text:s text:c="11"/>3<text:s text:c="2"/>50<text:s text:c="10"/>48<text:s text:c="14"/>19<text:s text:c="14"/>15<text:s text:c="2"/>47<text:s text:c="33"/></text:span></text:p>
      <text:p text:style-name="P404"><text:span text:style-name="T404_1">09:12:11<text:s text:c="10"/>22<text:s text:c="10"/>25<text:s text:c="3"/>6<text:s text:c="22"/>21<text:s text:c="10"/>77<text:s text:c="11"/>3<text:s text:c="2"/>50<text:s text:c="10"/>49<text:s text:c="14"/>19<text:s text:c="14"/>15<text:s text:c="2"/>46<text:s text:c="33"/></text:span></text:p>
      <text:p text:style-name="P405"><text:span text:style-name="T405_1">09:12:16<text:s text:c="10"/>22<text:s text:c="10"/>25<text:s text:c="3"/>6<text:s text:c="22"/>21<text:s text:c="10"/>77<text:s text:c="11"/>3<text:s text:c="2"/>50<text:s text:c="10"/>49<text:s text:c="14"/>20<text:s text:c="14"/>15<text:s text:c="2"/>46<text:s text:c="33"/></text:span></text:p>
      <text:p text:style-name="P406"><text:span text:style-name="T406_1">09:12:46<text:s text:c="10"/>22<text:s text:c="10"/>26<text:s text:c="3"/>6<text:s text:c="22"/>21<text:s text:c="10"/>77<text:s text:c="11"/>3<text:s text:c="2"/>50<text:s text:c="10"/>49<text:s text:c="14"/>20<text:s text:c="14"/>15<text:s text:c="2"/>46<text:s text:c="33"/></text:span></text:p>
      <text:p text:style-name="P407"><text:span text:style-name="T407_1">09:13:46<text:s text:c="10"/>22<text:s text:c="10"/>26<text:s text:c="3"/>7<text:s text:c="22"/>22<text:s text:c="10"/>77<text:s text:c="11"/>3<text:s text:c="2"/>50<text:s text:c="10"/>49<text:s text:c="14"/>20<text:s text:c="14"/>14<text:s text:c="2"/>46<text:s text:c="33"/></text:span></text:p>
      <text:p text:style-name="P408"><text:span text:style-name="T408_1">09:14:06<text:s text:c="10"/>23<text:s text:c="10"/>26<text:s text:c="3"/>7<text:s text:c="22"/>22<text:s text:c="10"/>77<text:s text:c="11"/>3<text:s text:c="2"/>50<text:s text:c="10"/>49<text:s text:c="14"/>20<text:s text:c="14"/>14<text:s text:c="2"/>46<text:s text:c="33"/></text:span></text:p>
      <text:p text:style-name="P409"><text:span text:style-name="T409_1">09:15:46<text:s text:c="10"/>23<text:s text:c="10"/>26<text:s text:c="3"/>7<text:s text:c="22"/>22<text:s text:c="10"/>76<text:s text:c="11"/>4<text:s text:c="2"/>49<text:s text:c="10"/>50<text:s text:c="14"/>21<text:s text:c="14"/>14<text:s text:c="2"/>45<text:s text:c="33"/></text:span></text:p>
      <text:p text:style-name="P410"><text:span text:style-name="T410_1">09:16:16<text:s text:c="10"/>23<text:s text:c="10"/>27<text:s text:c="3"/>7<text:s text:c="22"/>22<text:s text:c="10"/>76<text:s text:c="11"/>4<text:s text:c="2"/>49<text:s text:c="10"/>50<text:s text:c="14"/>21<text:s text:c="14"/>14<text:s text:c="2"/>45<text:s text:c="33"/></text:span></text:p>
      <text:p text:style-name="P411"><text:span text:style-name="T411_1">09:16:46<text:s text:c="10"/>24<text:s text:c="10"/>27<text:s text:c="3"/>7<text:s text:c="22"/>23<text:s text:c="10"/>76<text:s text:c="11"/>4<text:s text:c="2"/>49<text:s text:c="10"/>51<text:s text:c="14"/>21<text:s text:c="14"/>14<text:s text:c="2"/>44<text:s text:c="33"/></text:span></text:p>
      <text:p text:style-name="P412"><text:span text:style-name="T412_1">09:17:46<text:s text:c="10"/>24<text:s text:c="10"/>27<text:s text:c="3"/>7<text:s text:c="22"/>23<text:s text:c="10"/>76<text:s text:c="11"/>4<text:s text:c="2"/>49<text:s text:c="10"/>51<text:s text:c="14"/>21<text:s text:c="14"/>13<text:s text:c="2"/>44<text:s text:c="33"/></text:span></text:p>
      <text:p text:style-name="P413"><text:span text:style-name="T413_1">09:18:16<text:s text:c="10"/>24<text:s text:c="10"/>27<text:s text:c="3"/>8<text:s text:c="22"/>23<text:s text:c="10"/>76<text:s text:c="11"/>5<text:s text:c="2"/>49<text:s text:c="10"/>51<text:s text:c="14"/>21<text:s text:c="14"/>13<text:s text:c="2"/>44<text:s text:c="33"/></text:span></text:p>
      <text:p text:style-name="P414"><text:span text:style-name="T414_1">09:18:46<text:s text:c="10"/>24<text:s text:c="10"/>27<text:s text:c="3"/>8<text:s text:c="22"/>23<text:s text:c="10"/>76<text:s text:c="11"/>5<text:s text:c="2"/>49<text:s text:c="10"/>51<text:s text:c="14"/>22<text:s text:c="14"/>13<text:s text:c="2"/>43<text:s text:c="33"/></text:span></text:p>
      <text:p text:style-name="P415"><text:span text:style-name="T415_1">09:21:46<text:s text:c="10"/>25<text:s text:c="10"/>28<text:s text:c="3"/>8<text:s text:c="22"/>24<text:s text:c="10"/>75<text:s text:c="11"/>6<text:s text:c="2"/>48<text:s text:c="10"/>53<text:s text:c="14"/>23<text:s text:c="14"/>12<text:s text:c="2"/>42<text:s text:c="33"/></text:span></text:p>
      <text:p text:style-name="P416"><text:span text:style-name="T416_1">09:22:06<text:s text:c="10"/>25<text:s text:c="10"/>28<text:s text:c="3"/>9<text:s text:c="22"/>24<text:s text:c="10"/>75<text:s text:c="11"/>6<text:s text:c="2"/>48<text:s text:c="10"/>53<text:s text:c="14"/>23<text:s text:c="14"/>12<text:s text:c="2"/>42<text:s text:c="33"/></text:span></text:p>
      <text:p text:style-name="P417"><text:span text:style-name="T417_1">09:24:11<text:s text:c="10"/>26<text:s text:c="10"/>29<text:s text:c="3"/>9<text:s text:c="22"/>25<text:s text:c="10"/>74<text:s text:c="11"/>6<text:s text:c="2"/>47<text:s text:c="10"/>54<text:s text:c="14"/>23<text:s text:c="14"/>12<text:s text:c="2"/>41<text:s text:c="33"/></text:span></text:p>
      <text:p text:style-name="P418"><text:span text:style-name="T418_1">09:27:16<text:s text:c="10"/>27<text:s text:c="10"/>30<text:s text:c="2"/>10<text:s text:c="11"/>0<text:s text:c="10"/>26<text:s text:c="10"/>73<text:s text:c="11"/>7<text:s text:c="2"/>46<text:s text:c="10"/>55<text:s text:c="14"/>24<text:s text:c="14"/>11<text:s text:c="2"/>39<text:s text:c="33"/></text:span></text:p>
      <text:p text:style-name="P419"><text:span text:style-name="T419_1">09:27:46<text:s text:c="10"/>28<text:s text:c="10"/>30<text:s text:c="2"/>10<text:s text:c="11"/>0<text:s text:c="10"/>27<text:s text:c="10"/>73<text:s text:c="11"/>7<text:s text:c="2"/>46<text:s text:c="10"/>55<text:s text:c="14"/>25<text:s text:c="14"/>11<text:s text:c="2"/>39<text:s text:c="33"/></text:span></text:p>
      <text:p text:style-name="P420"><text:span text:style-name="T420_1">09:28:16<text:s text:c="10"/>28<text:s text:c="10"/>30<text:s text:c="2"/>10<text:s text:c="11"/>0<text:s text:c="10"/>27<text:s text:c="10"/>73<text:s text:c="11"/>8<text:s text:c="2"/>46<text:s text:c="10"/>55<text:s text:c="14"/>25<text:s text:c="14"/>11<text:s text:c="2"/>39<text:s text:c="33"/></text:span></text:p>
      <text:p text:style-name="P421"><text:span text:style-name="T421_1">09:28:46<text:s text:c="10"/>28<text:s text:c="10"/>30<text:s text:c="2"/>10<text:s text:c="11"/>1<text:s text:c="10"/>27<text:s text:c="10"/>73<text:s text:c="11"/>8<text:s text:c="2"/>46<text:s text:c="10"/>56<text:s text:c="14"/>25<text:s text:c="14"/>11<text:s text:c="2"/>39<text:s text:c="33"/></text:span></text:p>
      <text:p text:style-name="P422"><text:span text:style-name="T422_1">09:29:16<text:s text:c="10"/>28<text:s text:c="10"/>30<text:s text:c="2"/>10<text:s text:c="11"/>1<text:s text:c="10"/>27<text:s text:c="10"/>73<text:s text:c="11"/>8<text:s text:c="2"/>46<text:s text:c="10"/>56<text:s text:c="14"/>25<text:s text:c="14"/>10<text:s text:c="2"/>39<text:s text:c="33"/></text:span></text:p>
      <text:p text:style-name="P423"><text:span text:style-name="T423_1">09:29:46<text:s text:c="10"/>28<text:s text:c="10"/>31<text:s text:c="2"/>10<text:s text:c="11"/>1<text:s text:c="10"/>27<text:s text:c="10"/>72<text:s text:c="11"/>8<text:s text:c="2"/>46<text:s text:c="10"/>56<text:s text:c="14"/>25<text:s text:c="14"/>10<text:s text:c="2"/>38<text:s text:c="33"/></text:span></text:p>
      <text:p text:style-name="P424"><text:span text:style-name="T424_1">09:30:16<text:s text:c="10"/>28<text:s text:c="10"/>31<text:s text:c="2"/>10<text:s text:c="11"/>1<text:s text:c="10"/>28<text:s text:c="10"/>72<text:s text:c="11"/>8<text:s text:c="2"/>45<text:s text:c="10"/>56<text:s text:c="14"/>25<text:s text:c="14"/>10<text:s text:c="2"/>38<text:s text:c="33"/></text:span></text:p>
      <text:p text:style-name="P425"><text:span text:style-name="T425_1">09:30:46<text:s text:c="10"/>29<text:s text:c="10"/>31<text:s text:c="2"/>11<text:s text:c="11"/>1<text:s text:c="10"/>28<text:s text:c="10"/>72<text:s text:c="11"/>8<text:s text:c="2"/>45<text:s text:c="10"/>57<text:s text:c="14"/>26<text:s text:c="14"/>10<text:s text:c="2"/>38<text:s text:c="33"/></text:span></text:p>
      <text:p text:style-name="P426"><text:span text:style-name="T426_1">Time</text:span><text:span text:style-name="T42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427"><text:span text:style-name="T427_1">-------------------------------------------------------------------------------------------------------------------------------------------------------------------------</text:span></text:p>
      <text:p text:style-name="P428"><text:span text:style-name="T428_1">09:31:16<text:s text:c="10"/>29<text:s text:c="10"/>31<text:s text:c="2"/>11<text:s text:c="11"/>1<text:s text:c="10"/>28<text:s text:c="10"/>72<text:s text:c="11"/>9<text:s text:c="2"/>45<text:s text:c="10"/>57<text:s text:c="14"/>26<text:s text:c="14"/>10<text:s text:c="2"/>38<text:s text:c="33"/></text:span></text:p>
      <text:p text:style-name="P429"><text:span text:style-name="T429_1">09:32:16<text:s text:c="10"/>29<text:s text:c="10"/>31<text:s text:c="2"/>11<text:s text:c="11"/>2<text:s text:c="10"/>28<text:s text:c="10"/>72<text:s text:c="11"/>9<text:s text:c="2"/>45<text:s text:c="10"/>57<text:s text:c="14"/>26<text:s text:c="14"/>10<text:s text:c="2"/>37<text:s text:c="33"/></text:span></text:p>
      <text:p text:style-name="P430"><text:span text:style-name="T430_1">09:32:46<text:s text:c="10"/>29<text:s text:c="10"/>31<text:s text:c="2"/>11<text:s text:c="11"/>2<text:s text:c="10"/>28<text:s text:c="10"/>71<text:s text:c="11"/>9<text:s text:c="2"/>45<text:s text:c="10"/>57<text:s text:c="14"/>26<text:s text:c="14"/>10<text:s text:c="2"/>37<text:s text:c="33"/></text:span></text:p>
      <text:p text:style-name="P431"><text:span text:style-name="T431_1">09:33:16<text:s text:c="10"/>30<text:s text:c="10"/>32<text:s text:c="2"/>11<text:s text:c="11"/>2<text:s text:c="10"/>29<text:s text:c="10"/>71<text:s text:c="11"/>9<text:s text:c="2"/>45<text:s text:c="10"/>58<text:s text:c="14"/>26<text:s text:c="15"/>9<text:s text:c="2"/>37<text:s text:c="33"/></text:span></text:p>
      <text:p text:style-name="P432"><text:span text:style-name="T432_1">09:33:46<text:s text:c="10"/>30<text:s text:c="10"/>32<text:s text:c="2"/>11<text:s text:c="11"/>2<text:s text:c="10"/>29<text:s text:c="10"/>71<text:s text:c="11"/>9<text:s text:c="2"/>44<text:s text:c="10"/>58<text:s text:c="14"/>27<text:s text:c="15"/>9<text:s text:c="2"/>37<text:s text:c="33"/></text:span></text:p>
      <text:p text:style-name="P433"><text:span text:style-name="T433_1">09:36:41<text:s text:c="10"/>31<text:s text:c="10"/>33<text:s text:c="2"/>12<text:s text:c="11"/>3<text:s text:c="10"/>30<text:s text:c="10"/>70<text:s text:c="10"/>10<text:s text:c="2"/>43<text:s text:c="10"/>59<text:s text:c="14"/>27<text:s text:c="15"/>9<text:s text:c="2"/>35<text:s text:c="33"/></text:span></text:p>
      <text:p text:style-name="P434"><text:span text:style-name="T434_1">09:37:11<text:s text:c="10"/>31<text:s text:c="10"/>33<text:s text:c="2"/>12<text:s text:c="11"/>3<text:s text:c="10"/>30<text:s text:c="10"/>70<text:s text:c="10"/>10<text:s text:c="2"/>43<text:s text:c="10"/>59<text:s text:c="14"/>28<text:s text:c="15"/>8<text:s text:c="2"/>35<text:s text:c="33"/></text:span></text:p>
      <text:p text:style-name="P435"><text:span text:style-name="T435_1">09:37:16<text:s text:c="10"/>31<text:s text:c="10"/>33<text:s text:c="2"/>12<text:s text:c="11"/>3<text:s text:c="10"/>30<text:s text:c="10"/>69<text:s text:c="10"/>10<text:s text:c="2"/>43<text:s text:c="10"/>59<text:s text:c="14"/>28<text:s text:c="15"/>8<text:s text:c="2"/>35<text:s text:c="33"/></text:span></text:p>
      <text:p text:style-name="P436"><text:span text:style-name="T436_1">09:37:46<text:s text:c="10"/>31<text:s text:c="10"/>33<text:s text:c="2"/>12<text:s text:c="11"/>3<text:s text:c="10"/>30<text:s text:c="10"/>69<text:s text:c="10"/>11<text:s text:c="2"/>43<text:s text:c="10"/>60<text:s text:c="14"/>28<text:s text:c="15"/>8<text:s text:c="2"/>35<text:s text:c="33"/></text:span></text:p>
      <text:p text:style-name="P437"><text:span text:style-name="T437_1">09:38:11<text:s text:c="10"/>31<text:s text:c="10"/>33<text:s text:c="2"/>12<text:s text:c="11"/>3<text:s text:c="10"/>31<text:s text:c="10"/>69<text:s text:c="10"/>11<text:s text:c="2"/>43<text:s text:c="10"/>60<text:s text:c="14"/>28<text:s text:c="15"/>8<text:s text:c="2"/>35<text:s text:c="33"/></text:span></text:p>
      <text:p text:style-name="P438"><text:span text:style-name="T438_1">09:38:16<text:s text:c="10"/>31<text:s text:c="10"/>33<text:s text:c="2"/>12<text:s text:c="11"/>3<text:s text:c="10"/>31<text:s text:c="10"/>69<text:s text:c="10"/>11<text:s text:c="2"/>43<text:s text:c="10"/>60<text:s text:c="14"/>28<text:s text:c="15"/>8<text:s text:c="2"/>34<text:s text:c="33"/></text:span></text:p>
      <text:p text:style-name="P439"><text:span text:style-name="T439_1">09:38:46<text:s text:c="10"/>32<text:s text:c="10"/>33<text:s text:c="2"/>12<text:s text:c="11"/>4<text:s text:c="10"/>31<text:s text:c="10"/>69<text:s text:c="10"/>11<text:s text:c="2"/>43<text:s text:c="10"/>60<text:s text:c="14"/>28<text:s text:c="15"/>8<text:s text:c="2"/>34<text:s text:c="33"/></text:span></text:p>
      <text:p text:style-name="P440"><text:span text:style-name="T440_1">09:39:11<text:s text:c="10"/>32<text:s text:c="10"/>33<text:s text:c="2"/>13<text:s text:c="11"/>4<text:s text:c="10"/>31<text:s text:c="10"/>69<text:s text:c="10"/>11<text:s text:c="2"/>43<text:s text:c="10"/>60<text:s text:c="14"/>28<text:s text:c="15"/>8<text:s text:c="2"/>34<text:s text:c="33"/></text:span></text:p>
      <text:p text:style-name="P441"><text:span text:style-name="T441_1">09:40:16<text:s text:c="10"/>32<text:s text:c="10"/>34<text:s text:c="2"/>13<text:s text:c="11"/>4<text:s text:c="10"/>31<text:s text:c="10"/>68<text:s text:c="10"/>11<text:s text:c="2"/>42<text:s text:c="10"/>61<text:s text:c="14"/>29<text:s text:c="15"/>8<text:s text:c="2"/>34<text:s text:c="33"/></text:span></text:p>
      <text:p text:style-name="P442"><text:span text:style-name="T442_1">09:42:16<text:s text:c="10"/>33<text:s text:c="10"/>34<text:s text:c="2"/>13<text:s text:c="11"/>5<text:s text:c="10"/>32<text:s text:c="10"/>67<text:s text:c="10"/>12<text:s text:c="2"/>42<text:s text:c="10"/>62<text:s text:c="14"/>29<text:s text:c="15"/>7<text:s text:c="2"/>33<text:s text:c="33"/></text:span></text:p>
      <text:p text:style-name="P443"><text:span text:style-name="T443_1">09:43:16<text:s text:c="10"/>33<text:s text:c="10"/>34<text:s text:c="2"/>13<text:s text:c="11"/>5<text:s text:c="10"/>33<text:s text:c="10"/>67<text:s text:c="10"/>12<text:s text:c="2"/>41<text:s text:c="10"/>62<text:s text:c="14"/>30<text:s text:c="15"/>7<text:s text:c="2"/>32<text:s text:c="33"/></text:span></text:p>
      <text:p text:style-name="P444"><text:span text:style-name="T444_1">09:43:46<text:s text:c="10"/>33<text:s text:c="10"/>34<text:s text:c="2"/>14<text:s text:c="11"/>5<text:s text:c="10"/>33<text:s text:c="10"/>67<text:s text:c="10"/>13<text:s text:c="2"/>41<text:s text:c="10"/>62<text:s text:c="14"/>30<text:s text:c="15"/>7<text:s text:c="2"/>32<text:s text:c="33"/></text:span></text:p>
      <text:p text:style-name="P445"><text:span text:style-name="T445_1">09:44:46<text:s text:c="10"/>34<text:s text:c="10"/>35<text:s text:c="2"/>14<text:s text:c="11"/>5<text:s text:c="10"/>33<text:s text:c="10"/>66<text:s text:c="10"/>13<text:s text:c="2"/>41<text:s text:c="10"/>63<text:s text:c="14"/>30<text:s text:c="15"/>7<text:s text:c="2"/>32<text:s text:c="33"/></text:span></text:p>
      <text:p text:style-name="P446"><text:span text:style-name="T446_1">09:45:16<text:s text:c="10"/>34<text:s text:c="10"/>35<text:s text:c="2"/>14<text:s text:c="11"/>5<text:s text:c="10"/>33<text:s text:c="10"/>66<text:s text:c="10"/>13<text:s text:c="2"/>41<text:s text:c="10"/>63<text:s text:c="14"/>30<text:s text:c="15"/>6<text:s text:c="2"/>31<text:s text:c="33"/></text:span></text:p>
      <text:p text:style-name="P447"><text:span text:style-name="T447_1">09:45:46<text:s text:c="10"/>34<text:s text:c="10"/>35<text:s text:c="2"/>14<text:s text:c="11"/>6<text:s text:c="10"/>34<text:s text:c="10"/>66<text:s text:c="10"/>13<text:s text:c="2"/>40<text:s text:c="10"/>63<text:s text:c="14"/>30<text:s text:c="15"/>6<text:s text:c="2"/>31<text:s text:c="33"/></text:span></text:p>
      <text:p text:style-name="P448"><text:span text:style-name="T448_1">09:46:16<text:s text:c="10"/>34<text:s text:c="10"/>35<text:s text:c="2"/>14<text:s text:c="11"/>6<text:s text:c="10"/>34<text:s text:c="10"/>66<text:s text:c="10"/>14<text:s text:c="2"/>40<text:s text:c="10"/>63<text:s text:c="14"/>31<text:s text:c="15"/>6<text:s text:c="2"/>31<text:s text:c="33"/></text:span></text:p>
      <text:p text:style-name="P449"><text:span text:style-name="T449_1">09:48:41<text:s text:c="10"/>35<text:s text:c="10"/>36<text:s text:c="2"/>15<text:s text:c="11"/>6<text:s text:c="10"/>35<text:s text:c="10"/>64<text:s text:c="10"/>14<text:s text:c="2"/>39<text:s text:c="10"/>65<text:s text:c="14"/>31<text:s text:c="15"/>6<text:s text:c="2"/>30<text:s text:c="33"/></text:span></text:p>
      <text:p text:style-name="P450"><text:span text:style-name="T450_1">09:49:41<text:s text:c="10"/>36<text:s text:c="10"/>36<text:s text:c="2"/>15<text:s text:c="11"/>7<text:s text:c="10"/>35<text:s text:c="10"/>64<text:s text:c="10"/>15<text:s text:c="2"/>39<text:s text:c="10"/>65<text:s text:c="14"/>32<text:s text:c="15"/>5<text:s text:c="2"/>29<text:s text:c="33"/></text:span></text:p>
      <text:p text:style-name="P451"><text:span text:style-name="T451_1">09:50:41<text:s text:c="10"/>36<text:s text:c="10"/>36<text:s text:c="2"/>15<text:s text:c="11"/>7<text:s text:c="10"/>35<text:s text:c="10"/>64<text:s text:c="10"/>15<text:s text:c="2"/>39<text:s text:c="10"/>66<text:s text:c="14"/>32<text:s text:c="15"/>5<text:s text:c="2"/>29<text:s text:c="33"/></text:span></text:p>
      <text:p text:style-name="P452"><text:span text:style-name="T452_1">09:50:46<text:s text:c="10"/>36<text:s text:c="10"/>36<text:s text:c="2"/>15<text:s text:c="11"/>7<text:s text:c="10"/>36<text:s text:c="10"/>63<text:s text:c="10"/>15<text:s text:c="2"/>39<text:s text:c="10"/>66<text:s text:c="14"/>32<text:s text:c="15"/>5<text:s text:c="2"/>29<text:s text:c="33"/></text:span></text:p>
      <text:p text:style-name="P453"><text:span text:style-name="T453_1">09:51:41<text:s text:c="10"/>36<text:s text:c="10"/>36<text:s text:c="2"/>15<text:s text:c="11"/>7<text:s text:c="10"/>36<text:s text:c="10"/>63<text:s text:c="10"/>15<text:s text:c="2"/>38<text:s text:c="10"/>66<text:s text:c="14"/>32<text:s text:c="15"/>5<text:s text:c="2"/>29<text:s text:c="33"/></text:span></text:p>
      <text:p text:style-name="P454"><text:span text:style-name="T454_1">09:53:16<text:s text:c="10"/>37<text:s text:c="10"/>37<text:s text:c="2"/>16<text:s text:c="11"/>8<text:s text:c="10"/>37<text:s text:c="10"/>62<text:s text:c="10"/>16<text:s text:c="2"/>38<text:s text:c="10"/>67<text:s text:c="14"/>33<text:s text:c="15"/>5<text:s text:c="2"/>28<text:s text:c="33"/></text:span></text:p>
      <text:p text:style-name="P455"><text:span text:style-name="T455_1">09:53:46<text:s text:c="10"/>37<text:s text:c="10"/>37<text:s text:c="2"/>16<text:s text:c="11"/>8<text:s text:c="10"/>37<text:s text:c="10"/>62<text:s text:c="10"/>16<text:s text:c="2"/>38<text:s text:c="10"/>67<text:s text:c="14"/>33<text:s text:c="15"/>4<text:s text:c="2"/>28<text:s text:c="33"/></text:span></text:p>
      <text:p text:style-name="P456"><text:span text:style-name="T456_1">09:54:46<text:s text:c="10"/>38<text:s text:c="10"/>37<text:s text:c="2"/>16<text:s text:c="11"/>8<text:s text:c="10"/>37<text:s text:c="10"/>62<text:s text:c="10"/>16<text:s text:c="2"/>37<text:s text:c="10"/>67<text:s text:c="14"/>33<text:s text:c="15"/>4<text:s text:c="2"/>27<text:s text:c="33"/></text:span></text:p>
      <text:p text:style-name="P457"><text:span text:style-name="T457_1">09:55:16<text:s text:c="10"/>38<text:s text:c="10"/>37<text:s text:c="2"/>16<text:s text:c="11"/>8<text:s text:c="10"/>37<text:s text:c="10"/>61<text:s text:c="10"/>17<text:s text:c="2"/>37<text:s text:c="10"/>68<text:s text:c="14"/>33<text:s text:c="15"/>4<text:s text:c="2"/>27<text:s text:c="33"/></text:span></text:p>
      <text:p text:style-name="P458"><text:span text:style-name="T458_1">09:56:16<text:s text:c="10"/>38<text:s text:c="10"/>37<text:s text:c="2"/>17<text:s text:c="11"/>8<text:s text:c="10"/>38<text:s text:c="10"/>61<text:s text:c="10"/>17<text:s text:c="2"/>37<text:s text:c="10"/>68<text:s text:c="14"/>34<text:s text:c="15"/>4<text:s text:c="2"/>27<text:s text:c="33"/></text:span></text:p>
      <text:p text:style-name="P459"><text:span text:style-name="T459_1">09:56:46<text:s text:c="10"/>38<text:s text:c="10"/>37<text:s text:c="2"/>17<text:s text:c="11"/>9<text:s text:c="10"/>38<text:s text:c="10"/>61<text:s text:c="10"/>17<text:s text:c="2"/>37<text:s text:c="10"/>68<text:s text:c="14"/>34<text:s text:c="15"/>4<text:s text:c="2"/>26<text:s text:c="33"/></text:span></text:p>
      <text:p text:style-name="P460"><text:span text:style-name="T460_1">09:57:16<text:s text:c="10"/>38<text:s text:c="10"/>38<text:s text:c="2"/>17<text:s text:c="11"/>9<text:s text:c="10"/>38<text:s text:c="10"/>60<text:s text:c="10"/>17<text:s text:c="2"/>36<text:s text:c="10"/>69<text:s text:c="14"/>34<text:s text:c="15"/>4<text:s text:c="2"/>26<text:s text:c="33"/></text:span></text:p>
      <text:p text:style-name="P461"><text:span text:style-name="T461_1">09:57:46<text:s text:c="10"/>39<text:s text:c="10"/>38<text:s text:c="2"/>17<text:s text:c="11"/>9<text:s text:c="10"/>38<text:s text:c="10"/>60<text:s text:c="10"/>18<text:s text:c="2"/>36<text:s text:c="10"/>69<text:s text:c="14"/>34<text:s text:c="15"/>3<text:s text:c="2"/>26<text:s text:c="33"/></text:span></text:p>
      <text:p text:style-name="P462"><text:span text:style-name="T462_1">09:58:16<text:s text:c="10"/>39<text:s text:c="10"/>38<text:s text:c="2"/>17<text:s text:c="11"/>9<text:s text:c="10"/>39<text:s text:c="10"/>60<text:s text:c="10"/>18<text:s text:c="2"/>36<text:s text:c="10"/>69<text:s text:c="14"/>34<text:s text:c="15"/>3<text:s text:c="2"/>26<text:s text:c="33"/></text:span></text:p>
      <text:p text:style-name="P463"><text:span text:style-name="T463_1">09:59:16<text:s text:c="10"/>39<text:s text:c="10"/>38<text:s text:c="2"/>17<text:s text:c="11"/>9<text:s text:c="10"/>39<text:s text:c="10"/>60<text:s text:c="10"/>18<text:s text:c="2"/>36<text:s text:c="10"/>70<text:s text:c="14"/>34<text:s text:c="15"/>3<text:s text:c="2"/>25<text:s text:c="33"/></text:span></text:p>
      <text:p text:style-name="P464"><text:span text:style-name="T464_1">10:00:16<text:s text:c="10"/>40<text:s text:c="10"/>38<text:s text:c="2"/>17<text:s text:c="11"/>9<text:s text:c="10"/>39<text:s text:c="10"/>59<text:s text:c="10"/>18<text:s text:c="2"/>35<text:s text:c="10"/>70<text:s text:c="14"/>35<text:s text:c="15"/>3<text:s text:c="2"/>25<text:s text:c="33"/></text:span></text:p>
      <text:p text:style-name="P465"><text:span text:style-name="T465_1">10:00:36<text:s text:c="10"/>40<text:s text:c="10"/>38<text:s text:c="2"/>18<text:s text:c="10"/>10<text:s text:c="10"/>40<text:s text:c="10"/>59<text:s text:c="10"/>19<text:s text:c="2"/>35<text:s text:c="10"/>70<text:s text:c="14"/>35<text:s text:c="15"/>3<text:s text:c="2"/>25<text:s text:c="33"/></text:span></text:p>
      <text:p text:style-name="P466"><text:span text:style-name="T466_1">10:01:16<text:s text:c="10"/>40<text:s text:c="10"/>38<text:s text:c="2"/>18<text:s text:c="10"/>10<text:s text:c="10"/>40<text:s text:c="10"/>59<text:s text:c="10"/>19<text:s text:c="2"/>35<text:s text:c="10"/>71<text:s text:c="14"/>35<text:s text:c="15"/>3<text:s text:c="2"/>25<text:s text:c="33"/></text:span></text:p>
      <text:p text:style-name="P467"><text:span text:style-name="T467_1">10:01:36<text:s text:c="10"/>40<text:s text:c="10"/>38<text:s text:c="2"/>18<text:s text:c="10"/>10<text:s text:c="10"/>40<text:s text:c="10"/>58<text:s text:c="10"/>19<text:s text:c="2"/>35<text:s text:c="10"/>71<text:s text:c="14"/>35<text:s text:c="15"/>3<text:s text:c="2"/>24<text:s text:c="33"/></text:span></text:p>
      <text:p text:style-name="P468"><text:span text:style-name="T468_1">Time</text:span><text:span text:style-name="T46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469"><text:span text:style-name="T469_1">-------------------------------------------------------------------------------------------------------------------------------------------------------------------------</text:span></text:p>
      <text:p text:style-name="P470"><text:span text:style-name="T470_1">10:03:06<text:s text:c="10"/>41<text:s text:c="10"/>39<text:s text:c="2"/>18<text:s text:c="10"/>10<text:s text:c="10"/>41<text:s text:c="10"/>58<text:s text:c="10"/>20<text:s text:c="2"/>34<text:s text:c="10"/>71<text:s text:c="14"/>36<text:s text:c="15"/>2<text:s text:c="2"/>24<text:s text:c="33"/></text:span></text:p>
      <text:p text:style-name="P471"><text:span text:style-name="T471_1">10:03:16<text:s text:c="10"/>41<text:s text:c="10"/>39<text:s text:c="2"/>18<text:s text:c="10"/>10<text:s text:c="10"/>41<text:s text:c="10"/>58<text:s text:c="10"/>20<text:s text:c="2"/>34<text:s text:c="10"/>72<text:s text:c="14"/>36<text:s text:c="15"/>2<text:s text:c="2"/>24<text:s text:c="33"/></text:span></text:p>
      <text:p text:style-name="P472"><text:span text:style-name="T472_1">10:03:46<text:s text:c="10"/>41<text:s text:c="10"/>39<text:s text:c="2"/>18<text:s text:c="10"/>10<text:s text:c="10"/>41<text:s text:c="10"/>57<text:s text:c="10"/>20<text:s text:c="2"/>34<text:s text:c="10"/>72<text:s text:c="14"/>36<text:s text:c="15"/>2<text:s text:c="2"/>23<text:s text:c="33"/></text:span></text:p>
      <text:p text:style-name="P473"><text:span text:style-name="T473_1">10:04:41<text:s text:c="10"/>41<text:s text:c="10"/>39<text:s text:c="2"/>18<text:s text:c="10"/>11<text:s text:c="10"/>41<text:s text:c="10"/>57<text:s text:c="10"/>20<text:s text:c="2"/>34<text:s text:c="10"/>72<text:s text:c="14"/>36<text:s text:c="15"/>2<text:s text:c="2"/>23<text:s text:c="33"/></text:span></text:p>
      <text:p text:style-name="P474"><text:span text:style-name="T474_1">10:05:16<text:s text:c="10"/>41<text:s text:c="10"/>39<text:s text:c="2"/>19<text:s text:c="10"/>11<text:s text:c="10"/>42<text:s text:c="10"/>57<text:s text:c="10"/>20<text:s text:c="2"/>34<text:s text:c="10"/>72<text:s text:c="14"/>36<text:s text:c="15"/>2<text:s text:c="2"/>23<text:s text:c="33"/></text:span></text:p>
      <text:p text:style-name="P475"><text:span text:style-name="T475_1">10:05:46<text:s text:c="10"/>42<text:s text:c="10"/>39<text:s text:c="2"/>19<text:s text:c="10"/>11<text:s text:c="10"/>42<text:s text:c="10"/>57<text:s text:c="10"/>21<text:s text:c="2"/>33<text:s text:c="10"/>73<text:s text:c="14"/>36<text:s text:c="15"/>2<text:s text:c="2"/>23<text:s text:c="33"/></text:span></text:p>
      <text:p text:style-name="P476"><text:span text:style-name="T476_1">10:06:16<text:s text:c="10"/>42<text:s text:c="10"/>39<text:s text:c="2"/>19<text:s text:c="10"/>11<text:s text:c="10"/>42<text:s text:c="10"/>56<text:s text:c="10"/>21<text:s text:c="2"/>33<text:s text:c="10"/>73<text:s text:c="14"/>36<text:s text:c="15"/>2<text:s text:c="2"/>22<text:s text:c="33"/></text:span></text:p>
      <text:p text:style-name="P477"><text:span text:style-name="T477_1">10:06:31<text:s text:c="10"/>42<text:s text:c="10"/>39<text:s text:c="2"/>19<text:s text:c="10"/>11<text:s text:c="10"/>42<text:s text:c="10"/>56<text:s text:c="10"/>21<text:s text:c="2"/>33<text:s text:c="10"/>73<text:s text:c="14"/>37<text:s text:c="15"/>1<text:s text:c="2"/>22<text:s text:c="33"/></text:span></text:p>
      <text:p text:style-name="P478"><text:span text:style-name="T478_1">10:07:46<text:s text:c="10"/>42<text:s text:c="10"/>40<text:s text:c="2"/>19<text:s text:c="10"/>11<text:s text:c="10"/>43<text:s text:c="10"/>56<text:s text:c="10"/>21<text:s text:c="2"/>33<text:s text:c="10"/>74<text:s text:c="14"/>37<text:s text:c="15"/>1<text:s text:c="2"/>22<text:s text:c="33"/></text:span></text:p>
      <text:p text:style-name="P479"><text:span text:style-name="T479_1">10:08:46<text:s text:c="10"/>43<text:s text:c="10"/>40<text:s text:c="2"/>19<text:s text:c="10"/>12<text:s text:c="10"/>43<text:s text:c="10"/>55<text:s text:c="10"/>22<text:s text:c="2"/>32<text:s text:c="10"/>74<text:s text:c="14"/>37<text:s text:c="15"/>1<text:s text:c="2"/>21<text:s text:c="33"/></text:span></text:p>
      <text:p text:style-name="P480"><text:span text:style-name="T480_1">10:11:46<text:s text:c="10"/>44<text:s text:c="10"/>40<text:s text:c="2"/>20<text:s text:c="10"/>12<text:s text:c="10"/>44<text:s text:c="10"/>54<text:s text:c="10"/>23<text:s text:c="2"/>31<text:s text:c="10"/>76<text:s text:c="14"/>38<text:s text:c="15"/>0<text:s text:c="2"/>20<text:s text:c="33"/></text:span></text:p>
      <text:p text:style-name="P481"><text:span text:style-name="T481_1">10:13:11<text:s text:c="10"/>44<text:s text:c="10"/>40<text:s text:c="2"/>20<text:s text:c="10"/>12<text:s text:c="10"/>45<text:s text:c="10"/>53<text:s text:c="10"/>23<text:s text:c="2"/>31<text:s text:c="10"/>76<text:s text:c="14"/>38<text:s text:c="15"/>0<text:s text:c="2"/>20<text:s text:c="33"/></text:span></text:p>
      <text:p text:style-name="P482"><text:span text:style-name="T482_1">10:13:41<text:s text:c="10"/>44<text:s text:c="10"/>40<text:s text:c="2"/>21<text:s text:c="10"/>13<text:s text:c="10"/>45<text:s text:c="10"/>53<text:s text:c="10"/>23<text:s text:c="2"/>31<text:s text:c="10"/>77<text:s text:c="14"/>38<text:s text:c="15"/>0<text:s text:c="2"/>19<text:s text:c="33"/></text:span></text:p>
      <text:p text:style-name="P483"><text:span text:style-name="T483_1">10:14:16<text:s text:c="10"/>45<text:s text:c="10"/>40<text:s text:c="2"/>21<text:s text:c="10"/>13<text:s text:c="10"/>46<text:s text:c="10"/>53<text:s text:c="10"/>24<text:s text:c="2"/>30<text:s text:c="10"/>77<text:s text:c="14"/>39<text:s text:c="15"/>0<text:s text:c="2"/>19<text:s text:c="33"/></text:span></text:p>
      <text:p text:style-name="P484"><text:span text:style-name="T484_1">10:14:41<text:s text:c="10"/>45<text:s text:c="10"/>40<text:s text:c="2"/>21<text:s text:c="10"/>13<text:s text:c="10"/>46<text:s text:c="10"/>52<text:s text:c="10"/>24<text:s text:c="2"/>30<text:s text:c="10"/>77<text:s text:c="14"/>39<text:s text:c="15"/>0<text:s text:c="2"/>19<text:s text:c="33"/></text:span></text:p>
      <text:p text:style-name="P485"><text:span text:style-name="T485_1">10:14:46<text:s text:c="10"/>45<text:s text:c="10"/>41<text:s text:c="2"/>21<text:s text:c="10"/>13<text:s text:c="10"/>46<text:s text:c="10"/>52<text:s text:c="10"/>24<text:s text:c="2"/>30<text:s text:c="10"/>77<text:s text:c="14"/>39<text:s text:c="15"/>0<text:s text:c="2"/>19<text:s text:c="33"/></text:span></text:p>
      <text:p text:style-name="P486"><text:span text:style-name="T486_1">10:15:46<text:s text:c="10"/>45<text:s text:c="10"/>41<text:s text:c="2"/>21<text:s text:c="10"/>13<text:s text:c="10"/>46<text:s text:c="10"/>52<text:s text:c="10"/>24<text:s text:c="2"/>30<text:s text:c="10"/>78<text:s text:c="14"/>39<text:s text:c="15"/>0<text:s text:c="2"/>19<text:s text:c="33"/></text:span></text:p>
      <text:p text:style-name="P487"><text:span text:style-name="T487_1">10:16:41<text:s text:c="10"/>45<text:s text:c="10"/>41<text:s text:c="2"/>21<text:s text:c="10"/>13<text:s text:c="10"/>47<text:s text:c="10"/>51<text:s text:c="10"/>25<text:s text:c="2"/>30<text:s text:c="10"/>78<text:s text:c="14"/>39<text:s text:c="18"/>18<text:s text:c="33"/></text:span></text:p>
      <text:p text:style-name="P488"><text:span text:style-name="T488_1">10:17:11<text:s text:c="10"/>45<text:s text:c="10"/>41<text:s text:c="2"/>21<text:s text:c="10"/>13<text:s text:c="10"/>47<text:s text:c="10"/>51<text:s text:c="10"/>25<text:s text:c="2"/>29<text:s text:c="10"/>78<text:s text:c="14"/>39<text:s text:c="18"/>18<text:s text:c="33"/></text:span></text:p>
      <text:p text:style-name="P489"><text:span text:style-name="T489_1">10:17:16<text:s text:c="10"/>46<text:s text:c="10"/>41<text:s text:c="2"/>21<text:s text:c="10"/>13<text:s text:c="10"/>47<text:s text:c="10"/>51<text:s text:c="10"/>25<text:s text:c="2"/>29<text:s text:c="10"/>78<text:s text:c="14"/>39<text:s text:c="18"/>18<text:s text:c="33"/></text:span></text:p>
      <text:p text:style-name="P490"><text:span text:style-name="T490_1">10:18:21<text:s text:c="10"/>46<text:s text:c="10"/>41<text:s text:c="2"/>22<text:s text:c="10"/>14<text:s text:c="10"/>47<text:s text:c="10"/>51<text:s text:c="10"/>25<text:s text:c="2"/>29<text:s text:c="10"/>79<text:s text:c="14"/>40<text:s text:c="18"/>18<text:s text:c="33"/></text:span></text:p>
      <text:p text:style-name="P491"><text:span text:style-name="T491_1">10:20:46<text:s text:c="10"/>47<text:s text:c="10"/>41<text:s text:c="2"/>22<text:s text:c="3"/>0<text:s text:c="6"/>14<text:s text:c="10"/>48<text:s text:c="10"/>50<text:s text:c="10"/>26<text:s text:c="2"/>28<text:s text:c="10"/>80<text:s text:c="14"/>40<text:s text:c="18"/>17<text:s text:c="33"/></text:span></text:p>
      <text:p text:style-name="P492"><text:span text:style-name="T492_1">10:21:16<text:s text:c="10"/>47<text:s text:c="10"/>41<text:s text:c="2"/>22<text:s text:c="3"/>0<text:s text:c="6"/>14<text:s text:c="10"/>49<text:s text:c="10"/>49<text:s text:c="10"/>26<text:s text:c="2"/>28<text:s text:c="10"/>80<text:s text:c="14"/>40<text:s text:c="18"/>16<text:s text:c="33"/></text:span></text:p>
      <text:p text:style-name="P493"><text:span text:style-name="T493_1">10:22:16<text:s text:c="10"/>47<text:s text:c="10"/>41<text:s text:c="2"/>23<text:s text:c="3"/>0<text:s text:c="6"/>14<text:s text:c="10"/>49<text:s text:c="10"/>49<text:s text:c="10"/>27<text:s text:c="2"/>27<text:s text:c="10"/>81<text:s text:c="14"/>41<text:s text:c="18"/>16<text:s text:c="33"/></text:span></text:p>
      <text:p text:style-name="P494"><text:span text:style-name="T494_1">10:23:16<text:s text:c="10"/>47<text:s text:c="10"/>41<text:s text:c="2"/>23<text:s text:c="3"/>0<text:s text:c="6"/>14<text:s text:c="10"/>50<text:s text:c="10"/>48<text:s text:c="10"/>27<text:s text:c="2"/>27<text:s text:c="10"/>81<text:s text:c="14"/>41<text:s text:c="18"/>16<text:s text:c="33"/></text:span></text:p>
      <text:p text:style-name="P495"><text:span text:style-name="T495_1">10:23:46<text:s text:c="10"/>48<text:s text:c="10"/>41<text:s text:c="2"/>23<text:s text:c="3"/>0<text:s text:c="6"/>15<text:s text:c="10"/>50<text:s text:c="10"/>48<text:s text:c="10"/>27<text:s text:c="2"/>27<text:s text:c="10"/>82<text:s text:c="14"/>41<text:s text:c="18"/>15<text:s text:c="33"/></text:span></text:p>
      <text:p text:style-name="P496"><text:span text:style-name="T496_1">10:24:16<text:s text:c="10"/>48<text:s text:c="10"/>41<text:s text:c="2"/>23<text:s text:c="3"/>0<text:s text:c="6"/>15<text:s text:c="10"/>50<text:s text:c="10"/>48<text:s text:c="10"/>28<text:s text:c="2"/>27<text:s text:c="10"/>82<text:s text:c="14"/>41<text:s text:c="18"/>15<text:s text:c="33"/></text:span></text:p>
      <text:p text:style-name="P497"><text:span text:style-name="T497_1">10:25:16<text:s text:c="10"/>48<text:s text:c="10"/>42<text:s text:c="2"/>23<text:s text:c="3"/>1<text:s text:c="6"/>15<text:s text:c="10"/>50<text:s text:c="10"/>48<text:s text:c="10"/>28<text:s text:c="2"/>26<text:s text:c="10"/>82<text:s text:c="14"/>41<text:s text:c="18"/>15<text:s text:c="33"/></text:span></text:p>
      <text:p text:style-name="P498"><text:span text:style-name="T498_1">10:26:11<text:s text:c="10"/>48<text:s text:c="10"/>42<text:s text:c="2"/>24<text:s text:c="3"/>1<text:s text:c="6"/>15<text:s text:c="10"/>51<text:s text:c="10"/>47<text:s text:c="10"/>28<text:s text:c="2"/>26<text:s text:c="10"/>83<text:s text:c="14"/>41<text:s text:c="18"/>14<text:s text:c="33"/></text:span></text:p>
      <text:p text:style-name="P499"><text:span text:style-name="T499_1">10:26:46<text:s text:c="10"/>48<text:s text:c="10"/>42<text:s text:c="2"/>24<text:s text:c="3"/>1<text:s text:c="6"/>15<text:s text:c="10"/>51<text:s text:c="10"/>47<text:s text:c="10"/>29<text:s text:c="2"/>26<text:s text:c="10"/>83<text:s text:c="14"/>41<text:s text:c="18"/>14<text:s text:c="33"/></text:span></text:p>
      <text:p text:style-name="P500"><text:span text:style-name="T500_1">10:27:11<text:s text:c="10"/>49<text:s text:c="10"/>42<text:s text:c="2"/>24<text:s text:c="3"/>1<text:s text:c="6"/>15<text:s text:c="10"/>51<text:s text:c="10"/>47<text:s text:c="10"/>29<text:s text:c="2"/>26<text:s text:c="10"/>83<text:s text:c="14"/>42<text:s text:c="18"/>14<text:s text:c="33"/></text:span></text:p>
      <text:p text:style-name="P501"><text:span text:style-name="T501_1">10:28:16<text:s text:c="10"/>49<text:s text:c="10"/>42<text:s text:c="2"/>24<text:s text:c="3"/>1<text:s text:c="6"/>15<text:s text:c="10"/>52<text:s text:c="10"/>46<text:s text:c="10"/>29<text:s text:c="2"/>25<text:s text:c="10"/>84<text:s text:c="14"/>42<text:s text:c="18"/>14<text:s text:c="33"/></text:span></text:p>
      <text:p text:style-name="P502"><text:span text:style-name="T502_1">10:29:11<text:s text:c="10"/>49<text:s text:c="10"/>42<text:s text:c="2"/>24<text:s text:c="3"/>1<text:s text:c="6"/>15<text:s text:c="10"/>52<text:s text:c="10"/>46<text:s text:c="10"/>29<text:s text:c="2"/>25<text:s text:c="10"/>84<text:s text:c="14"/>42<text:s text:c="18"/>13<text:s text:c="33"/></text:span></text:p>
      <text:p text:style-name="P503"><text:span text:style-name="T503_1">10:29:41<text:s text:c="10"/>49<text:s text:c="10"/>42<text:s text:c="2"/>24<text:s text:c="3"/>2<text:s text:c="6"/>16<text:s text:c="10"/>52<text:s text:c="10"/>46<text:s text:c="10"/>30<text:s text:c="2"/>25<text:s text:c="10"/>85<text:s text:c="14"/>42<text:s text:c="18"/>13<text:s text:c="33"/></text:span></text:p>
      <text:p text:style-name="P504"><text:span text:style-name="T504_1">10:29:46<text:s text:c="10"/>49<text:s text:c="10"/>42<text:s text:c="2"/>24<text:s text:c="3"/>2<text:s text:c="6"/>16<text:s text:c="10"/>53<text:s text:c="10"/>46<text:s text:c="10"/>30<text:s text:c="2"/>25<text:s text:c="10"/>85<text:s text:c="14"/>42<text:s text:c="18"/>13<text:s text:c="33"/></text:span></text:p>
      <text:p text:style-name="P505"><text:span text:style-name="T505_1">10:32:46<text:s text:c="10"/>50<text:s text:c="10"/>42<text:s text:c="2"/>25<text:s text:c="3"/>2<text:s text:c="6"/>16<text:s text:c="10"/>54<text:s text:c="10"/>44<text:s text:c="10"/>31<text:s text:c="2"/>24<text:s text:c="10"/>86<text:s text:c="14"/>43<text:s text:c="18"/>12<text:s text:c="33"/></text:span></text:p>
      <text:p text:style-name="P506"><text:span text:style-name="T506_1">10:33:16<text:s text:c="10"/>50<text:s text:c="10"/>42<text:s text:c="2"/>25<text:s text:c="3"/>2<text:s text:c="6"/>16<text:s text:c="10"/>54<text:s text:c="10"/>44<text:s text:c="10"/>31<text:s text:c="2"/>24<text:s text:c="10"/>87<text:s text:c="14"/>43<text:s text:c="18"/>12<text:s text:c="33"/></text:span></text:p>
      <text:p text:style-name="P507"><text:span text:style-name="T507_1">10:33:46<text:s text:c="10"/>50<text:s text:c="10"/>42<text:s text:c="2"/>25<text:s text:c="3"/>2<text:s text:c="6"/>16<text:s text:c="10"/>54<text:s text:c="10"/>44<text:s text:c="10"/>31<text:s text:c="2"/>23<text:s text:c="10"/>87<text:s text:c="14"/>43<text:s text:c="18"/>12<text:s text:c="33"/></text:span></text:p>
      <text:p text:style-name="P508"><text:span text:style-name="T508_1">10:34:16<text:s text:c="10"/>51<text:s text:c="10"/>42<text:s text:c="2"/>26<text:s text:c="3"/>3<text:s text:c="6"/>16<text:s text:c="10"/>55<text:s text:c="10"/>44<text:s text:c="10"/>31<text:s text:c="2"/>23<text:s text:c="10"/>87<text:s text:c="14"/>43<text:s text:c="18"/>11<text:s text:c="33"/></text:span></text:p>
      <text:p text:style-name="P509"><text:span text:style-name="T509_1">10:34:46<text:s text:c="10"/>51<text:s text:c="10"/>42<text:s text:c="2"/>26<text:s text:c="3"/>3<text:s text:c="6"/>16<text:s text:c="10"/>55<text:s text:c="10"/>43<text:s text:c="10"/>32<text:s text:c="2"/>23<text:s text:c="10"/>87<text:s text:c="14"/>43<text:s text:c="18"/>11<text:s text:c="33"/></text:span></text:p>
      <text:p text:style-name="P510"><text:span text:style-name="T510_1">Time</text:span><text:span text:style-name="T51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511"><text:span text:style-name="T511_1">-------------------------------------------------------------------------------------------------------------------------------------------------------------------------</text:span></text:p>
      <text:p text:style-name="P512"><text:span text:style-name="T512_1">10:35:46<text:s text:c="10"/>51<text:s text:c="10"/>42<text:s text:c="2"/>26<text:s text:c="3"/>3<text:s text:c="6"/>16<text:s text:c="10"/>55<text:s text:c="10"/>43<text:s text:c="10"/>32<text:s text:c="2"/>23<text:s text:c="10"/>88<text:s text:c="14"/>43<text:s text:c="18"/>11<text:s text:c="33"/></text:span></text:p>
      <text:p text:style-name="P513"><text:span text:style-name="T513_1">10:36:16<text:s text:c="10"/>51<text:s text:c="10"/>42<text:s text:c="2"/>26<text:s text:c="3"/>3<text:s text:c="6"/>17<text:s text:c="10"/>56<text:s text:c="10"/>43<text:s text:c="10"/>32<text:s text:c="2"/>23<text:s text:c="10"/>88<text:s text:c="14"/>43<text:s text:c="18"/>11<text:s text:c="33"/></text:span></text:p>
      <text:p text:style-name="P514"><text:span text:style-name="T514_1">10:37:46<text:s text:c="10"/>51<text:s text:c="10"/>42<text:s text:c="2"/>26<text:s text:c="3"/>3<text:s text:c="6"/>17<text:s text:c="10"/>56<text:s text:c="10"/>42<text:s text:c="10"/>33<text:s text:c="2"/>22<text:s text:c="10"/>89<text:s text:c="14"/>43<text:s text:c="18"/>10<text:s text:c="33"/></text:span></text:p>
      <text:p text:style-name="P515"><text:span text:style-name="T515_1">10:38:41<text:s text:c="10"/>52<text:s text:c="10"/>42<text:s text:c="2"/>27<text:s text:c="3"/>4<text:s text:c="6"/>17<text:s text:c="10"/>57<text:s text:c="10"/>42<text:s text:c="10"/>33<text:s text:c="2"/>22<text:s text:c="10"/>89<text:s text:c="14"/>44<text:s text:c="18"/>10<text:s text:c="33"/></text:span></text:p>
      <text:p text:style-name="P516"><text:span text:style-name="T516_1">10:39:11<text:s text:c="10"/>52<text:s text:c="10"/>42<text:s text:c="2"/>27<text:s text:c="3"/>4<text:s text:c="6"/>17<text:s text:c="10"/>57<text:s text:c="10"/>41<text:s text:c="10"/>33<text:s text:c="2"/>22<text:s text:c="10"/>89<text:s text:c="14"/>44<text:s text:c="18"/>10<text:s text:c="33"/></text:span></text:p>
      <text:p text:style-name="P517"><text:span text:style-name="T517_1">10:39:16<text:s text:c="10"/>52<text:s text:c="10"/>42<text:s text:c="2"/>27<text:s text:c="3"/>4<text:s text:c="6"/>17<text:s text:c="10"/>57<text:s text:c="10"/>41<text:s text:c="10"/>33<text:s text:c="2"/>21<text:s text:c="10"/>89<text:s text:c="14"/>44<text:s text:c="18"/>10<text:s text:c="33"/></text:span></text:p>
      <text:p text:style-name="P518"><text:span text:style-name="T518_1">10:42:16<text:s text:c="10"/>53<text:s text:c="10"/>42<text:s text:c="2"/>27<text:s text:c="3"/>4<text:s text:c="6"/>17<text:s text:c="10"/>58<text:s text:c="10"/>40<text:s text:c="10"/>35<text:s text:c="2"/>20<text:s text:c="10"/>88<text:s text:c="14"/>44<text:s text:c="19"/>9<text:s text:c="33"/></text:span></text:p>
      <text:p text:style-name="P519"><text:span text:style-name="T519_1">10:43:46<text:s text:c="10"/>53<text:s text:c="10"/>42<text:s text:c="2"/>28<text:s text:c="3"/>5<text:s text:c="6"/>17<text:s text:c="10"/>59<text:s text:c="10"/>39<text:s text:c="10"/>35<text:s text:c="2"/>20<text:s text:c="10"/>87<text:s text:c="14"/>44<text:s text:c="19"/>8<text:s text:c="33"/></text:span></text:p>
      <text:p text:style-name="P520"><text:span text:style-name="T520_1">10:45:16<text:s text:c="10"/>53<text:s text:c="10"/>42<text:s text:c="2"/>28<text:s text:c="3"/>5<text:s text:c="6"/>18<text:s text:c="10"/>60<text:s text:c="10"/>39<text:s text:c="10"/>36<text:s text:c="2"/>19<text:s text:c="10"/>86<text:s text:c="14"/>44<text:s text:c="19"/>7<text:s text:c="33"/></text:span></text:p>
      <text:p text:style-name="P521"><text:span text:style-name="T521_1">10:46:16<text:s text:c="10"/>53<text:s text:c="10"/>42<text:s text:c="2"/>28<text:s text:c="3"/>5<text:s text:c="6"/>18<text:s text:c="10"/>60<text:s text:c="10"/>38<text:s text:c="10"/>36<text:s text:c="2"/>19<text:s text:c="10"/>86<text:s text:c="14"/>44<text:s text:c="19"/>7<text:s text:c="33"/></text:span></text:p>
      <text:p text:style-name="P522"><text:span text:style-name="T522_1">10:47:16<text:s text:c="10"/>53<text:s text:c="10"/>41<text:s text:c="2"/>29<text:s text:c="3"/>5<text:s text:c="6"/>18<text:s text:c="10"/>61<text:s text:c="10"/>38<text:s text:c="10"/>37<text:s text:c="2"/>19<text:s text:c="10"/>85<text:s text:c="14"/>44<text:s text:c="19"/>7<text:s text:c="33"/></text:span></text:p>
      <text:p text:style-name="P523"><text:span text:style-name="T523_1">10:47:46<text:s text:c="10"/>54<text:s text:c="10"/>41<text:s text:c="2"/>29<text:s text:c="3"/>6<text:s text:c="6"/>18<text:s text:c="10"/>61<text:s text:c="10"/>38<text:s text:c="10"/>37<text:s text:c="2"/>19<text:s text:c="10"/>85<text:s text:c="14"/>45<text:s text:c="19"/>7<text:s text:c="33"/></text:span></text:p>
      <text:p text:style-name="P524"><text:span text:style-name="T524_1">10:50:16<text:s text:c="10"/>54<text:s text:c="10"/>41<text:s text:c="2"/>29<text:s text:c="3"/>6<text:s text:c="6"/>18<text:s text:c="10"/>62<text:s text:c="10"/>37<text:s text:c="10"/>38<text:s text:c="2"/>18<text:s text:c="10"/>84<text:s text:c="14"/>45<text:s text:c="19"/>6<text:s text:c="33"/></text:span></text:p>
      <text:p text:style-name="P525"><text:span text:style-name="T525_1">10:50:41<text:s text:c="10"/>54<text:s text:c="10"/>41<text:s text:c="2"/>30<text:s text:c="3"/>6<text:s text:c="6"/>18<text:s text:c="10"/>62<text:s text:c="10"/>36<text:s text:c="10"/>38<text:s text:c="2"/>18<text:s text:c="10"/>83<text:s text:c="14"/>45<text:s text:c="19"/>6<text:s text:c="33"/></text:span></text:p>
      <text:p text:style-name="P526"><text:span text:style-name="T526_1">10:51:11<text:s text:c="10"/>54<text:s text:c="10"/>41<text:s text:c="2"/>30<text:s text:c="3"/>6<text:s text:c="6"/>18<text:s text:c="10"/>63<text:s text:c="10"/>36<text:s text:c="10"/>38<text:s text:c="2"/>17<text:s text:c="10"/>83<text:s text:c="14"/>45<text:s text:c="19"/>5<text:s text:c="33"/></text:span></text:p>
      <text:p text:style-name="P527"><text:span text:style-name="T527_1">10:52:11<text:s text:c="10"/>54<text:s text:c="10"/>41<text:s text:c="2"/>30<text:s text:c="3"/>7<text:s text:c="6"/>18<text:s text:c="10"/>63<text:s text:c="10"/>36<text:s text:c="10"/>38<text:s text:c="2"/>17<text:s text:c="10"/>83<text:s text:c="14"/>45<text:s text:c="19"/>5<text:s text:c="33"/></text:span></text:p>
      <text:p text:style-name="P528"><text:span text:style-name="T528_1">10:52:46<text:s text:c="10"/>54<text:s text:c="10"/>41<text:s text:c="2"/>30<text:s text:c="3"/>7<text:s text:c="6"/>18<text:s text:c="10"/>63<text:s text:c="10"/>36<text:s text:c="10"/>39<text:s text:c="2"/>17<text:s text:c="10"/>82<text:s text:c="14"/>45<text:s text:c="19"/>5<text:s text:c="33"/></text:span></text:p>
      <text:p text:style-name="P529"><text:span text:style-name="T529_1">10:53:11<text:s text:c="10"/>54<text:s text:c="10"/>41<text:s text:c="2"/>30<text:s text:c="3"/>7<text:s text:c="6"/>18<text:s text:c="10"/>64<text:s text:c="10"/>35<text:s text:c="10"/>39<text:s text:c="2"/>17<text:s text:c="10"/>82<text:s text:c="14"/>45<text:s text:c="19"/>5<text:s text:c="33"/></text:span></text:p>
      <text:p text:style-name="P530"><text:span text:style-name="T530_1">10:54:11<text:s text:c="10"/>55<text:s text:c="10"/>41<text:s text:c="2"/>30<text:s text:c="3"/>7<text:s text:c="6"/>18<text:s text:c="10"/>64<text:s text:c="10"/>35<text:s text:c="10"/>39<text:s text:c="2"/>16<text:s text:c="10"/>82<text:s text:c="14"/>45<text:s text:c="19"/>4<text:s text:c="33"/></text:span></text:p>
      <text:p text:style-name="P531"><text:span text:style-name="T531_1">10:54:16<text:s text:c="10"/>55<text:s text:c="10"/>41<text:s text:c="2"/>30<text:s text:c="3"/>7<text:s text:c="6"/>18<text:s text:c="10"/>64<text:s text:c="10"/>35<text:s text:c="10"/>39<text:s text:c="2"/>16<text:s text:c="10"/>81<text:s text:c="14"/>45<text:s text:c="19"/>4<text:s text:c="33"/></text:span></text:p>
      <text:p text:style-name="P532"><text:span text:style-name="T532_1">10:54:41<text:s text:c="10"/>55<text:s text:c="10"/>41<text:s text:c="2"/>31<text:s text:c="3"/>7<text:s text:c="6"/>18<text:s text:c="10"/>64<text:s text:c="10"/>35<text:s text:c="10"/>39<text:s text:c="2"/>16<text:s text:c="10"/>81<text:s text:c="14"/>45<text:s text:c="19"/>4<text:s text:c="33"/></text:span></text:p>
      <text:p text:style-name="P533"><text:span text:style-name="T533_1">10:55:16<text:s text:c="10"/>55<text:s text:c="10"/>41<text:s text:c="2"/>31<text:s text:c="3"/>7<text:s text:c="6"/>18<text:s text:c="10"/>65<text:s text:c="10"/>35<text:s text:c="10"/>40<text:s text:c="2"/>16<text:s text:c="10"/>81<text:s text:c="14"/>45<text:s text:c="19"/>4<text:s text:c="33"/></text:span></text:p>
      <text:p text:style-name="P534"><text:span text:style-name="T534_1">10:55:46<text:s text:c="10"/>55<text:s text:c="10"/>41<text:s text:c="2"/>31<text:s text:c="3"/>7<text:s text:c="6"/>18<text:s text:c="10"/>65<text:s text:c="10"/>34<text:s text:c="10"/>40<text:s text:c="2"/>16<text:s text:c="10"/>81<text:s text:c="14"/>45<text:s text:c="19"/>4<text:s text:c="33"/></text:span></text:p>
      <text:p text:style-name="P535"><text:span text:style-name="T535_1">10:57:16<text:s text:c="10"/>55<text:s text:c="10"/>40<text:s text:c="2"/>31<text:s text:c="3"/>8<text:s text:c="6"/>18<text:s text:c="3"/>4<text:s text:c="6"/>66<text:s text:c="10"/>34<text:s text:c="10"/>40<text:s text:c="2"/>15<text:s text:c="10"/>80<text:s text:c="14"/>45<text:s text:c="19"/>4<text:s text:c="33"/></text:span></text:p>
      <text:p text:style-name="P536"><text:span text:style-name="T536_1">10:57:46<text:s text:c="10"/>55<text:s text:c="10"/>40<text:s text:c="2"/>31<text:s text:c="3"/>8<text:s text:c="6"/>19<text:s text:c="3"/>4<text:s text:c="6"/>66<text:s text:c="10"/>34<text:s text:c="10"/>41<text:s text:c="2"/>15<text:s text:c="10"/>80<text:s text:c="14"/>45<text:s text:c="53"/></text:span></text:p>
      <text:p text:style-name="P537"><text:span text:style-name="T537_1">10:58:16<text:s text:c="10"/>55<text:s text:c="10"/>40<text:s text:c="2"/>32<text:s text:c="3"/>8<text:s text:c="6"/>19<text:s text:c="3"/>4<text:s text:c="6"/>66<text:s text:c="10"/>33<text:s text:c="10"/>41<text:s text:c="2"/>15<text:s text:c="10"/>79<text:s text:c="14"/>45<text:s text:c="53"/></text:span></text:p>
      <text:p text:style-name="P538"><text:span text:style-name="T538_1">10:59:16<text:s text:c="10"/>55<text:s text:c="10"/>40<text:s text:c="2"/>32<text:s text:c="3"/>8<text:s text:c="6"/>19<text:s text:c="3"/>4<text:s text:c="6"/>67<text:s text:c="10"/>33<text:s text:c="10"/>41<text:s text:c="2"/>15<text:s text:c="10"/>79<text:s text:c="14"/>45<text:s text:c="53"/></text:span></text:p>
      <text:p text:style-name="P539"><text:span text:style-name="T539_1">11:00:16<text:s text:c="10"/>55<text:s text:c="10"/>40<text:s text:c="2"/>32<text:s text:c="3"/>8<text:s text:c="6"/>19<text:s text:c="3"/>4<text:s text:c="6"/>67<text:s text:c="10"/>32<text:s text:c="10"/>42<text:s text:c="2"/>14<text:s text:c="10"/>78<text:s text:c="14"/>45<text:s text:c="53"/></text:span></text:p>
      <text:p text:style-name="P540"><text:span text:style-name="T540_1">11:01:16<text:s text:c="10"/>55<text:s text:c="10"/>40<text:s text:c="2"/>32<text:s text:c="3"/>9<text:s text:c="6"/>19<text:s text:c="3"/>4<text:s text:c="6"/>68<text:s text:c="10"/>32<text:s text:c="10"/>42<text:s text:c="2"/>14<text:s text:c="10"/>78<text:s text:c="14"/>45<text:s text:c="53"/></text:span></text:p>
      <text:p text:style-name="P541"><text:span text:style-name="T541_1">11:01:46<text:s text:c="10"/>55<text:s text:c="10"/>40<text:s text:c="2"/>32<text:s text:c="3"/>9<text:s text:c="6"/>19<text:s text:c="3"/>4<text:s text:c="6"/>68<text:s text:c="10"/>32<text:s text:c="10"/>42<text:s text:c="2"/>14<text:s text:c="10"/>77<text:s text:c="14"/>45<text:s text:c="53"/></text:span></text:p>
      <text:p text:style-name="P542"><text:span text:style-name="T542_1">11:02:46<text:s text:c="10"/>55<text:s text:c="10"/>40<text:s text:c="2"/>33<text:s text:c="3"/>9<text:s text:c="6"/>19<text:s text:c="3"/>5<text:s text:c="6"/>68<text:s text:c="10"/>31<text:s text:c="10"/>42<text:s text:c="2"/>14<text:s text:c="10"/>77<text:s text:c="14"/>45<text:s text:c="53"/></text:span></text:p>
      <text:p text:style-name="P543"><text:span text:style-name="T543_1">11:03:11<text:s text:c="10"/>55<text:s text:c="10"/>40<text:s text:c="2"/>33<text:s text:c="3"/>9<text:s text:c="6"/>19<text:s text:c="3"/>5<text:s text:c="6"/>68<text:s text:c="10"/>31<text:s text:c="10"/>43<text:s text:c="2"/>14<text:s text:c="10"/>77<text:s text:c="14"/>45<text:s text:c="53"/></text:span></text:p>
      <text:p text:style-name="P544"><text:span text:style-name="T544_1">11:03:41<text:s text:c="10"/>55<text:s text:c="10"/>39<text:s text:c="2"/>33<text:s text:c="3"/>9<text:s text:c="6"/>19<text:s text:c="3"/>5<text:s text:c="6"/>69<text:s text:c="10"/>31<text:s text:c="10"/>43<text:s text:c="2"/>13<text:s text:c="10"/>76<text:s text:c="14"/>45<text:s text:c="53"/></text:span></text:p>
      <text:p text:style-name="P545"><text:span text:style-name="T545_1">11:05:16<text:s text:c="10"/>55<text:s text:c="10"/>39<text:s text:c="2"/>33<text:s text:c="3"/>9<text:s text:c="6"/>19<text:s text:c="3"/>5<text:s text:c="6"/>69<text:s text:c="10"/>30<text:s text:c="10"/>43<text:s text:c="2"/>13<text:s text:c="10"/>76<text:s text:c="14"/>45<text:s text:c="53"/></text:span></text:p>
      <text:p text:style-name="P546"><text:span text:style-name="T546_1">11:05:41<text:s text:c="10"/>55<text:s text:c="10"/>39<text:s text:c="2"/>33<text:s text:c="2"/>10<text:s text:c="6"/>19<text:s text:c="3"/>5<text:s text:c="6"/>70<text:s text:c="10"/>30<text:s text:c="10"/>44<text:s text:c="2"/>13<text:s text:c="10"/>75<text:s text:c="14"/>45<text:s text:c="53"/></text:span></text:p>
      <text:p text:style-name="P547"><text:span text:style-name="T547_1">11:06:16<text:s text:c="10"/>55<text:s text:c="10"/>39<text:s text:c="2"/>34<text:s text:c="2"/>10<text:s text:c="6"/>19<text:s text:c="3"/>5<text:s text:c="6"/>70<text:s text:c="10"/>30<text:s text:c="10"/>44<text:s text:c="2"/>13<text:s text:c="10"/>75<text:s text:c="14"/>45<text:s text:c="53"/></text:span></text:p>
      <text:p text:style-name="P548"><text:span text:style-name="T548_1">11:06:41<text:s text:c="10"/>55<text:s text:c="10"/>39<text:s text:c="2"/>34<text:s text:c="2"/>10<text:s text:c="6"/>19<text:s text:c="3"/>6<text:s text:c="6"/>70<text:s text:c="10"/>30<text:s text:c="10"/>44<text:s text:c="2"/>12<text:s text:c="10"/>75<text:s text:c="14"/>45<text:s text:c="53"/></text:span></text:p>
      <text:p text:style-name="P549"><text:span text:style-name="T549_1">11:07:46<text:s text:c="10"/>55<text:s text:c="10"/>39<text:s text:c="2"/>34<text:s text:c="2"/>10<text:s text:c="6"/>19<text:s text:c="3"/>6<text:s text:c="6"/>71<text:s text:c="10"/>29<text:s text:c="10"/>44<text:s text:c="2"/>12<text:s text:c="10"/>74<text:s text:c="14"/>45<text:s text:c="53"/></text:span></text:p>
      <text:p text:style-name="P550"><text:span text:style-name="T550_1">11:08:46<text:s text:c="10"/>55<text:s text:c="10"/>39<text:s text:c="2"/>34<text:s text:c="2"/>10<text:s text:c="6"/>19<text:s text:c="3"/>6<text:s text:c="6"/>71<text:s text:c="10"/>29<text:s text:c="10"/>45<text:s text:c="2"/>12<text:s text:c="10"/>74<text:s text:c="14"/>45<text:s text:c="3"/>6<text:s text:c="49"/></text:span></text:p>
      <text:p text:style-name="P551"><text:span text:style-name="T551_1">11:09:16<text:s text:c="10"/>55<text:s text:c="10"/>38<text:s text:c="2"/>34<text:s text:c="2"/>10<text:s text:c="6"/>19<text:s text:c="10"/>71<text:s text:c="10"/>29<text:s text:c="10"/>45<text:s text:c="2"/>12<text:s text:c="10"/>74<text:s text:c="14"/>45<text:s text:c="3"/>6<text:s text:c="49"/></text:span></text:p>
      <text:p text:style-name="P552"><text:span text:style-name="T552_1">Time</text:span><text:span text:style-name="T55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553"><text:span text:style-name="T553_1">-------------------------------------------------------------------------------------------------------------------------------------------------------------------------</text:span></text:p>
      <text:p text:style-name="P554"><text:span text:style-name="T554_1">11:09:46<text:s text:c="10"/>55<text:s text:c="10"/>38<text:s text:c="2"/>35<text:s text:c="2"/>11<text:s text:c="6"/>19<text:s text:c="10"/>72<text:s text:c="10"/>29<text:s text:c="10"/>45<text:s text:c="2"/>11<text:s text:c="10"/>73<text:s text:c="14"/>45<text:s text:c="3"/>6<text:s text:c="49"/></text:span></text:p>
      <text:p text:style-name="P555"><text:span text:style-name="T555_1">11:10:16<text:s text:c="10"/>55<text:s text:c="10"/>38<text:s text:c="2"/>35<text:s text:c="2"/>11<text:s text:c="6"/>19<text:s text:c="10"/>72<text:s text:c="10"/>29<text:s text:c="10"/>45<text:s text:c="2"/>11<text:s text:c="10"/>73<text:s text:c="14"/>45<text:s text:c="3"/>7<text:s text:c="49"/></text:span></text:p>
      <text:p text:style-name="P556"><text:span text:style-name="T556_1">11:10:46<text:s text:c="10"/>55<text:s text:c="10"/>38<text:s text:c="2"/>35<text:s text:c="2"/>11<text:s text:c="6"/>19<text:s text:c="10"/>72<text:s text:c="10"/>28<text:s text:c="10"/>45<text:s text:c="2"/>11<text:s text:c="10"/>73<text:s text:c="14"/>45<text:s text:c="3"/>7<text:s text:c="49"/></text:span></text:p>
      <text:p text:style-name="P557"><text:span text:style-name="T557_1">11:11:16<text:s text:c="10"/>55<text:s text:c="10"/>38<text:s text:c="2"/>35<text:s text:c="2"/>11<text:s text:c="6"/>19<text:s text:c="10"/>72<text:s text:c="10"/>28<text:s text:c="10"/>46<text:s text:c="2"/>11<text:s text:c="10"/>72<text:s text:c="14"/>45<text:s text:c="3"/>7<text:s text:c="49"/></text:span></text:p>
      <text:p text:style-name="P558"><text:span text:style-name="T558_1">11:12:46<text:s text:c="10"/>55<text:s text:c="10"/>38<text:s text:c="2"/>35<text:s text:c="2"/>11<text:s text:c="6"/>19<text:s text:c="10"/>73<text:s text:c="10"/>28<text:s text:c="10"/>46<text:s text:c="2"/>11<text:s text:c="10"/>72<text:s text:c="14"/>45<text:s text:c="3"/>7<text:s text:c="49"/></text:span></text:p>
      <text:p text:style-name="P559"><text:span text:style-name="T559_1">11:15:46<text:s text:c="10"/>55<text:s text:c="10"/>37<text:s text:c="2"/>36<text:s text:c="2"/>12<text:s text:c="6"/>19<text:s text:c="10"/>74<text:s text:c="10"/>26<text:s text:c="10"/>47<text:s text:c="2"/>10<text:s text:c="10"/>70<text:s text:c="14"/>44<text:s text:c="3"/>8<text:s text:c="49"/></text:span></text:p>
      <text:p text:style-name="P560"><text:span text:style-name="T560_1">11:18:46<text:s text:c="10"/>55<text:s text:c="10"/>36<text:s text:c="2"/>37<text:s text:c="2"/>13<text:s text:c="6"/>19<text:s text:c="10"/>76<text:s text:c="10"/>25<text:s text:c="10"/>48<text:s text:c="3"/>9<text:s text:c="10"/>68<text:s text:c="14"/>44<text:s text:c="3"/>9<text:s text:c="49"/></text:span></text:p>
      <text:p text:style-name="P561"><text:span text:style-name="T561_1">11:21:46<text:s text:c="10"/>55<text:s text:c="10"/>36<text:s text:c="2"/>38<text:s text:c="2"/>13<text:s text:c="6"/>19<text:s text:c="3"/>9<text:s text:c="6"/>77<text:s text:c="10"/>24<text:s text:c="10"/>49<text:s text:c="3"/>9<text:s text:c="10"/>67<text:s text:c="14"/>44<text:s text:c="2"/>10<text:s text:c="49"/></text:span></text:p>
      <text:p text:style-name="P562"><text:span text:style-name="T562_1">11:23:46<text:s text:c="10"/>54<text:s text:c="10"/>35<text:s text:c="2"/>38<text:s text:c="2"/>14<text:s text:c="6"/>19<text:s text:c="2"/>10<text:s text:c="6"/>78<text:s text:c="10"/>23<text:s text:c="10"/>50<text:s text:c="14"/>66<text:s text:c="14"/>43<text:s text:c="2"/>11<text:s text:c="49"/></text:span></text:p>
      <text:p text:style-name="P563"><text:span text:style-name="T563_1">11:24:16<text:s text:c="10"/>54<text:s text:c="10"/>35<text:s text:c="2"/>38<text:s text:c="2"/>14<text:s text:c="6"/>18<text:s text:c="2"/>10<text:s text:c="6"/>78<text:s text:c="10"/>23<text:s text:c="10"/>50<text:s text:c="14"/>66<text:s text:c="14"/>43<text:s text:c="2"/>11<text:s text:c="49"/></text:span></text:p>
      <text:p text:style-name="P564"><text:span text:style-name="T564_1">11:24:46<text:s text:c="10"/>54<text:s text:c="10"/>35<text:s text:c="2"/>39<text:s text:c="2"/>14<text:s text:c="6"/>18<text:s text:c="2"/>10<text:s text:c="6"/>78<text:s text:c="10"/>23<text:s text:c="10"/>50<text:s text:c="14"/>65<text:s text:c="14"/>43<text:s text:c="2"/>11<text:s text:c="49"/></text:span></text:p>
      <text:p text:style-name="P565"><text:span text:style-name="T565_1">11:28:16<text:s text:c="10"/>54<text:s text:c="10"/>34<text:s text:c="2"/>40<text:s text:c="2"/>15<text:s text:c="6"/>18<text:s text:c="2"/>11<text:s text:c="6"/>79<text:s text:c="10"/>22<text:s text:c="10"/>51<text:s text:c="14"/>63<text:s text:c="14"/>42<text:s text:c="2"/>12<text:s text:c="49"/></text:span></text:p>
      <text:p text:style-name="P566"><text:span text:style-name="T566_1">11:29:41<text:s text:c="10"/>53<text:s text:c="10"/>34<text:s text:c="2"/>40<text:s text:c="2"/>15<text:s text:c="6"/>18<text:s text:c="2"/>11<text:s text:c="6"/>80<text:s text:c="10"/>21<text:s text:c="10"/>51<text:s text:c="14"/>63<text:s text:c="14"/>42<text:s text:c="2"/>13<text:s text:c="49"/></text:span></text:p>
      <text:p text:style-name="P567"><text:span text:style-name="T567_1">11:30:16<text:s text:c="10"/>53<text:s text:c="10"/>33<text:s text:c="2"/>40<text:s text:c="2"/>15<text:s text:c="6"/>18<text:s text:c="2"/>11<text:s text:c="6"/>80<text:s text:c="10"/>21<text:s text:c="10"/>52<text:s text:c="14"/>62<text:s text:c="14"/>42<text:s text:c="2"/>13<text:s text:c="49"/></text:span></text:p>
      <text:p text:style-name="P568"><text:span text:style-name="T568_1">11:30:41<text:s text:c="10"/>53<text:s text:c="10"/>33<text:s text:c="2"/>40<text:s text:c="2"/>16<text:s text:c="6"/>18<text:s text:c="2"/>11<text:s text:c="6"/>80<text:s text:c="10"/>21<text:s text:c="10"/>52<text:s text:c="14"/>62<text:s text:c="14"/>42<text:s text:c="2"/>13<text:s text:c="49"/></text:span></text:p>
      <text:p text:style-name="P569"><text:span text:style-name="T569_1">11:31:16<text:s text:c="10"/>53<text:s text:c="10"/>33<text:s text:c="2"/>40<text:s text:c="2"/>16<text:s text:c="6"/>18<text:s text:c="2"/>12<text:s text:c="6"/>80<text:s text:c="10"/>21<text:s text:c="10"/>52<text:s text:c="14"/>62<text:s text:c="14"/>42<text:s text:c="2"/>13<text:s text:c="49"/></text:span></text:p>
      <text:p text:style-name="P570"><text:span text:style-name="T570_1">11:31:41<text:s text:c="10"/>53<text:s text:c="10"/>33<text:s text:c="2"/>41<text:s text:c="2"/>16<text:s text:c="6"/>18<text:s text:c="2"/>12<text:s text:c="6"/>80<text:s text:c="10"/>20<text:s text:c="10"/>52<text:s text:c="14"/>62<text:s text:c="14"/>42<text:s text:c="2"/>13<text:s text:c="49"/></text:span></text:p>
      <text:p text:style-name="P571"><text:span text:style-name="T571_1">11:32:16<text:s text:c="10"/>53<text:s text:c="10"/>33<text:s text:c="2"/>41<text:s text:c="2"/>16<text:s text:c="6"/>18<text:s text:c="2"/>12<text:s text:c="6"/>81<text:s text:c="10"/>20<text:s text:c="10"/>52<text:s text:c="14"/>61<text:s text:c="14"/>42<text:s text:c="2"/>14<text:s text:c="49"/></text:span></text:p>
      <text:p text:style-name="P572"><text:span text:style-name="T572_1">11:33:46<text:s text:c="10"/>52<text:s text:c="10"/>32<text:s text:c="2"/>41<text:s text:c="2"/>16<text:s text:c="6"/>18<text:s text:c="2"/>12<text:s text:c="6"/>81<text:s text:c="10"/>20<text:s text:c="10"/>52<text:s text:c="14"/>61<text:s text:c="14"/>41<text:s text:c="2"/>14<text:s text:c="49"/></text:span></text:p>
      <text:p text:style-name="P573"><text:span text:style-name="T573_1">11:34:46<text:s text:c="10"/>52<text:s text:c="10"/>32<text:s text:c="2"/>41<text:s text:c="2"/>17<text:s text:c="6"/>18<text:s text:c="2"/>12<text:s text:c="6"/>81<text:s text:c="10"/>19<text:s text:c="10"/>53<text:s text:c="14"/>60<text:s text:c="14"/>41<text:s text:c="2"/>14<text:s text:c="49"/></text:span></text:p>
      <text:p text:style-name="P574"><text:span text:style-name="T574_1">11:36:46<text:s text:c="10"/>52<text:s text:c="10"/>32<text:s text:c="2"/>42<text:s text:c="2"/>17<text:s text:c="6"/>18<text:s text:c="2"/>13<text:s text:c="6"/>81<text:s text:c="10"/>19<text:s text:c="10"/>53<text:s text:c="14"/>59<text:s text:c="14"/>41<text:s text:c="2"/>15<text:s text:c="49"/></text:span></text:p>
      <text:p text:style-name="P575"><text:span text:style-name="T575_1">11:38:16<text:s text:c="10"/>51<text:s text:c="10"/>31<text:s text:c="2"/>42<text:s text:c="2"/>17<text:s text:c="6"/>17<text:s text:c="2"/>13<text:s text:c="6"/>81<text:s text:c="10"/>18<text:s text:c="10"/>53<text:s text:c="14"/>58<text:s text:c="14"/>40<text:s text:c="2"/>16<text:s text:c="49"/></text:span></text:p>
      <text:p text:style-name="P576"><text:span text:style-name="T576_1">11:38:46<text:s text:c="10"/>51<text:s text:c="10"/>31<text:s text:c="2"/>43<text:s text:c="2"/>18<text:s text:c="6"/>17<text:s text:c="2"/>14<text:s text:c="6"/>81<text:s text:c="10"/>18<text:s text:c="10"/>54<text:s text:c="14"/>58<text:s text:c="14"/>40<text:s text:c="2"/>16<text:s text:c="49"/></text:span></text:p>
      <text:p text:style-name="P577"><text:span text:style-name="T577_1">11:39:16<text:s text:c="10"/>51<text:s text:c="10"/>31<text:s text:c="2"/>43<text:s text:c="2"/>18<text:s text:c="6"/>17<text:s text:c="2"/>14<text:s text:c="6"/>82<text:s text:c="10"/>18<text:s text:c="10"/>54<text:s text:c="14"/>58<text:s text:c="14"/>40<text:s text:c="2"/>16<text:s text:c="49"/></text:span></text:p>
      <text:p text:style-name="P578"><text:span text:style-name="T578_1">11:42:16<text:s text:c="10"/>50<text:s text:c="10"/>30<text:s text:c="2"/>44<text:s text:c="2"/>18<text:s text:c="6"/>17<text:s text:c="2"/>14<text:s text:c="6"/>81<text:s text:c="10"/>17<text:s text:c="10"/>54<text:s text:c="14"/>56<text:s text:c="14"/>39<text:s text:c="2"/>17<text:s text:c="49"/></text:span></text:p>
      <text:p text:style-name="P579"><text:span text:style-name="T579_1">11:43:11<text:s text:c="10"/>50<text:s text:c="10"/>30<text:s text:c="2"/>44<text:s text:c="2"/>19<text:s text:c="6"/>17<text:s text:c="2"/>15<text:s text:c="6"/>81<text:s text:c="10"/>16<text:s text:c="10"/>54<text:s text:c="14"/>56<text:s text:c="14"/>39<text:s text:c="2"/>17<text:s text:c="49"/></text:span></text:p>
      <text:p text:style-name="P580"><text:span text:style-name="T580_1">11:43:16<text:s text:c="10"/>50<text:s text:c="10"/>30<text:s text:c="2"/>44<text:s text:c="2"/>19<text:s text:c="6"/>17<text:s text:c="2"/>15<text:s text:c="6"/>81<text:s text:c="10"/>16<text:s text:c="10"/>55<text:s text:c="14"/>56<text:s text:c="14"/>39<text:s text:c="2"/>17<text:s text:c="49"/></text:span></text:p>
      <text:p text:style-name="P581"><text:span text:style-name="T581_1">11:43:46<text:s text:c="10"/>50<text:s text:c="10"/>29<text:s text:c="2"/>44<text:s text:c="2"/>19<text:s text:c="6"/>17<text:s text:c="2"/>15<text:s text:c="6"/>81<text:s text:c="10"/>16<text:s text:c="10"/>55<text:s text:c="14"/>55<text:s text:c="14"/>39<text:s text:c="2"/>17<text:s text:c="49"/></text:span></text:p>
      <text:p text:style-name="P582"><text:span text:style-name="T582_1">11:44:41<text:s text:c="10"/>50<text:s text:c="10"/>29<text:s text:c="2"/>44<text:s text:c="2"/>19<text:s text:c="6"/>17<text:s text:c="2"/>15<text:s text:c="6"/>81<text:s text:c="10"/>16<text:s text:c="10"/>55<text:s text:c="14"/>55<text:s text:c="14"/>39<text:s text:c="2"/>18<text:s text:c="49"/></text:span></text:p>
      <text:p text:style-name="P583"><text:span text:style-name="T583_1">11:45:16<text:s text:c="10"/>49<text:s text:c="10"/>29<text:s text:c="2"/>45<text:s text:c="2"/>19<text:s text:c="6"/>17<text:s text:c="2"/>15<text:s text:c="6"/>81<text:s text:c="10"/>16<text:s text:c="10"/>55<text:s text:c="14"/>54<text:s text:c="14"/>39<text:s text:c="2"/>18<text:s text:c="49"/></text:span></text:p>
      <text:p text:style-name="P584"><text:span text:style-name="T584_1">11:46:46<text:s text:c="10"/>49<text:s text:c="10"/>28<text:s text:c="2"/>45<text:s text:c="2"/>20<text:s text:c="6"/>16<text:s text:c="2"/>16<text:s text:c="6"/>81<text:s text:c="10"/>15<text:s text:c="10"/>55<text:s text:c="14"/>54<text:s text:c="14"/>38<text:s text:c="2"/>18<text:s text:c="49"/></text:span></text:p>
      <text:p text:style-name="P585"><text:span text:style-name="T585_1">11:47:16<text:s text:c="10"/>49<text:s text:c="10"/>28<text:s text:c="2"/>45<text:s text:c="2"/>20<text:s text:c="2"/>15<text:s text:c="2"/>16<text:s text:c="2"/>16<text:s text:c="6"/>80<text:s text:c="10"/>15<text:s text:c="10"/>55<text:s text:c="14"/>53<text:s text:c="14"/>38<text:s text:c="2"/>18<text:s text:c="49"/></text:span></text:p>
      <text:p text:style-name="P586"><text:span text:style-name="T586_1">11:47:46<text:s text:c="10"/>49<text:s text:c="10"/>28<text:s text:c="2"/>45<text:s text:c="2"/>20<text:s text:c="2"/>16<text:s text:c="2"/>16<text:s text:c="2"/>16<text:s text:c="6"/>80<text:s text:c="22"/>55<text:s text:c="14"/>53<text:s text:c="14"/>38<text:s text:c="2"/>18<text:s text:c="49"/></text:span></text:p>
      <text:p text:style-name="P587"><text:span text:style-name="T587_1">11:48:46<text:s text:c="10"/>48<text:s text:c="10"/>28<text:s text:c="2"/>46<text:s text:c="2"/>20<text:s text:c="2"/>16<text:s text:c="2"/>16<text:s text:c="2"/>16<text:s text:c="6"/>80<text:s text:c="22"/>55<text:s text:c="14"/>53<text:s text:c="14"/>38<text:s text:c="2"/>19<text:s text:c="49"/></text:span></text:p>
      <text:p text:style-name="P588"><text:span text:style-name="T588_1">11:50:16<text:s text:c="10"/>48<text:s text:c="10"/>27<text:s text:c="2"/>46<text:s text:c="2"/>21<text:s text:c="2"/>16<text:s text:c="2"/>16<text:s text:c="2"/>17<text:s text:c="6"/>80<text:s text:c="22"/>56<text:s text:c="14"/>52<text:s text:c="14"/>37<text:s text:c="2"/>19<text:s text:c="49"/></text:span></text:p>
      <text:p text:style-name="P589"><text:span text:style-name="T589_1">11:50:51<text:s text:c="10"/>48<text:s text:c="10"/>27<text:s text:c="2"/>46<text:s text:c="2"/>21<text:s text:c="2"/>16<text:s text:c="2"/>16<text:s text:c="2"/>17<text:s text:c="6"/>79<text:s text:c="22"/>56<text:s text:c="14"/>52<text:s text:c="14"/>37<text:s text:c="2"/>19<text:s text:c="49"/></text:span></text:p>
      <text:p text:style-name="P590"><text:span text:style-name="T590_1">11:51:31<text:s text:c="10"/>48<text:s text:c="10"/>27<text:s text:c="2"/>46<text:s text:c="2"/>21<text:s text:c="2"/>17<text:s text:c="2"/>16<text:s text:c="2"/>17<text:s text:c="6"/>79<text:s text:c="22"/>56<text:s text:c="14"/>51<text:s text:c="14"/>37<text:s text:c="2"/>20<text:s text:c="49"/></text:span></text:p>
      <text:p text:style-name="P591"><text:span text:style-name="T591_1">11:52:46<text:s text:c="10"/>47<text:s text:c="10"/>26<text:s text:c="2"/>47<text:s text:c="2"/>21<text:s text:c="2"/>17<text:s text:c="2"/>16<text:s text:c="2"/>17<text:s text:c="6"/>79<text:s text:c="22"/>56<text:s text:c="14"/>51<text:s text:c="14"/>37<text:s text:c="2"/>20<text:s text:c="49"/></text:span></text:p>
      <text:p text:style-name="P592"><text:span text:style-name="T592_1">11:53:11<text:s text:c="10"/>47<text:s text:c="10"/>26<text:s text:c="2"/>47<text:s text:c="2"/>21<text:s text:c="2"/>17<text:s text:c="2"/>16<text:s text:c="2"/>18<text:s text:c="6"/>79<text:s text:c="22"/>56<text:s text:c="14"/>50<text:s text:c="14"/>36<text:s text:c="2"/>20<text:s text:c="49"/></text:span></text:p>
      <text:p text:style-name="P593"><text:span text:style-name="T593_1">11:53:41<text:s text:c="10"/>47<text:s text:c="10"/>26<text:s text:c="2"/>47<text:s text:c="2"/>21<text:s text:c="2"/>17<text:s text:c="2"/>16<text:s text:c="2"/>18<text:s text:c="6"/>78<text:s text:c="22"/>56<text:s text:c="14"/>50<text:s text:c="14"/>36<text:s text:c="2"/>20<text:s text:c="49"/></text:span></text:p>
      <text:p text:style-name="P594"><text:span text:style-name="T594_1">Time</text:span><text:span text:style-name="T59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595"><text:span text:style-name="T595_1">-------------------------------------------------------------------------------------------------------------------------------------------------------------------------</text:span></text:p>
      <text:p text:style-name="P596"><text:span text:style-name="T596_1">11:54:11<text:s text:c="10"/>47<text:s text:c="10"/>26<text:s text:c="2"/>47<text:s text:c="2"/>22<text:s text:c="2"/>17<text:s text:c="2"/>16<text:s text:c="2"/>18<text:s text:c="6"/>78<text:s text:c="22"/>56<text:s text:c="14"/>50<text:s text:c="14"/>36<text:s text:c="2"/>20<text:s text:c="49"/></text:span></text:p>
      <text:p text:style-name="P597"><text:span text:style-name="T597_1">11:54:16<text:s text:c="10"/>47<text:s text:c="10"/>26<text:s text:c="2"/>47<text:s text:c="2"/>22<text:s text:c="2"/>17<text:s text:c="2"/>15<text:s text:c="2"/>18<text:s text:c="6"/>78<text:s text:c="22"/>56<text:s text:c="14"/>50<text:s text:c="14"/>36<text:s text:c="2"/>20<text:s text:c="49"/></text:span></text:p>
      <text:p text:style-name="P598"><text:span text:style-name="T598_1">11:55:41<text:s text:c="10"/>46<text:s text:c="10"/>25<text:s text:c="2"/>48<text:s text:c="2"/>22<text:s text:c="2"/>18<text:s text:c="2"/>15<text:s text:c="2"/>18<text:s text:c="6"/>78<text:s text:c="22"/>56<text:s text:c="14"/>49<text:s text:c="14"/>36<text:s text:c="2"/>21<text:s text:c="49"/></text:span></text:p>
      <text:p text:style-name="P599"><text:span text:style-name="T599_1">11:56:16<text:s text:c="10"/>46<text:s text:c="10"/>25<text:s text:c="2"/>48<text:s text:c="2"/>22<text:s text:c="2"/>18<text:s text:c="2"/>15<text:s text:c="2"/>18<text:s text:c="6"/>77<text:s text:c="22"/>56<text:s text:c="14"/>49<text:s text:c="14"/>36<text:s text:c="2"/>21<text:s text:c="49"/></text:span></text:p>
      <text:p text:style-name="P600"><text:span text:style-name="T600_1">11:56:46<text:s text:c="10"/>46<text:s text:c="10"/>25<text:s text:c="2"/>48<text:s text:c="2"/>22<text:s text:c="2"/>18<text:s text:c="2"/>15<text:s text:c="2"/>19<text:s text:c="6"/>77<text:s text:c="22"/>56<text:s text:c="14"/>49<text:s text:c="14"/>35<text:s text:c="2"/>21<text:s text:c="49"/></text:span></text:p>
      <text:p text:style-name="P601"><text:span text:style-name="T601_1">11:59:36<text:s text:c="10"/>45<text:s text:c="10"/>24<text:s text:c="2"/>49<text:s text:c="2"/>23<text:s text:c="2"/>19<text:s text:c="2"/>15<text:s text:c="2"/>19<text:s text:c="6"/>76<text:s text:c="22"/>56<text:s text:c="14"/>47<text:s text:c="14"/>35<text:s text:c="2"/>22<text:s text:c="49"/></text:span></text:p>
      <text:p text:style-name="P602"><text:span text:style-name="T602_1">11:59:46<text:s text:c="10"/>45<text:s text:c="10"/>24<text:s text:c="2"/>49<text:s text:c="2"/>23<text:s text:c="2"/>19<text:s text:c="2"/>15<text:s text:c="2"/>19<text:s text:c="6"/>76<text:s text:c="22"/>56<text:s text:c="14"/>47<text:s text:c="14"/>34<text:s text:c="2"/>22<text:s text:c="49"/></text:span></text:p>
      <text:p text:style-name="P603"><text:span text:style-name="T603_1">12:00:36<text:s text:c="10"/>45<text:s text:c="10"/>24<text:s text:c="2"/>49<text:s text:c="2"/>23<text:s text:c="2"/>19<text:s text:c="2"/>15<text:s text:c="2"/>20<text:s text:c="6"/>75<text:s text:c="22"/>56<text:s text:c="14"/>47<text:s text:c="14"/>34<text:s text:c="2"/>22<text:s text:c="49"/></text:span></text:p>
      <text:p text:style-name="P604"><text:span text:style-name="T604_1">12:01:06<text:s text:c="10"/>44<text:s text:c="10"/>24<text:s text:c="2"/>49<text:s text:c="2"/>23<text:s text:c="2"/>20<text:s text:c="2"/>14<text:s text:c="2"/>20<text:s text:c="6"/>75<text:s text:c="22"/>56<text:s text:c="14"/>46<text:s text:c="14"/>34<text:s text:c="2"/>22<text:s text:c="49"/></text:span></text:p>
      <text:p text:style-name="P605"><text:span text:style-name="T605_1">12:04:06<text:s text:c="10"/>43<text:s text:c="10"/>23<text:s text:c="2"/>50<text:s text:c="2"/>24<text:s text:c="2"/>21<text:s text:c="2"/>14<text:s text:c="2"/>21<text:s text:c="6"/>74<text:s text:c="22"/>56<text:s text:c="14"/>45<text:s text:c="14"/>33<text:s text:c="2"/>23<text:s text:c="49"/></text:span></text:p>
      <text:p text:style-name="P606"><text:span text:style-name="T606_1">12:04:21<text:s text:c="10"/>43<text:s text:c="10"/>22<text:s text:c="2"/>50<text:s text:c="2"/>24<text:s text:c="2"/>21<text:s text:c="2"/>14<text:s text:c="2"/>21<text:s text:c="6"/>74<text:s text:c="22"/>56<text:s text:c="14"/>45<text:s text:c="14"/>33<text:s text:c="2"/>23<text:s text:c="49"/></text:span></text:p>
      <text:p text:style-name="P607"><text:span text:style-name="T607_1">12:07:21<text:s text:c="10"/>42<text:s text:c="10"/>21<text:s text:c="2"/>51<text:s text:c="2"/>25<text:s text:c="2"/>22<text:s text:c="2"/>13<text:s text:c="2"/>22<text:s text:c="6"/>72<text:s text:c="22"/>56<text:s text:c="14"/>43<text:s text:c="14"/>32<text:s text:c="2"/>24<text:s text:c="49"/></text:span></text:p>
      <text:p text:style-name="P608"><text:span text:style-name="T608_1">12:10:06<text:s text:c="10"/>41<text:s text:c="10"/>20<text:s text:c="2"/>52<text:s text:c="2"/>26<text:s text:c="2"/>23<text:s text:c="2"/>13<text:s text:c="2"/>22<text:s text:c="6"/>71<text:s text:c="22"/>56<text:s text:c="14"/>42<text:s text:c="14"/>31<text:s text:c="2"/>25<text:s text:c="49"/></text:span></text:p>
      <text:p text:style-name="P609"><text:span text:style-name="T609_1">12:13:06<text:s text:c="10"/>40<text:s text:c="10"/>19<text:s text:c="2"/>53<text:s text:c="2"/>27<text:s text:c="2"/>24<text:s text:c="2"/>12<text:s text:c="2"/>23<text:s text:c="6"/>69<text:s text:c="22"/>56<text:s text:c="14"/>40<text:s text:c="14"/>30<text:s text:c="2"/>26<text:s text:c="49"/></text:span></text:p>
      <text:p text:style-name="P610"><text:span text:style-name="T610_1">12:16:06<text:s text:c="10"/>39<text:s text:c="10"/>18<text:s text:c="2"/>54<text:s text:c="2"/>28<text:s text:c="2"/>25<text:s text:c="2"/>12<text:s text:c="2"/>24<text:s text:c="6"/>68<text:s text:c="22"/>56<text:s text:c="14"/>39<text:s text:c="14"/>29<text:s text:c="2"/>27<text:s text:c="49"/></text:span></text:p>
      <text:p text:style-name="P611"><text:span text:style-name="T611_1">12:18:06<text:s text:c="10"/>38<text:s text:c="10"/>18<text:s text:c="2"/>55<text:s text:c="2"/>28<text:s text:c="2"/>25<text:s text:c="2"/>12<text:s text:c="2"/>25<text:s text:c="6"/>67<text:s text:c="22"/>55<text:s text:c="14"/>38<text:s text:c="14"/>28<text:s text:c="2"/>27<text:s text:c="49"/></text:span></text:p>
      <text:p text:style-name="P612"><text:span text:style-name="T612_1">12:21:06<text:s text:c="10"/>37<text:s text:c="10"/>16<text:s text:c="2"/>56<text:s text:c="2"/>29<text:s text:c="2"/>26<text:s text:c="2"/>11<text:s text:c="2"/>26<text:s text:c="6"/>65<text:s text:c="22"/>55<text:s text:c="14"/>36<text:s text:c="14"/>27<text:s text:c="2"/>28<text:s text:c="49"/></text:span></text:p>
      <text:p text:style-name="P613"><text:span text:style-name="T613_1">12:24:06<text:s text:c="10"/>36<text:s text:c="10"/>15<text:s text:c="2"/>57<text:s text:c="2"/>30<text:s text:c="2"/>27<text:s text:c="2"/>10<text:s text:c="2"/>27<text:s text:c="6"/>64<text:s text:c="22"/>54<text:s text:c="14"/>35<text:s text:c="14"/>26<text:s text:c="2"/>29<text:s text:c="49"/></text:span></text:p>
      <text:p text:style-name="P614"><text:span text:style-name="T614_1">12:25:46<text:s text:c="10"/>35<text:s text:c="10"/>15<text:s text:c="2"/>57<text:s text:c="2"/>31<text:s text:c="2"/>28<text:s text:c="2"/>10<text:s text:c="2"/>27<text:s text:c="6"/>63<text:s text:c="22"/>54<text:s text:c="14"/>34<text:s text:c="14"/>26<text:s text:c="2"/>29<text:s text:c="49"/></text:span></text:p>
      <text:p text:style-name="P615"><text:span text:style-name="T615_1">12:26:46<text:s text:c="10"/>34<text:s text:c="10"/>14<text:s text:c="2"/>58<text:s text:c="2"/>31<text:s text:c="2"/>28<text:s text:c="2"/>10<text:s text:c="2"/>27<text:s text:c="6"/>62<text:s text:c="22"/>54<text:s text:c="14"/>34<text:s text:c="14"/>25<text:s text:c="2"/>29<text:s text:c="49"/></text:span></text:p>
      <text:p text:style-name="P616"><text:span text:style-name="T616_1">12:27:46<text:s text:c="10"/>34<text:s text:c="10"/>14<text:s text:c="2"/>58<text:s text:c="2"/>31<text:s text:c="2"/>29<text:s text:c="2"/>10<text:s text:c="2"/>28<text:s text:c="6"/>62<text:s text:c="22"/>54<text:s text:c="14"/>33<text:s text:c="14"/>25<text:s text:c="2"/>30<text:s text:c="49"/></text:span></text:p>
      <text:p text:style-name="P617"><text:span text:style-name="T617_1">12:30:46<text:s text:c="10"/>33<text:s text:c="10"/>13<text:s text:c="2"/>59<text:s text:c="2"/>32<text:s text:c="2"/>30<text:s text:c="3"/>9<text:s text:c="2"/>29<text:s text:c="6"/>60<text:s text:c="22"/>53<text:s text:c="14"/>32<text:s text:c="14"/>24<text:s text:c="2"/>30<text:s text:c="49"/></text:span></text:p>
      <text:p text:style-name="P618"><text:span text:style-name="T618_1">12:33:46<text:s text:c="2"/>10<text:s text:c="6"/>32<text:s text:c="10"/>12<text:s text:c="2"/>60<text:s text:c="2"/>33<text:s text:c="2"/>31<text:s text:c="3"/>9<text:s text:c="2"/>29<text:s text:c="6"/>59<text:s text:c="22"/>52<text:s text:c="14"/>30<text:s text:c="14"/>23<text:s text:c="2"/>31<text:s text:c="49"/></text:span></text:p>
      <text:p text:style-name="P619"><text:span text:style-name="T619_1">12:36:46<text:s text:c="2"/>10<text:s text:c="6"/>30<text:s text:c="10"/>11<text:s text:c="2"/>61<text:s text:c="2"/>34<text:s text:c="2"/>32<text:s text:c="6"/>30<text:s text:c="6"/>57<text:s text:c="22"/>51<text:s text:c="14"/>29<text:s text:c="14"/>22<text:s text:c="2"/>32<text:s text:c="49"/></text:span></text:p>
      <text:p text:style-name="P620"><text:span text:style-name="T620_1">12:39:46<text:s text:c="2"/>11<text:s text:c="6"/>29<text:s text:c="10"/>10<text:s text:c="2"/>62<text:s text:c="2"/>35<text:s text:c="2"/>33<text:s text:c="6"/>31<text:s text:c="6"/>56<text:s text:c="22"/>51<text:s text:c="14"/>27<text:s text:c="14"/>20<text:s text:c="2"/>33<text:s text:c="49"/></text:span></text:p>
      <text:p text:style-name="P621"><text:span text:style-name="T621_1">12:42:46<text:s text:c="2"/>12<text:s text:c="6"/>28<text:s text:c="11"/>9<text:s text:c="2"/>63<text:s text:c="2"/>36<text:s text:c="2"/>34<text:s text:c="6"/>32<text:s text:c="6"/>54<text:s text:c="22"/>50<text:s text:c="14"/>26<text:s text:c="14"/>19<text:s text:c="2"/>33<text:s text:c="49"/></text:span></text:p>
      <text:p text:style-name="P622"><text:span text:style-name="T622_1">12:45:46<text:s text:c="2"/>13<text:s text:c="6"/>27<text:s text:c="11"/>8<text:s text:c="2"/>64<text:s text:c="2"/>37<text:s text:c="2"/>35<text:s text:c="6"/>33<text:s text:c="6"/>53<text:s text:c="22"/>49<text:s text:c="14"/>25<text:s text:c="14"/>18<text:s text:c="2"/>34<text:s text:c="49"/></text:span></text:p>
      <text:p text:style-name="P623"><text:span text:style-name="T623_1">12:48:46<text:s text:c="2"/>14<text:s text:c="6"/>26<text:s text:c="11"/>6<text:s text:c="2"/>65<text:s text:c="2"/>38<text:s text:c="2"/>37<text:s text:c="6"/>34<text:s text:c="6"/>51<text:s text:c="22"/>48<text:s text:c="14"/>23<text:s text:c="14"/>17<text:s text:c="2"/>35<text:s text:c="49"/></text:span></text:p>
      <text:p text:style-name="P624"><text:span text:style-name="T624_1">12:51:46<text:s text:c="2"/>15<text:s text:c="6"/>24<text:s text:c="11"/>6<text:s text:c="2"/>66<text:s text:c="2"/>39<text:s text:c="2"/>38<text:s text:c="6"/>34<text:s text:c="6"/>49<text:s text:c="15"/>5<text:s text:c="6"/>47<text:s text:c="14"/>22<text:s text:c="14"/>16<text:s text:c="2"/>35<text:s text:c="49"/></text:span></text:p>
      <text:p text:style-name="P625"><text:span text:style-name="T625_1">12:54:46<text:s text:c="2"/>16<text:s text:c="6"/>23<text:s text:c="14"/>67<text:s text:c="2"/>40<text:s text:c="2"/>39<text:s text:c="6"/>35<text:s text:c="6"/>48<text:s text:c="15"/>7<text:s text:c="6"/>46<text:s text:c="14"/>21<text:s text:c="14"/>15<text:s text:c="2"/>36<text:s text:c="49"/></text:span></text:p>
      <text:p text:style-name="P626"><text:span text:style-name="T626_1">12:57:46<text:s text:c="2"/>17<text:s text:c="6"/>22<text:s text:c="14"/>67<text:s text:c="2"/>41<text:s text:c="2"/>40<text:s text:c="6"/>36<text:s text:c="6"/>46<text:s text:c="15"/>8<text:s text:c="6"/>45<text:s text:c="14"/>19<text:s text:c="14"/>14<text:s text:c="2"/>37<text:s text:c="49"/></text:span></text:p>
      <text:p text:style-name="P627"><text:span text:style-name="T627_1">13:00:46<text:s text:c="2"/>18<text:s text:c="6"/>21<text:s text:c="14"/>68<text:s text:c="2"/>42<text:s text:c="2"/>41<text:s text:c="6"/>37<text:s text:c="6"/>45<text:s text:c="15"/>9<text:s text:c="6"/>44<text:s text:c="14"/>18<text:s text:c="14"/>13<text:s text:c="2"/>37<text:s text:c="49"/></text:span></text:p>
      <text:p text:style-name="P628"><text:span text:style-name="T628_1">13:01:16<text:s text:c="2"/>18<text:s text:c="6"/>20<text:s text:c="14"/>68<text:s text:c="2"/>43<text:s text:c="2"/>42<text:s text:c="6"/>37<text:s text:c="6"/>45<text:s text:c="15"/>9<text:s text:c="6"/>43<text:s text:c="14"/>18<text:s text:c="14"/>12<text:s text:c="2"/>37<text:s text:c="49"/></text:span></text:p>
      <text:p text:style-name="P629"><text:span text:style-name="T629_1">13:03:46<text:s text:c="2"/>18<text:s text:c="6"/>19<text:s text:c="14"/>69<text:s text:c="2"/>43<text:s text:c="2"/>43<text:s text:c="6"/>37<text:s text:c="6"/>43<text:s text:c="14"/>10<text:s text:c="6"/>42<text:s text:c="14"/>17<text:s text:c="14"/>11<text:s text:c="2"/>38<text:s text:c="49"/></text:span></text:p>
      <text:p text:style-name="P630"><text:span text:style-name="T630_1">13:06:46<text:s text:c="2"/>19<text:s text:c="6"/>18<text:s text:c="14"/>70<text:s text:c="2"/>45<text:s text:c="2"/>44<text:s text:c="6"/>38<text:s text:c="6"/>42<text:s text:c="14"/>11<text:s text:c="6"/>41<text:s text:c="14"/>15<text:s text:c="14"/>10<text:s text:c="2"/>39<text:s text:c="49"/></text:span></text:p>
      <text:p text:style-name="P631"><text:span text:style-name="T631_1">13:07:46<text:s text:c="2"/>20<text:s text:c="6"/>18<text:s text:c="14"/>70<text:s text:c="2"/>45<text:s text:c="2"/>44<text:s text:c="6"/>38<text:s text:c="6"/>41<text:s text:c="14"/>12<text:s text:c="6"/>41<text:s text:c="14"/>15<text:s text:c="14"/>10<text:s text:c="2"/>39<text:s text:c="49"/></text:span></text:p>
      <text:p text:style-name="P632"><text:span text:style-name="T632_1">13:08:11<text:s text:c="2"/>20<text:s text:c="6"/>18<text:s text:c="14"/>70<text:s text:c="2"/>45<text:s text:c="2"/>45<text:s text:c="6"/>38<text:s text:c="6"/>41<text:s text:c="14"/>12<text:s text:c="6"/>41<text:s text:c="14"/>15<text:s text:c="14"/>10<text:s text:c="2"/>39<text:s text:c="49"/></text:span></text:p>
      <text:p text:style-name="P633"><text:span text:style-name="T633_1">13:08:41<text:s text:c="2"/>20<text:s text:c="6"/>17<text:s text:c="14"/>70<text:s text:c="2"/>45<text:s text:c="2"/>45<text:s text:c="6"/>38<text:s text:c="6"/>41<text:s text:c="14"/>12<text:s text:c="6"/>41<text:s text:c="14"/>15<text:s text:c="14"/>10<text:s text:c="2"/>39<text:s text:c="49"/></text:span></text:p>
      <text:p text:style-name="P634"><text:span text:style-name="T634_1">13:10:16<text:s text:c="2"/>21<text:s text:c="6"/>17<text:s text:c="14"/>71<text:s text:c="2"/>46<text:s text:c="2"/>45<text:s text:c="6"/>39<text:s text:c="6"/>40<text:s text:c="14"/>13<text:s text:c="6"/>40<text:s text:c="14"/>14<text:s text:c="15"/>9<text:s text:c="2"/>39<text:s text:c="49"/></text:span></text:p>
      <text:p text:style-name="P635"><text:span text:style-name="T635_1">13:10:41<text:s text:c="2"/>21<text:s text:c="6"/>17<text:s text:c="14"/>71<text:s text:c="2"/>46<text:s text:c="2"/>46<text:s text:c="6"/>39<text:s text:c="6"/>40<text:s text:c="14"/>13<text:s text:c="6"/>40<text:s text:c="14"/>14<text:s text:c="11"/>9<text:s text:c="3"/>9<text:s text:c="2"/>39<text:s text:c="49"/></text:span></text:p>
      <text:p text:style-name="P636"><text:span text:style-name="T636_1">Time</text:span><text:span text:style-name="T63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637"><text:span text:style-name="T637_1">-------------------------------------------------------------------------------------------------------------------------------------------------------------------------</text:span></text:p>
      <text:p text:style-name="P638"><text:span text:style-name="T638_1">13:11:16<text:s text:c="2"/>21<text:s text:c="6"/>16<text:s text:c="14"/>71<text:s text:c="2"/>46<text:s text:c="2"/>46<text:s text:c="6"/>39<text:s text:c="6"/>40<text:s text:c="14"/>13<text:s text:c="6"/>40<text:s text:c="14"/>13<text:s text:c="11"/>9<text:s text:c="6"/>40<text:s text:c="49"/></text:span></text:p>
      <text:p text:style-name="P639"><text:span text:style-name="T639_1">13:11:41<text:s text:c="2"/>21<text:s text:c="6"/>16<text:s text:c="14"/>71<text:s text:c="2"/>46<text:s text:c="2"/>46<text:s text:c="6"/>39<text:s text:c="6"/>39<text:s text:c="14"/>13<text:s text:c="6"/>39<text:s text:c="14"/>13<text:s text:c="11"/>9<text:s text:c="6"/>40<text:s text:c="49"/></text:span></text:p>
      <text:p text:style-name="P640"><text:span text:style-name="T640_1">13:12:11<text:s text:c="2"/>21<text:s text:c="6"/>16<text:s text:c="14"/>71<text:s text:c="2"/>47<text:s text:c="2"/>46<text:s text:c="6"/>39<text:s text:c="6"/>39<text:s text:c="14"/>14<text:s text:c="6"/>39<text:s text:c="14"/>13<text:s text:c="11"/>9<text:s text:c="6"/>40<text:s text:c="49"/></text:span></text:p>
      <text:p text:style-name="P641"><text:span text:style-name="T641_1">13:12:46<text:s text:c="2"/>21<text:s text:c="6"/>16<text:s text:c="14"/>71<text:s text:c="2"/>47<text:s text:c="2"/>47<text:s text:c="6"/>39<text:s text:c="6"/>39<text:s text:c="14"/>14<text:s text:c="6"/>39<text:s text:c="14"/>13<text:s text:c="10"/>10<text:s text:c="6"/>40<text:s text:c="49"/></text:span></text:p>
      <text:p text:style-name="P642"><text:span text:style-name="T642_1">13:13:46<text:s text:c="2"/>22<text:s text:c="6"/>15<text:s text:c="14"/>71<text:s text:c="2"/>47<text:s text:c="2"/>47<text:s text:c="6"/>40<text:s text:c="6"/>38<text:s text:c="14"/>14<text:s text:c="6"/>39<text:s text:c="14"/>12<text:s text:c="10"/>10<text:s text:c="6"/>40<text:s text:c="49"/></text:span></text:p>
      <text:p text:style-name="P643"><text:span text:style-name="T643_1">13:14:16<text:s text:c="2"/>22<text:s text:c="6"/>15<text:s text:c="14"/>72<text:s text:c="2"/>47<text:s text:c="2"/>47<text:s text:c="6"/>40<text:s text:c="6"/>38<text:s text:c="14"/>14<text:s text:c="6"/>38<text:s text:c="14"/>12<text:s text:c="10"/>10<text:s text:c="6"/>40<text:s text:c="49"/></text:span></text:p>
      <text:p text:style-name="P644"><text:span text:style-name="T644_1">13:14:46<text:s text:c="2"/>22<text:s text:c="6"/>15<text:s text:c="14"/>72<text:s text:c="2"/>48<text:s text:c="2"/>47<text:s text:c="6"/>40<text:s text:c="6"/>38<text:s text:c="14"/>15<text:s text:c="6"/>38<text:s text:c="14"/>12<text:s text:c="10"/>10<text:s text:c="6"/>40<text:s text:c="49"/></text:span></text:p>
      <text:p text:style-name="P645"><text:span text:style-name="T645_1">13:16:46<text:s text:c="2"/>23<text:s text:c="6"/>14<text:s text:c="14"/>72<text:s text:c="2"/>48<text:s text:c="2"/>48<text:s text:c="6"/>40<text:s text:c="6"/>37<text:s text:c="14"/>15<text:s text:c="6"/>37<text:s text:c="14"/>11<text:s text:c="10"/>11<text:s text:c="6"/>41<text:s text:c="49"/></text:span></text:p>
      <text:p text:style-name="P646"><text:span text:style-name="T646_1">13:17:46<text:s text:c="2"/>23<text:s text:c="6"/>14<text:s text:c="14"/>72<text:s text:c="2"/>49<text:s text:c="2"/>49<text:s text:c="6"/>40<text:s text:c="6"/>37<text:s text:c="14"/>16<text:s text:c="6"/>37<text:s text:c="14"/>11<text:s text:c="10"/>11<text:s text:c="6"/>41<text:s text:c="49"/></text:span></text:p>
      <text:p text:style-name="P647"><text:span text:style-name="T647_1">13:18:36<text:s text:c="2"/>23<text:s text:c="6"/>14<text:s text:c="14"/>72<text:s text:c="2"/>49<text:s text:c="2"/>49<text:s text:c="6"/>40<text:s text:c="6"/>36<text:s text:c="14"/>16<text:s text:c="6"/>37<text:s text:c="14"/>10<text:s text:c="10"/>12<text:s text:c="6"/>41<text:s text:c="49"/></text:span></text:p>
      <text:p text:style-name="P648"><text:span text:style-name="T648_1">13:20:16<text:s text:c="2"/>24<text:s text:c="6"/>13<text:s text:c="14"/>73<text:s text:c="2"/>50<text:s text:c="2"/>50<text:s text:c="6"/>41<text:s text:c="6"/>35<text:s text:c="14"/>17<text:s text:c="6"/>36<text:s text:c="14"/>10<text:s text:c="10"/>12<text:s text:c="6"/>41<text:s text:c="49"/></text:span></text:p>
      <text:p text:style-name="P649"><text:span text:style-name="T649_1">13:21:06<text:s text:c="2"/>24<text:s text:c="6"/>13<text:s text:c="14"/>73<text:s text:c="2"/>50<text:s text:c="2"/>50<text:s text:c="6"/>41<text:s text:c="6"/>35<text:s text:c="14"/>17<text:s text:c="6"/>36<text:s text:c="15"/>9<text:s text:c="10"/>12<text:s text:c="6"/>41<text:s text:c="49"/></text:span></text:p>
      <text:p text:style-name="P650"><text:span text:style-name="T650_1">13:21:11<text:s text:c="2"/>24<text:s text:c="6"/>13<text:s text:c="14"/>73<text:s text:c="2"/>50<text:s text:c="2"/>50<text:s text:c="6"/>41<text:s text:c="6"/>35<text:s text:c="14"/>17<text:s text:c="6"/>36<text:s text:c="15"/>9<text:s text:c="10"/>13<text:s text:c="6"/>41<text:s text:c="49"/></text:span></text:p>
      <text:p text:style-name="P651"><text:span text:style-name="T651_1">13:21:41<text:s text:c="2"/>24<text:s text:c="6"/>12<text:s text:c="14"/>73<text:s text:c="2"/>50<text:s text:c="2"/>50<text:s text:c="6"/>41<text:s text:c="6"/>35<text:s text:c="14"/>17<text:s text:c="6"/>35<text:s text:c="15"/>9<text:s text:c="10"/>13<text:s text:c="6"/>42<text:s text:c="49"/></text:span></text:p>
      <text:p text:style-name="P652"><text:span text:style-name="T652_1">13:21:46<text:s text:c="2"/>24<text:s text:c="6"/>12<text:s text:c="14"/>73<text:s text:c="2"/>50<text:s text:c="2"/>50<text:s text:c="6"/>41<text:s text:c="6"/>35<text:s text:c="14"/>18<text:s text:c="6"/>35<text:s text:c="15"/>9<text:s text:c="10"/>13<text:s text:c="6"/>42<text:s text:c="49"/></text:span></text:p>
      <text:p text:style-name="P653"><text:span text:style-name="T653_1">13:22:11<text:s text:c="2"/>24<text:s text:c="6"/>12<text:s text:c="14"/>73<text:s text:c="2"/>50<text:s text:c="2"/>51<text:s text:c="6"/>41<text:s text:c="6"/>34<text:s text:c="14"/>18<text:s text:c="6"/>35<text:s text:c="15"/>9<text:s text:c="10"/>13<text:s text:c="6"/>42<text:s text:c="49"/></text:span></text:p>
      <text:p text:style-name="P654"><text:span text:style-name="T654_1">13:23:46<text:s text:c="2"/>25<text:s text:c="6"/>12<text:s text:c="14"/>73<text:s text:c="2"/>51<text:s text:c="2"/>51<text:s text:c="6"/>41<text:s text:c="6"/>34<text:s text:c="14"/>18<text:s text:c="6"/>35<text:s text:c="15"/>8<text:s text:c="10"/>13<text:s text:c="6"/>42<text:s text:c="49"/></text:span></text:p>
      <text:p text:style-name="P655"><text:span text:style-name="T655_1">13:24:46<text:s text:c="2"/>25<text:s text:c="6"/>11<text:s text:c="14"/>73<text:s text:c="2"/>51<text:s text:c="2"/>52<text:s text:c="6"/>41<text:s text:c="6"/>33<text:s text:c="14"/>19<text:s text:c="6"/>34<text:s text:c="15"/>8<text:s text:c="10"/>14<text:s text:c="6"/>42<text:s text:c="49"/></text:span></text:p>
      <text:p text:style-name="P656"><text:span text:style-name="T656_1">13:25:16<text:s text:c="2"/>25<text:s text:c="6"/>11<text:s text:c="14"/>73<text:s text:c="2"/>52<text:s text:c="2"/>52<text:s text:c="6"/>41<text:s text:c="6"/>33<text:s text:c="14"/>19<text:s text:c="6"/>34<text:s text:c="15"/>8<text:s text:c="10"/>14<text:s text:c="6"/>42<text:s text:c="49"/></text:span></text:p>
      <text:p text:style-name="P657"><text:span text:style-name="T657_1">13:27:16<text:s text:c="2"/>26<text:s text:c="6"/>10<text:s text:c="14"/>73<text:s text:c="2"/>52<text:s text:c="2"/>53<text:s text:c="6"/>42<text:s text:c="6"/>32<text:s text:c="14"/>20<text:s text:c="6"/>33<text:s text:c="15"/>7<text:s text:c="10"/>15<text:s text:c="6"/>43<text:s text:c="49"/></text:span></text:p>
      <text:p text:style-name="P658"><text:span text:style-name="T658_1">13:29:46<text:s text:c="2"/>27<text:s text:c="7"/>9<text:s text:c="14"/>73<text:s text:c="2"/>53<text:s text:c="2"/>54<text:s text:c="6"/>42<text:s text:c="6"/>31<text:s text:c="14"/>21<text:s text:c="6"/>32<text:s text:c="15"/>6<text:s text:c="10"/>15<text:s text:c="6"/>43<text:s text:c="49"/></text:span></text:p>
      <text:p text:style-name="P659"><text:span text:style-name="T659_1">13:30:46<text:s text:c="2"/>27<text:s text:c="7"/>9<text:s text:c="14"/>73<text:s text:c="2"/>54<text:s text:c="2"/>55<text:s text:c="6"/>42<text:s text:c="6"/>30<text:s text:c="14"/>21<text:s text:c="6"/>32<text:s text:c="15"/>6<text:s text:c="10"/>16<text:s text:c="6"/>43<text:s text:c="49"/></text:span></text:p>
      <text:p text:style-name="P660"><text:span text:style-name="T660_1">13:31:46<text:s text:c="2"/>27<text:s text:c="7"/>8<text:s text:c="14"/>73<text:s text:c="2"/>54<text:s text:c="2"/>55<text:s text:c="6"/>42<text:s text:c="6"/>30<text:s text:c="14"/>22<text:s text:c="6"/>31<text:s text:c="15"/>5<text:s text:c="10"/>16<text:s text:c="6"/>43<text:s text:c="49"/></text:span></text:p>
      <text:p text:style-name="P661"><text:span text:style-name="T661_1">13:32:46<text:s text:c="2"/>27<text:s text:c="7"/>8<text:s text:c="14"/>73<text:s text:c="2"/>55<text:s text:c="2"/>56<text:s text:c="6"/>42<text:s text:c="6"/>29<text:s text:c="14"/>22<text:s text:c="6"/>31<text:s text:c="15"/>5<text:s text:c="10"/>16<text:s text:c="6"/>44<text:s text:c="49"/></text:span></text:p>
      <text:p text:style-name="P662"><text:span text:style-name="T662_1">13:33:11<text:s text:c="2"/>28<text:s text:c="7"/>8<text:s text:c="14"/>73<text:s text:c="2"/>55<text:s text:c="2"/>56<text:s text:c="6"/>42<text:s text:c="6"/>29<text:s text:c="14"/>22<text:s text:c="6"/>31<text:s text:c="15"/>5<text:s text:c="10"/>16<text:s text:c="6"/>44<text:s text:c="49"/></text:span></text:p>
      <text:p text:style-name="P663"><text:span text:style-name="T663_1">13:33:16<text:s text:c="2"/>28<text:s text:c="7"/>8<text:s text:c="14"/>73<text:s text:c="2"/>55<text:s text:c="2"/>56<text:s text:c="6"/>42<text:s text:c="6"/>29<text:s text:c="14"/>22<text:s text:c="6"/>31<text:s text:c="15"/>5<text:s text:c="10"/>17<text:s text:c="6"/>44<text:s text:c="49"/></text:span></text:p>
      <text:p text:style-name="P664"><text:span text:style-name="T664_1">13:33:41<text:s text:c="2"/>28<text:s text:c="7"/>8<text:s text:c="14"/>73<text:s text:c="2"/>55<text:s text:c="2"/>56<text:s text:c="6"/>42<text:s text:c="6"/>29<text:s text:c="14"/>22<text:s text:c="6"/>31<text:s text:c="15"/>4<text:s text:c="10"/>17<text:s text:c="6"/>44<text:s text:c="49"/></text:span></text:p>
      <text:p text:style-name="P665"><text:span text:style-name="T665_1">13:35:41<text:s text:c="2"/>28<text:s text:c="7"/>7<text:s text:c="14"/>73<text:s text:c="2"/>56<text:s text:c="2"/>57<text:s text:c="6"/>43<text:s text:c="6"/>28<text:s text:c="14"/>23<text:s text:c="6"/>30<text:s text:c="15"/>4<text:s text:c="10"/>17<text:s text:c="6"/>44<text:s text:c="49"/></text:span></text:p>
      <text:p text:style-name="P666"><text:span text:style-name="T666_1">13:36:41<text:s text:c="2"/>29<text:s text:c="7"/>7<text:s text:c="14"/>73<text:s text:c="2"/>56<text:s text:c="2"/>57<text:s text:c="6"/>43<text:s text:c="6"/>28<text:s text:c="14"/>24<text:s text:c="6"/>29<text:s text:c="15"/>3<text:s text:c="10"/>18<text:s text:c="6"/>44<text:s text:c="49"/></text:span></text:p>
      <text:p text:style-name="P667"><text:span text:style-name="T667_1">13:37:11<text:s text:c="2"/>29<text:s text:c="7"/>6<text:s text:c="14"/>73<text:s text:c="2"/>57<text:s text:c="2"/>58<text:s text:c="6"/>43<text:s text:c="6"/>27<text:s text:c="14"/>24<text:s text:c="6"/>29<text:s text:c="15"/>3<text:s text:c="10"/>18<text:s text:c="6"/>44<text:s text:c="49"/></text:span></text:p>
      <text:p text:style-name="P668"><text:span text:style-name="T668_1">13:38:16<text:s text:c="2"/>29<text:s text:c="7"/>6<text:s text:c="14"/>73<text:s text:c="2"/>57<text:s text:c="2"/>58<text:s text:c="6"/>43<text:s text:c="6"/>27<text:s text:c="14"/>24<text:s text:c="6"/>29<text:s text:c="15"/>3<text:s text:c="10"/>18<text:s text:c="6"/>45<text:s text:c="49"/></text:span></text:p>
      <text:p text:style-name="P669"><text:span text:style-name="T669_1">13:38:46<text:s text:c="2"/>29<text:s text:c="7"/>6<text:s text:c="14"/>73<text:s text:c="2"/>57<text:s text:c="2"/>58<text:s text:c="6"/>43<text:s text:c="6"/>27<text:s text:c="14"/>25<text:s text:c="6"/>29<text:s text:c="15"/>3<text:s text:c="10"/>18<text:s text:c="6"/>45<text:s text:c="49"/></text:span></text:p>
      <text:p text:style-name="P670"><text:span text:style-name="T670_1">13:39:16<text:s text:c="2"/>29<text:s text:c="7"/>6<text:s text:c="14"/>73<text:s text:c="2"/>57<text:s text:c="2"/>59<text:s text:c="6"/>43<text:s text:c="6"/>26<text:s text:c="14"/>25<text:s text:c="6"/>28<text:s text:c="15"/>2<text:s text:c="10"/>18<text:s text:c="6"/>45<text:s text:c="49"/></text:span></text:p>
      <text:p text:style-name="P671"><text:span text:style-name="T671_1">13:39:46<text:s text:c="2"/>30<text:s text:c="7"/>5<text:s text:c="14"/>73<text:s text:c="2"/>58<text:s text:c="2"/>59<text:s text:c="6"/>43<text:s text:c="6"/>26<text:s text:c="14"/>25<text:s text:c="6"/>28<text:s text:c="15"/>2<text:s text:c="10"/>19<text:s text:c="6"/>45<text:s text:c="49"/></text:span></text:p>
      <text:p text:style-name="P672"><text:span text:style-name="T672_1">13:41:16<text:s text:c="2"/>30<text:s text:c="7"/>5<text:s text:c="14"/>73<text:s text:c="2"/>58<text:s text:c="2"/>60<text:s text:c="6"/>43<text:s text:c="6"/>26<text:s text:c="14"/>26<text:s text:c="6"/>28<text:s text:c="15"/>2<text:s text:c="10"/>19<text:s text:c="6"/>45<text:s text:c="49"/></text:span></text:p>
      <text:p text:style-name="P673"><text:span text:style-name="T673_1">13:42:16<text:s text:c="2"/>30<text:s text:c="7"/>5<text:s text:c="14"/>73<text:s text:c="2"/>59<text:s text:c="2"/>60<text:s text:c="6"/>43<text:s text:c="6"/>25<text:s text:c="14"/>26<text:s text:c="6"/>27<text:s text:c="15"/>1<text:s text:c="10"/>19<text:s text:c="6"/>45<text:s text:c="49"/></text:span></text:p>
      <text:p text:style-name="P674"><text:span text:style-name="T674_1">13:43:16<text:s text:c="2"/>31<text:s text:c="7"/>4<text:s text:c="14"/>73<text:s text:c="2"/>59<text:s text:c="2"/>60<text:s text:c="6"/>43<text:s text:c="6"/>25<text:s text:c="14"/>26<text:s text:c="6"/>27<text:s text:c="15"/>1<text:s text:c="10"/>20<text:s text:c="6"/>45<text:s text:c="49"/></text:span></text:p>
      <text:p text:style-name="P675"><text:span text:style-name="T675_1">13:44:16<text:s text:c="2"/>31<text:s text:c="7"/>4<text:s text:c="14"/>72<text:s text:c="2"/>60<text:s text:c="2"/>61<text:s text:c="6"/>43<text:s text:c="6"/>24<text:s text:c="14"/>27<text:s text:c="6"/>26<text:s text:c="15"/>1<text:s text:c="10"/>20<text:s text:c="6"/>46<text:s text:c="49"/></text:span></text:p>
      <text:p text:style-name="P676"><text:span text:style-name="T676_1">13:45:41<text:s text:c="2"/>31<text:s text:c="7"/>3<text:s text:c="14"/>72<text:s text:c="2"/>60<text:s text:c="2"/>62<text:s text:c="6"/>43<text:s text:c="6"/>24<text:s text:c="14"/>27<text:s text:c="6"/>26<text:s text:c="15"/>0<text:s text:c="10"/>20<text:s text:c="6"/>46<text:s text:c="49"/></text:span></text:p>
      <text:p text:style-name="P677"><text:span text:style-name="T677_1">13:46:11<text:s text:c="2"/>31<text:s text:c="7"/>3<text:s text:c="14"/>72<text:s text:c="2"/>60<text:s text:c="2"/>62<text:s text:c="6"/>43<text:s text:c="6"/>23<text:s text:c="14"/>28<text:s text:c="6"/>26<text:s text:c="15"/>0<text:s text:c="10"/>20<text:s text:c="6"/>46<text:s text:c="49"/></text:span></text:p>
      <text:p text:style-name="P678"><text:span text:style-name="T678_1">Time</text:span><text:span text:style-name="T67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679"><text:span text:style-name="T679_1">-------------------------------------------------------------------------------------------------------------------------------------------------------------------------</text:span></text:p>
      <text:p text:style-name="P680"><text:span text:style-name="T680_1">13:46:41<text:s text:c="2"/>32<text:s text:c="7"/>3<text:s text:c="14"/>72<text:s text:c="2"/>61<text:s text:c="2"/>62<text:s text:c="6"/>43<text:s text:c="6"/>23<text:s text:c="14"/>28<text:s text:c="6"/>25<text:s text:c="15"/>0<text:s text:c="10"/>21<text:s text:c="6"/>46<text:s text:c="49"/></text:span></text:p>
      <text:p text:style-name="P681"><text:span text:style-name="T681_1">13:47:46<text:s text:c="2"/>32<text:s text:c="7"/>3<text:s text:c="14"/>72<text:s text:c="2"/>61<text:s text:c="2"/>63<text:s text:c="6"/>43<text:s text:c="6"/>23<text:s text:c="14"/>28<text:s text:c="6"/>25<text:s text:c="15"/>0<text:s text:c="10"/>21<text:s text:c="6"/>46<text:s text:c="49"/></text:span></text:p>
      <text:p text:style-name="P682"><text:span text:style-name="T682_1">13:49:41<text:s text:c="2"/>32<text:s text:c="7"/>2<text:s text:c="14"/>71<text:s text:c="2"/>62<text:s text:c="2"/>64<text:s text:c="6"/>43<text:s text:c="6"/>22<text:s text:c="14"/>29<text:s text:c="6"/>24<text:s text:c="26"/>21<text:s text:c="6"/>46<text:s text:c="49"/></text:span></text:p>
      <text:p text:style-name="P683"><text:span text:style-name="T683_1">13:50:16<text:s text:c="2"/>33<text:s text:c="7"/>2<text:s text:c="14"/>71<text:s text:c="2"/>62<text:s text:c="2"/>64<text:s text:c="6"/>43<text:s text:c="6"/>22<text:s text:c="14"/>29<text:s text:c="6"/>24<text:s text:c="26"/>22<text:s text:c="6"/>47<text:s text:c="49"/></text:span></text:p>
      <text:p text:style-name="P684"><text:span text:style-name="T684_1">13:50:46<text:s text:c="2"/>33<text:s text:c="7"/>1<text:s text:c="14"/>71<text:s text:c="2"/>62<text:s text:c="2"/>64<text:s text:c="6"/>43<text:s text:c="6"/>21<text:s text:c="14"/>30<text:s text:c="6"/>24<text:s text:c="26"/>22<text:s text:c="6"/>47<text:s text:c="49"/></text:span></text:p>
      <text:p text:style-name="P685"><text:span text:style-name="T685_1">13:51:21<text:s text:c="2"/>33<text:s text:c="7"/>1<text:s text:c="14"/>71<text:s text:c="2"/>63<text:s text:c="2"/>64<text:s text:c="6"/>43<text:s text:c="6"/>21<text:s text:c="14"/>30<text:s text:c="6"/>23<text:s text:c="26"/>22<text:s text:c="6"/>47<text:s text:c="49"/></text:span></text:p>
      <text:p text:style-name="P686"><text:span text:style-name="T686_1">13:51:46<text:s text:c="2"/>33<text:s text:c="7"/>1<text:s text:c="14"/>71<text:s text:c="2"/>63<text:s text:c="2"/>65<text:s text:c="6"/>43<text:s text:c="6"/>21<text:s text:c="14"/>30<text:s text:c="6"/>23<text:s text:c="26"/>22<text:s text:c="6"/>47<text:s text:c="49"/></text:span></text:p>
      <text:p text:style-name="P687"><text:span text:style-name="T687_1">13:52:46<text:s text:c="2"/>33<text:s text:c="7"/>1<text:s text:c="14"/>71<text:s text:c="2"/>63<text:s text:c="2"/>65<text:s text:c="6"/>43<text:s text:c="6"/>20<text:s text:c="14"/>30<text:s text:c="6"/>23<text:s text:c="26"/>22<text:s text:c="6"/>47<text:s text:c="49"/></text:span></text:p>
      <text:p text:style-name="P688"><text:span text:style-name="T688_1">13:53:16<text:s text:c="2"/>33<text:s text:c="7"/>1<text:s text:c="14"/>70<text:s text:c="2"/>63<text:s text:c="2"/>65<text:s text:c="6"/>43<text:s text:c="6"/>20<text:s text:c="14"/>31<text:s text:c="6"/>23<text:s text:c="26"/>22<text:s text:c="6"/>47<text:s text:c="49"/></text:span></text:p>
      <text:p text:style-name="P689"><text:span text:style-name="T689_1">13:53:46<text:s text:c="2"/>33<text:s text:c="7"/>0<text:s text:c="14"/>70<text:s text:c="2"/>64<text:s text:c="2"/>66<text:s text:c="6"/>43<text:s text:c="6"/>20<text:s text:c="14"/>31<text:s text:c="6"/>23<text:s text:c="26"/>22<text:s text:c="6"/>47<text:s text:c="49"/></text:span></text:p>
      <text:p text:style-name="P690"><text:span text:style-name="T690_1">13:54:46<text:s text:c="2"/>34<text:s text:c="7"/>0<text:s text:c="14"/>70<text:s text:c="2"/>64<text:s text:c="2"/>66<text:s text:c="6"/>43<text:s text:c="6"/>20<text:s text:c="14"/>31<text:s text:c="6"/>22<text:s text:c="26"/>23<text:s text:c="6"/>47<text:s text:c="49"/></text:span></text:p>
      <text:p text:style-name="P691"><text:span text:style-name="T691_1">13:55:16<text:s text:c="2"/>34<text:s text:c="7"/>0<text:s text:c="14"/>70<text:s text:c="2"/>64<text:s text:c="2"/>66<text:s text:c="6"/>43<text:s text:c="6"/>19<text:s text:c="14"/>31<text:s text:c="6"/>22<text:s text:c="26"/>23<text:s text:c="6"/>47<text:s text:c="49"/></text:span></text:p>
      <text:p text:style-name="P692"><text:span text:style-name="T692_1">13:56:46<text:s text:c="2"/>34<text:s text:c="7"/>0<text:s text:c="14"/>70<text:s text:c="2"/>65<text:s text:c="2"/>67<text:s text:c="6"/>43<text:s text:c="6"/>19<text:s text:c="14"/>32<text:s text:c="6"/>21<text:s text:c="26"/>23<text:s text:c="6"/>48<text:s text:c="49"/></text:span></text:p>
      <text:p text:style-name="P693"><text:span text:style-name="T693_1">13:57:46<text:s text:c="2"/>34<text:s text:c="22"/>69<text:s text:c="2"/>65<text:s text:c="2"/>68<text:s text:c="6"/>43<text:s text:c="6"/>18<text:s text:c="14"/>32<text:s text:c="6"/>21<text:s text:c="26"/>23<text:s text:c="6"/>48<text:s text:c="49"/></text:span></text:p>
      <text:p text:style-name="P694"><text:span text:style-name="T694_1">13:58:11<text:s text:c="2"/>35<text:s text:c="22"/>69<text:s text:c="2"/>66<text:s text:c="2"/>68<text:s text:c="6"/>43<text:s text:c="6"/>18<text:s text:c="14"/>33<text:s text:c="6"/>21<text:s text:c="26"/>24<text:s text:c="6"/>48<text:s text:c="49"/></text:span></text:p>
      <text:p text:style-name="P695"><text:span text:style-name="T695_1">14:00:36<text:s text:c="2"/>35<text:s text:c="22"/>68<text:s text:c="2"/>67<text:s text:c="2"/>69<text:s text:c="6"/>43<text:s text:c="6"/>17<text:s text:c="14"/>34<text:s text:c="6"/>20<text:s text:c="26"/>24<text:s text:c="6"/>48<text:s text:c="49"/></text:span></text:p>
      <text:p text:style-name="P696"><text:span text:style-name="T696_1">14:01:41<text:s text:c="2"/>35<text:s text:c="22"/>68<text:s text:c="2"/>67<text:s text:c="2"/>70<text:s text:c="6"/>43<text:s text:c="6"/>17<text:s text:c="14"/>34<text:s text:c="6"/>19<text:s text:c="26"/>24<text:s text:c="6"/>48<text:s text:c="26"/>30<text:s text:c="21"/></text:span></text:p>
      <text:p text:style-name="P697"><text:span text:style-name="T697_1">14:02:06<text:s text:c="2"/>36<text:s text:c="22"/>68<text:s text:c="2"/>67<text:s text:c="2"/>70<text:s text:c="6"/>43<text:s text:c="6"/>17<text:s text:c="14"/>34<text:s text:c="6"/>19<text:s text:c="26"/>24<text:s text:c="6"/>48<text:s text:c="49"/></text:span></text:p>
      <text:p text:style-name="P698"><text:span text:style-name="T698_1">14:02:11<text:s text:c="2"/>36<text:s text:c="22"/>68<text:s text:c="2"/>67<text:s text:c="2"/>70<text:s text:c="6"/>43<text:s text:c="6"/>16<text:s text:c="14"/>34<text:s text:c="6"/>19<text:s text:c="26"/>25<text:s text:c="6"/>48<text:s text:c="49"/></text:span></text:p>
      <text:p text:style-name="P699"><text:span text:style-name="T699_1">14:02:46<text:s text:c="2"/>36<text:s text:c="22"/>68<text:s text:c="2"/>68<text:s text:c="2"/>70<text:s text:c="6"/>43<text:s text:c="6"/>16<text:s text:c="14"/>34<text:s text:c="6"/>19<text:s text:c="26"/>25<text:s text:c="6"/>48<text:s text:c="49"/></text:span></text:p>
      <text:p text:style-name="P700"><text:span text:style-name="T700_1">14:03:31<text:s text:c="2"/>36<text:s text:c="22"/>67<text:s text:c="2"/>68<text:s text:c="2"/>70<text:s text:c="6"/>43<text:s text:c="6"/>16<text:s text:c="14"/>35<text:s text:c="6"/>19<text:s text:c="26"/>25<text:s text:c="6"/>49<text:s text:c="49"/></text:span></text:p>
      <text:p text:style-name="P701"><text:span text:style-name="T701_1">14:04:16<text:s text:c="2"/>36<text:s text:c="22"/>67<text:s text:c="2"/>68<text:s text:c="2"/>71<text:s text:c="6"/>43<text:s text:c="6"/>16<text:s text:c="14"/>35<text:s text:c="6"/>18<text:s text:c="26"/>25<text:s text:c="6"/>49<text:s text:c="49"/></text:span></text:p>
      <text:p text:style-name="P702"><text:span text:style-name="T702_1">14:04:46<text:s text:c="2"/>36<text:s text:c="22"/>67<text:s text:c="2"/>68<text:s text:c="2"/>71<text:s text:c="6"/>43<text:s text:c="6"/>15<text:s text:c="14"/>35<text:s text:c="6"/>18<text:s text:c="26"/>25<text:s text:c="6"/>49<text:s text:c="49"/></text:span></text:p>
      <text:p text:style-name="P703"><text:span text:style-name="T703_1">14:05:16<text:s text:c="2"/>36<text:s text:c="22"/>67<text:s text:c="2"/>69<text:s text:c="2"/>71<text:s text:c="6"/>42<text:s text:c="6"/>15<text:s text:c="14"/>35<text:s text:c="6"/>18<text:s text:c="26"/>25<text:s text:c="6"/>49<text:s text:c="49"/></text:span></text:p>
      <text:p text:style-name="P704"><text:span text:style-name="T704_1">14:05:46<text:s text:c="2"/>36<text:s text:c="22"/>67<text:s text:c="2"/>69<text:s text:c="2"/>72<text:s text:c="6"/>42<text:s text:c="6"/>15<text:s text:c="14"/>36<text:s text:c="6"/>18<text:s text:c="26"/>25<text:s text:c="6"/>49<text:s text:c="49"/></text:span></text:p>
      <text:p text:style-name="P705"><text:span text:style-name="T705_1">14:06:16<text:s text:c="2"/>37<text:s text:c="22"/>66<text:s text:c="2"/>69<text:s text:c="2"/>72<text:s text:c="6"/>42<text:s text:c="6"/>15<text:s text:c="14"/>36<text:s text:c="6"/>18<text:s text:c="26"/>25<text:s text:c="6"/>49<text:s text:c="49"/></text:span></text:p>
      <text:p text:style-name="P706"><text:span text:style-name="T706_1">14:07:16<text:s text:c="2"/>37<text:s text:c="22"/>66<text:s text:c="2"/>70<text:s text:c="2"/>72<text:s text:c="6"/>42<text:s text:c="6"/>14<text:s text:c="14"/>36<text:s text:c="6"/>17<text:s text:c="26"/>26<text:s text:c="6"/>49<text:s text:c="49"/></text:span></text:p>
      <text:p text:style-name="P707"><text:span text:style-name="T707_1">14:07:46<text:s text:c="2"/>37<text:s text:c="22"/>66<text:s text:c="2"/>70<text:s text:c="2"/>73<text:s text:c="6"/>42<text:s text:c="6"/>14<text:s text:c="14"/>36<text:s text:c="6"/>17<text:s text:c="26"/>26<text:s text:c="6"/>49<text:s text:c="49"/></text:span></text:p>
      <text:p text:style-name="P708"><text:span text:style-name="T708_1">14:08:16<text:s text:c="2"/>37<text:s text:c="22"/>66<text:s text:c="2"/>70<text:s text:c="2"/>73<text:s text:c="6"/>42<text:s text:c="6"/>14<text:s text:c="14"/>37<text:s text:c="6"/>17<text:s text:c="26"/>26<text:s text:c="6"/>49<text:s text:c="49"/></text:span></text:p>
      <text:p text:style-name="P709"><text:span text:style-name="T709_1">14:10:16<text:s text:c="2"/>37<text:s text:c="22"/>65<text:s text:c="2"/>71<text:s text:c="2"/>74<text:s text:c="6"/>42<text:s text:c="6"/>13<text:s text:c="14"/>38<text:s text:c="6"/>16<text:s text:c="26"/>26<text:s text:c="6"/>50<text:s text:c="49"/></text:span></text:p>
      <text:p text:style-name="P710"><text:span text:style-name="T710_1">14:12:46<text:s text:c="2"/>38<text:s text:c="22"/>64<text:s text:c="2"/>72<text:s text:c="2"/>75<text:s text:c="6"/>42<text:s text:c="6"/>12<text:s text:c="14"/>39<text:s text:c="6"/>15<text:s text:c="26"/>27<text:s text:c="6"/>50<text:s text:c="49"/></text:span></text:p>
      <text:p text:style-name="P711"><text:span text:style-name="T711_1">14:14:16<text:s text:c="2"/>38<text:s text:c="22"/>64<text:s text:c="2"/>73<text:s text:c="2"/>76<text:s text:c="6"/>41<text:s text:c="6"/>12<text:s text:c="14"/>39<text:s text:c="6"/>14<text:s text:c="26"/>27<text:s text:c="6"/>50<text:s text:c="49"/></text:span></text:p>
      <text:p text:style-name="P712"><text:span text:style-name="T712_1">14:14:41<text:s text:c="2"/>38<text:s text:c="22"/>63<text:s text:c="2"/>73<text:s text:c="2"/>76<text:s text:c="6"/>41<text:s text:c="6"/>11<text:s text:c="14"/>39<text:s text:c="6"/>14<text:s text:c="26"/>27<text:s text:c="6"/>50<text:s text:c="49"/></text:span></text:p>
      <text:p text:style-name="P713"><text:span text:style-name="T713_1">14:15:16<text:s text:c="2"/>38<text:s text:c="22"/>63<text:s text:c="2"/>73<text:s text:c="2"/>77<text:s text:c="6"/>41<text:s text:c="6"/>11<text:s text:c="14"/>40<text:s text:c="6"/>14<text:s text:c="26"/>27<text:s text:c="6"/>50<text:s text:c="49"/></text:span></text:p>
      <text:p text:style-name="P714"><text:span text:style-name="T714_1">14:15:46<text:s text:c="2"/>39<text:s text:c="22"/>63<text:s text:c="2"/>73<text:s text:c="2"/>77<text:s text:c="6"/>41<text:s text:c="6"/>11<text:s text:c="14"/>40<text:s text:c="6"/>14<text:s text:c="26"/>27<text:s text:c="6"/>50<text:s text:c="49"/></text:span></text:p>
      <text:p text:style-name="P715"><text:span text:style-name="T715_1">14:16:16<text:s text:c="2"/>39<text:s text:c="22"/>63<text:s text:c="2"/>74<text:s text:c="2"/>77<text:s text:c="6"/>41<text:s text:c="6"/>11<text:s text:c="14"/>40<text:s text:c="6"/>14<text:s text:c="26"/>27<text:s text:c="6"/>50<text:s text:c="49"/></text:span></text:p>
      <text:p text:style-name="P716"><text:span text:style-name="T716_1">14:19:16<text:s text:c="2"/>39<text:s text:c="22"/>62<text:s text:c="2"/>75<text:s text:c="2"/>79<text:s text:c="6"/>41<text:s text:c="6"/>10<text:s text:c="14"/>41<text:s text:c="6"/>13<text:s text:c="26"/>28<text:s text:c="6"/>51<text:s text:c="49"/></text:span></text:p>
      <text:p text:style-name="P717"><text:span text:style-name="T717_1">14:20:21<text:s text:c="2"/>39<text:s text:c="22"/>61<text:s text:c="2"/>75<text:s text:c="2"/>79<text:s text:c="6"/>40<text:s text:c="7"/>9<text:s text:c="14"/>42<text:s text:c="6"/>12<text:s text:c="26"/>28<text:s text:c="6"/>51<text:s text:c="49"/></text:span></text:p>
      <text:p text:style-name="P718"><text:span text:style-name="T718_1">14:20:46<text:s text:c="2"/>39<text:s text:c="22"/>61<text:s text:c="2"/>76<text:s text:c="2"/>79<text:s text:c="6"/>40<text:s text:c="7"/>9<text:s text:c="14"/>42<text:s text:c="6"/>12<text:s text:c="26"/>28<text:s text:c="6"/>51<text:s text:c="49"/></text:span></text:p>
      <text:p text:style-name="P719"><text:span text:style-name="T719_1">14:21:16<text:s text:c="2"/>39<text:s text:c="22"/>61<text:s text:c="2"/>76<text:s text:c="2"/>80<text:s text:c="6"/>40<text:s text:c="7"/>9<text:s text:c="14"/>42<text:s text:c="6"/>12<text:s text:c="26"/>28<text:s text:c="6"/>51<text:s text:c="49"/></text:span></text:p>
      <text:p text:style-name="P720"><text:span text:style-name="T720_1">Time</text:span><text:span text:style-name="T72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721"><text:span text:style-name="T721_1">-------------------------------------------------------------------------------------------------------------------------------------------------------------------------</text:span></text:p>
      <text:p text:style-name="P722"><text:span text:style-name="T722_1">14:21:46<text:s text:c="2"/>40<text:s text:c="22"/>61<text:s text:c="2"/>76<text:s text:c="2"/>80<text:s text:c="6"/>40<text:s text:c="7"/>9<text:s text:c="14"/>42<text:s text:c="6"/>12<text:s text:c="26"/>28<text:s text:c="6"/>51<text:s text:c="49"/></text:span></text:p>
      <text:p text:style-name="P723"><text:span text:style-name="T723_1">14:22:46<text:s text:c="2"/>40<text:s text:c="22"/>60<text:s text:c="2"/>76<text:s text:c="2"/>80<text:s text:c="6"/>40<text:s text:c="7"/>8<text:s text:c="14"/>43<text:s text:c="6"/>11<text:s text:c="26"/>28<text:s text:c="6"/>51<text:s text:c="49"/></text:span></text:p>
      <text:p text:style-name="P724"><text:span text:style-name="T724_1">14:23:11<text:s text:c="2"/>40<text:s text:c="22"/>60<text:s text:c="2"/>77<text:s text:c="2"/>81<text:s text:c="6"/>40<text:s text:c="7"/>8<text:s text:c="14"/>43<text:s text:c="6"/>11<text:s text:c="26"/>28<text:s text:c="6"/>51<text:s text:c="49"/></text:span></text:p>
      <text:p text:style-name="P725"><text:span text:style-name="T725_1">14:25:16<text:s text:c="2"/>40<text:s text:c="22"/>59<text:s text:c="2"/>77<text:s text:c="2"/>82<text:s text:c="6"/>39<text:s text:c="7"/>7<text:s text:c="14"/>44<text:s text:c="6"/>10<text:s text:c="26"/>29<text:s text:c="6"/>52<text:s text:c="49"/></text:span></text:p>
      <text:p text:style-name="P726"><text:span text:style-name="T726_1">14:26:16<text:s text:c="2"/>40<text:s text:c="22"/>59<text:s text:c="2"/>78<text:s text:c="2"/>82<text:s text:c="6"/>39<text:s text:c="7"/>7<text:s text:c="14"/>44<text:s text:c="6"/>10<text:s text:c="26"/>29<text:s text:c="6"/>52<text:s text:c="49"/></text:span></text:p>
      <text:p text:style-name="P727"><text:span text:style-name="T727_1">14:26:41<text:s text:c="2"/>40<text:s text:c="22"/>59<text:s text:c="2"/>78<text:s text:c="2"/>83<text:s text:c="6"/>39<text:s text:c="7"/>7<text:s text:c="14"/>44<text:s text:c="6"/>10<text:s text:c="26"/>29<text:s text:c="6"/>52<text:s text:c="49"/></text:span></text:p>
      <text:p text:style-name="P728"><text:span text:style-name="T728_1">14:27:11<text:s text:c="2"/>40<text:s text:c="22"/>58<text:s text:c="2"/>78<text:s text:c="2"/>83<text:s text:c="6"/>39<text:s text:c="7"/>7<text:s text:c="14"/>44<text:s text:c="6"/>10<text:s text:c="26"/>29<text:s text:c="6"/>52<text:s text:c="49"/></text:span></text:p>
      <text:p text:style-name="P729"><text:span text:style-name="T729_1">14:27:46<text:s text:c="2"/>40<text:s text:c="22"/>58<text:s text:c="2"/>78<text:s text:c="2"/>83<text:s text:c="6"/>39<text:s text:c="7"/>6<text:s text:c="14"/>44<text:s text:c="7"/>9<text:s text:c="26"/>29<text:s text:c="6"/>52<text:s text:c="49"/></text:span></text:p>
      <text:p text:style-name="P730"><text:span text:style-name="T730_1">14:28:16<text:s text:c="2"/>40<text:s text:c="22"/>58<text:s text:c="2"/>79<text:s text:c="2"/>83<text:s text:c="6"/>39<text:s text:c="7"/>6<text:s text:c="14"/>45<text:s text:c="7"/>9<text:s text:c="26"/>29<text:s text:c="6"/>52<text:s text:c="49"/></text:span></text:p>
      <text:p text:style-name="P731"><text:span text:style-name="T731_1">14:28:46<text:s text:c="2"/>41<text:s text:c="22"/>58<text:s text:c="2"/>79<text:s text:c="2"/>84<text:s text:c="6"/>39<text:s text:c="7"/>6<text:s text:c="14"/>45<text:s text:c="7"/>9<text:s text:c="26"/>29<text:s text:c="6"/>52<text:s text:c="49"/></text:span></text:p>
      <text:p text:style-name="P732"><text:span text:style-name="T732_1">14:29:16<text:s text:c="2"/>41<text:s text:c="22"/>57<text:s text:c="2"/>79<text:s text:c="2"/>84<text:s text:c="6"/>38<text:s text:c="7"/>6<text:s text:c="14"/>45<text:s text:c="7"/>9<text:s text:c="26"/>29<text:s text:c="6"/>52<text:s text:c="49"/></text:span></text:p>
      <text:p text:style-name="P733"><text:span text:style-name="T733_1">14:30:16<text:s text:c="2"/>41<text:s text:c="22"/>57<text:s text:c="2"/>79<text:s text:c="2"/>84<text:s text:c="6"/>38<text:s text:c="7"/>5<text:s text:c="14"/>45<text:s text:c="7"/>8<text:s text:c="26"/>29<text:s text:c="6"/>52<text:s text:c="49"/></text:span></text:p>
      <text:p text:style-name="P734"><text:span text:style-name="T734_1">14:31:16<text:s text:c="2"/>41<text:s text:c="22"/>57<text:s text:c="2"/>80<text:s text:c="2"/>85<text:s text:c="6"/>38<text:s text:c="7"/>5<text:s text:c="14"/>46<text:s text:c="7"/>8<text:s text:c="26"/>29<text:s text:c="6"/>52<text:s text:c="49"/></text:span></text:p>
      <text:p text:style-name="P735"><text:span text:style-name="T735_1">14:31:46<text:s text:c="2"/>41<text:s text:c="22"/>56<text:s text:c="2"/>80<text:s text:c="2"/>85<text:s text:c="6"/>38<text:s text:c="7"/>5<text:s text:c="14"/>46<text:s text:c="7"/>8<text:s text:c="26"/>29<text:s text:c="6"/>52<text:s text:c="49"/></text:span></text:p>
      <text:p text:style-name="P736"><text:span text:style-name="T736_1">14:32:16<text:s text:c="2"/>41<text:s text:c="22"/>56<text:s text:c="2"/>80<text:s text:c="2"/>85<text:s text:c="6"/>38<text:s text:c="7"/>5<text:s text:c="7"/>0<text:s text:c="6"/>46<text:s text:c="7"/>8<text:s text:c="26"/>29<text:s text:c="6"/>52<text:s text:c="49"/></text:span></text:p>
      <text:p text:style-name="P737"><text:span text:style-name="T737_1">14:35:16<text:s text:c="2"/>41<text:s text:c="22"/>55<text:s text:c="2"/>81<text:s text:c="2"/>87<text:s text:c="6"/>37<text:s text:c="7"/>4<text:s text:c="7"/>0<text:s text:c="6"/>47<text:s text:c="7"/>7<text:s text:c="26"/>30<text:s text:c="6"/>53<text:s text:c="49"/></text:span></text:p>
      <text:p text:style-name="P738"><text:span text:style-name="T738_1">14:35:46<text:s text:c="2"/>41<text:s text:c="22"/>55<text:s text:c="2"/>81<text:s text:c="2"/>87<text:s text:c="6"/>37<text:s text:c="7"/>3<text:s text:c="7"/>0<text:s text:c="6"/>48<text:s text:c="7"/>6<text:s text:c="26"/>30<text:s text:c="6"/>53<text:s text:c="49"/></text:span></text:p>
      <text:p text:style-name="P739"><text:span text:style-name="T739_1">14:38:11<text:s text:c="2"/>41<text:s text:c="22"/>54<text:s text:c="2"/>82<text:s text:c="2"/>88<text:s text:c="6"/>36<text:s text:c="7"/>3<text:s text:c="7"/>1<text:s text:c="6"/>48<text:s text:c="7"/>6<text:s text:c="26"/>30<text:s text:c="6"/>53<text:s text:c="49"/></text:span></text:p>
      <text:p text:style-name="P740"><text:span text:style-name="T740_1">14:38:46<text:s text:c="2"/>41<text:s text:c="22"/>53<text:s text:c="2"/>82<text:s text:c="2"/>88<text:s text:c="6"/>36<text:s text:c="7"/>2<text:s text:c="7"/>1<text:s text:c="6"/>49<text:s text:c="7"/>5<text:s text:c="26"/>30<text:s text:c="6"/>53<text:s text:c="49"/></text:span></text:p>
      <text:p text:style-name="P741"><text:span text:style-name="T741_1">14:40:16<text:s text:c="2"/>42<text:s text:c="22"/>53<text:s text:c="2"/>82<text:s text:c="2"/>88<text:s text:c="6"/>36<text:s text:c="7"/>2<text:s text:c="7"/>1<text:s text:c="6"/>49<text:s text:c="7"/>5<text:s text:c="26"/>30<text:s text:c="6"/>53<text:s text:c="49"/></text:span></text:p>
      <text:p text:style-name="P742"><text:span text:style-name="T742_1">14:40:46<text:s text:c="2"/>42<text:s text:c="22"/>52<text:s text:c="2"/>82<text:s text:c="2"/>88<text:s text:c="6"/>36<text:s text:c="7"/>2<text:s text:c="7"/>1<text:s text:c="6"/>49<text:s text:c="7"/>5<text:s text:c="26"/>30<text:s text:c="6"/>54<text:s text:c="49"/></text:span></text:p>
      <text:p text:style-name="P743"><text:span text:style-name="T743_1">14:41:21<text:s text:c="2"/>42<text:s text:c="22"/>52<text:s text:c="2"/>83<text:s text:c="2"/>88<text:s text:c="6"/>35<text:s text:c="7"/>1<text:s text:c="7"/>1<text:s text:c="6"/>50<text:s text:c="7"/>4<text:s text:c="26"/>30<text:s text:c="6"/>54<text:s text:c="49"/></text:span></text:p>
      <text:p text:style-name="P744"><text:span text:style-name="T744_1">14:42:16<text:s text:c="2"/>42<text:s text:c="22"/>52<text:s text:c="2"/>83<text:s text:c="2"/>88<text:s text:c="6"/>35<text:s text:c="7"/>1<text:s text:c="7"/>2<text:s text:c="6"/>50<text:s text:c="7"/>4<text:s text:c="26"/>30<text:s text:c="6"/>54<text:s text:c="49"/></text:span></text:p>
      <text:p text:style-name="P745"><text:span text:style-name="T745_1">14:42:46<text:s text:c="2"/>42<text:s text:c="22"/>51<text:s text:c="2"/>83<text:s text:c="2"/>87<text:s text:c="6"/>35<text:s text:c="7"/>1<text:s text:c="7"/>2<text:s text:c="6"/>50<text:s text:c="7"/>4<text:s text:c="26"/>30<text:s text:c="6"/>54<text:s text:c="49"/></text:span></text:p>
      <text:p text:style-name="P746"><text:span text:style-name="T746_1">14:43:46<text:s text:c="2"/>42<text:s text:c="11"/>0<text:s text:c="10"/>51<text:s text:c="2"/>83<text:s text:c="2"/>87<text:s text:c="6"/>35<text:s text:c="7"/>1<text:s text:c="7"/>2<text:s text:c="6"/>51<text:s text:c="7"/>4<text:s text:c="26"/>30<text:s text:c="6"/>54<text:s text:c="49"/></text:span></text:p>
      <text:p text:style-name="P747"><text:span text:style-name="T747_1">14:44:16<text:s text:c="2"/>42<text:s text:c="11"/>0<text:s text:c="10"/>51<text:s text:c="2"/>83<text:s text:c="2"/>87<text:s text:c="6"/>35<text:s text:c="7"/>0<text:s text:c="7"/>2<text:s text:c="6"/>51<text:s text:c="7"/>3<text:s text:c="26"/>30<text:s text:c="6"/>54<text:s text:c="49"/></text:span></text:p>
      <text:p text:style-name="P748"><text:span text:style-name="T748_1">14:44:46<text:s text:c="2"/>42<text:s text:c="11"/>0<text:s text:c="10"/>51<text:s text:c="2"/>83<text:s text:c="2"/>87<text:s text:c="6"/>34<text:s text:c="7"/>0<text:s text:c="7"/>2<text:s text:c="6"/>51<text:s text:c="7"/>3<text:s text:c="26"/>30<text:s text:c="6"/>54<text:s text:c="49"/></text:span></text:p>
      <text:p text:style-name="P749"><text:span text:style-name="T749_1">14:45:16<text:s text:c="2"/>42<text:s text:c="11"/>0<text:s text:c="10"/>50<text:s text:c="2"/>83<text:s text:c="2"/>86<text:s text:c="6"/>34<text:s text:c="7"/>0<text:s text:c="7"/>2<text:s text:c="6"/>51<text:s text:c="7"/>3<text:s text:c="26"/>30<text:s text:c="6"/>54<text:s text:c="49"/></text:span></text:p>
      <text:p text:style-name="P750"><text:span text:style-name="T750_1">14:46:16<text:s text:c="2"/>42<text:s text:c="11"/>1<text:s text:c="10"/>50<text:s text:c="2"/>83<text:s text:c="2"/>86<text:s text:c="6"/>34<text:s text:c="7"/>0<text:s text:c="7"/>2<text:s text:c="6"/>51<text:s text:c="7"/>3<text:s text:c="26"/>30<text:s text:c="6"/>54<text:s text:c="49"/></text:span></text:p>
      <text:p text:style-name="P751"><text:span text:style-name="T751_1">14:46:46<text:s text:c="2"/>42<text:s text:c="11"/>1<text:s text:c="10"/>50<text:s text:c="2"/>83<text:s text:c="2"/>85<text:s text:c="6"/>34<text:s text:c="7"/>0<text:s text:c="7"/>2<text:s text:c="6"/>52<text:s text:c="7"/>3<text:s text:c="26"/>30<text:s text:c="6"/>54<text:s text:c="49"/></text:span></text:p>
      <text:p text:style-name="P752"><text:span text:style-name="T752_1">14:47:46<text:s text:c="2"/>42<text:s text:c="11"/>1<text:s text:c="10"/>49<text:s text:c="2"/>83<text:s text:c="2"/>85<text:s text:c="6"/>34<text:s text:c="7"/>0<text:s text:c="7"/>3<text:s text:c="6"/>52<text:s text:c="7"/>2<text:s text:c="26"/>30<text:s text:c="6"/>54<text:s text:c="49"/></text:span></text:p>
      <text:p text:style-name="P753"><text:span text:style-name="T753_1">14:48:11<text:s text:c="2"/>42<text:s text:c="11"/>1<text:s text:c="10"/>49<text:s text:c="2"/>83<text:s text:c="2"/>85<text:s text:c="6"/>33<text:s text:c="15"/>3<text:s text:c="6"/>52<text:s text:c="7"/>2<text:s text:c="26"/>30<text:s text:c="6"/>54<text:s text:c="49"/></text:span></text:p>
      <text:p text:style-name="P754"><text:span text:style-name="T754_1">14:50:46<text:s text:c="2"/>42<text:s text:c="11"/>2<text:s text:c="10"/>48<text:s text:c="2"/>82<text:s text:c="2"/>83<text:s text:c="6"/>33<text:s text:c="15"/>3<text:s text:c="6"/>53<text:s text:c="7"/>1<text:s text:c="26"/>30<text:s text:c="6"/>55<text:s text:c="49"/></text:span></text:p>
      <text:p text:style-name="P755"><text:span text:style-name="T755_1">14:51:41<text:s text:c="2"/>42<text:s text:c="11"/>2<text:s text:c="10"/>47<text:s text:c="2"/>82<text:s text:c="2"/>83<text:s text:c="6"/>32<text:s text:c="15"/>3<text:s text:c="6"/>53<text:s text:c="7"/>1<text:s text:c="26"/>30<text:s text:c="6"/>55<text:s text:c="49"/></text:span></text:p>
      <text:p text:style-name="P756"><text:span text:style-name="T756_1">14:52:16<text:s text:c="2"/>42<text:s text:c="11"/>3<text:s text:c="10"/>47<text:s text:c="2"/>82<text:s text:c="2"/>83<text:s text:c="6"/>32<text:s text:c="15"/>3<text:s text:c="6"/>54<text:s text:c="7"/>1<text:s text:c="26"/>30<text:s text:c="6"/>55<text:s text:c="49"/></text:span></text:p>
      <text:p text:style-name="P757"><text:span text:style-name="T757_1">14:54:46<text:s text:c="2"/>42<text:s text:c="11"/>4<text:s text:c="10"/>46<text:s text:c="2"/>81<text:s text:c="2"/>81<text:s text:c="6"/>31<text:s text:c="15"/>4<text:s text:c="6"/>54<text:s text:c="7"/>0<text:s text:c="26"/>30<text:s text:c="6"/>55<text:s text:c="49"/></text:span></text:p>
      <text:p text:style-name="P758"><text:span text:style-name="T758_1">14:55:46<text:s text:c="2"/>42<text:s text:c="11"/>4<text:s text:c="10"/>46<text:s text:c="2"/>81<text:s text:c="2"/>81<text:s text:c="6"/>31<text:s text:c="15"/>4<text:s text:c="6"/>55<text:s text:c="7"/>0<text:s text:c="26"/>30<text:s text:c="6"/>55<text:s text:c="49"/></text:span></text:p>
      <text:p text:style-name="P759"><text:span text:style-name="T759_1">14:56:16<text:s text:c="2"/>42<text:s text:c="11"/>4<text:s text:c="10"/>45<text:s text:c="2"/>81<text:s text:c="2"/>80<text:s text:c="6"/>31<text:s text:c="15"/>4<text:s text:c="6"/>55<text:s text:c="34"/>30<text:s text:c="6"/>55<text:s text:c="49"/></text:span></text:p>
      <text:p text:style-name="P760"><text:span text:style-name="T760_1">14:56:46<text:s text:c="2"/>42<text:s text:c="11"/>4<text:s text:c="10"/>45<text:s text:c="2"/>80<text:s text:c="2"/>80<text:s text:c="6"/>31<text:s text:c="15"/>4<text:s text:c="6"/>55<text:s text:c="34"/>30<text:s text:c="6"/>55<text:s text:c="49"/></text:span></text:p>
      <text:p text:style-name="P761"><text:span text:style-name="T761_1">14:59:46<text:s text:c="2"/>41<text:s text:c="11"/>5<text:s text:c="10"/>44<text:s text:c="2"/>79<text:s text:c="2"/>78<text:s text:c="6"/>30<text:s text:c="15"/>4<text:s text:c="6"/>56<text:s text:c="34"/>30<text:s text:c="6"/>56<text:s text:c="49"/></text:span></text:p>
      <text:p text:style-name="P762"><text:span text:style-name="T762_1">Time</text:span><text:span text:style-name="T76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763"><text:span text:style-name="T763_1">-------------------------------------------------------------------------------------------------------------------------------------------------------------------------</text:span></text:p>
      <text:p text:style-name="P764"><text:span text:style-name="T764_1">15:00:16<text:s text:c="2"/>41<text:s text:c="11"/>6<text:s text:c="10"/>43<text:s text:c="2"/>79<text:s text:c="2"/>78<text:s text:c="6"/>30<text:s text:c="15"/>4<text:s text:c="6"/>56<text:s text:c="34"/>30<text:s text:c="6"/>56<text:s text:c="49"/></text:span></text:p>
      <text:p text:style-name="P765"><text:span text:style-name="T765_1">15:00:41<text:s text:c="2"/>41<text:s text:c="11"/>6<text:s text:c="10"/>43<text:s text:c="2"/>79<text:s text:c="2"/>78<text:s text:c="6"/>30<text:s text:c="15"/>5<text:s text:c="6"/>56<text:s text:c="34"/>30<text:s text:c="6"/>56<text:s text:c="49"/></text:span></text:p>
      <text:p text:style-name="P766"><text:span text:style-name="T766_1">15:00:46<text:s text:c="2"/>41<text:s text:c="11"/>6<text:s text:c="10"/>43<text:s text:c="2"/>79<text:s text:c="2"/>78<text:s text:c="6"/>29<text:s text:c="15"/>5<text:s text:c="6"/>56<text:s text:c="11"/>0<text:s text:c="22"/>30<text:s text:c="6"/>56<text:s text:c="49"/></text:span></text:p>
      <text:p text:style-name="P767"><text:span text:style-name="T767_1">15:01:16<text:s text:c="2"/>41<text:s text:c="11"/>6<text:s text:c="10"/>43<text:s text:c="2"/>79<text:s text:c="2"/>78<text:s text:c="6"/>29<text:s text:c="15"/>5<text:s text:c="6"/>57<text:s text:c="11"/>0<text:s text:c="22"/>30<text:s text:c="6"/>56<text:s text:c="49"/></text:span></text:p>
      <text:p text:style-name="P768"><text:span text:style-name="T768_1">15:01:41<text:s text:c="2"/>41<text:s text:c="11"/>6<text:s text:c="10"/>43<text:s text:c="2"/>78<text:s text:c="2"/>77<text:s text:c="6"/>29<text:s text:c="15"/>5<text:s text:c="6"/>57<text:s text:c="11"/>0<text:s text:c="22"/>30<text:s text:c="6"/>56<text:s text:c="49"/></text:span></text:p>
      <text:p text:style-name="P769"><text:span text:style-name="T769_1">15:03:46<text:s text:c="2"/>41<text:s text:c="11"/>7<text:s text:c="10"/>42<text:s text:c="2"/>77<text:s text:c="2"/>76<text:s text:c="6"/>28<text:s text:c="15"/>5<text:s text:c="6"/>57<text:s text:c="11"/>0<text:s text:c="22"/>29<text:s text:c="6"/>56<text:s text:c="49"/></text:span></text:p>
      <text:p text:style-name="P770"><text:span text:style-name="T770_1">15:04:41<text:s text:c="2"/>41<text:s text:c="11"/>7<text:s text:c="10"/>41<text:s text:c="2"/>77<text:s text:c="2"/>76<text:s text:c="6"/>28<text:s text:c="15"/>5<text:s text:c="6"/>58<text:s text:c="11"/>0<text:s text:c="22"/>29<text:s text:c="6"/>56<text:s text:c="49"/></text:span></text:p>
      <text:p text:style-name="P771"><text:span text:style-name="T771_1">15:07:16<text:s text:c="2"/>41<text:s text:c="11"/>8<text:s text:c="10"/>40<text:s text:c="2"/>76<text:s text:c="2"/>74<text:s text:c="6"/>27<text:s text:c="15"/>5<text:s text:c="6"/>58<text:s text:c="11"/>1<text:s text:c="22"/>29<text:s text:c="6"/>56<text:s text:c="49"/></text:span></text:p>
      <text:p text:style-name="P772"><text:span text:style-name="T772_1">15:08:16<text:s text:c="2"/>41<text:s text:c="11"/>9<text:s text:c="10"/>40<text:s text:c="2"/>75<text:s text:c="2"/>74<text:s text:c="6"/>27<text:s text:c="15"/>5<text:s text:c="6"/>59<text:s text:c="11"/>1<text:s text:c="22"/>29<text:s text:c="6"/>56<text:s text:c="49"/></text:span></text:p>
      <text:p text:style-name="P773"><text:span text:style-name="T773_1">15:09:16<text:s text:c="2"/>41<text:s text:c="11"/>9<text:s text:c="10"/>39<text:s text:c="2"/>75<text:s text:c="2"/>73<text:s text:c="6"/>27<text:s text:c="15"/>6<text:s text:c="6"/>59<text:s text:c="11"/>1<text:s text:c="22"/>29<text:s text:c="6"/>56<text:s text:c="49"/></text:span></text:p>
      <text:p text:style-name="P774"><text:span text:style-name="T774_1">15:12:16<text:s text:c="2"/>40<text:s text:c="10"/>10<text:s text:c="10"/>38<text:s text:c="2"/>74<text:s text:c="2"/>72<text:s text:c="6"/>26<text:s text:c="15"/>6<text:s text:c="6"/>60<text:s text:c="11"/>2<text:s text:c="22"/>29<text:s text:c="6"/>57<text:s text:c="49"/></text:span></text:p>
      <text:p text:style-name="P775"><text:span text:style-name="T775_1">15:12:46<text:s text:c="2"/>40<text:s text:c="10"/>10<text:s text:c="10"/>38<text:s text:c="2"/>73<text:s text:c="2"/>71<text:s text:c="6"/>25<text:s text:c="15"/>6<text:s text:c="6"/>60<text:s text:c="11"/>2<text:s text:c="22"/>29<text:s text:c="6"/>57<text:s text:c="49"/></text:span></text:p>
      <text:p text:style-name="P776"><text:span text:style-name="T776_1">15:13:16<text:s text:c="2"/>40<text:s text:c="10"/>11<text:s text:c="10"/>38<text:s text:c="2"/>73<text:s text:c="2"/>71<text:s text:c="6"/>25<text:s text:c="15"/>6<text:s text:c="6"/>60<text:s text:c="11"/>2<text:s text:c="22"/>29<text:s text:c="6"/>57<text:s text:c="49"/></text:span></text:p>
      <text:p text:style-name="P777"><text:span text:style-name="T777_1">15:13:46<text:s text:c="2"/>40<text:s text:c="10"/>11<text:s text:c="10"/>37<text:s text:c="2"/>73<text:s text:c="2"/>71<text:s text:c="6"/>25<text:s text:c="15"/>6<text:s text:c="6"/>60<text:s text:c="11"/>2<text:s text:c="22"/>29<text:s text:c="6"/>57<text:s text:c="49"/></text:span></text:p>
      <text:p text:style-name="P778"><text:span text:style-name="T778_1">15:14:11<text:s text:c="2"/>40<text:s text:c="10"/>11<text:s text:c="10"/>37<text:s text:c="2"/>73<text:s text:c="2"/>71<text:s text:c="6"/>25<text:s text:c="15"/>6<text:s text:c="6"/>60<text:s text:c="11"/>2<text:s text:c="22"/>28<text:s text:c="6"/>57<text:s text:c="49"/></text:span></text:p>
      <text:p text:style-name="P779"><text:span text:style-name="T779_1">15:17:11<text:s text:c="2"/>39<text:s text:c="10"/>12<text:s text:c="10"/>36<text:s text:c="2"/>71<text:s text:c="2"/>69<text:s text:c="6"/>24<text:s text:c="15"/>6<text:s text:c="6"/>61<text:s text:c="11"/>3<text:s text:c="22"/>28<text:s text:c="6"/>57<text:s text:c="49"/></text:span></text:p>
      <text:p text:style-name="P780"><text:span text:style-name="T780_1">15:20:11<text:s text:c="2"/>39<text:s text:c="10"/>13<text:s text:c="10"/>34<text:s text:c="2"/>70<text:s text:c="2"/>67<text:s text:c="6"/>23<text:s text:c="15"/>7<text:s text:c="6"/>62<text:s text:c="11"/>3<text:s text:c="22"/>28<text:s text:c="6"/>57<text:s text:c="19"/>0<text:s text:c="29"/></text:span></text:p>
      <text:p text:style-name="P781"><text:span text:style-name="T781_1">15:23:11<text:s text:c="2"/>38<text:s text:c="10"/>15<text:s text:c="10"/>33<text:s text:c="2"/>68<text:s text:c="2"/>66<text:s text:c="6"/>22<text:s text:c="15"/>7<text:s text:c="6"/>63<text:s text:c="11"/>4<text:s text:c="22"/>27<text:s text:c="6"/>57<text:s text:c="49"/></text:span></text:p>
      <text:p text:style-name="P782"><text:span text:style-name="T782_1">15:26:11<text:s text:c="2"/>38<text:s text:c="10"/>16<text:s text:c="10"/>32<text:s text:c="2"/>67<text:s text:c="2"/>64<text:s text:c="6"/>21<text:s text:c="15"/>7<text:s text:c="6"/>63<text:s text:c="11"/>4<text:s text:c="22"/>27<text:s text:c="6"/>58<text:s text:c="49"/></text:span></text:p>
      <text:p text:style-name="P783"><text:span text:style-name="T783_1">15:28:46<text:s text:c="2"/>37<text:s text:c="10"/>17<text:s text:c="10"/>30<text:s text:c="2"/>65<text:s text:c="2"/>63<text:s text:c="6"/>20<text:s text:c="15"/>7<text:s text:c="6"/>64<text:s text:c="11"/>5<text:s text:c="22"/>26<text:s text:c="6"/>58<text:s text:c="49"/></text:span></text:p>
      <text:p text:style-name="P784"><text:span text:style-name="T784_1">15:29:41<text:s text:c="2"/>37<text:s text:c="10"/>17<text:s text:c="10"/>30<text:s text:c="2"/>65<text:s text:c="2"/>62<text:s text:c="6"/>19<text:s text:c="15"/>7<text:s text:c="6"/>64<text:s text:c="11"/>5<text:s text:c="22"/>26<text:s text:c="6"/>58<text:s text:c="49"/></text:span></text:p>
      <text:p text:style-name="P785"><text:span text:style-name="T785_1">15:32:16<text:s text:c="2"/>36<text:s text:c="10"/>18<text:s text:c="10"/>29<text:s text:c="2"/>63<text:s text:c="2"/>61<text:s text:c="6"/>18<text:s text:c="15"/>7<text:s text:c="6"/>64<text:s text:c="11"/>6<text:s text:c="22"/>26<text:s text:c="6"/>58<text:s text:c="49"/></text:span></text:p>
      <text:p text:style-name="P786"><text:span text:style-name="T786_1">15:33:16<text:s text:c="2"/>36<text:s text:c="10"/>19<text:s text:c="10"/>28<text:s text:c="2"/>63<text:s text:c="2"/>60<text:s text:c="6"/>18<text:s text:c="15"/>7<text:s text:c="6"/>65<text:s text:c="11"/>6<text:s text:c="22"/>25<text:s text:c="6"/>58<text:s text:c="49"/></text:span></text:p>
      <text:p text:style-name="P787"><text:span text:style-name="T787_1">15:34:16<text:s text:c="2"/>36<text:s text:c="10"/>19<text:s text:c="10"/>28<text:s text:c="2"/>62<text:s text:c="2"/>60<text:s text:c="6"/>18<text:s text:c="15"/>7<text:s text:c="6"/>65<text:s text:c="11"/>6<text:s text:c="22"/>25<text:s text:c="6"/>58<text:s text:c="49"/></text:span></text:p>
      <text:p text:style-name="P788"><text:span text:style-name="T788_1">15:34:46<text:s text:c="2"/>36<text:s text:c="10"/>19<text:s text:c="10"/>28<text:s text:c="2"/>62<text:s text:c="2"/>60<text:s text:c="6"/>17<text:s text:c="15"/>7<text:s text:c="6"/>65<text:s text:c="11"/>6<text:s text:c="22"/>25<text:s text:c="6"/>58<text:s text:c="49"/></text:span></text:p>
      <text:p text:style-name="P789"><text:span text:style-name="T789_1">15:35:16<text:s text:c="2"/>35<text:s text:c="10"/>20<text:s text:c="10"/>27<text:s text:c="2"/>62<text:s text:c="2"/>59<text:s text:c="6"/>17<text:s text:c="15"/>7<text:s text:c="6"/>65<text:s text:c="11"/>6<text:s text:c="22"/>25<text:s text:c="6"/>58<text:s text:c="49"/></text:span></text:p>
      <text:p text:style-name="P790"><text:span text:style-name="T790_1">15:36:16<text:s text:c="2"/>35<text:s text:c="10"/>20<text:s text:c="10"/>27<text:s text:c="2"/>61<text:s text:c="2"/>59<text:s text:c="6"/>17<text:s text:c="15"/>7<text:s text:c="6"/>65<text:s text:c="11"/>6<text:s text:c="22"/>25<text:s text:c="6"/>58<text:s text:c="49"/></text:span></text:p>
      <text:p text:style-name="P791"><text:span text:style-name="T791_1">15:37:46<text:s text:c="2"/>35<text:s text:c="10"/>21<text:s text:c="10"/>26<text:s text:c="2"/>60<text:s text:c="2"/>58<text:s text:c="6"/>16<text:s text:c="15"/>7<text:s text:c="6"/>65<text:s text:c="11"/>7<text:s text:c="22"/>25<text:s text:c="6"/>58<text:s text:c="49"/></text:span></text:p>
      <text:p text:style-name="P792"><text:span text:style-name="T792_1">15:38:41<text:s text:c="2"/>35<text:s text:c="10"/>21<text:s text:c="10"/>26<text:s text:c="2"/>60<text:s text:c="2"/>58<text:s text:c="6"/>16<text:s text:c="15"/>7<text:s text:c="6"/>65<text:s text:c="11"/>7<text:s text:c="22"/>24<text:s text:c="6"/>58<text:s text:c="49"/></text:span></text:p>
      <text:p text:style-name="P793"><text:span text:style-name="T793_1">15:39:11<text:s text:c="2"/>34<text:s text:c="10"/>21<text:s text:c="10"/>26<text:s text:c="2"/>60<text:s text:c="2"/>57<text:s text:c="6"/>16<text:s text:c="15"/>7<text:s text:c="6"/>65<text:s text:c="11"/>7<text:s text:c="22"/>24<text:s text:c="6"/>58<text:s text:c="49"/></text:span></text:p>
      <text:p text:style-name="P794"><text:span text:style-name="T794_1">15:39:41<text:s text:c="2"/>34<text:s text:c="10"/>21<text:s text:c="10"/>26<text:s text:c="2"/>59<text:s text:c="2"/>57<text:s text:c="6"/>16<text:s text:c="15"/>7<text:s text:c="6"/>65<text:s text:c="11"/>7<text:s text:c="22"/>24<text:s text:c="6"/>58<text:s text:c="49"/></text:span></text:p>
      <text:p text:style-name="P795"><text:span text:style-name="T795_1">15:39:46<text:s text:c="2"/>34<text:s text:c="10"/>21<text:s text:c="10"/>25<text:s text:c="2"/>59<text:s text:c="2"/>57<text:s text:c="6"/>16<text:s text:c="15"/>7<text:s text:c="6"/>65<text:s text:c="11"/>7<text:s text:c="22"/>24<text:s text:c="6"/>58<text:s text:c="49"/></text:span></text:p>
      <text:p text:style-name="P796"><text:span text:style-name="T796_1">15:40:16<text:s text:c="2"/>34<text:s text:c="10"/>22<text:s text:c="10"/>25<text:s text:c="2"/>59<text:s text:c="2"/>57<text:s text:c="6"/>15<text:s text:c="15"/>7<text:s text:c="6"/>66<text:s text:c="11"/>7<text:s text:c="22"/>24<text:s text:c="6"/>58<text:s text:c="49"/></text:span></text:p>
      <text:p text:style-name="P797"><text:span text:style-name="T797_1">15:40:46<text:s text:c="2"/>34<text:s text:c="10"/>22<text:s text:c="10"/>25<text:s text:c="2"/>59<text:s text:c="2"/>56<text:s text:c="6"/>15<text:s text:c="15"/>7<text:s text:c="6"/>66<text:s text:c="11"/>7<text:s text:c="22"/>24<text:s text:c="6"/>58<text:s text:c="49"/></text:span></text:p>
      <text:p text:style-name="P798"><text:span text:style-name="T798_1">15:41:41<text:s text:c="2"/>34<text:s text:c="10"/>22<text:s text:c="10"/>25<text:s text:c="2"/>58<text:s text:c="2"/>56<text:s text:c="6"/>15<text:s text:c="15"/>7<text:s text:c="6"/>66<text:s text:c="11"/>7<text:s text:c="22"/>24<text:s text:c="6"/>58<text:s text:c="49"/></text:span></text:p>
      <text:p text:style-name="P799"><text:span text:style-name="T799_1">15:42:11<text:s text:c="2"/>34<text:s text:c="10"/>23<text:s text:c="10"/>24<text:s text:c="2"/>58<text:s text:c="2"/>56<text:s text:c="6"/>15<text:s text:c="15"/>7<text:s text:c="6"/>66<text:s text:c="11"/>7<text:s text:c="22"/>24<text:s text:c="6"/>58<text:s text:c="49"/></text:span></text:p>
      <text:p text:style-name="P800"><text:span text:style-name="T800_1">15:42:46<text:s text:c="2"/>33<text:s text:c="10"/>23<text:s text:c="10"/>24<text:s text:c="2"/>58<text:s text:c="2"/>55<text:s text:c="6"/>15<text:s text:c="15"/>7<text:s text:c="6"/>66<text:s text:c="11"/>8<text:s text:c="22"/>24<text:s text:c="6"/>58<text:s text:c="49"/></text:span></text:p>
      <text:p text:style-name="P801"><text:span text:style-name="T801_1">15:43:16<text:s text:c="2"/>33<text:s text:c="10"/>23<text:s text:c="10"/>24<text:s text:c="2"/>58<text:s text:c="2"/>55<text:s text:c="6"/>14<text:s text:c="15"/>7<text:s text:c="6"/>66<text:s text:c="11"/>8<text:s text:c="22"/>23<text:s text:c="6"/>58<text:s text:c="49"/></text:span></text:p>
      <text:p text:style-name="P802"><text:span text:style-name="T802_1">15:44:46<text:s text:c="2"/>33<text:s text:c="10"/>24<text:s text:c="10"/>23<text:s text:c="2"/>57<text:s text:c="2"/>54<text:s text:c="6"/>14<text:s text:c="15"/>7<text:s text:c="6"/>66<text:s text:c="11"/>8<text:s text:c="22"/>23<text:s text:c="6"/>58<text:s text:c="49"/></text:span></text:p>
      <text:p text:style-name="P803"><text:span text:style-name="T803_1">15:45:46<text:s text:c="2"/>33<text:s text:c="10"/>24<text:s text:c="10"/>23<text:s text:c="2"/>56<text:s text:c="2"/>54<text:s text:c="6"/>13<text:s text:c="15"/>7<text:s text:c="6"/>66<text:s text:c="11"/>8<text:s text:c="22"/>23<text:s text:c="6"/>58<text:s text:c="49"/></text:span></text:p>
      <text:p text:style-name="P804"><text:span text:style-name="T804_1">Time</text:span><text:span text:style-name="T80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805"><text:span text:style-name="T805_1">-------------------------------------------------------------------------------------------------------------------------------------------------------------------------</text:span></text:p>
      <text:p text:style-name="P806"><text:span text:style-name="T806_1">15:46:16<text:s text:c="2"/>32<text:s text:c="10"/>24<text:s text:c="10"/>23<text:s text:c="2"/>56<text:s text:c="2"/>54<text:s text:c="6"/>13<text:s text:c="15"/>7<text:s text:c="6"/>66<text:s text:c="11"/>8<text:s text:c="22"/>23<text:s text:c="6"/>58<text:s text:c="49"/></text:span></text:p>
      <text:p text:style-name="P807"><text:span text:style-name="T807_1">15:46:46<text:s text:c="2"/>32<text:s text:c="10"/>25<text:s text:c="10"/>22<text:s text:c="2"/>56<text:s text:c="2"/>53<text:s text:c="6"/>13<text:s text:c="15"/>7<text:s text:c="6"/>66<text:s text:c="11"/>8<text:s text:c="22"/>23<text:s text:c="6"/>58<text:s text:c="49"/></text:span></text:p>
      <text:p text:style-name="P808"><text:span text:style-name="T808_1">15:47:46<text:s text:c="2"/>32<text:s text:c="10"/>25<text:s text:c="10"/>22<text:s text:c="2"/>55<text:s text:c="2"/>53<text:s text:c="6"/>13<text:s text:c="15"/>7<text:s text:c="6"/>66<text:s text:c="11"/>8<text:s text:c="22"/>22<text:s text:c="6"/>58<text:s text:c="49"/></text:span></text:p>
      <text:p text:style-name="P809"><text:span text:style-name="T809_1">15:48:31<text:s text:c="2"/>32<text:s text:c="10"/>25<text:s text:c="10"/>22<text:s text:c="2"/>55<text:s text:c="2"/>52<text:s text:c="6"/>12<text:s text:c="15"/>7<text:s text:c="6"/>66<text:s text:c="11"/>9<text:s text:c="22"/>22<text:s text:c="6"/>58<text:s text:c="49"/></text:span></text:p>
      <text:p text:style-name="P810"><text:span text:style-name="T810_1">15:48:46<text:s text:c="2"/>32<text:s text:c="10"/>25<text:s text:c="10"/>21<text:s text:c="2"/>55<text:s text:c="2"/>52<text:s text:c="6"/>12<text:s text:c="15"/>7<text:s text:c="6"/>66<text:s text:c="11"/>9<text:s text:c="22"/>22<text:s text:c="6"/>58<text:s text:c="49"/></text:span></text:p>
      <text:p text:style-name="P811"><text:span text:style-name="T811_1">15:49:16<text:s text:c="2"/>32<text:s text:c="10"/>26<text:s text:c="10"/>21<text:s text:c="2"/>54<text:s text:c="2"/>52<text:s text:c="6"/>12<text:s text:c="15"/>7<text:s text:c="6"/>66<text:s text:c="11"/>9<text:s text:c="22"/>22<text:s text:c="6"/>58<text:s text:c="49"/></text:span></text:p>
      <text:p text:style-name="P812"><text:span text:style-name="T812_1">15:51:11<text:s text:c="2"/>31<text:s text:c="10"/>27<text:s text:c="10"/>20<text:s text:c="2"/>53<text:s text:c="2"/>51<text:s text:c="6"/>11<text:s text:c="15"/>7<text:s text:c="6"/>66<text:s text:c="11"/>9<text:s text:c="22"/>22<text:s text:c="6"/>58<text:s text:c="49"/></text:span></text:p>
      <text:p text:style-name="P813"><text:span text:style-name="T813_1">15:51:46<text:s text:c="2"/>31<text:s text:c="10"/>27<text:s text:c="10"/>20<text:s text:c="2"/>53<text:s text:c="2"/>51<text:s text:c="6"/>11<text:s text:c="15"/>7<text:s text:c="6"/>66<text:s text:c="11"/>9<text:s text:c="15"/>0<text:s text:c="6"/>22<text:s text:c="6"/>58<text:s text:c="49"/></text:span></text:p>
      <text:p text:style-name="P814"><text:span text:style-name="T814_1">15:52:11<text:s text:c="2"/>31<text:s text:c="10"/>27<text:s text:c="10"/>20<text:s text:c="2"/>53<text:s text:c="2"/>51<text:s text:c="6"/>11<text:s text:c="15"/>7<text:s text:c="6"/>66<text:s text:c="11"/>9<text:s text:c="15"/>0<text:s text:c="6"/>21<text:s text:c="6"/>58<text:s text:c="49"/></text:span></text:p>
      <text:p text:style-name="P815"><text:span text:style-name="T815_1">15:52:16<text:s text:c="2"/>31<text:s text:c="10"/>27<text:s text:c="10"/>20<text:s text:c="2"/>53<text:s text:c="2"/>50<text:s text:c="6"/>11<text:s text:c="15"/>7<text:s text:c="6"/>66<text:s text:c="11"/>9<text:s text:c="15"/>0<text:s text:c="6"/>21<text:s text:c="6"/>58<text:s text:c="49"/></text:span></text:p>
      <text:p text:style-name="P816"><text:span text:style-name="T816_1">15:52:46<text:s text:c="2"/>30<text:s text:c="10"/>27<text:s text:c="10"/>20<text:s text:c="2"/>53<text:s text:c="2"/>50<text:s text:c="6"/>11<text:s text:c="15"/>7<text:s text:c="6"/>66<text:s text:c="11"/>9<text:s text:c="15"/>0<text:s text:c="6"/>21<text:s text:c="6"/>58<text:s text:c="49"/></text:span></text:p>
      <text:p text:style-name="P817"><text:span text:style-name="T817_1">15:53:11<text:s text:c="2"/>30<text:s text:c="10"/>27<text:s text:c="10"/>20<text:s text:c="2"/>52<text:s text:c="2"/>50<text:s text:c="6"/>11<text:s text:c="15"/>7<text:s text:c="6"/>66<text:s text:c="11"/>9<text:s text:c="15"/>0<text:s text:c="6"/>21<text:s text:c="6"/>58<text:s text:c="49"/></text:span></text:p>
      <text:p text:style-name="P818"><text:span text:style-name="T818_1">15:53:46<text:s text:c="2"/>30<text:s text:c="10"/>28<text:s text:c="10"/>19<text:s text:c="2"/>52<text:s text:c="2"/>50<text:s text:c="6"/>10<text:s text:c="15"/>7<text:s text:c="6"/>66<text:s text:c="10"/>10<text:s text:c="15"/>0<text:s text:c="6"/>21<text:s text:c="6"/>58<text:s text:c="49"/></text:span></text:p>
      <text:p text:style-name="P819"><text:span text:style-name="T819_1">15:54:41<text:s text:c="2"/>30<text:s text:c="10"/>28<text:s text:c="10"/>19<text:s text:c="2"/>52<text:s text:c="2"/>49<text:s text:c="6"/>10<text:s text:c="15"/>7<text:s text:c="6"/>67<text:s text:c="10"/>10<text:s text:c="15"/>1<text:s text:c="6"/>21<text:s text:c="6"/>58<text:s text:c="49"/></text:span></text:p>
      <text:p text:style-name="P820"><text:span text:style-name="T820_1">15:55:16<text:s text:c="2"/>30<text:s text:c="10"/>28<text:s text:c="10"/>19<text:s text:c="2"/>51<text:s text:c="2"/>49<text:s text:c="6"/>10<text:s text:c="15"/>7<text:s text:c="6"/>67<text:s text:c="10"/>10<text:s text:c="15"/>1<text:s text:c="6"/>21<text:s text:c="6"/>58<text:s text:c="49"/></text:span></text:p>
      <text:p text:style-name="P821"><text:span text:style-name="T821_1">15:56:16<text:s text:c="2"/>29<text:s text:c="10"/>29<text:s text:c="10"/>18<text:s text:c="2"/>51<text:s text:c="2"/>48<text:s text:c="7"/>9<text:s text:c="15"/>7<text:s text:c="6"/>67<text:s text:c="10"/>10<text:s text:c="15"/>1<text:s text:c="6"/>21<text:s text:c="6"/>58<text:s text:c="49"/></text:span></text:p>
      <text:p text:style-name="P822"><text:span text:style-name="T822_1">15:56:46<text:s text:c="2"/>29<text:s text:c="10"/>29<text:s text:c="10"/>18<text:s text:c="2"/>51<text:s text:c="2"/>48<text:s text:c="7"/>9<text:s text:c="15"/>7<text:s text:c="6"/>67<text:s text:c="10"/>10<text:s text:c="15"/>1<text:s text:c="6"/>20<text:s text:c="6"/>58<text:s text:c="49"/></text:span></text:p>
      <text:p text:style-name="P823"><text:span text:style-name="T823_1">15:59:16<text:s text:c="2"/>28<text:s text:c="10"/>30<text:s text:c="10"/>17<text:s text:c="2"/>49<text:s text:c="2"/>47<text:s text:c="7"/>8<text:s text:c="15"/>7<text:s text:c="6"/>67<text:s text:c="10"/>11<text:s text:c="15"/>2<text:s text:c="6"/>20<text:s text:c="6"/>58<text:s text:c="49"/></text:span></text:p>
      <text:p text:style-name="P824"><text:span text:style-name="T824_1">16:00:36<text:s text:c="2"/>28<text:s text:c="10"/>31<text:s text:c="10"/>16<text:s text:c="2"/>49<text:s text:c="2"/>46<text:s text:c="7"/>8<text:s text:c="15"/>7<text:s text:c="6"/>67<text:s text:c="10"/>11<text:s text:c="15"/>3<text:s text:c="6"/>19<text:s text:c="6"/>58<text:s text:c="49"/></text:span></text:p>
      <text:p text:style-name="P825"><text:span text:style-name="T825_1">16:00:46<text:s text:c="2"/>28<text:s text:c="10"/>31<text:s text:c="10"/>16<text:s text:c="2"/>48<text:s text:c="2"/>46<text:s text:c="7"/>8<text:s text:c="15"/>7<text:s text:c="6"/>67<text:s text:c="10"/>11<text:s text:c="15"/>3<text:s text:c="6"/>19<text:s text:c="6"/>58<text:s text:c="49"/></text:span></text:p>
      <text:p text:style-name="P826"><text:span text:style-name="T826_1">16:02:51<text:s text:c="2"/>27<text:s text:c="10"/>32<text:s text:c="10"/>15<text:s text:c="2"/>47<text:s text:c="2"/>45<text:s text:c="7"/>7<text:s text:c="15"/>7<text:s text:c="6"/>66<text:s text:c="10"/>11<text:s text:c="15"/>4<text:s text:c="6"/>19<text:s text:c="6"/>58<text:s text:c="49"/></text:span></text:p>
      <text:p text:style-name="P827"><text:span text:style-name="T827_1">16:04:11<text:s text:c="2"/>27<text:s text:c="10"/>32<text:s text:c="10"/>15<text:s text:c="2"/>47<text:s text:c="2"/>44<text:s text:c="7"/>7<text:s text:c="15"/>7<text:s text:c="6"/>66<text:s text:c="10"/>11<text:s text:c="15"/>4<text:s text:c="6"/>19<text:s text:c="6"/>58<text:s text:c="49"/></text:span></text:p>
      <text:p text:style-name="P828"><text:span text:style-name="T828_1">16:04:16<text:s text:c="2"/>27<text:s text:c="10"/>33<text:s text:c="10"/>15<text:s text:c="2"/>47<text:s text:c="2"/>44<text:s text:c="7"/>7<text:s text:c="15"/>7<text:s text:c="6"/>66<text:s text:c="10"/>11<text:s text:c="15"/>4<text:s text:c="6"/>19<text:s text:c="6"/>58<text:s text:c="49"/></text:span></text:p>
      <text:p text:style-name="P829"><text:span text:style-name="T829_1">16:04:41<text:s text:c="2"/>27<text:s text:c="10"/>33<text:s text:c="10"/>15<text:s text:c="2"/>46<text:s text:c="2"/>44<text:s text:c="7"/>6<text:s text:c="15"/>7<text:s text:c="6"/>66<text:s text:c="10"/>11<text:s text:c="15"/>4<text:s text:c="6"/>18<text:s text:c="6"/>58<text:s text:c="49"/></text:span></text:p>
      <text:p text:style-name="P830"><text:span text:style-name="T830_1">16:04:46<text:s text:c="2"/>27<text:s text:c="10"/>33<text:s text:c="10"/>14<text:s text:c="2"/>46<text:s text:c="2"/>44<text:s text:c="7"/>6<text:s text:c="15"/>7<text:s text:c="6"/>66<text:s text:c="10"/>11<text:s text:c="15"/>4<text:s text:c="6"/>18<text:s text:c="6"/>58<text:s text:c="49"/></text:span></text:p>
      <text:p text:style-name="P831"><text:span text:style-name="T831_1">16:05:16<text:s text:c="2"/>26<text:s text:c="10"/>33<text:s text:c="10"/>14<text:s text:c="2"/>46<text:s text:c="2"/>44<text:s text:c="7"/>6<text:s text:c="15"/>7<text:s text:c="6"/>66<text:s text:c="10"/>12<text:s text:c="15"/>4<text:s text:c="6"/>18<text:s text:c="6"/>58<text:s text:c="49"/></text:span></text:p>
      <text:p text:style-name="P832"><text:span text:style-name="T832_1">16:05:41<text:s text:c="2"/>26<text:s text:c="10"/>33<text:s text:c="10"/>14<text:s text:c="2"/>46<text:s text:c="2"/>44<text:s text:c="7"/>6<text:s text:c="15"/>6<text:s text:c="6"/>66<text:s text:c="10"/>12<text:s text:c="15"/>5<text:s text:c="6"/>18<text:s text:c="6"/>58<text:s text:c="49"/></text:span></text:p>
      <text:p text:style-name="P833"><text:span text:style-name="T833_1">16:06:41<text:s text:c="2"/>26<text:s text:c="10"/>34<text:s text:c="10"/>14<text:s text:c="2"/>45<text:s text:c="2"/>43<text:s text:c="7"/>6<text:s text:c="15"/>6<text:s text:c="6"/>66<text:s text:c="10"/>12<text:s text:c="15"/>5<text:s text:c="6"/>18<text:s text:c="6"/>58<text:s text:c="49"/></text:span></text:p>
      <text:p text:style-name="P834"><text:span text:style-name="T834_1">16:07:16<text:s text:c="2"/>26<text:s text:c="10"/>34<text:s text:c="10"/>13<text:s text:c="2"/>45<text:s text:c="2"/>43<text:s text:c="7"/>5<text:s text:c="15"/>6<text:s text:c="6"/>66<text:s text:c="10"/>12<text:s text:c="15"/>5<text:s text:c="6"/>18<text:s text:c="6"/>58<text:s text:c="49"/></text:span></text:p>
      <text:p text:style-name="P835"><text:span text:style-name="T835_1">16:08:16<text:s text:c="2"/>25<text:s text:c="10"/>34<text:s text:c="10"/>13<text:s text:c="2"/>45<text:s text:c="2"/>42<text:s text:c="7"/>5<text:s text:c="15"/>6<text:s text:c="6"/>66<text:s text:c="10"/>12<text:s text:c="15"/>5<text:s text:c="6"/>18<text:s text:c="6"/>58<text:s text:c="49"/></text:span></text:p>
      <text:p text:style-name="P836"><text:span text:style-name="T836_1">16:08:46<text:s text:c="2"/>25<text:s text:c="10"/>35<text:s text:c="10"/>13<text:s text:c="2"/>44<text:s text:c="2"/>42<text:s text:c="7"/>5<text:s text:c="15"/>6<text:s text:c="6"/>66<text:s text:c="10"/>12<text:s text:c="15"/>6<text:s text:c="6"/>17<text:s text:c="6"/>58<text:s text:c="49"/></text:span></text:p>
      <text:p text:style-name="P837"><text:span text:style-name="T837_1">16:09:16<text:s text:c="2"/>25<text:s text:c="10"/>35<text:s text:c="10"/>13<text:s text:c="2"/>44<text:s text:c="2"/>42<text:s text:c="7"/>5<text:s text:c="15"/>6<text:s text:c="6"/>66<text:s text:c="10"/>12<text:s text:c="15"/>6<text:s text:c="6"/>17<text:s text:c="6"/>57<text:s text:c="49"/></text:span></text:p>
      <text:p text:style-name="P838"><text:span text:style-name="T838_1">16:09:46<text:s text:c="2"/>25<text:s text:c="10"/>35<text:s text:c="10"/>12<text:s text:c="2"/>44<text:s text:c="2"/>42<text:s text:c="7"/>5<text:s text:c="15"/>6<text:s text:c="6"/>66<text:s text:c="10"/>12<text:s text:c="15"/>6<text:s text:c="6"/>17<text:s text:c="6"/>57<text:s text:c="49"/></text:span></text:p>
      <text:p text:style-name="P839"><text:span text:style-name="T839_1">16:10:46<text:s text:c="2"/>24<text:s text:c="3"/>5<text:s text:c="6"/>36<text:s text:c="10"/>12<text:s text:c="2"/>43<text:s text:c="2"/>41<text:s text:c="7"/>5<text:s text:c="15"/>6<text:s text:c="6"/>66<text:s text:c="10"/>12<text:s text:c="15"/>6<text:s text:c="6"/>17<text:s text:c="6"/>57<text:s text:c="49"/></text:span></text:p>
      <text:p text:style-name="P840"><text:span text:style-name="T840_1">16:11:16<text:s text:c="2"/>24<text:s text:c="3"/>5<text:s text:c="6"/>36<text:s text:c="10"/>12<text:s text:c="2"/>43<text:s text:c="2"/>41<text:s text:c="23"/>6<text:s text:c="6"/>66<text:s text:c="10"/>13<text:s text:c="15"/>7<text:s text:c="6"/>17<text:s text:c="6"/>57<text:s text:c="49"/></text:span></text:p>
      <text:p text:style-name="P841"><text:span text:style-name="T841_1">16:12:16<text:s text:c="2"/>24<text:s text:c="3"/>5<text:s text:c="6"/>36<text:s text:c="10"/>11<text:s text:c="2"/>43<text:s text:c="2"/>40<text:s text:c="23"/>6<text:s text:c="6"/>66<text:s text:c="10"/>13<text:s text:c="15"/>7<text:s text:c="6"/>17<text:s text:c="6"/>57<text:s text:c="49"/></text:span></text:p>
      <text:p text:style-name="P842"><text:span text:style-name="T842_1">16:13:46<text:s text:c="2"/>23<text:s text:c="3"/>6<text:s text:c="6"/>37<text:s text:c="10"/>11<text:s text:c="2"/>42<text:s text:c="2"/>40<text:s text:c="23"/>6<text:s text:c="6"/>66<text:s text:c="10"/>13<text:s text:c="15"/>7<text:s text:c="6"/>16<text:s text:c="6"/>57<text:s text:c="49"/></text:span></text:p>
      <text:p text:style-name="P843"><text:span text:style-name="T843_1">16:14:16<text:s text:c="2"/>23<text:s text:c="3"/>6<text:s text:c="6"/>37<text:s text:c="10"/>10<text:s text:c="2"/>42<text:s text:c="2"/>39<text:s text:c="23"/>6<text:s text:c="6"/>66<text:s text:c="10"/>13<text:s text:c="15"/>8<text:s text:c="6"/>16<text:s text:c="6"/>57<text:s text:c="49"/></text:span></text:p>
      <text:p text:style-name="P844"><text:span text:style-name="T844_1">16:15:16<text:s text:c="2"/>23<text:s text:c="3"/>6<text:s text:c="6"/>38<text:s text:c="10"/>10<text:s text:c="2"/>41<text:s text:c="2"/>39<text:s text:c="23"/>6<text:s text:c="6"/>66<text:s text:c="10"/>13<text:s text:c="15"/>8<text:s text:c="6"/>16<text:s text:c="6"/>57<text:s text:c="49"/></text:span></text:p>
      <text:p text:style-name="P845"><text:span text:style-name="T845_1">16:15:46<text:s text:c="2"/>23<text:s text:c="3"/>7<text:s text:c="6"/>38<text:s text:c="10"/>10<text:s text:c="2"/>41<text:s text:c="2"/>39<text:s text:c="23"/>6<text:s text:c="6"/>65<text:s text:c="10"/>13<text:s text:c="15"/>8<text:s text:c="6"/>16<text:s text:c="6"/>57<text:s text:c="49"/></text:span></text:p>
      <text:p text:style-name="P846"><text:span text:style-name="T846_1">Time</text:span><text:span text:style-name="T84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847"><text:span text:style-name="T847_1">-------------------------------------------------------------------------------------------------------------------------------------------------------------------------</text:span></text:p>
      <text:p text:style-name="P848"><text:span text:style-name="T848_1">16:16:11<text:s text:c="2"/>23<text:s text:c="3"/>7<text:s text:c="6"/>38<text:s text:c="10"/>10<text:s text:c="2"/>41<text:s text:c="2"/>38<text:s text:c="23"/>6<text:s text:c="6"/>65<text:s text:c="10"/>13<text:s text:c="15"/>8<text:s text:c="6"/>16<text:s text:c="6"/>57<text:s text:c="49"/></text:span></text:p>
      <text:p text:style-name="P849"><text:span text:style-name="T849_1">16:16:36<text:s text:c="2"/>22<text:s text:c="3"/>7<text:s text:c="6"/>38<text:s text:c="10"/>10<text:s text:c="2"/>40<text:s text:c="2"/>38<text:s text:c="23"/>6<text:s text:c="6"/>65<text:s text:c="10"/>13<text:s text:c="15"/>8<text:s text:c="6"/>15<text:s text:c="6"/>57<text:s text:c="49"/></text:span></text:p>
      <text:p text:style-name="P850"><text:span text:style-name="T850_1">16:16:41<text:s text:c="2"/>22<text:s text:c="3"/>7<text:s text:c="6"/>38<text:s text:c="11"/>9<text:s text:c="2"/>40<text:s text:c="2"/>38<text:s text:c="23"/>6<text:s text:c="6"/>65<text:s text:c="10"/>13<text:s text:c="15"/>8<text:s text:c="6"/>15<text:s text:c="6"/>57<text:s text:c="49"/></text:span></text:p>
      <text:p text:style-name="P851"><text:span text:style-name="T851_1">16:17:06<text:s text:c="2"/>22<text:s text:c="3"/>7<text:s text:c="6"/>39<text:s text:c="11"/>9<text:s text:c="2"/>40<text:s text:c="2"/>38<text:s text:c="23"/>6<text:s text:c="6"/>65<text:s text:c="10"/>13<text:s text:c="15"/>9<text:s text:c="6"/>15<text:s text:c="6"/>57<text:s text:c="49"/></text:span></text:p>
      <text:p text:style-name="P852"><text:span text:style-name="T852_1">16:18:11<text:s text:c="2"/>22<text:s text:c="3"/>8<text:s text:c="6"/>39<text:s text:c="11"/>9<text:s text:c="2"/>40<text:s text:c="2"/>37<text:s text:c="23"/>5<text:s text:c="6"/>65<text:s text:c="10"/>14<text:s text:c="15"/>9<text:s text:c="6"/>15<text:s text:c="6"/>57<text:s text:c="49"/></text:span></text:p>
      <text:p text:style-name="P853"><text:span text:style-name="T853_1">16:18:16<text:s text:c="2"/>22<text:s text:c="3"/>8<text:s text:c="6"/>39<text:s text:c="11"/>9<text:s text:c="2"/>39<text:s text:c="2"/>37<text:s text:c="23"/>5<text:s text:c="6"/>65<text:s text:c="10"/>14<text:s text:c="15"/>9<text:s text:c="6"/>15<text:s text:c="6"/>57<text:s text:c="49"/></text:span></text:p>
      <text:p text:style-name="P854"><text:span text:style-name="T854_1">16:19:41<text:s text:c="2"/>21<text:s text:c="3"/>8<text:s text:c="6"/>40<text:s text:c="11"/>8<text:s text:c="2"/>39<text:s text:c="2"/>37<text:s text:c="23"/>5<text:s text:c="6"/>65<text:s text:c="10"/>14<text:s text:c="15"/>9<text:s text:c="6"/>15<text:s text:c="6"/>57<text:s text:c="49"/></text:span></text:p>
      <text:p text:style-name="P855"><text:span text:style-name="T855_1">16:20:16<text:s text:c="2"/>21<text:s text:c="3"/>8<text:s text:c="6"/>40<text:s text:c="11"/>8<text:s text:c="2"/>38<text:s text:c="2"/>36<text:s text:c="23"/>5<text:s text:c="6"/>65<text:s text:c="10"/>14<text:s text:c="14"/>10<text:s text:c="6"/>15<text:s text:c="6"/>57<text:s text:c="49"/></text:span></text:p>
      <text:p text:style-name="P856"><text:span text:style-name="T856_1">16:20:46<text:s text:c="2"/>21<text:s text:c="3"/>9<text:s text:c="6"/>40<text:s text:c="11"/>8<text:s text:c="2"/>38<text:s text:c="2"/>36<text:s text:c="23"/>5<text:s text:c="6"/>65<text:s text:c="10"/>14<text:s text:c="14"/>10<text:s text:c="6"/>14<text:s text:c="6"/>56<text:s text:c="49"/></text:span></text:p>
      <text:p text:style-name="P857"><text:span text:style-name="T857_1">16:22:16<text:s text:c="2"/>20<text:s text:c="3"/>9<text:s text:c="6"/>41<text:s text:c="11"/>7<text:s text:c="2"/>37<text:s text:c="2"/>36<text:s text:c="23"/>5<text:s text:c="6"/>65<text:s text:c="10"/>14<text:s text:c="14"/>10<text:s text:c="6"/>14<text:s text:c="6"/>56<text:s text:c="49"/></text:span></text:p>
      <text:p text:style-name="P858"><text:span text:style-name="T858_1">16:23:46<text:s text:c="2"/>20<text:s text:c="2"/>10<text:s text:c="6"/>42<text:s text:c="11"/>7<text:s text:c="2"/>37<text:s text:c="2"/>35<text:s text:c="23"/>5<text:s text:c="6"/>64<text:s text:c="10"/>14<text:s text:c="14"/>11<text:s text:c="6"/>14<text:s text:c="6"/>56<text:s text:c="49"/></text:span></text:p>
      <text:p text:style-name="P859"><text:span text:style-name="T859_1">16:24:16<text:s text:c="2"/>20<text:s text:c="2"/>10<text:s text:c="6"/>42<text:s text:c="11"/>6<text:s text:c="2"/>36<text:s text:c="2"/>35<text:s text:c="23"/>5<text:s text:c="6"/>64<text:s text:c="10"/>14<text:s text:c="14"/>11<text:s text:c="6"/>14<text:s text:c="6"/>56<text:s text:c="49"/></text:span></text:p>
      <text:p text:style-name="P860"><text:span text:style-name="T860_1">16:24:46<text:s text:c="2"/>20<text:s text:c="2"/>10<text:s text:c="6"/>42<text:s text:c="11"/>6<text:s text:c="2"/>36<text:s text:c="2"/>34<text:s text:c="23"/>5<text:s text:c="6"/>64<text:s text:c="10"/>14<text:s text:c="14"/>11<text:s text:c="6"/>13<text:s text:c="6"/>56<text:s text:c="49"/></text:span></text:p>
      <text:p text:style-name="P861"><text:span text:style-name="T861_1">16:26:16<text:s text:c="2"/>19<text:s text:c="2"/>11<text:s text:c="6"/>43<text:s text:c="11"/>6<text:s text:c="2"/>35<text:s text:c="2"/>34<text:s text:c="23"/>5<text:s text:c="6"/>64<text:s text:c="10"/>15<text:s text:c="14"/>12<text:s text:c="6"/>13<text:s text:c="6"/>56<text:s text:c="49"/></text:span></text:p>
      <text:p text:style-name="P862"><text:span text:style-name="T862_1">16:26:46<text:s text:c="2"/>19<text:s text:c="2"/>11<text:s text:c="6"/>43<text:s text:c="11"/>5<text:s text:c="2"/>35<text:s text:c="2"/>33<text:s text:c="23"/>4<text:s text:c="6"/>64<text:s text:c="10"/>15<text:s text:c="14"/>12<text:s text:c="6"/>13<text:s text:c="6"/>56<text:s text:c="49"/></text:span></text:p>
      <text:p text:style-name="P863"><text:span text:style-name="T863_1">16:28:11<text:s text:c="2"/>18<text:s text:c="2"/>11<text:s text:c="6"/>44<text:s text:c="11"/>5<text:s text:c="2"/>35<text:s text:c="2"/>33<text:s text:c="23"/>4<text:s text:c="6"/>64<text:s text:c="10"/>15<text:s text:c="14"/>12<text:s text:c="6"/>12<text:s text:c="6"/>56<text:s text:c="49"/></text:span></text:p>
      <text:p text:style-name="P864"><text:span text:style-name="T864_1">16:28:41<text:s text:c="2"/>18<text:s text:c="2"/>12<text:s text:c="6"/>44<text:s text:c="11"/>5<text:s text:c="2"/>34<text:s text:c="2"/>32<text:s text:c="23"/>4<text:s text:c="6"/>64<text:s text:c="10"/>15<text:s text:c="14"/>13<text:s text:c="6"/>12<text:s text:c="6"/>56<text:s text:c="49"/></text:span></text:p>
      <text:p text:style-name="P865"><text:span text:style-name="T865_1">16:28:46<text:s text:c="2"/>18<text:s text:c="2"/>12<text:s text:c="6"/>44<text:s text:c="11"/>5<text:s text:c="2"/>34<text:s text:c="2"/>32<text:s text:c="23"/>4<text:s text:c="6"/>64<text:s text:c="10"/>15<text:s text:c="14"/>13<text:s text:c="6"/>12<text:s text:c="6"/>55<text:s text:c="49"/></text:span></text:p>
      <text:p text:style-name="P866"><text:span text:style-name="T866_1">16:29:11<text:s text:c="2"/>18<text:s text:c="2"/>12<text:s text:c="6"/>44<text:s text:c="11"/>4<text:s text:c="2"/>34<text:s text:c="2"/>32<text:s text:c="23"/>4<text:s text:c="6"/>64<text:s text:c="10"/>15<text:s text:c="14"/>13<text:s text:c="6"/>12<text:s text:c="6"/>55<text:s text:c="49"/></text:span></text:p>
      <text:p text:style-name="P867"><text:span text:style-name="T867_1">16:29:16<text:s text:c="2"/>18<text:s text:c="2"/>12<text:s text:c="6"/>45<text:s text:c="11"/>4<text:s text:c="2"/>34<text:s text:c="2"/>32<text:s text:c="23"/>4<text:s text:c="6"/>64<text:s text:c="10"/>15<text:s text:c="14"/>13<text:s text:c="6"/>12<text:s text:c="6"/>55<text:s text:c="49"/></text:span></text:p>
      <text:p text:style-name="P868"><text:span text:style-name="T868_1">16:29:46<text:s text:c="2"/>18<text:s text:c="2"/>12<text:s text:c="6"/>45<text:s text:c="11"/>4<text:s text:c="2"/>34<text:s text:c="2"/>32<text:s text:c="23"/>4<text:s text:c="6"/>63<text:s text:c="10"/>15<text:s text:c="14"/>13<text:s text:c="6"/>12<text:s text:c="6"/>55<text:s text:c="49"/></text:span></text:p>
      <text:p text:style-name="P869"><text:span text:style-name="T869_1">16:30:16<text:s text:c="2"/>17<text:s text:c="2"/>12<text:s text:c="6"/>45<text:s text:c="11"/>4<text:s text:c="2"/>33<text:s text:c="2"/>32<text:s text:c="23"/>4<text:s text:c="6"/>63<text:s text:c="10"/>15<text:s text:c="14"/>13<text:s text:c="6"/>12<text:s text:c="6"/>55<text:s text:c="49"/></text:span></text:p>
      <text:p text:style-name="P870"><text:span text:style-name="T870_1">16:33:16<text:s text:c="2"/>16<text:s text:c="2"/>14<text:s text:c="6"/>47<text:s text:c="11"/>3<text:s text:c="2"/>32<text:s text:c="2"/>30<text:s text:c="23"/>4<text:s text:c="6"/>63<text:s text:c="10"/>15<text:s text:c="14"/>14<text:s text:c="6"/>11<text:s text:c="6"/>55<text:s text:c="49"/></text:span></text:p>
      <text:p text:style-name="P871"><text:span text:style-name="T871_1">16:34:46<text:s text:c="2"/>16<text:s text:c="2"/>14<text:s text:c="6"/>47<text:s text:c="11"/>2<text:s text:c="2"/>31<text:s text:c="2"/>30<text:s text:c="23"/>3<text:s text:c="6"/>63<text:s text:c="10"/>16<text:s text:c="14"/>15<text:s text:c="6"/>11<text:s text:c="6"/>55<text:s text:c="49"/></text:span></text:p>
      <text:p text:style-name="P872"><text:span text:style-name="T872_1">16:35:16<text:s text:c="2"/>16<text:s text:c="2"/>14<text:s text:c="6"/>48<text:s text:c="11"/>2<text:s text:c="2"/>31<text:s text:c="2"/>29<text:s text:c="23"/>3<text:s text:c="6"/>63<text:s text:c="10"/>16<text:s text:c="14"/>15<text:s text:c="6"/>11<text:s text:c="6"/>55<text:s text:c="49"/></text:span></text:p>
      <text:p text:style-name="P873"><text:span text:style-name="T873_1">16:35:46<text:s text:c="2"/>15<text:s text:c="2"/>15<text:s text:c="6"/>48<text:s text:c="11"/>2<text:s text:c="2"/>31<text:s text:c="2"/>29<text:s text:c="23"/>3<text:s text:c="6"/>62<text:s text:c="10"/>16<text:s text:c="14"/>15<text:s text:c="6"/>11<text:s text:c="6"/>54<text:s text:c="49"/></text:span></text:p>
      <text:p text:style-name="P874"><text:span text:style-name="T874_1">16:37:16<text:s text:c="2"/>15<text:s text:c="2"/>15<text:s text:c="6"/>49<text:s text:c="11"/>2<text:s text:c="2"/>30<text:s text:c="2"/>28<text:s text:c="23"/>3<text:s text:c="6"/>62<text:s text:c="10"/>16<text:s text:c="14"/>16<text:s text:c="6"/>10<text:s text:c="6"/>54<text:s text:c="15"/>2<text:s text:c="33"/></text:span></text:p>
      <text:p text:style-name="P875"><text:span text:style-name="T875_1">16:38:46<text:s text:c="2"/>14<text:s text:c="2"/>16<text:s text:c="6"/>49<text:s text:c="14"/>29<text:s text:c="2"/>28<text:s text:c="3"/>2<text:s text:c="19"/>3<text:s text:c="6"/>62<text:s text:c="10"/>16<text:s text:c="14"/>16<text:s text:c="6"/>10<text:s text:c="6"/>54<text:s text:c="15"/>2<text:s text:c="33"/></text:span></text:p>
      <text:p text:style-name="P876"><text:span text:style-name="T876_1">16:39:16<text:s text:c="2"/>14<text:s text:c="2"/>16<text:s text:c="6"/>50<text:s text:c="14"/>29<text:s text:c="2"/>28<text:s text:c="3"/>2<text:s text:c="19"/>3<text:s text:c="6"/>62<text:s text:c="10"/>16<text:s text:c="14"/>16<text:s text:c="6"/>10<text:s text:c="6"/>54<text:s text:c="49"/></text:span></text:p>
      <text:p text:style-name="P877"><text:span text:style-name="T877_1">16:42:16<text:s text:c="2"/>13<text:s text:c="2"/>17<text:s text:c="6"/>51<text:s text:c="14"/>28<text:s text:c="2"/>26<text:s text:c="3"/>3<text:s text:c="19"/>2<text:s text:c="6"/>61<text:s text:c="10"/>16<text:s text:c="14"/>17<text:s text:c="7"/>9<text:s text:c="6"/>53<text:s text:c="49"/></text:span></text:p>
      <text:p text:style-name="P878"><text:span text:style-name="T878_1">16:43:11<text:s text:c="2"/>13<text:s text:c="2"/>18<text:s text:c="6"/>51<text:s text:c="14"/>27<text:s text:c="2"/>26<text:s text:c="3"/>3<text:s text:c="19"/>2<text:s text:c="6"/>61<text:s text:c="10"/>16<text:s text:c="14"/>17<text:s text:c="7"/>9<text:s text:c="6"/>53<text:s text:c="49"/></text:span></text:p>
      <text:p text:style-name="P879"><text:span text:style-name="T879_1">16:43:16<text:s text:c="2"/>13<text:s text:c="2"/>18<text:s text:c="6"/>52<text:s text:c="14"/>27<text:s text:c="2"/>26<text:s text:c="3"/>3<text:s text:c="19"/>2<text:s text:c="6"/>61<text:s text:c="10"/>16<text:s text:c="14"/>17<text:s text:c="7"/>9<text:s text:c="6"/>53<text:s text:c="49"/></text:span></text:p>
      <text:p text:style-name="P880"><text:span text:style-name="T880_1">16:43:46<text:s text:c="2"/>13<text:s text:c="2"/>18<text:s text:c="6"/>52<text:s text:c="14"/>27<text:s text:c="2"/>25<text:s text:c="3"/>3<text:s text:c="19"/>2<text:s text:c="6"/>61<text:s text:c="10"/>16<text:s text:c="14"/>18<text:s text:c="7"/>9<text:s text:c="6"/>53<text:s text:c="49"/></text:span></text:p>
      <text:p text:style-name="P881"><text:span text:style-name="T881_1">16:44:11<text:s text:c="2"/>12<text:s text:c="2"/>18<text:s text:c="6"/>52<text:s text:c="14"/>27<text:s text:c="2"/>25<text:s text:c="3"/>3<text:s text:c="19"/>2<text:s text:c="6"/>61<text:s text:c="10"/>16<text:s text:c="14"/>18<text:s text:c="7"/>8<text:s text:c="6"/>53<text:s text:c="49"/></text:span></text:p>
      <text:p text:style-name="P882"><text:span text:style-name="T882_1">16:44:41<text:s text:c="2"/>12<text:s text:c="2"/>18<text:s text:c="6"/>52<text:s text:c="14"/>26<text:s text:c="2"/>25<text:s text:c="3"/>3<text:s text:c="19"/>2<text:s text:c="6"/>61<text:s text:c="10"/>16<text:s text:c="14"/>18<text:s text:c="7"/>8<text:s text:c="6"/>53<text:s text:c="49"/></text:span></text:p>
      <text:p text:style-name="P883"><text:span text:style-name="T883_1">16:45:46<text:s text:c="2"/>12<text:s text:c="2"/>19<text:s text:c="6"/>53<text:s text:c="14"/>26<text:s text:c="2"/>25<text:s text:c="3"/>4<text:s text:c="19"/>2<text:s text:c="6"/>60<text:s text:c="10"/>16<text:s text:c="14"/>18<text:s text:c="7"/>8<text:s text:c="6"/>53<text:s text:c="49"/></text:span></text:p>
      <text:p text:style-name="P884"><text:span text:style-name="T884_1">16:48:46<text:s text:c="2"/>11<text:s text:c="2"/>20<text:s text:c="6"/>54<text:s text:c="14"/>25<text:s text:c="2"/>23<text:s text:c="3"/>5<text:s text:c="19"/>1<text:s text:c="6"/>60<text:s text:c="10"/>17<text:s text:c="14"/>19<text:s text:c="7"/>7<text:s text:c="6"/>52<text:s text:c="49"/></text:span></text:p>
      <text:p text:style-name="P885"><text:span text:style-name="T885_1">16:51:46<text:s text:c="2"/>10<text:s text:c="2"/>21<text:s text:c="6"/>56<text:s text:c="14"/>23<text:s text:c="2"/>22<text:s text:c="3"/>5<text:s text:c="19"/>1<text:s text:c="6"/>59<text:s text:c="10"/>17<text:s text:c="14"/>20<text:s text:c="7"/>7<text:s text:c="6"/>51<text:s text:c="15"/>1<text:s text:c="33"/></text:span></text:p>
      <text:p text:style-name="P886"><text:span text:style-name="T886_1">16:52:46<text:s text:c="3"/>9<text:s text:c="2"/>22<text:s text:c="6"/>56<text:s text:c="14"/>23<text:s text:c="2"/>21<text:s text:c="3"/>6<text:s text:c="26"/>59<text:s text:c="10"/>17<text:s text:c="14"/>21<text:s text:c="7"/>6<text:s text:c="6"/>51<text:s text:c="15"/>1<text:s text:c="33"/></text:span></text:p>
      <text:p text:style-name="P887"><text:span text:style-name="T887_1">16:53:11<text:s text:c="3"/>9<text:s text:c="2"/>22<text:s text:c="6"/>57<text:s text:c="14"/>22<text:s text:c="2"/>21<text:s text:c="3"/>6<text:s text:c="26"/>59<text:s text:c="10"/>17<text:s text:c="14"/>21<text:s text:c="7"/>6<text:s text:c="6"/>51<text:s text:c="15"/>1<text:s text:c="33"/></text:span></text:p>
      <text:p text:style-name="P888"><text:span text:style-name="T888_1">Time</text:span><text:span text:style-name="T88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889"><text:span text:style-name="T889_1">-------------------------------------------------------------------------------------------------------------------------------------------------------------------------</text:span></text:p>
      <text:p text:style-name="P890"><text:span text:style-name="T890_1">16:55:41<text:s text:c="3"/>8<text:s text:c="2"/>23<text:s text:c="6"/>58<text:s text:c="14"/>21<text:s text:c="2"/>20<text:s text:c="3"/>6<text:s text:c="26"/>58<text:s text:c="10"/>17<text:s text:c="14"/>21<text:s text:c="7"/>6<text:s text:c="6"/>51<text:s text:c="15"/>1<text:s text:c="33"/></text:span></text:p>
      <text:p text:style-name="P891"><text:span text:style-name="T891_1">16:56:16<text:s text:c="3"/>8<text:s text:c="2"/>23<text:s text:c="6"/>58<text:s text:c="14"/>21<text:s text:c="2"/>20<text:s text:c="3"/>7<text:s text:c="26"/>58<text:s text:c="10"/>17<text:s text:c="14"/>22<text:s text:c="7"/>5<text:s text:c="6"/>50<text:s text:c="15"/>1<text:s text:c="33"/></text:span></text:p>
      <text:p text:style-name="P892"><text:span text:style-name="T892_1">16:59:16<text:s text:c="3"/>7<text:s text:c="2"/>24<text:s text:c="6"/>60<text:s text:c="14"/>20<text:s text:c="2"/>19<text:s text:c="3"/>7<text:s text:c="26"/>57<text:s text:c="10"/>17<text:s text:c="14"/>22<text:s text:c="7"/>5<text:s text:c="6"/>50<text:s text:c="15"/>1<text:s text:c="33"/></text:span></text:p>
      <text:p text:style-name="P893"><text:span text:style-name="T893_1">17:00:46<text:s text:c="3"/>6<text:s text:c="2"/>25<text:s text:c="6"/>61<text:s text:c="14"/>19<text:s text:c="2"/>18<text:s text:c="3"/>8<text:s text:c="26"/>57<text:s text:c="10"/>17<text:s text:c="14"/>23<text:s text:c="7"/>4<text:s text:c="6"/>49<text:s text:c="15"/>1<text:s text:c="33"/></text:span></text:p>
      <text:p text:style-name="P894"><text:span text:style-name="T894_1">17:02:16<text:s text:c="3"/>6<text:s text:c="2"/>26<text:s text:c="6"/>61<text:s text:c="14"/>18<text:s text:c="2"/>17<text:s text:c="3"/>8<text:s text:c="26"/>57<text:s text:c="10"/>17<text:s text:c="14"/>23<text:s text:c="7"/>4<text:s text:c="6"/>49<text:s text:c="15"/>1<text:s text:c="33"/></text:span></text:p>
      <text:p text:style-name="P895"><text:span text:style-name="T895_1">17:05:16<text:s text:c="3"/>5<text:s text:c="2"/>27<text:s text:c="6"/>63<text:s text:c="14"/>17<text:s text:c="2"/>16<text:s text:c="3"/>9<text:s text:c="26"/>56<text:s text:c="10"/>17<text:s text:c="14"/>24<text:s text:c="7"/>3<text:s text:c="6"/>48<text:s text:c="15"/>0<text:s text:c="33"/></text:span></text:p>
      <text:p text:style-name="P896"><text:span text:style-name="T896_1">17:05:41<text:s text:c="3"/>4<text:s text:c="2"/>27<text:s text:c="6"/>63<text:s text:c="14"/>17<text:s text:c="2"/>16<text:s text:c="3"/>9<text:s text:c="26"/>56<text:s text:c="10"/>17<text:s text:c="14"/>24<text:s text:c="7"/>3<text:s text:c="6"/>48<text:s text:c="15"/>0<text:s text:c="33"/></text:span></text:p>
      <text:p text:style-name="P897"><text:span text:style-name="T897_1">17:06:11<text:s text:c="3"/>4<text:s text:c="2"/>27<text:s text:c="6"/>63<text:s text:c="14"/>16<text:s text:c="2"/>16<text:s text:c="2"/>10<text:s text:c="26"/>56<text:s text:c="10"/>17<text:s text:c="14"/>24<text:s text:c="7"/>3<text:s text:c="6"/>48<text:s text:c="15"/>0<text:s text:c="33"/></text:span></text:p>
      <text:p text:style-name="P898"><text:span text:style-name="T898_1">17:09:11<text:s text:c="3"/>3<text:s text:c="2"/>28<text:s text:c="6"/>65<text:s text:c="14"/>15<text:s text:c="2"/>14<text:s text:c="2"/>10<text:s text:c="26"/>55<text:s text:c="10"/>17<text:s text:c="14"/>25<text:s text:c="7"/>2<text:s text:c="6"/>47<text:s text:c="15"/>0<text:s text:c="33"/></text:span></text:p>
      <text:p text:style-name="P899"><text:span text:style-name="T899_1">17:09:16<text:s text:c="3"/>3<text:s text:c="2"/>29<text:s text:c="6"/>65<text:s text:c="14"/>15<text:s text:c="2"/>14<text:s text:c="2"/>11<text:s text:c="26"/>55<text:s text:c="10"/>17<text:s text:c="14"/>25<text:s text:c="7"/>2<text:s text:c="6"/>47<text:s text:c="15"/>0<text:s text:c="33"/></text:span></text:p>
      <text:p text:style-name="P900"><text:span text:style-name="T900_1">17:11:31<text:s text:c="3"/>2<text:s text:c="2"/>29<text:s text:c="6"/>66<text:s text:c="14"/>14<text:s text:c="2"/>14<text:s text:c="2"/>11<text:s text:c="7"/>1<text:s text:c="18"/>55<text:s text:c="10"/>17<text:s text:c="14"/>26<text:s text:c="7"/>2<text:s text:c="6"/>47<text:s text:c="15"/>0<text:s text:c="33"/></text:span></text:p>
      <text:p text:style-name="P901"><text:span text:style-name="T901_1">17:13:16<text:s text:c="3"/>2<text:s text:c="2"/>30<text:s text:c="6"/>67<text:s text:c="14"/>13<text:s text:c="2"/>13<text:s text:c="2"/>12<text:s text:c="7"/>1<text:s text:c="18"/>54<text:s text:c="10"/>17<text:s text:c="14"/>26<text:s text:c="7"/>1<text:s text:c="6"/>46<text:s text:c="49"/></text:span></text:p>
      <text:p text:style-name="P902"><text:span text:style-name="T902_1">17:14:46<text:s text:c="3"/>1<text:s text:c="2"/>31<text:s text:c="6"/>68<text:s text:c="14"/>13<text:s text:c="2"/>12<text:s text:c="2"/>12<text:s text:c="7"/>2<text:s text:c="18"/>54<text:s text:c="10"/>17<text:s text:c="14"/>27<text:s text:c="7"/>1<text:s text:c="6"/>46<text:s text:c="49"/></text:span></text:p>
      <text:p text:style-name="P903"><text:span text:style-name="T903_1">17:16:46<text:s text:c="3"/>0<text:s text:c="2"/>32<text:s text:c="6"/>69<text:s text:c="14"/>12<text:s text:c="2"/>11<text:s text:c="2"/>13<text:s text:c="7"/>2<text:s text:c="18"/>53<text:s text:c="10"/>17<text:s text:c="14"/>27<text:s text:c="7"/>1<text:s text:c="6"/>45<text:s text:c="49"/></text:span></text:p>
      <text:p text:style-name="P904"><text:span text:style-name="T904_1">17:19:46<text:s text:c="3"/>0<text:s text:c="2"/>33<text:s text:c="6"/>71<text:s text:c="14"/>11<text:s text:c="2"/>10<text:s text:c="2"/>14<text:s text:c="7"/>3<text:s text:c="18"/>53<text:s text:c="10"/>17<text:s text:c="14"/>28<text:s text:c="7"/>0<text:s text:c="6"/>44<text:s text:c="49"/></text:span></text:p>
      <text:p text:style-name="P905"><text:span text:style-name="T905_1">17:22:11<text:s text:c="6"/>34<text:s text:c="6"/>72<text:s text:c="15"/>9<text:s text:c="3"/>9<text:s text:c="2"/>15<text:s text:c="7"/>4<text:s text:c="18"/>52<text:s text:c="10"/>16<text:s text:c="14"/>28<text:s text:c="7"/>0<text:s text:c="6"/>44<text:s text:c="49"/></text:span></text:p>
      <text:p text:style-name="P906"><text:span text:style-name="T906_1">17:23:36<text:s text:c="6"/>35<text:s text:c="6"/>73<text:s text:c="15"/>9<text:s text:c="3"/>9<text:s text:c="2"/>15<text:s text:c="7"/>5<text:s text:c="18"/>52<text:s text:c="10"/>16<text:s text:c="14"/>29<text:s text:c="7"/>0<text:s text:c="6"/>43<text:s text:c="49"/></text:span></text:p>
      <text:p text:style-name="P907"><text:span text:style-name="T907_1">17:26:36<text:s text:c="6"/>36<text:s text:c="6"/>74<text:s text:c="15"/>8<text:s text:c="3"/>8<text:s text:c="2"/>16<text:s text:c="7"/>6<text:s text:c="18"/>51<text:s text:c="10"/>16<text:s text:c="14"/>29<text:s text:c="14"/>42<text:s text:c="49"/></text:span></text:p>
      <text:p text:style-name="P908"><text:span text:style-name="T908_1">17:29:16<text:s text:c="6"/>37<text:s text:c="6"/>76<text:s text:c="15"/>6<text:s text:c="3"/>6<text:s text:c="2"/>17<text:s text:c="7"/>6<text:s text:c="18"/>50<text:s text:c="10"/>16<text:s text:c="14"/>30<text:s text:c="14"/>41<text:s text:c="49"/></text:span></text:p>
      <text:p text:style-name="P909"><text:span text:style-name="T909_1">17:30:46<text:s text:c="6"/>38<text:s text:c="6"/>76<text:s text:c="15"/>6<text:s text:c="3"/>6<text:s text:c="2"/>18<text:s text:c="7"/>7<text:s text:c="18"/>50<text:s text:c="10"/>16<text:s text:c="14"/>30<text:s text:c="14"/>41<text:s text:c="49"/></text:span></text:p>
      <text:p text:style-name="P910"><text:span text:style-name="T910_1">17:33:46<text:s text:c="6"/>39<text:s text:c="6"/>78<text:s text:c="15"/>5<text:s text:c="3"/>5<text:s text:c="2"/>19<text:s text:c="7"/>8<text:s text:c="18"/>49<text:s text:c="10"/>15<text:s text:c="14"/>31<text:s text:c="14"/>40<text:s text:c="49"/></text:span></text:p>
      <text:p text:style-name="P911"><text:span text:style-name="T911_1">17:36:46<text:s text:c="6"/>40<text:s text:c="6"/>80<text:s text:c="15"/>3<text:s text:c="3"/>4<text:s text:c="2"/>20<text:s text:c="7"/>9<text:s text:c="18"/>49<text:s text:c="10"/>15<text:s text:c="14"/>31<text:s text:c="14"/>39<text:s text:c="49"/></text:span></text:p>
      <text:p text:style-name="P912"><text:span text:style-name="T912_1">17:39:46<text:s text:c="6"/>41<text:s text:c="6"/>81<text:s text:c="15"/>2<text:s text:c="3"/>3<text:s text:c="2"/>21<text:s text:c="6"/>10<text:s text:c="18"/>48<text:s text:c="10"/>15<text:s text:c="14"/>32<text:s text:c="14"/>38<text:s text:c="49"/></text:span></text:p>
      <text:p text:style-name="P913"><text:span text:style-name="T913_1">17:42:46<text:s text:c="6"/>43<text:s text:c="6"/>83<text:s text:c="15"/>1<text:s text:c="3"/>1<text:s text:c="2"/>22<text:s text:c="6"/>11<text:s text:c="18"/>47<text:s text:c="10"/>14<text:s text:c="14"/>32<text:s text:c="14"/>37<text:s text:c="49"/></text:span></text:p>
      <text:p text:style-name="P914"><text:span text:style-name="T914_1">17:45:46<text:s text:c="6"/>44<text:s text:c="6"/>84<text:s text:c="15"/>0<text:s text:c="3"/>0<text:s text:c="2"/>23<text:s text:c="6"/>12<text:s text:c="18"/>47<text:s text:c="10"/>14<text:s text:c="14"/>32<text:s text:c="14"/>36<text:s text:c="49"/></text:span></text:p>
      <text:p text:style-name="P915"><text:span text:style-name="T915_1">17:48:46<text:s text:c="6"/>45<text:s text:c="6"/>86<text:s text:c="15"/>0<text:s text:c="3"/>0<text:s text:c="2"/>24<text:s text:c="6"/>13<text:s text:c="18"/>46<text:s text:c="10"/>13<text:s text:c="14"/>33<text:s text:c="14"/>35<text:s text:c="49"/></text:span></text:p>
      <text:p text:style-name="P916"><text:span text:style-name="T916_1">17:51:46<text:s text:c="6"/>46<text:s text:c="6"/>87<text:s text:c="22"/>25<text:s text:c="6"/>15<text:s text:c="18"/>45<text:s text:c="10"/>13<text:s text:c="14"/>33<text:s text:c="14"/>34<text:s text:c="49"/></text:span></text:p>
      <text:p text:style-name="P917"><text:span text:style-name="T917_1">17:54:46<text:s text:c="6"/>48<text:s text:c="6"/>89<text:s text:c="22"/>26<text:s text:c="6"/>16<text:s text:c="18"/>44<text:s text:c="10"/>12<text:s text:c="14"/>33<text:s text:c="14"/>33<text:s text:c="49"/></text:span></text:p>
      <text:p text:style-name="P918"><text:span text:style-name="T918_1">17:57:46<text:s text:c="6"/>49<text:s text:c="6"/>88<text:s text:c="3"/>0<text:s text:c="18"/>27<text:s text:c="6"/>17<text:s text:c="18"/>44<text:s text:c="10"/>12<text:s text:c="14"/>34<text:s text:c="14"/>32<text:s text:c="49"/></text:span></text:p>
      <text:p text:style-name="P919"><text:span text:style-name="T919_1">18:00:36<text:s text:c="6"/>50<text:s text:c="6"/>87<text:s text:c="3"/>0<text:s text:c="18"/>28<text:s text:c="6"/>18<text:s text:c="18"/>43<text:s text:c="10"/>11<text:s text:c="14"/>34<text:s text:c="14"/>31<text:s text:c="49"/></text:span></text:p>
      <text:p text:style-name="P920"><text:span text:style-name="T920_1">18:01:06<text:s text:c="6"/>50<text:s text:c="6"/>87<text:s text:c="3"/>1<text:s text:c="18"/>28<text:s text:c="6"/>18<text:s text:c="18"/>43<text:s text:c="10"/>11<text:s text:c="14"/>34<text:s text:c="14"/>31<text:s text:c="49"/></text:span></text:p>
      <text:p text:style-name="P921"><text:span text:style-name="T921_1">18:02:31<text:s text:c="6"/>51<text:s text:c="6"/>86<text:s text:c="3"/>1<text:s text:c="18"/>29<text:s text:c="6"/>19<text:s text:c="18"/>43<text:s text:c="10"/>11<text:s text:c="14"/>34<text:s text:c="14"/>30<text:s text:c="49"/></text:span></text:p>
      <text:p text:style-name="P922"><text:span text:style-name="T922_1">18:05:36<text:s text:c="6"/>52<text:s text:c="6"/>84<text:s text:c="3"/>2<text:s text:c="18"/>30<text:s text:c="6"/>20<text:s text:c="18"/>42<text:s text:c="10"/>10<text:s text:c="14"/>34<text:s text:c="14"/>29<text:s text:c="49"/></text:span></text:p>
      <text:p text:style-name="P923"><text:span text:style-name="T923_1">18:08:36<text:s text:c="6"/>53<text:s text:c="6"/>83<text:s text:c="3"/>3<text:s text:c="18"/>31<text:s text:c="6"/>21<text:s text:c="18"/>41<text:s text:c="10"/>10<text:s text:c="14"/>34<text:s text:c="14"/>28<text:s text:c="49"/></text:span></text:p>
      <text:p text:style-name="P924"><text:span text:style-name="T924_1">18:09:06<text:s text:c="6"/>53<text:s text:c="6"/>83<text:s text:c="3"/>3<text:s text:c="18"/>31<text:s text:c="6"/>21<text:s text:c="18"/>41<text:s text:c="11"/>9<text:s text:c="14"/>34<text:s text:c="14"/>28<text:s text:c="49"/></text:span></text:p>
      <text:p text:style-name="P925"><text:span text:style-name="T925_1">18:11:16<text:s text:c="6"/>54<text:s text:c="6"/>81<text:s text:c="3"/>4<text:s text:c="18"/>32<text:s text:c="6"/>22<text:s text:c="18"/>41<text:s text:c="11"/>9<text:s text:c="14"/>34<text:s text:c="14"/>27<text:s text:c="49"/></text:span></text:p>
      <text:p text:style-name="P926"><text:span text:style-name="T926_1">18:14:16<text:s text:c="6"/>56<text:s text:c="6"/>80<text:s text:c="3"/>5<text:s text:c="18"/>33<text:s text:c="6"/>23<text:s text:c="18"/>40<text:s text:c="11"/>8<text:s text:c="14"/>34<text:s text:c="14"/>26<text:s text:c="49"/></text:span></text:p>
      <text:p text:style-name="P927"><text:span text:style-name="T927_1">18:17:16<text:s text:c="6"/>57<text:s text:c="6"/>78<text:s text:c="3"/>6<text:s text:c="18"/>34<text:s text:c="6"/>24<text:s text:c="18"/>39<text:s text:c="11"/>7<text:s text:c="14"/>34<text:s text:c="14"/>25<text:s text:c="49"/></text:span></text:p>
      <text:p text:style-name="P928"><text:span text:style-name="T928_1">18:20:16<text:s text:c="6"/>58<text:s text:c="6"/>77<text:s text:c="3"/>7<text:s text:c="18"/>35<text:s text:c="6"/>26<text:s text:c="18"/>38<text:s text:c="11"/>7<text:s text:c="14"/>33<text:s text:c="14"/>23<text:s text:c="49"/></text:span></text:p>
      <text:p text:style-name="P929"><text:span text:style-name="T929_1">18:21:16<text:s text:c="6"/>58<text:s text:c="6"/>76<text:s text:c="3"/>8<text:s text:c="18"/>36<text:s text:c="6"/>26<text:s text:c="18"/>38<text:s text:c="11"/>6<text:s text:c="14"/>33<text:s text:c="14"/>23<text:s text:c="49"/></text:span></text:p>
      <text:p text:style-name="P930"><text:span text:style-name="T930_1">Time</text:span><text:span text:style-name="T93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931"><text:span text:style-name="T931_1">-------------------------------------------------------------------------------------------------------------------------------------------------------------------------</text:span></text:p>
      <text:p text:style-name="P932"><text:span text:style-name="T932_1">18:22:46<text:s text:c="6"/>59<text:s text:c="6"/>76<text:s text:c="3"/>8<text:s text:c="18"/>36<text:s text:c="6"/>27<text:s text:c="18"/>38<text:s text:c="11"/>6<text:s text:c="14"/>33<text:s text:c="14"/>22<text:s text:c="49"/></text:span></text:p>
      <text:p text:style-name="P933"><text:span text:style-name="T933_1">18:23:11<text:s text:c="6"/>59<text:s text:c="6"/>75<text:s text:c="3"/>8<text:s text:c="18"/>37<text:s text:c="6"/>27<text:s text:c="18"/>38<text:s text:c="11"/>6<text:s text:c="14"/>33<text:s text:c="14"/>22<text:s text:c="49"/></text:span></text:p>
      <text:p text:style-name="P934"><text:span text:style-name="T934_1">18:23:46<text:s text:c="6"/>59<text:s text:c="6"/>75<text:s text:c="3"/>9<text:s text:c="18"/>37<text:s text:c="6"/>27<text:s text:c="18"/>38<text:s text:c="11"/>6<text:s text:c="14"/>33<text:s text:c="14"/>22<text:s text:c="49"/></text:span></text:p>
      <text:p text:style-name="P935"><text:span text:style-name="T935_1">18:25:16<text:s text:c="6"/>60<text:s text:c="6"/>74<text:s text:c="3"/>9<text:s text:c="18"/>37<text:s text:c="6"/>28<text:s text:c="18"/>37<text:s text:c="11"/>5<text:s text:c="14"/>33<text:s text:c="14"/>21<text:s text:c="49"/></text:span></text:p>
      <text:p text:style-name="P936"><text:span text:style-name="T936_1">18:28:46<text:s text:c="6"/>61<text:s text:c="6"/>73<text:s text:c="2"/>10<text:s text:c="18"/>39<text:s text:c="6"/>29<text:s text:c="18"/>36<text:s text:c="11"/>5<text:s text:c="14"/>33<text:s text:c="14"/>20<text:s text:c="49"/></text:span></text:p>
      <text:p text:style-name="P937"><text:span text:style-name="T937_1">18:30:46<text:s text:c="6"/>62<text:s text:c="6"/>72<text:s text:c="2"/>11<text:s text:c="18"/>39<text:s text:c="6"/>30<text:s text:c="18"/>36<text:s text:c="11"/>4<text:s text:c="14"/>33<text:s text:c="14"/>19<text:s text:c="49"/></text:span></text:p>
      <text:p text:style-name="P938"><text:span text:style-name="T938_1">18:33:46<text:s text:c="6"/>63<text:s text:c="6"/>70<text:s text:c="2"/>12<text:s text:c="18"/>40<text:s text:c="6"/>31<text:s text:c="18"/>35<text:s text:c="11"/>3<text:s text:c="14"/>32<text:s text:c="14"/>18<text:s text:c="49"/></text:span></text:p>
      <text:p text:style-name="P939"><text:span text:style-name="T939_1">18:34:11<text:s text:c="6"/>63<text:s text:c="6"/>70<text:s text:c="2"/>13<text:s text:c="18"/>40<text:s text:c="6"/>31<text:s text:c="18"/>35<text:s text:c="11"/>3<text:s text:c="14"/>32<text:s text:c="14"/>18<text:s text:c="49"/></text:span></text:p>
      <text:p text:style-name="P940"><text:span text:style-name="T940_1">18:35:16<text:s text:c="6"/>63<text:s text:c="6"/>69<text:s text:c="2"/>13<text:s text:c="18"/>41<text:s text:c="6"/>32<text:s text:c="18"/>35<text:s text:c="11"/>3<text:s text:c="14"/>32<text:s text:c="14"/>18<text:s text:c="49"/></text:span></text:p>
      <text:p text:style-name="P941"><text:span text:style-name="T941_1">18:35:41<text:s text:c="6"/>63<text:s text:c="6"/>69<text:s text:c="2"/>13<text:s text:c="18"/>41<text:s text:c="6"/>32<text:s text:c="18"/>35<text:s text:c="11"/>3<text:s text:c="14"/>32<text:s text:c="14"/>17<text:s text:c="49"/></text:span></text:p>
      <text:p text:style-name="P942"><text:span text:style-name="T942_1">18:37:31<text:s text:c="6"/>64<text:s text:c="6"/>68<text:s text:c="2"/>14<text:s text:c="18"/>42<text:s text:c="6"/>33<text:s text:c="18"/>34<text:s text:c="11"/>2<text:s text:c="14"/>32<text:s text:c="14"/>17<text:s text:c="49"/></text:span></text:p>
      <text:p text:style-name="P943"><text:span text:style-name="T943_1">18:38:16<text:s text:c="6"/>64<text:s text:c="6"/>68<text:s text:c="2"/>14<text:s text:c="18"/>42<text:s text:c="6"/>33<text:s text:c="18"/>34<text:s text:c="11"/>2<text:s text:c="14"/>32<text:s text:c="14"/>16<text:s text:c="49"/></text:span></text:p>
      <text:p text:style-name="P944"><text:span text:style-name="T944_1">18:41:16<text:s text:c="6"/>65<text:s text:c="6"/>67<text:s text:c="2"/>15<text:s text:c="18"/>43<text:s text:c="6"/>34<text:s text:c="18"/>34<text:s text:c="11"/>1<text:s text:c="14"/>31<text:s text:c="14"/>15<text:s text:c="49"/></text:span></text:p>
      <text:p text:style-name="P945"><text:span text:style-name="T945_1">18:44:16<text:s text:c="6"/>66<text:s text:c="6"/>65<text:s text:c="2"/>17<text:s text:c="18"/>44<text:s text:c="6"/>36<text:s text:c="18"/>33<text:s text:c="11"/>0<text:s text:c="14"/>31<text:s text:c="14"/>14<text:s text:c="49"/></text:span></text:p>
      <text:p text:style-name="P946"><text:span text:style-name="T946_1">18:46:51<text:s text:c="6"/>67<text:s text:c="6"/>64<text:s text:c="2"/>18<text:s text:c="18"/>45<text:s text:c="6"/>37<text:s text:c="18"/>32<text:s text:c="11"/>0<text:s text:c="14"/>30<text:s text:c="14"/>13<text:s text:c="49"/></text:span></text:p>
      <text:p text:style-name="P947"><text:span text:style-name="T947_1">18:49:51<text:s text:c="6"/>67<text:s text:c="6"/>63<text:s text:c="2"/>19<text:s text:c="18"/>46<text:s text:c="6"/>38<text:s text:c="18"/>32<text:s text:c="26"/>30<text:s text:c="3"/>1<text:s text:c="10"/>12<text:s text:c="49"/></text:span></text:p>
      <text:p text:style-name="P948"><text:span text:style-name="T948_1">18:51:46<text:s text:c="6"/>68<text:s text:c="6"/>62<text:s text:c="2"/>20<text:s text:c="18"/>46<text:s text:c="6"/>39<text:s text:c="18"/>31<text:s text:c="26"/>29<text:s text:c="3"/>1<text:s text:c="10"/>11<text:s text:c="49"/></text:span></text:p>
      <text:p text:style-name="P949"><text:span text:style-name="T949_1">18:54:46<text:s text:c="6"/>69<text:s text:c="6"/>60<text:s text:c="2"/>21<text:s text:c="18"/>47<text:s text:c="6"/>40<text:s text:c="18"/>30<text:s text:c="26"/>29<text:s text:c="3"/>2<text:s text:c="10"/>10<text:s text:c="49"/></text:span></text:p>
      <text:p text:style-name="P950"><text:span text:style-name="T950_1">18:55:46<text:s text:c="6"/>69<text:s text:c="6"/>60<text:s text:c="2"/>21<text:s text:c="18"/>47<text:s text:c="6"/>41<text:s text:c="18"/>30<text:s text:c="26"/>29<text:s text:c="3"/>3<text:s text:c="10"/>10<text:s text:c="49"/></text:span></text:p>
      <text:p text:style-name="P951"><text:span text:style-name="T951_1">18:56:46<text:s text:c="6"/>69<text:s text:c="6"/>59<text:s text:c="2"/>22<text:s text:c="18"/>48<text:s text:c="6"/>41<text:s text:c="18"/>30<text:s text:c="26"/>28<text:s text:c="3"/>3<text:s text:c="11"/>9<text:s text:c="49"/></text:span></text:p>
      <text:p text:style-name="P952"><text:span text:style-name="T952_1">18:59:46<text:s text:c="6"/>70<text:s text:c="6"/>58<text:s text:c="2"/>23<text:s text:c="18"/>48<text:s text:c="6"/>42<text:s text:c="18"/>29<text:s text:c="26"/>28<text:s text:c="3"/>4<text:s text:c="11"/>8<text:s text:c="49"/></text:span></text:p>
      <text:p text:style-name="P953"><text:span text:style-name="T953_1">19:02:46<text:s text:c="6"/>70<text:s text:c="6"/>57<text:s text:c="2"/>24<text:s text:c="18"/>49<text:s text:c="6"/>44<text:s text:c="18"/>28<text:s text:c="26"/>27<text:s text:c="3"/>5<text:s text:c="11"/>7<text:s text:c="49"/></text:span></text:p>
      <text:p text:style-name="P954"><text:span text:style-name="T954_1">19:03:16<text:s text:c="6"/>70<text:s text:c="6"/>56<text:s text:c="2"/>25<text:s text:c="18"/>49<text:s text:c="6"/>44<text:s text:c="18"/>28<text:s text:c="26"/>27<text:s text:c="3"/>6<text:s text:c="11"/>7<text:s text:c="49"/></text:span></text:p>
      <text:p text:style-name="P955"><text:span text:style-name="T955_1">19:03:46<text:s text:c="6"/>70<text:s text:c="6"/>56<text:s text:c="2"/>25<text:s text:c="18"/>49<text:s text:c="6"/>44<text:s text:c="18"/>28<text:s text:c="26"/>27<text:s text:c="3"/>6<text:s text:c="11"/>6<text:s text:c="49"/></text:span></text:p>
      <text:p text:style-name="P956"><text:span text:style-name="T956_1">19:05:06<text:s text:c="6"/>71<text:s text:c="6"/>56<text:s text:c="2"/>25<text:s text:c="18"/>50<text:s text:c="6"/>45<text:s text:c="18"/>28<text:s text:c="26"/>27<text:s text:c="3"/>6<text:s text:c="11"/>6<text:s text:c="49"/></text:span></text:p>
      <text:p text:style-name="P957"><text:span text:style-name="T957_1">19:08:06<text:s text:c="6"/>71<text:s text:c="6"/>54<text:s text:c="2"/>27<text:s text:c="18"/>50<text:s text:c="6"/>46<text:s text:c="18"/>27<text:s text:c="26"/>26<text:s text:c="3"/>7<text:s text:c="11"/>5<text:s text:c="49"/></text:span></text:p>
      <text:p text:style-name="P958"><text:span text:style-name="T958_1">19:11:06<text:s text:c="6"/>71<text:s text:c="6"/>53<text:s text:c="2"/>28<text:s text:c="18"/>51<text:s text:c="6"/>47<text:s text:c="18"/>26<text:s text:c="26"/>25<text:s text:c="3"/>8<text:s text:c="11"/>4<text:s text:c="49"/></text:span></text:p>
      <text:p text:style-name="P959"><text:span text:style-name="T959_1">19:11:41<text:s text:c="6"/>71<text:s text:c="6"/>53<text:s text:c="2"/>28<text:s text:c="18"/>51<text:s text:c="6"/>47<text:s text:c="18"/>26<text:s text:c="26"/>25<text:s text:c="3"/>9<text:s text:c="11"/>3<text:s text:c="49"/></text:span></text:p>
      <text:p text:style-name="P960"><text:span text:style-name="T960_1">19:14:41<text:s text:c="6"/>72<text:s text:c="6"/>51<text:s text:c="2"/>30<text:s text:c="18"/>52<text:s text:c="6"/>49<text:s text:c="18"/>26<text:s text:c="26"/>24<text:s text:c="2"/>10<text:s text:c="11"/>2<text:s text:c="49"/></text:span></text:p>
      <text:p text:style-name="P961"><text:span text:style-name="T961_1">19:15:16<text:s text:c="6"/>72<text:s text:c="6"/>51<text:s text:c="2"/>30<text:s text:c="18"/>52<text:s text:c="6"/>49<text:s text:c="18"/>25<text:s text:c="26"/>24<text:s text:c="2"/>10<text:s text:c="11"/>2<text:s text:c="49"/></text:span></text:p>
      <text:p text:style-name="P962"><text:span text:style-name="T962_1">19:16:16<text:s text:c="6"/>72<text:s text:c="6"/>51<text:s text:c="2"/>30<text:s text:c="18"/>52<text:s text:c="6"/>49<text:s text:c="18"/>25<text:s text:c="26"/>24<text:s text:c="2"/>10<text:s text:c="11"/>1<text:s text:c="49"/></text:span></text:p>
      <text:p text:style-name="P963"><text:span text:style-name="T963_1">19:16:46<text:s text:c="6"/>72<text:s text:c="6"/>50<text:s text:c="2"/>31<text:s text:c="18"/>52<text:s text:c="6"/>50<text:s text:c="18"/>25<text:s text:c="26"/>24<text:s text:c="2"/>11<text:s text:c="11"/>1<text:s text:c="49"/></text:span></text:p>
      <text:p text:style-name="P964"><text:span text:style-name="T964_1">19:17:46<text:s text:c="6"/>72<text:s text:c="6"/>50<text:s text:c="2"/>31<text:s text:c="18"/>52<text:s text:c="6"/>50<text:s text:c="18"/>25<text:s text:c="26"/>23<text:s text:c="2"/>11<text:s text:c="11"/>1<text:s text:c="49"/></text:span></text:p>
      <text:p text:style-name="P965"><text:span text:style-name="T965_1">19:19:01<text:s text:c="6"/>72<text:s text:c="6"/>50<text:s text:c="2"/>32<text:s text:c="18"/>52<text:s text:c="6"/>51<text:s text:c="18"/>25<text:s text:c="26"/>23<text:s text:c="2"/>11<text:s text:c="11"/>0<text:s text:c="49"/></text:span></text:p>
      <text:p text:style-name="P966"><text:span text:style-name="T966_1">19:22:01<text:s text:c="6"/>72<text:s text:c="6"/>48<text:s text:c="2"/>33<text:s text:c="18"/>53<text:s text:c="6"/>52<text:s text:c="18"/>24<text:s text:c="26"/>22<text:s text:c="2"/>13<text:s text:c="11"/>0<text:s text:c="49"/></text:span></text:p>
      <text:p text:style-name="P967"><text:span text:style-name="T967_1">19:25:01<text:s text:c="6"/>72<text:s text:c="6"/>47<text:s text:c="2"/>34<text:s text:c="18"/>53<text:s text:c="6"/>53<text:s text:c="18"/>23<text:s text:c="26"/>22<text:s text:c="2"/>14<text:s text:c="61"/></text:span></text:p>
      <text:p text:style-name="P968"><text:span text:style-name="T968_1">19:28:01<text:s text:c="6"/>71<text:s text:c="6"/>46<text:s text:c="2"/>36<text:s text:c="18"/>53<text:s text:c="6"/>54<text:s text:c="18"/>22<text:s text:c="26"/>21<text:s text:c="2"/>15<text:s text:c="61"/></text:span></text:p>
      <text:p text:style-name="P969"><text:span text:style-name="T969_1">19:31:01<text:s text:c="6"/>71<text:s text:c="6"/>45<text:s text:c="2"/>37<text:s text:c="18"/>53<text:s text:c="6"/>55<text:s text:c="18"/>22<text:s text:c="26"/>20<text:s text:c="2"/>16<text:s text:c="61"/></text:span></text:p>
      <text:p text:style-name="P970"><text:span text:style-name="T970_1">19:34:01<text:s text:c="6"/>71<text:s text:c="6"/>43<text:s text:c="2"/>39<text:s text:c="18"/>53<text:s text:c="6"/>57<text:s text:c="18"/>21<text:s text:c="26"/>19<text:s text:c="2"/>17<text:s text:c="15"/>0<text:s text:c="45"/></text:span></text:p>
      <text:p text:style-name="P971"><text:span text:style-name="T971_1">19:37:01<text:s text:c="6"/>70<text:s text:c="6"/>42<text:s text:c="2"/>40<text:s text:c="18"/>53<text:s text:c="6"/>58<text:s text:c="18"/>20<text:s text:c="26"/>18<text:s text:c="2"/>18<text:s text:c="15"/>1<text:s text:c="45"/></text:span></text:p>
      <text:p text:style-name="P972"><text:span text:style-name="T972_1">Time</text:span><text:span text:style-name="T97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973"><text:span text:style-name="T973_1">-------------------------------------------------------------------------------------------------------------------------------------------------------------------------</text:span></text:p>
      <text:p text:style-name="P974"><text:span text:style-name="T974_1">19:40:01<text:s text:c="6"/>70<text:s text:c="6"/>41<text:s text:c="2"/>42<text:s text:c="26"/>59<text:s text:c="18"/>19<text:s text:c="26"/>18<text:s text:c="2"/>20<text:s text:c="15"/>2<text:s text:c="45"/></text:span></text:p>
      <text:p text:style-name="P975"><text:span text:style-name="T975_1">19:43:01<text:s text:c="6"/>69<text:s text:c="6"/>40<text:s text:c="2"/>43<text:s text:c="26"/>60<text:s text:c="18"/>19<text:s text:c="26"/>17<text:s text:c="2"/>21<text:s text:c="15"/>2<text:s text:c="45"/></text:span></text:p>
      <text:p text:style-name="P976"><text:span text:style-name="T976_1">19:43:36<text:s text:c="6"/>69<text:s text:c="6"/>40<text:s text:c="2"/>43<text:s text:c="18"/>53<text:s text:c="6"/>60<text:s text:c="18"/>18<text:s text:c="26"/>17<text:s text:c="2"/>21<text:s text:c="15"/>3<text:s text:c="45"/></text:span></text:p>
      <text:p text:style-name="P977"><text:span text:style-name="T977_1">19:46:36<text:s text:c="6"/>69<text:s text:c="6"/>38<text:s text:c="2"/>45<text:s text:c="18"/>53<text:s text:c="6"/>61<text:s text:c="18"/>18<text:s text:c="26"/>16<text:s text:c="2"/>22<text:s text:c="15"/>3<text:s text:c="45"/></text:span></text:p>
      <text:p text:style-name="P978"><text:span text:style-name="T978_1">19:49:36<text:s text:c="6"/>68<text:s text:c="6"/>37<text:s text:c="2"/>46<text:s text:c="18"/>52<text:s text:c="6"/>62<text:s text:c="18"/>17<text:s text:c="26"/>15<text:s text:c="2"/>23<text:s text:c="15"/>4<text:s text:c="45"/></text:span></text:p>
      <text:p text:style-name="P979"><text:span text:style-name="T979_1">19:52:36<text:s text:c="6"/>68<text:s text:c="6"/>36<text:s text:c="2"/>48<text:s text:c="18"/>52<text:s text:c="6"/>63<text:s text:c="18"/>16<text:s text:c="26"/>14<text:s text:c="2"/>24<text:s text:c="15"/>5<text:s text:c="45"/></text:span></text:p>
      <text:p text:style-name="P980"><text:span text:style-name="T980_1">19:55:36<text:s text:c="6"/>67<text:s text:c="6"/>35<text:s text:c="2"/>49<text:s text:c="18"/>51<text:s text:c="6"/>64<text:s text:c="18"/>15<text:s text:c="26"/>13<text:s text:c="2"/>25<text:s text:c="15"/>6<text:s text:c="45"/></text:span></text:p>
      <text:p text:style-name="P981"><text:span text:style-name="T981_1">19:58:36<text:s text:c="6"/>66<text:s text:c="6"/>34<text:s text:c="2"/>51<text:s text:c="18"/>51<text:s text:c="6"/>65<text:s text:c="18"/>15<text:s text:c="26"/>13<text:s text:c="2"/>27<text:s text:c="15"/>7<text:s text:c="45"/></text:span></text:p>
      <text:p text:style-name="P982"><text:span text:style-name="T982_1">20:00:36<text:s text:c="6"/>66<text:s text:c="6"/>33<text:s text:c="2"/>52<text:s text:c="18"/>51<text:s text:c="6"/>65<text:s text:c="18"/>14<text:s text:c="26"/>12<text:s text:c="2"/>27<text:s text:c="15"/>7<text:s text:c="45"/></text:span></text:p>
      <text:p text:style-name="P983"><text:span text:style-name="T983_1">20:03:36<text:s text:c="6"/>65<text:s text:c="6"/>32<text:s text:c="2"/>53<text:s text:c="18"/>50<text:s text:c="6"/>66<text:s text:c="18"/>13<text:s text:c="26"/>11<text:s text:c="2"/>28<text:s text:c="15"/>8<text:s text:c="45"/></text:span></text:p>
      <text:p text:style-name="P984"><text:span text:style-name="T984_1">20:03:51<text:s text:c="6"/>65<text:s text:c="6"/>32<text:s text:c="2"/>53<text:s text:c="18"/>50<text:s text:c="6"/>66<text:s text:c="18"/>13<text:s text:c="26"/>11<text:s text:c="2"/>29<text:s text:c="15"/>8<text:s text:c="45"/></text:span></text:p>
      <text:p text:style-name="P985"><text:span text:style-name="T985_1">20:04:31<text:s text:c="6"/>65<text:s text:c="6"/>32<text:s text:c="2"/>54<text:s text:c="18"/>50<text:s text:c="6"/>66<text:s text:c="18"/>13<text:s text:c="26"/>11<text:s text:c="2"/>29<text:s text:c="15"/>8<text:s text:c="27"/>0<text:s text:c="17"/></text:span></text:p>
      <text:p text:style-name="P986"><text:span text:style-name="T986_1">20:07:16<text:s text:c="6"/>64<text:s text:c="6"/>31<text:s text:c="2"/>55<text:s text:c="18"/>49<text:s text:c="6"/>66<text:s text:c="3"/>0<text:s text:c="14"/>12<text:s text:c="26"/>10<text:s text:c="2"/>30<text:s text:c="15"/>9<text:s text:c="45"/></text:span></text:p>
      <text:p text:style-name="P987"><text:span text:style-name="T987_1">20:10:46<text:s text:c="6"/>63<text:s text:c="6"/>30<text:s text:c="2"/>57<text:s text:c="18"/>48<text:s text:c="6"/>67<text:s text:c="3"/>0<text:s text:c="14"/>11<text:s text:c="27"/>9<text:s text:c="2"/>31<text:s text:c="14"/>10<text:s text:c="45"/></text:span></text:p>
      <text:p text:style-name="P988"><text:span text:style-name="T988_1">20:14:01<text:s text:c="6"/>62<text:s text:c="6"/>29<text:s text:c="2"/>58<text:s text:c="18"/>47<text:s text:c="6"/>67<text:s text:c="3"/>0<text:s text:c="14"/>10<text:s text:c="27"/>9<text:s text:c="2"/>32<text:s text:c="14"/>11<text:s text:c="45"/></text:span></text:p>
      <text:p text:style-name="P989"><text:span text:style-name="T989_1">20:14:31<text:s text:c="6"/>62<text:s text:c="6"/>28<text:s text:c="2"/>59<text:s text:c="18"/>47<text:s text:c="6"/>67<text:s text:c="3"/>0<text:s text:c="14"/>10<text:s text:c="27"/>8<text:s text:c="2"/>32<text:s text:c="14"/>11<text:s text:c="45"/></text:span></text:p>
      <text:p text:style-name="P990"><text:span text:style-name="T990_1">20:17:31<text:s text:c="6"/>61<text:s text:c="6"/>27<text:s text:c="2"/>60<text:s text:c="18"/>46<text:s text:c="6"/>67<text:s text:c="3"/>0<text:s text:c="15"/>9<text:s text:c="27"/>8<text:s text:c="2"/>33<text:s text:c="14"/>12<text:s text:c="45"/></text:span></text:p>
      <text:p text:style-name="P991"><text:span text:style-name="T991_1">20:18:46<text:s text:c="6"/>61<text:s text:c="6"/>27<text:s text:c="2"/>61<text:s text:c="18"/>46<text:s text:c="6"/>67<text:s text:c="3"/>0<text:s text:c="15"/>9<text:s text:c="27"/>7<text:s text:c="2"/>34<text:s text:c="14"/>12<text:s text:c="45"/></text:span></text:p>
      <text:p text:style-name="P992"><text:span text:style-name="T992_1">20:19:16<text:s text:c="6"/>61<text:s text:c="6"/>27<text:s text:c="2"/>61<text:s text:c="18"/>46<text:s text:c="6"/>67<text:s text:c="3"/>0<text:s text:c="15"/>9<text:s text:c="27"/>7<text:s text:c="2"/>34<text:s text:c="14"/>13<text:s text:c="45"/></text:span></text:p>
      <text:p text:style-name="P993"><text:span text:style-name="T993_1">20:22:16<text:s text:c="6"/>60<text:s text:c="6"/>26<text:s text:c="2"/>62<text:s text:c="18"/>45<text:s text:c="6"/>67<text:s text:c="3"/>0<text:s text:c="15"/>8<text:s text:c="27"/>6<text:s text:c="2"/>35<text:s text:c="3"/>0<text:s text:c="10"/>14<text:s text:c="45"/></text:span></text:p>
      <text:p text:style-name="P994"><text:span text:style-name="T994_1">20:25:16<text:s text:c="6"/>59<text:s text:c="6"/>25<text:s text:c="2"/>64<text:s text:c="18"/>44<text:s text:c="6"/>67<text:s text:c="3"/>0<text:s text:c="15"/>7<text:s text:c="27"/>6<text:s text:c="2"/>36<text:s text:c="3"/>1<text:s text:c="10"/>14<text:s text:c="45"/></text:span></text:p>
      <text:p text:style-name="P995"><text:span text:style-name="T995_1">20:28:16<text:s text:c="6"/>58<text:s text:c="6"/>24<text:s text:c="2"/>65<text:s text:c="18"/>43<text:s text:c="6"/>66<text:s text:c="3"/>1<text:s text:c="15"/>6<text:s text:c="27"/>5<text:s text:c="2"/>37<text:s text:c="3"/>1<text:s text:c="10"/>15<text:s text:c="45"/></text:span></text:p>
      <text:p text:style-name="P996"><text:span text:style-name="T996_1">20:31:16<text:s text:c="6"/>57<text:s text:c="6"/>23<text:s text:c="2"/>67<text:s text:c="18"/>42<text:s text:c="6"/>66<text:s text:c="3"/>1<text:s text:c="15"/>6<text:s text:c="27"/>4<text:s text:c="2"/>38<text:s text:c="3"/>2<text:s text:c="10"/>16<text:s text:c="45"/></text:span></text:p>
      <text:p text:style-name="P997"><text:span text:style-name="T997_1">20:34:16<text:s text:c="6"/>56<text:s text:c="6"/>22<text:s text:c="2"/>68<text:s text:c="18"/>41<text:s text:c="6"/>65<text:s text:c="3"/>1<text:s text:c="15"/>5<text:s text:c="27"/>4<text:s text:c="2"/>39<text:s text:c="3"/>3<text:s text:c="10"/>17<text:s text:c="45"/></text:span></text:p>
      <text:p text:style-name="P998"><text:span text:style-name="T998_1">20:37:16<text:s text:c="6"/>56<text:s text:c="6"/>21<text:s text:c="2"/>70<text:s text:c="18"/>40<text:s text:c="6"/>65<text:s text:c="3"/>1<text:s text:c="15"/>4<text:s text:c="27"/>3<text:s text:c="2"/>39<text:s text:c="3"/>3<text:s text:c="10"/>18<text:s text:c="45"/></text:span></text:p>
      <text:p text:style-name="P999"><text:span text:style-name="T999_1">20:40:16<text:s text:c="6"/>55<text:s text:c="6"/>20<text:s text:c="2"/>71<text:s text:c="18"/>38<text:s text:c="6"/>64<text:s text:c="3"/>0<text:s text:c="15"/>3<text:s text:c="27"/>2<text:s text:c="2"/>40<text:s text:c="3"/>4<text:s text:c="10"/>19<text:s text:c="45"/></text:span></text:p>
      <text:p text:style-name="P1000"><text:span text:style-name="T1000_1">20:43:16<text:s text:c="6"/>54<text:s text:c="6"/>19<text:s text:c="2"/>72<text:s text:c="18"/>37<text:s text:c="6"/>63<text:s text:c="3"/>0<text:s text:c="15"/>2<text:s text:c="27"/>2<text:s text:c="2"/>41<text:s text:c="3"/>5<text:s text:c="10"/>20<text:s text:c="45"/></text:span></text:p>
      <text:p text:style-name="P1001"><text:span text:style-name="T1001_1">20:46:16<text:s text:c="6"/>53<text:s text:c="6"/>18<text:s text:c="2"/>74<text:s text:c="18"/>36<text:s text:c="6"/>62<text:s text:c="3"/>0<text:s text:c="15"/>1<text:s text:c="27"/>1<text:s text:c="2"/>42<text:s text:c="3"/>6<text:s text:c="10"/>21<text:s text:c="45"/></text:span></text:p>
      <text:p text:style-name="P1002"><text:span text:style-name="T1002_1">20:48:46<text:s text:c="6"/>52<text:s text:c="6"/>17<text:s text:c="2"/>75<text:s text:c="18"/>35<text:s text:c="6"/>61<text:s text:c="3"/>0<text:s text:c="15"/>1<text:s text:c="27"/>0<text:s text:c="2"/>42<text:s text:c="3"/>7<text:s text:c="10"/>22<text:s text:c="45"/></text:span></text:p>
      <text:p text:style-name="P1003"><text:span text:style-name="T1003_1">20:49:16<text:s text:c="6"/>52<text:s text:c="6"/>17<text:s text:c="2"/>75<text:s text:c="18"/>35<text:s text:c="6"/>61<text:s text:c="3"/>0<text:s text:c="15"/>0<text:s text:c="27"/>0<text:s text:c="2"/>42<text:s text:c="3"/>7<text:s text:c="10"/>22<text:s text:c="45"/></text:span></text:p>
      <text:p text:style-name="P1004"><text:span text:style-name="T1004_1">20:50:16<text:s text:c="6"/>52<text:s text:c="6"/>17<text:s text:c="2"/>75<text:s text:c="18"/>35<text:s text:c="6"/>61<text:s text:c="3"/>0<text:s text:c="15"/>0<text:s text:c="27"/>0<text:s text:c="2"/>43<text:s text:c="3"/>7<text:s text:c="10"/>23<text:s text:c="45"/></text:span></text:p>
      <text:p text:style-name="P1005"><text:span text:style-name="T1005_1">20:50:46<text:s text:c="6"/>52<text:s text:c="6"/>17<text:s text:c="2"/>75<text:s text:c="18"/>34<text:s text:c="6"/>61<text:s text:c="3"/>0<text:s text:c="15"/>0<text:s text:c="27"/>0<text:s text:c="2"/>43<text:s text:c="3"/>7<text:s text:c="10"/>23<text:s text:c="45"/></text:span></text:p>
      <text:p text:style-name="P1006"><text:span text:style-name="T1006_1">20:51:16<text:s text:c="6"/>52<text:s text:c="6"/>17<text:s text:c="2"/>76<text:s text:c="18"/>34<text:s text:c="6"/>60<text:s text:c="3"/>0<text:s text:c="15"/>0<text:s text:c="27"/>0<text:s text:c="2"/>43<text:s text:c="3"/>7<text:s text:c="10"/>23<text:s text:c="45"/></text:span></text:p>
      <text:p text:style-name="P1007"><text:span text:style-name="T1007_1">20:51:41<text:s text:c="6"/>51<text:s text:c="6"/>17<text:s text:c="2"/>76<text:s text:c="18"/>34<text:s text:c="6"/>60<text:s text:c="3"/>0<text:s text:c="15"/>0<text:s text:c="27"/>0<text:s text:c="2"/>43<text:s text:c="3"/>7<text:s text:c="10"/>23<text:s text:c="45"/></text:span></text:p>
      <text:p text:style-name="P1008"><text:span text:style-name="T1008_1">20:54:41<text:s text:c="6"/>51<text:s text:c="6"/>16<text:s text:c="2"/>77<text:s text:c="18"/>33<text:s text:c="6"/>59<text:s text:c="3"/>0<text:s text:c="15"/>0<text:s text:c="27"/>0<text:s text:c="2"/>44<text:s text:c="3"/>8<text:s text:c="10"/>24<text:s text:c="45"/></text:span></text:p>
      <text:p text:style-name="P1009"><text:span text:style-name="T1009_1">20:57:41<text:s text:c="6"/>50<text:s text:c="6"/>15<text:s text:c="2"/>78<text:s text:c="18"/>32<text:s text:c="6"/>58<text:s text:c="3"/>0<text:s text:c="46"/>44<text:s text:c="3"/>9<text:s text:c="10"/>25<text:s text:c="45"/></text:span></text:p>
      <text:p text:style-name="P1010"><text:span text:style-name="T1010_1">21:00:41<text:s text:c="6"/>49<text:s text:c="6"/>14<text:s text:c="2"/>78<text:s text:c="18"/>31<text:s text:c="6"/>57<text:s text:c="3"/>0<text:s text:c="46"/>45<text:s text:c="2"/>10<text:s text:c="10"/>26<text:s text:c="45"/></text:span></text:p>
      <text:p text:style-name="P1011"><text:span text:style-name="T1011_1">21:02:46<text:s text:c="6"/>48<text:s text:c="6"/>13<text:s text:c="2"/>79<text:s text:c="18"/>30<text:s text:c="6"/>56<text:s text:c="50"/>45<text:s text:c="2"/>11<text:s text:c="10"/>27<text:s text:c="45"/></text:span></text:p>
      <text:p text:style-name="P1012"><text:span text:style-name="T1012_1">21:03:16<text:s text:c="6"/>48<text:s text:c="6"/>13<text:s text:c="2"/>79<text:s text:c="18"/>29<text:s text:c="6"/>56<text:s text:c="50"/>45<text:s text:c="2"/>11<text:s text:c="10"/>27<text:s text:c="45"/></text:span></text:p>
      <text:p text:style-name="P1013"><text:span text:style-name="T1013_1">21:06:46<text:s text:c="6"/>47<text:s text:c="6"/>12<text:s text:c="2"/>79<text:s text:c="18"/>28<text:s text:c="6"/>55<text:s text:c="11"/>0<text:s text:c="38"/>45<text:s text:c="2"/>12<text:s text:c="10"/>28<text:s text:c="45"/></text:span></text:p>
      <text:p text:style-name="P1014"><text:span text:style-name="T1014_1">Time</text:span><text:span text:style-name="T101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015"><text:span text:style-name="T1015_1">-------------------------------------------------------------------------------------------------------------------------------------------------------------------------</text:span></text:p>
      <text:p text:style-name="P1016"><text:span text:style-name="T1016_1">21:09:46<text:s text:c="6"/>46<text:s text:c="6"/>11<text:s text:c="2"/>79<text:s text:c="18"/>27<text:s text:c="6"/>53<text:s text:c="11"/>1<text:s text:c="23"/>0<text:s text:c="14"/>46<text:s text:c="2"/>13<text:s text:c="10"/>30<text:s text:c="45"/></text:span></text:p>
      <text:p text:style-name="P1017"><text:span text:style-name="T1017_1">21:12:46<text:s text:c="6"/>46<text:s text:c="6"/>11<text:s text:c="2"/>79<text:s text:c="18"/>26<text:s text:c="6"/>52<text:s text:c="11"/>2<text:s text:c="23"/>0<text:s text:c="14"/>46<text:s text:c="2"/>14<text:s text:c="10"/>31<text:s text:c="45"/></text:span></text:p>
      <text:p text:style-name="P1018"><text:span text:style-name="T1018_1">21:15:46<text:s text:c="6"/>45<text:s text:c="6"/>10<text:s text:c="2"/>78<text:s text:c="18"/>25<text:s text:c="6"/>51<text:s text:c="11"/>2<text:s text:c="23"/>1<text:s text:c="14"/>46<text:s text:c="2"/>15<text:s text:c="10"/>32<text:s text:c="45"/></text:span></text:p>
      <text:p text:style-name="P1019"><text:span text:style-name="T1019_1">21:18:46<text:s text:c="6"/>44<text:s text:c="7"/>9<text:s text:c="2"/>78<text:s text:c="18"/>23<text:s text:c="6"/>49<text:s text:c="11"/>3<text:s text:c="23"/>2<text:s text:c="14"/>46<text:s text:c="2"/>15<text:s text:c="10"/>33<text:s text:c="45"/></text:span></text:p>
      <text:p text:style-name="P1020"><text:span text:style-name="T1020_1">21:21:46<text:s text:c="6"/>43<text:s text:c="7"/>8<text:s text:c="2"/>77<text:s text:c="18"/>22<text:s text:c="6"/>48<text:s text:c="11"/>4<text:s text:c="23"/>2<text:s text:c="14"/>46<text:s text:c="2"/>16<text:s text:c="10"/>34<text:s text:c="45"/></text:span></text:p>
      <text:p text:style-name="P1021"><text:span text:style-name="T1021_1">21:23:21<text:s text:c="6"/>43<text:s text:c="7"/>8<text:s text:c="2"/>76<text:s text:c="18"/>21<text:s text:c="6"/>47<text:s text:c="11"/>5<text:s text:c="23"/>3<text:s text:c="14"/>46<text:s text:c="2"/>17<text:s text:c="10"/>35<text:s text:c="45"/></text:span></text:p>
      <text:p text:style-name="P1022"><text:span text:style-name="T1022_1">21:26:21<text:s text:c="6"/>42<text:s text:c="7"/>7<text:s text:c="2"/>75<text:s text:c="18"/>20<text:s text:c="6"/>46<text:s text:c="11"/>6<text:s text:c="23"/>4<text:s text:c="14"/>46<text:s text:c="2"/>18<text:s text:c="10"/>36<text:s text:c="45"/></text:span></text:p>
      <text:p text:style-name="P1023"><text:span text:style-name="T1023_1">21:29:21<text:s text:c="6"/>41<text:s text:c="7"/>6<text:s text:c="2"/>74<text:s text:c="18"/>19<text:s text:c="6"/>45<text:s text:c="11"/>7<text:s text:c="23"/>4<text:s text:c="14"/>46<text:s text:c="2"/>19<text:s text:c="10"/>37<text:s text:c="45"/></text:span></text:p>
      <text:p text:style-name="P1024"><text:span text:style-name="T1024_1">21:32:21<text:s text:c="6"/>40<text:s text:c="7"/>6<text:s text:c="2"/>73<text:s text:c="18"/>18<text:s text:c="6"/>43<text:s text:c="11"/>8<text:s text:c="23"/>5<text:s text:c="14"/>46<text:s text:c="2"/>20<text:s text:c="10"/>38<text:s text:c="45"/></text:span></text:p>
      <text:p text:style-name="P1025"><text:span text:style-name="T1025_1">21:35:01<text:s text:c="6"/>40<text:s text:c="7"/>5<text:s text:c="2"/>72<text:s text:c="18"/>17<text:s text:c="6"/>42<text:s text:c="11"/>9<text:s text:c="23"/>6<text:s text:c="14"/>46<text:s text:c="2"/>21<text:s text:c="10"/>39<text:s text:c="45"/></text:span></text:p>
      <text:p text:style-name="P1026"><text:span text:style-name="T1026_1">21:35:21<text:s text:c="6"/>39<text:s text:c="7"/>5<text:s text:c="2"/>72<text:s text:c="18"/>17<text:s text:c="6"/>42<text:s text:c="11"/>9<text:s text:c="23"/>6<text:s text:c="14"/>46<text:s text:c="2"/>21<text:s text:c="10"/>40<text:s text:c="45"/></text:span></text:p>
      <text:p text:style-name="P1027"><text:span text:style-name="T1027_1">21:38:21<text:s text:c="6"/>39<text:s text:c="7"/>4<text:s text:c="2"/>70<text:s text:c="18"/>16<text:s text:c="6"/>41<text:s text:c="10"/>10<text:s text:c="23"/>6<text:s text:c="14"/>46<text:s text:c="2"/>22<text:s text:c="10"/>41<text:s text:c="45"/></text:span></text:p>
      <text:p text:style-name="P1028"><text:span text:style-name="T1028_1">21:41:21<text:s text:c="6"/>38<text:s text:c="7"/>3<text:s text:c="2"/>69<text:s text:c="18"/>14<text:s text:c="6"/>39<text:s text:c="10"/>11<text:s text:c="23"/>7<text:s text:c="14"/>45<text:s text:c="2"/>23<text:s text:c="10"/>42<text:s text:c="45"/></text:span></text:p>
      <text:p text:style-name="P1029"><text:span text:style-name="T1029_1">21:44:21<text:s text:c="6"/>37<text:s text:c="7"/>3<text:s text:c="2"/>68<text:s text:c="18"/>13<text:s text:c="6"/>38<text:s text:c="10"/>12<text:s text:c="23"/>8<text:s text:c="14"/>45<text:s text:c="2"/>24<text:s text:c="10"/>43<text:s text:c="45"/></text:span></text:p>
      <text:p text:style-name="P1030"><text:span text:style-name="T1030_1">21:47:21<text:s text:c="6"/>36<text:s text:c="7"/>2<text:s text:c="2"/>66<text:s text:c="18"/>12<text:s text:c="6"/>37<text:s text:c="10"/>13<text:s text:c="23"/>8<text:s text:c="14"/>44<text:s text:c="2"/>25<text:s text:c="10"/>45<text:s text:c="45"/></text:span></text:p>
      <text:p text:style-name="P1031"><text:span text:style-name="T1031_1">21:50:21<text:s text:c="6"/>36<text:s text:c="7"/>1<text:s text:c="2"/>65<text:s text:c="18"/>11<text:s text:c="6"/>35<text:s text:c="10"/>14<text:s text:c="11"/>1<text:s text:c="11"/>9<text:s text:c="14"/>44<text:s text:c="2"/>26<text:s text:c="10"/>46<text:s text:c="45"/></text:span></text:p>
      <text:p text:style-name="P1032"><text:span text:style-name="T1032_1">21:53:21<text:s text:c="6"/>35<text:s text:c="7"/>0<text:s text:c="2"/>64<text:s text:c="18"/>10<text:s text:c="6"/>34<text:s text:c="10"/>15<text:s text:c="11"/>2<text:s text:c="10"/>10<text:s text:c="14"/>43<text:s text:c="2"/>27<text:s text:c="10"/>47<text:s text:c="45"/></text:span></text:p>
      <text:p text:style-name="P1033"><text:span text:style-name="T1033_1">21:56:21<text:s text:c="6"/>34<text:s text:c="7"/>0<text:s text:c="2"/>62<text:s text:c="19"/>9<text:s text:c="6"/>33<text:s text:c="10"/>16<text:s text:c="11"/>3<text:s text:c="10"/>11<text:s text:c="14"/>43<text:s text:c="2"/>28<text:s text:c="10"/>48<text:s text:c="45"/></text:span></text:p>
      <text:p text:style-name="P1034"><text:span text:style-name="T1034_1">21:59:21<text:s text:c="6"/>33<text:s text:c="7"/>0<text:s text:c="2"/>61<text:s text:c="19"/>8<text:s text:c="6"/>32<text:s text:c="10"/>17<text:s text:c="11"/>4<text:s text:c="10"/>11<text:s text:c="14"/>42<text:s text:c="2"/>29<text:s text:c="10"/>50<text:s text:c="45"/></text:span></text:p>
      <text:p text:style-name="P1035"><text:span text:style-name="T1035_1">22:00:36<text:s text:c="6"/>33<text:s text:c="10"/>60<text:s text:c="19"/>7<text:s text:c="6"/>31<text:s text:c="10"/>18<text:s text:c="11"/>4<text:s text:c="10"/>12<text:s text:c="14"/>42<text:s text:c="2"/>29<text:s text:c="10"/>50<text:s text:c="45"/></text:span></text:p>
      <text:p text:style-name="P1036"><text:span text:style-name="T1036_1">22:04:01<text:s text:c="6"/>32<text:s text:c="10"/>59<text:s text:c="19"/>6<text:s text:c="6"/>30<text:s text:c="10"/>19<text:s text:c="11"/>5<text:s text:c="10"/>12<text:s text:c="14"/>41<text:s text:c="2"/>30<text:s text:c="10"/>52<text:s text:c="45"/></text:span></text:p>
      <text:p text:style-name="P1037"><text:span text:style-name="T1037_1">22:07:01<text:s text:c="6"/>31<text:s text:c="10"/>57<text:s text:c="19"/>5<text:s text:c="6"/>28<text:s text:c="10"/>20<text:s text:c="11"/>7<text:s text:c="10"/>13<text:s text:c="14"/>40<text:s text:c="2"/>31<text:s text:c="10"/>53<text:s text:c="45"/></text:span></text:p>
      <text:p text:style-name="P1038"><text:span text:style-name="T1038_1">22:10:01<text:s text:c="6"/>30<text:s text:c="10"/>56<text:s text:c="19"/>4<text:s text:c="6"/>27<text:s text:c="10"/>22<text:s text:c="11"/>8<text:s text:c="10"/>14<text:s text:c="14"/>40<text:s text:c="2"/>32<text:s text:c="10"/>54<text:s text:c="45"/></text:span></text:p>
      <text:p text:style-name="P1039"><text:span text:style-name="T1039_1">22:13:01<text:s text:c="6"/>30<text:s text:c="10"/>55<text:s text:c="19"/>3<text:s text:c="6"/>26<text:s text:c="10"/>23<text:s text:c="11"/>9<text:s text:c="10"/>15<text:s text:c="14"/>39<text:s text:c="2"/>33<text:s text:c="10"/>56<text:s text:c="45"/></text:span></text:p>
      <text:p text:style-name="P1040"><text:span text:style-name="T1040_1">22:14:06<text:s text:c="6"/>29<text:s text:c="10"/>54<text:s text:c="19"/>2<text:s text:c="6"/>25<text:s text:c="10"/>23<text:s text:c="11"/>9<text:s text:c="10"/>15<text:s text:c="14"/>38<text:s text:c="2"/>33<text:s text:c="10"/>56<text:s text:c="45"/></text:span></text:p>
      <text:p text:style-name="P1041"><text:span text:style-name="T1041_1">22:17:06<text:s text:c="6"/>29<text:s text:c="10"/>53<text:s text:c="19"/>1<text:s text:c="6"/>24<text:s text:c="10"/>24<text:s text:c="10"/>10<text:s text:c="10"/>16<text:s text:c="14"/>38<text:s text:c="2"/>34<text:s text:c="10"/>58<text:s text:c="45"/></text:span></text:p>
      <text:p text:style-name="P1042"><text:span text:style-name="T1042_1">22:20:06<text:s text:c="6"/>28<text:s text:c="10"/>52<text:s text:c="19"/>0<text:s text:c="6"/>23<text:s text:c="10"/>26<text:s text:c="10"/>11<text:s text:c="10"/>16<text:s text:c="14"/>37<text:s text:c="2"/>35<text:s text:c="10"/>59<text:s text:c="45"/></text:span></text:p>
      <text:p text:style-name="P1043"><text:span text:style-name="T1043_1">22:23:06<text:s text:c="6"/>27<text:s text:c="10"/>50<text:s text:c="19"/>0<text:s text:c="6"/>22<text:s text:c="10"/>27<text:s text:c="10"/>12<text:s text:c="10"/>17<text:s text:c="14"/>36<text:s text:c="2"/>36<text:s text:c="10"/>60<text:s text:c="45"/></text:span></text:p>
      <text:p text:style-name="P1044"><text:span text:style-name="T1044_1">22:23:31<text:s text:c="6"/>27<text:s text:c="10"/>50<text:s text:c="26"/>21<text:s text:c="10"/>27<text:s text:c="10"/>12<text:s text:c="10"/>17<text:s text:c="14"/>36<text:s text:c="2"/>36<text:s text:c="10"/>61<text:s text:c="45"/></text:span></text:p>
      <text:p text:style-name="P1045"><text:span text:style-name="T1045_1">22:26:31<text:s text:c="6"/>26<text:s text:c="10"/>49<text:s text:c="26"/>20<text:s text:c="10"/>28<text:s text:c="10"/>13<text:s text:c="10"/>18<text:s text:c="14"/>35<text:s text:c="2"/>37<text:s text:c="10"/>62<text:s text:c="45"/></text:span></text:p>
      <text:p text:style-name="P1046"><text:span text:style-name="T1046_1">22:27:31<text:s text:c="6"/>26<text:s text:c="10"/>48<text:s text:c="26"/>20<text:s text:c="10"/>29<text:s text:c="10"/>14<text:s text:c="10"/>18<text:s text:c="14"/>34<text:s text:c="2"/>37<text:s text:c="10"/>63<text:s text:c="45"/></text:span></text:p>
      <text:p text:style-name="P1047"><text:span text:style-name="T1047_1">22:28:21<text:s text:c="6"/>26<text:s text:c="10"/>48<text:s text:c="26"/>19<text:s text:c="10"/>29<text:s text:c="10"/>14<text:s text:c="10"/>18<text:s text:c="14"/>34<text:s text:c="2"/>37<text:s text:c="10"/>63<text:s text:c="45"/></text:span></text:p>
      <text:p text:style-name="P1048"><text:span text:style-name="T1048_1">22:31:21<text:s text:c="6"/>25<text:s text:c="10"/>47<text:s text:c="26"/>18<text:s text:c="10"/>30<text:s text:c="10"/>15<text:s text:c="10"/>19<text:s text:c="14"/>33<text:s text:c="2"/>38<text:s text:c="10"/>64<text:s text:c="45"/></text:span></text:p>
      <text:p text:style-name="P1049"><text:span text:style-name="T1049_1">22:34:21<text:s text:c="6"/>24<text:s text:c="10"/>45<text:s text:c="26"/>17<text:s text:c="10"/>32<text:s text:c="10"/>16<text:s text:c="10"/>20<text:s text:c="14"/>32<text:s text:c="2"/>39<text:s text:c="10"/>66<text:s text:c="45"/></text:span></text:p>
      <text:p text:style-name="P1050"><text:span text:style-name="T1050_1">22:37:21<text:s text:c="6"/>23<text:s text:c="10"/>44<text:s text:c="26"/>16<text:s text:c="10"/>33<text:s text:c="10"/>17<text:s text:c="10"/>20<text:s text:c="14"/>31<text:s text:c="2"/>39<text:s text:c="10"/>67<text:s text:c="45"/></text:span></text:p>
      <text:p text:style-name="P1051"><text:span text:style-name="T1051_1">22:40:21<text:s text:c="6"/>23<text:s text:c="10"/>43<text:s text:c="26"/>15<text:s text:c="10"/>34<text:s text:c="10"/>18<text:s text:c="10"/>21<text:s text:c="14"/>30<text:s text:c="2"/>40<text:s text:c="10"/>69<text:s text:c="45"/></text:span></text:p>
      <text:p text:style-name="P1052"><text:span text:style-name="T1052_1">22:43:06<text:s text:c="6"/>22<text:s text:c="10"/>42<text:s text:c="26"/>14<text:s text:c="10"/>35<text:s text:c="10"/>19<text:s text:c="10"/>22<text:s text:c="14"/>29<text:s text:c="2"/>41<text:s text:c="10"/>70<text:s text:c="45"/></text:span></text:p>
      <text:p text:style-name="P1053"><text:span text:style-name="T1053_1">22:46:06<text:s text:c="6"/>21<text:s text:c="10"/>40<text:s text:c="26"/>13<text:s text:c="10"/>37<text:s text:c="10"/>20<text:s text:c="10"/>23<text:s text:c="14"/>28<text:s text:c="2"/>41<text:s text:c="10"/>71<text:s text:c="45"/></text:span></text:p>
      <text:p text:style-name="P1054"><text:span text:style-name="T1054_1">22:49:06<text:s text:c="6"/>20<text:s text:c="10"/>39<text:s text:c="26"/>12<text:s text:c="10"/>38<text:s text:c="10"/>21<text:s text:c="10"/>23<text:s text:c="14"/>27<text:s text:c="2"/>42<text:s text:c="10"/>73<text:s text:c="45"/></text:span></text:p>
      <text:p text:style-name="P1055"><text:span text:style-name="T1055_1">22:52:06<text:s text:c="6"/>20<text:s text:c="10"/>38<text:s text:c="26"/>10<text:s text:c="10"/>39<text:s text:c="10"/>22<text:s text:c="10"/>24<text:s text:c="14"/>26<text:s text:c="2"/>42<text:s text:c="10"/>74<text:s text:c="45"/></text:span></text:p>
      <text:p text:style-name="P1056"><text:span text:style-name="T1056_1">Time</text:span><text:span text:style-name="T105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057"><text:span text:style-name="T1057_1">-------------------------------------------------------------------------------------------------------------------------------------------------------------------------</text:span></text:p>
      <text:p text:style-name="P1058"><text:span text:style-name="T1058_1">22:55:06<text:s text:c="6"/>19<text:s text:c="10"/>37<text:s text:c="27"/>9<text:s text:c="10"/>41<text:s text:c="10"/>23<text:s text:c="10"/>25<text:s text:c="14"/>25<text:s text:c="2"/>43<text:s text:c="10"/>76<text:s text:c="45"/></text:span></text:p>
      <text:p text:style-name="P1059"><text:span text:style-name="T1059_1">22:58:06<text:s text:c="6"/>18<text:s text:c="10"/>35<text:s text:c="27"/>8<text:s text:c="10"/>42<text:s text:c="10"/>24<text:s text:c="10"/>26<text:s text:c="14"/>24<text:s text:c="2"/>43<text:s text:c="10"/>77<text:s text:c="45"/></text:span></text:p>
      <text:p text:style-name="P1060"><text:span text:style-name="T1060_1">23:01:06<text:s text:c="6"/>17<text:s text:c="10"/>34<text:s text:c="27"/>7<text:s text:c="10"/>43<text:s text:c="10"/>25<text:s text:c="10"/>26<text:s text:c="14"/>23<text:s text:c="2"/>43<text:s text:c="10"/>78<text:s text:c="45"/></text:span></text:p>
      <text:p text:style-name="P1061"><text:span text:style-name="T1061_1">23:04:06<text:s text:c="6"/>17<text:s text:c="10"/>33<text:s text:c="27"/>6<text:s text:c="10"/>45<text:s text:c="10"/>26<text:s text:c="10"/>27<text:s text:c="14"/>22<text:s text:c="2"/>44<text:s text:c="10"/>79<text:s text:c="45"/></text:span></text:p>
      <text:p text:style-name="P1062"><text:span text:style-name="T1062_1">23:07:06<text:s text:c="6"/>16<text:s text:c="10"/>32<text:s text:c="27"/>5<text:s text:c="10"/>46<text:s text:c="10"/>27<text:s text:c="10"/>28<text:s text:c="14"/>21<text:s text:c="2"/>44<text:s text:c="10"/>80<text:s text:c="45"/></text:span></text:p>
      <text:p text:style-name="P1063"><text:span text:style-name="T1063_1">23:10:06<text:s text:c="6"/>15<text:s text:c="10"/>31<text:s text:c="27"/>4<text:s text:c="10"/>47<text:s text:c="10"/>28<text:s text:c="10"/>29<text:s text:c="14"/>20<text:s text:c="2"/>44<text:s text:c="10"/>81<text:s text:c="45"/></text:span></text:p>
      <text:p text:style-name="P1064"><text:span text:style-name="T1064_1">23:13:06<text:s text:c="6"/>14<text:s text:c="10"/>30<text:s text:c="27"/>3<text:s text:c="10"/>49<text:s text:c="10"/>29<text:s text:c="10"/>30<text:s text:c="14"/>19<text:s text:c="2"/>44<text:s text:c="10"/>82<text:s text:c="45"/></text:span></text:p>
      <text:p text:style-name="P1065"><text:span text:style-name="T1065_1">23:16:06<text:s text:c="6"/>13<text:s text:c="10"/>28<text:s text:c="27"/>2<text:s text:c="10"/>50<text:s text:c="10"/>30<text:s text:c="10"/>30<text:s text:c="14"/>18<text:s text:c="2"/>44<text:s text:c="10"/>83<text:s text:c="45"/></text:span></text:p>
      <text:p text:style-name="P1066"><text:span text:style-name="T1066_1">23:17:01<text:s text:c="6"/>13<text:s text:c="10"/>28<text:s text:c="27"/>2<text:s text:c="10"/>50<text:s text:c="10"/>31<text:s text:c="10"/>31<text:s text:c="14"/>18<text:s text:c="2"/>44<text:s text:c="10"/>83<text:s text:c="45"/></text:span></text:p>
      <text:p text:style-name="P1067"><text:span text:style-name="T1067_1">23:20:01<text:s text:c="6"/>12<text:s text:c="10"/>27<text:s text:c="27"/>1<text:s text:c="10"/>51<text:s text:c="10"/>32<text:s text:c="10"/>32<text:s text:c="14"/>17<text:s text:c="2"/>44<text:s text:c="10"/>83<text:s text:c="45"/></text:span></text:p>
      <text:p text:style-name="P1068"><text:span text:style-name="T1068_1">23:23:01<text:s text:c="6"/>12<text:s text:c="10"/>26<text:s text:c="27"/>0<text:s text:c="10"/>53<text:s text:c="10"/>32<text:s text:c="10"/>32<text:s text:c="3"/>0<text:s text:c="10"/>16<text:s text:c="2"/>44<text:s text:c="10"/>82<text:s text:c="45"/></text:span></text:p>
      <text:p text:style-name="P1069"><text:span text:style-name="T1069_1">23:26:01<text:s text:c="6"/>11<text:s text:c="10"/>25<text:s text:c="27"/>0<text:s text:c="10"/>54<text:s text:c="10"/>33<text:s text:c="10"/>33<text:s text:c="3"/>1<text:s text:c="10"/>15<text:s text:c="2"/>43<text:s text:c="10"/>82<text:s text:c="45"/></text:span></text:p>
      <text:p text:style-name="P1070"><text:span text:style-name="T1070_1">23:29:01<text:s text:c="6"/>10<text:s text:c="10"/>24<text:s text:c="38"/>55<text:s text:c="3"/>0<text:s text:c="6"/>34<text:s text:c="10"/>34<text:s text:c="3"/>2<text:s text:c="10"/>14<text:s text:c="2"/>43<text:s text:c="10"/>81<text:s text:c="45"/></text:span></text:p>
      <text:p text:style-name="P1071"><text:span text:style-name="T1071_1">23:32:01<text:s text:c="7"/>9<text:s text:c="10"/>23<text:s text:c="38"/>56<text:s text:c="3"/>0<text:s text:c="6"/>35<text:s text:c="10"/>35<text:s text:c="3"/>2<text:s text:c="10"/>13<text:s text:c="2"/>43<text:s text:c="10"/>80<text:s text:c="45"/></text:span></text:p>
      <text:p text:style-name="P1072"><text:span text:style-name="T1072_1">23:35:01<text:s text:c="7"/>8<text:s text:c="10"/>22<text:s text:c="38"/>58<text:s text:c="3"/>1<text:s text:c="6"/>36<text:s text:c="10"/>36<text:s text:c="3"/>3<text:s text:c="10"/>12<text:s text:c="2"/>42<text:s text:c="10"/>78<text:s text:c="45"/></text:span></text:p>
      <text:p text:style-name="P1073"><text:span text:style-name="T1073_1">23:38:01<text:s text:c="7"/>8<text:s text:c="10"/>20<text:s text:c="38"/>59<text:s text:c="3"/>1<text:s text:c="6"/>37<text:s text:c="10"/>37<text:s text:c="3"/>4<text:s text:c="7"/>0<text:s text:c="2"/>11<text:s text:c="2"/>42<text:s text:c="10"/>77<text:s text:c="45"/></text:span></text:p>
      <text:p text:style-name="P1074"><text:span text:style-name="T1074_1">23:41:01<text:s text:c="7"/>7<text:s text:c="10"/>19<text:s text:c="38"/>60<text:s text:c="3"/>1<text:s text:c="6"/>38<text:s text:c="10"/>38<text:s text:c="3"/>5<text:s text:c="7"/>0<text:s text:c="2"/>11<text:s text:c="2"/>41<text:s text:c="10"/>76<text:s text:c="45"/></text:span></text:p>
      <text:p text:style-name="P1075"><text:span text:style-name="T1075_1">23:44:01<text:s text:c="7"/>6<text:s text:c="10"/>18<text:s text:c="38"/>61<text:s text:c="3"/>2<text:s text:c="6"/>39<text:s text:c="10"/>38<text:s text:c="3"/>6<text:s text:c="7"/>1<text:s text:c="2"/>10<text:s text:c="2"/>41<text:s text:c="10"/>74<text:s text:c="45"/></text:span></text:p>
      <text:p text:style-name="P1076"><text:span text:style-name="T1076_1">23:47:01<text:s text:c="7"/>5<text:s text:c="10"/>17<text:s text:c="38"/>62<text:s text:c="3"/>2<text:s text:c="6"/>40<text:s text:c="10"/>39<text:s text:c="3"/>7<text:s text:c="7"/>2<text:s text:c="3"/>9<text:s text:c="2"/>40<text:s text:c="10"/>73<text:s text:c="45"/></text:span></text:p>
      <text:p text:style-name="P1077"><text:span text:style-name="T1077_1">23:50:01<text:s text:c="7"/>4<text:s text:c="10"/>16<text:s text:c="38"/>63<text:s text:c="3"/>2<text:s text:c="6"/>40<text:s text:c="10"/>40<text:s text:c="3"/>8<text:s text:c="7"/>2<text:s text:c="3"/>8<text:s text:c="2"/>39<text:s text:c="10"/>71<text:s text:c="45"/></text:span></text:p>
      <text:p text:style-name="P1078"><text:span text:style-name="T1078_1">23:53:01<text:s text:c="7"/>3<text:s text:c="10"/>15<text:s text:c="38"/>64<text:s text:c="3"/>3<text:s text:c="6"/>41<text:s text:c="10"/>41<text:s text:c="3"/>9<text:s text:c="7"/>3<text:s text:c="3"/>7<text:s text:c="2"/>39<text:s text:c="10"/>70<text:s text:c="45"/></text:span></text:p>
      <text:p text:style-name="P1079"><text:span text:style-name="T1079_1">23:56:01<text:s text:c="7"/>3<text:s text:c="10"/>14<text:s text:c="38"/>64<text:s text:c="3"/>3<text:s text:c="6"/>42<text:s text:c="10"/>42<text:s text:c="2"/>10<text:s text:c="7"/>4<text:s text:c="3"/>6<text:s text:c="2"/>38<text:s text:c="10"/>68<text:s text:c="45"/></text:span></text:p>
      <text:p text:style-name="P1080"><text:span text:style-name="T1080_1">23:59:01<text:s text:c="7"/>2<text:s text:c="10"/>14<text:s text:c="38"/>65<text:s text:c="3"/>3<text:s text:c="6"/>43<text:s text:c="10"/>43<text:s text:c="2"/>10<text:s text:c="7"/>4<text:s text:c="3"/>5<text:s text:c="2"/>37<text:s text:c="10"/>67<text:s text:c="45"/></text:span></text:p>
      <text:p text:style-name="P1081"><text:span text:style-name="T1081_1">00:00:36<text:s text:c="7"/>1<text:s text:c="10"/>13<text:s text:c="38"/>66<text:s text:c="3"/>3<text:s text:c="6"/>43<text:s text:c="10"/>44<text:s text:c="2"/>11<text:s text:c="7"/>5<text:s text:c="3"/>5<text:s text:c="2"/>37<text:s text:c="10"/>66<text:s text:c="45"/></text:span></text:p>
      <text:p text:style-name="P1082"><text:span text:style-name="T1082_1">00:01:51<text:s text:c="7"/>1<text:s text:c="10"/>13<text:s text:c="38"/>66<text:s text:c="3"/>3<text:s text:c="6"/>44<text:s text:c="10"/>44<text:s text:c="2"/>11<text:s text:c="7"/>5<text:s text:c="3"/>5<text:s text:c="2"/>36<text:s text:c="10"/>65<text:s text:c="45"/></text:span></text:p>
      <text:p text:style-name="P1083"><text:span text:style-name="T1083_1">00:02:21<text:s text:c="7"/>1<text:s text:c="10"/>12<text:s text:c="38"/>66<text:s text:c="3"/>3<text:s text:c="6"/>44<text:s text:c="10"/>44<text:s text:c="2"/>11<text:s text:c="7"/>5<text:s text:c="3"/>4<text:s text:c="2"/>36<text:s text:c="10"/>65<text:s text:c="45"/></text:span></text:p>
      <text:p text:style-name="P1084"><text:span text:style-name="T1084_1">00:05:21<text:s text:c="7"/>0<text:s text:c="10"/>11<text:s text:c="38"/>66<text:s text:c="3"/>3<text:s text:c="6"/>45<text:s text:c="10"/>45<text:s text:c="2"/>12<text:s text:c="7"/>6<text:s text:c="3"/>4<text:s text:c="2"/>35<text:s text:c="10"/>63<text:s text:c="45"/></text:span></text:p>
      <text:p text:style-name="P1085"><text:span text:style-name="T1085_1">00:08:21<text:s text:c="7"/>0<text:s text:c="10"/>11<text:s text:c="3"/>0<text:s text:c="34"/>67<text:s text:c="3"/>4<text:s text:c="6"/>45<text:s text:c="10"/>46<text:s text:c="2"/>13<text:s text:c="7"/>7<text:s text:c="3"/>3<text:s text:c="2"/>34<text:s text:c="10"/>62<text:s text:c="45"/></text:span></text:p>
      <text:p text:style-name="P1086"><text:span text:style-name="T1086_1">00:09:06<text:s text:c="18"/>10<text:s text:c="3"/>0<text:s text:c="34"/>67<text:s text:c="3"/>4<text:s text:c="6"/>45<text:s text:c="10"/>46<text:s text:c="2"/>13<text:s text:c="7"/>7<text:s text:c="3"/>3<text:s text:c="2"/>34<text:s text:c="10"/>61<text:s text:c="45"/></text:span></text:p>
      <text:p text:style-name="P1087"><text:span text:style-name="T1087_1">00:12:06<text:s text:c="19"/>9<text:s text:c="3"/>1<text:s text:c="34"/>67<text:s text:c="3"/>4<text:s text:c="6"/>46<text:s text:c="10"/>47<text:s text:c="2"/>14<text:s text:c="7"/>8<text:s text:c="3"/>2<text:s text:c="2"/>33<text:s text:c="10"/>60<text:s text:c="45"/></text:span></text:p>
      <text:p text:style-name="P1088"><text:span text:style-name="T1088_1">00:15:06<text:s text:c="19"/>9<text:s text:c="3"/>2<text:s text:c="34"/>67<text:s text:c="3"/>4<text:s text:c="6"/>47<text:s text:c="10"/>48<text:s text:c="2"/>15<text:s text:c="7"/>8<text:s text:c="3"/>1<text:s text:c="2"/>32<text:s text:c="10"/>58<text:s text:c="45"/></text:span></text:p>
      <text:p text:style-name="P1089"><text:span text:style-name="T1089_1">00:18:06<text:s text:c="19"/>8<text:s text:c="3"/>3<text:s text:c="34"/>67<text:s text:c="3"/>4<text:s text:c="6"/>48<text:s text:c="10"/>49<text:s text:c="2"/>16<text:s text:c="7"/>9<text:s text:c="3"/>0<text:s text:c="2"/>31<text:s text:c="10"/>57<text:s text:c="45"/></text:span></text:p>
      <text:p text:style-name="P1090"><text:span text:style-name="T1090_1">00:20:06<text:s text:c="19"/>7<text:s text:c="3"/>4<text:s text:c="34"/>67<text:s text:c="3"/>4<text:s text:c="6"/>48<text:s text:c="10"/>50<text:s text:c="2"/>16<text:s text:c="6"/>10<text:s text:c="3"/>0<text:s text:c="2"/>30<text:s text:c="10"/>56<text:s text:c="45"/></text:span></text:p>
      <text:p text:style-name="P1091"><text:span text:style-name="T1091_1">00:23:06<text:s text:c="19"/>6<text:s text:c="3"/>5<text:s text:c="34"/>67<text:s text:c="3"/>4<text:s text:c="6"/>49<text:s text:c="10"/>51<text:s text:c="2"/>17<text:s text:c="6"/>11<text:s text:c="3"/>0<text:s text:c="2"/>29<text:s text:c="10"/>54<text:s text:c="45"/></text:span></text:p>
      <text:p text:style-name="P1092"><text:span text:style-name="T1092_1">00:26:06<text:s text:c="19"/>5<text:s text:c="3"/>6<text:s text:c="34"/>67<text:s text:c="3"/>4<text:s text:c="6"/>49<text:s text:c="10"/>52<text:s text:c="2"/>18<text:s text:c="6"/>11<text:s text:c="6"/>28<text:s text:c="10"/>53<text:s text:c="45"/></text:span></text:p>
      <text:p text:style-name="P1093"><text:span text:style-name="T1093_1">00:29:06<text:s text:c="19"/>4<text:s text:c="3"/>7<text:s text:c="34"/>66<text:s text:c="3"/>4<text:s text:c="6"/>50<text:s text:c="10"/>53<text:s text:c="2"/>19<text:s text:c="6"/>12<text:s text:c="6"/>27<text:s text:c="10"/>51<text:s text:c="45"/></text:span></text:p>
      <text:p text:style-name="P1094"><text:span text:style-name="T1094_1">00:32:06<text:s text:c="19"/>4<text:s text:c="3"/>8<text:s text:c="34"/>66<text:s text:c="3"/>3<text:s text:c="6"/>51<text:s text:c="10"/>54<text:s text:c="2"/>20<text:s text:c="6"/>13<text:s text:c="6"/>26<text:s text:c="10"/>50<text:s text:c="45"/></text:span></text:p>
      <text:p text:style-name="P1095"><text:span text:style-name="T1095_1">00:35:06<text:s text:c="19"/>3<text:s text:c="3"/>9<text:s text:c="34"/>65<text:s text:c="3"/>3<text:s text:c="6"/>51<text:s text:c="10"/>55<text:s text:c="2"/>20<text:s text:c="6"/>14<text:s text:c="6"/>25<text:s text:c="3"/>0<text:s text:c="6"/>48<text:s text:c="45"/></text:span></text:p>
      <text:p text:style-name="P1096"><text:span text:style-name="T1096_1">00:38:06<text:s text:c="19"/>2<text:s text:c="2"/>10<text:s text:c="34"/>64<text:s text:c="3"/>3<text:s text:c="6"/>52<text:s text:c="10"/>56<text:s text:c="2"/>21<text:s text:c="6"/>15<text:s text:c="6"/>24<text:s text:c="3"/>1<text:s text:c="6"/>47<text:s text:c="45"/></text:span></text:p>
      <text:p text:style-name="P1097"><text:span text:style-name="T1097_1">00:38:36<text:s text:c="19"/>2<text:s text:c="2"/>10<text:s text:c="34"/>64<text:s text:c="3"/>3<text:s text:c="6"/>52<text:s text:c="10"/>57<text:s text:c="2"/>21<text:s text:c="6"/>15<text:s text:c="6"/>23<text:s text:c="3"/>1<text:s text:c="6"/>46<text:s text:c="45"/></text:span></text:p>
      <text:p text:style-name="P1098"><text:span text:style-name="T1098_1">Time</text:span><text:span text:style-name="T109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099"><text:span text:style-name="T1099_1">-------------------------------------------------------------------------------------------------------------------------------------------------------------------------</text:span></text:p>
      <text:p text:style-name="P1100"><text:span text:style-name="T1100_1">00:41:36<text:s text:c="19"/>1<text:s text:c="2"/>11<text:s text:c="34"/>63<text:s text:c="3"/>3<text:s text:c="6"/>52<text:s text:c="10"/>58<text:s text:c="2"/>22<text:s text:c="6"/>16<text:s text:c="6"/>22<text:s text:c="3"/>2<text:s text:c="6"/>45<text:s text:c="45"/></text:span></text:p>
      <text:p text:style-name="P1101"><text:span text:style-name="T1101_1">00:44:36<text:s text:c="19"/>0<text:s text:c="2"/>12<text:s text:c="31"/>0<text:s text:c="2"/>62<text:s text:c="3"/>3<text:s text:c="6"/>53<text:s text:c="10"/>59<text:s text:c="2"/>23<text:s text:c="6"/>17<text:s text:c="6"/>21<text:s text:c="3"/>3<text:s text:c="6"/>43<text:s text:c="45"/></text:span></text:p>
      <text:p text:style-name="P1102"><text:span text:style-name="T1102_1">00:48:31<text:s text:c="19"/>0<text:s text:c="2"/>13<text:s text:c="31"/>1<text:s text:c="2"/>61<text:s text:c="3"/>2<text:s text:c="6"/>54<text:s text:c="10"/>60<text:s text:c="2"/>24<text:s text:c="6"/>18<text:s text:c="6"/>20<text:s text:c="3"/>5<text:s text:c="6"/>42<text:s text:c="45"/></text:span></text:p>
      <text:p text:style-name="P1103"><text:span text:style-name="T1103_1">00:51:31<text:s text:c="22"/>14<text:s text:c="31"/>2<text:s text:c="2"/>60<text:s text:c="3"/>2<text:s text:c="6"/>54<text:s text:c="10"/>61<text:s text:c="2"/>25<text:s text:c="6"/>19<text:s text:c="6"/>18<text:s text:c="3"/>6<text:s text:c="6"/>40<text:s text:c="45"/></text:span></text:p>
      <text:p text:style-name="P1104"><text:span text:style-name="T1104_1">00:54:31<text:s text:c="22"/>15<text:s text:c="31"/>3<text:s text:c="2"/>59<text:s text:c="3"/>2<text:s text:c="6"/>55<text:s text:c="10"/>63<text:s text:c="2"/>25<text:s text:c="6"/>20<text:s text:c="6"/>17<text:s text:c="3"/>6<text:s text:c="6"/>39<text:s text:c="45"/></text:span></text:p>
      <text:p text:style-name="P1105"><text:span text:style-name="T1105_1">00:57:31<text:s text:c="22"/>16<text:s text:c="31"/>5<text:s text:c="2"/>58<text:s text:c="3"/>1<text:s text:c="6"/>55<text:s text:c="10"/>64<text:s text:c="2"/>26<text:s text:c="6"/>20<text:s text:c="6"/>16<text:s text:c="3"/>7<text:s text:c="6"/>37<text:s text:c="45"/></text:span></text:p>
      <text:p text:style-name="P1106"><text:span text:style-name="T1106_1">01:00:31<text:s text:c="11"/>0<text:s text:c="10"/>17<text:s text:c="31"/>6<text:s text:c="2"/>57<text:s text:c="3"/>1<text:s text:c="6"/>56<text:s text:c="10"/>65<text:s text:c="2"/>27<text:s text:c="6"/>21<text:s text:c="6"/>15<text:s text:c="3"/>8<text:s text:c="6"/>36<text:s text:c="45"/></text:span></text:p>
      <text:p text:style-name="P1107"><text:span text:style-name="T1107_1">01:03:31<text:s text:c="11"/>1<text:s text:c="10"/>17<text:s text:c="31"/>7<text:s text:c="2"/>56<text:s text:c="3"/>1<text:s text:c="6"/>56<text:s text:c="10"/>66<text:s text:c="2"/>28<text:s text:c="6"/>22<text:s text:c="6"/>14<text:s text:c="3"/>9<text:s text:c="6"/>34<text:s text:c="45"/></text:span></text:p>
      <text:p text:style-name="P1108"><text:span text:style-name="T1108_1">01:06:31<text:s text:c="11"/>2<text:s text:c="10"/>18<text:s text:c="31"/>8<text:s text:c="2"/>55<text:s text:c="3"/>0<text:s text:c="6"/>56<text:s text:c="10"/>67<text:s text:c="2"/>29<text:s text:c="6"/>23<text:s text:c="6"/>12<text:s text:c="2"/>10<text:s text:c="6"/>33<text:s text:c="45"/></text:span></text:p>
      <text:p text:style-name="P1109"><text:span text:style-name="T1109_1">01:09:31<text:s text:c="11"/>3<text:s text:c="10"/>19<text:s text:c="31"/>9<text:s text:c="2"/>53<text:s text:c="3"/>0<text:s text:c="6"/>57<text:s text:c="10"/>68<text:s text:c="2"/>29<text:s text:c="6"/>24<text:s text:c="6"/>11<text:s text:c="2"/>11<text:s text:c="6"/>31<text:s text:c="45"/></text:span></text:p>
      <text:p text:style-name="P1110"><text:span text:style-name="T1110_1">01:12:31<text:s text:c="11"/>4<text:s text:c="10"/>20<text:s text:c="30"/>11<text:s text:c="2"/>52<text:s text:c="3"/>0<text:s text:c="6"/>57<text:s text:c="10"/>70<text:s text:c="2"/>30<text:s text:c="6"/>25<text:s text:c="6"/>10<text:s text:c="2"/>12<text:s text:c="6"/>30<text:s text:c="45"/></text:span></text:p>
      <text:p text:style-name="P1111"><text:span text:style-name="T1111_1">01:15:31<text:s text:c="11"/>5<text:s text:c="10"/>21<text:s text:c="30"/>12<text:s text:c="2"/>51<text:s text:c="10"/>57<text:s text:c="10"/>71<text:s text:c="2"/>31<text:s text:c="6"/>25<text:s text:c="7"/>9<text:s text:c="2"/>13<text:s text:c="6"/>29<text:s text:c="45"/></text:span></text:p>
      <text:p text:style-name="P1112"><text:span text:style-name="T1112_1">01:17:06<text:s text:c="11"/>5<text:s text:c="10"/>21<text:s text:c="30"/>13<text:s text:c="2"/>50<text:s text:c="10"/>58<text:s text:c="10"/>71<text:s text:c="2"/>31<text:s text:c="6"/>26<text:s text:c="7"/>8<text:s text:c="2"/>13<text:s text:c="6"/>28<text:s text:c="45"/></text:span></text:p>
      <text:p text:style-name="P1113"><text:span text:style-name="T1113_1">01:18:31<text:s text:c="11"/>5<text:s text:c="10"/>21<text:s text:c="30"/>13<text:s text:c="2"/>50<text:s text:c="10"/>58<text:s text:c="10"/>72<text:s text:c="2"/>31<text:s text:c="6"/>26<text:s text:c="7"/>8<text:s text:c="2"/>14<text:s text:c="6"/>27<text:s text:c="45"/></text:span></text:p>
      <text:p text:style-name="P1114"><text:span text:style-name="T1114_1">01:21:31<text:s text:c="11"/>6<text:s text:c="10"/>22<text:s text:c="30"/>14<text:s text:c="2"/>48<text:s text:c="10"/>58<text:s text:c="10"/>73<text:s text:c="2"/>32<text:s text:c="6"/>27<text:s text:c="7"/>7<text:s text:c="2"/>15<text:s text:c="6"/>26<text:s text:c="45"/></text:span></text:p>
      <text:p text:style-name="P1115"><text:span text:style-name="T1115_1">01:24:31<text:s text:c="11"/>7<text:s text:c="10"/>23<text:s text:c="30"/>16<text:s text:c="2"/>47<text:s text:c="10"/>58<text:s text:c="10"/>74<text:s text:c="2"/>33<text:s text:c="6"/>28<text:s text:c="7"/>5<text:s text:c="2"/>16<text:s text:c="6"/>25<text:s text:c="45"/></text:span></text:p>
      <text:p text:style-name="P1116"><text:span text:style-name="T1116_1">01:27:31<text:s text:c="11"/>8<text:s text:c="10"/>23<text:s text:c="30"/>17<text:s text:c="2"/>46<text:s text:c="10"/>59<text:s text:c="10"/>75<text:s text:c="2"/>34<text:s text:c="6"/>29<text:s text:c="7"/>4<text:s text:c="2"/>16<text:s text:c="6"/>23<text:s text:c="45"/></text:span></text:p>
      <text:p text:style-name="P1117"><text:span text:style-name="T1117_1">01:30:31<text:s text:c="11"/>8<text:s text:c="10"/>24<text:s text:c="30"/>18<text:s text:c="2"/>45<text:s text:c="10"/>59<text:s text:c="10"/>76<text:s text:c="2"/>34<text:s text:c="6"/>29<text:s text:c="7"/>3<text:s text:c="2"/>17<text:s text:c="6"/>22<text:s text:c="45"/></text:span></text:p>
      <text:p text:style-name="P1118"><text:span text:style-name="T1118_1">01:33:31<text:s text:c="11"/>9<text:s text:c="10"/>24<text:s text:c="30"/>19<text:s text:c="2"/>43<text:s text:c="10"/>59<text:s text:c="10"/>77<text:s text:c="2"/>35<text:s text:c="6"/>30<text:s text:c="7"/>2<text:s text:c="2"/>18<text:s text:c="6"/>21<text:s text:c="45"/></text:span></text:p>
      <text:p text:style-name="P1119"><text:span text:style-name="T1119_1">01:36:31<text:s text:c="10"/>10<text:s text:c="10"/>25<text:s text:c="30"/>21<text:s text:c="2"/>42<text:s text:c="10"/>59<text:s text:c="10"/>78<text:s text:c="2"/>36<text:s text:c="6"/>31<text:s text:c="7"/>1<text:s text:c="2"/>19<text:s text:c="6"/>19<text:s text:c="45"/></text:span></text:p>
      <text:p text:style-name="P1120"><text:span text:style-name="T1120_1">01:39:31<text:s text:c="10"/>11<text:s text:c="10"/>25<text:s text:c="30"/>22<text:s text:c="2"/>41<text:s text:c="10"/>59<text:s text:c="10"/>79<text:s text:c="2"/>37<text:s text:c="6"/>31<text:s text:c="7"/>0<text:s text:c="2"/>19<text:s text:c="6"/>18<text:s text:c="45"/></text:span></text:p>
      <text:p text:style-name="P1121"><text:span text:style-name="T1121_1">01:42:31<text:s text:c="10"/>11<text:s text:c="10"/>26<text:s text:c="30"/>23<text:s text:c="2"/>40<text:s text:c="10"/>59<text:s text:c="10"/>80<text:s text:c="2"/>37<text:s text:c="6"/>32<text:s text:c="7"/>0<text:s text:c="2"/>20<text:s text:c="6"/>17<text:s text:c="45"/></text:span></text:p>
      <text:p text:style-name="P1122"><text:span text:style-name="T1122_1">01:45:31<text:s text:c="10"/>12<text:s text:c="10"/>26<text:s text:c="30"/>24<text:s text:c="2"/>38<text:s text:c="10"/>60<text:s text:c="10"/>81<text:s text:c="2"/>38<text:s text:c="6"/>33<text:s text:c="10"/>21<text:s text:c="6"/>16<text:s text:c="45"/></text:span></text:p>
      <text:p text:style-name="P1123"><text:span text:style-name="T1123_1">01:48:31<text:s text:c="10"/>12<text:s text:c="10"/>26<text:s text:c="30"/>26<text:s text:c="2"/>37<text:s text:c="10"/>60<text:s text:c="10"/>81<text:s text:c="2"/>39<text:s text:c="6"/>33<text:s text:c="10"/>21<text:s text:c="6"/>14<text:s text:c="45"/></text:span></text:p>
      <text:p text:style-name="P1124"><text:span text:style-name="T1124_1">01:51:31<text:s text:c="10"/>13<text:s text:c="10"/>27<text:s text:c="30"/>27<text:s text:c="2"/>36<text:s text:c="10"/>60<text:s text:c="10"/>82<text:s text:c="2"/>39<text:s text:c="6"/>34<text:s text:c="10"/>22<text:s text:c="6"/>13<text:s text:c="45"/></text:span></text:p>
      <text:p text:style-name="P1125"><text:span text:style-name="T1125_1">01:52:31<text:s text:c="10"/>13<text:s text:c="10"/>27<text:s text:c="30"/>27<text:s text:c="2"/>35<text:s text:c="10"/>60<text:s text:c="3"/>0<text:s text:c="6"/>82<text:s text:c="2"/>40<text:s text:c="6"/>34<text:s text:c="10"/>22<text:s text:c="6"/>13<text:s text:c="45"/></text:span></text:p>
      <text:p text:style-name="P1126"><text:span text:style-name="T1126_1">01:55:31<text:s text:c="10"/>14<text:s text:c="10"/>27<text:s text:c="30"/>28<text:s text:c="2"/>34<text:s text:c="10"/>60<text:s text:c="3"/>1<text:s text:c="6"/>82<text:s text:c="2"/>40<text:s text:c="6"/>34<text:s text:c="10"/>23<text:s text:c="6"/>12<text:s text:c="45"/></text:span></text:p>
      <text:p text:style-name="P1127"><text:span text:style-name="T1127_1">01:58:31<text:s text:c="10"/>14<text:s text:c="10"/>27<text:s text:c="30"/>30<text:s text:c="2"/>33<text:s text:c="10"/>60<text:s text:c="3"/>2<text:s text:c="6"/>81<text:s text:c="2"/>41<text:s text:c="6"/>35<text:s text:c="10"/>23<text:s text:c="6"/>10<text:s text:c="31"/>0<text:s text:c="13"/></text:span></text:p>
      <text:p text:style-name="P1128"><text:span text:style-name="T1128_1">02:00:36<text:s text:c="10"/>14<text:s text:c="10"/>28<text:s text:c="30"/>31<text:s text:c="2"/>32<text:s text:c="10"/>60<text:s text:c="3"/>2<text:s text:c="6"/>81<text:s text:c="2"/>42<text:s text:c="6"/>35<text:s text:c="10"/>24<text:s text:c="6"/>10<text:s text:c="45"/></text:span></text:p>
      <text:p text:style-name="P1129"><text:span text:style-name="T1129_1">02:03:06<text:s text:c="10"/>15<text:s text:c="10"/>28<text:s text:c="30"/>32<text:s text:c="2"/>31<text:s text:c="10"/>60<text:s text:c="3"/>3<text:s text:c="6"/>80<text:s text:c="2"/>42<text:s text:c="6"/>35<text:s text:c="10"/>24<text:s text:c="7"/>9<text:s text:c="45"/></text:span></text:p>
      <text:p text:style-name="P1130"><text:span text:style-name="T1130_1">02:03:31<text:s text:c="10"/>15<text:s text:c="10"/>28<text:s text:c="30"/>32<text:s text:c="2"/>31<text:s text:c="10"/>60<text:s text:c="3"/>3<text:s text:c="6"/>80<text:s text:c="2"/>42<text:s text:c="6"/>36<text:s text:c="10"/>24<text:s text:c="7"/>8<text:s text:c="45"/></text:span></text:p>
      <text:p text:style-name="P1131"><text:span text:style-name="T1131_1">02:04:36<text:s text:c="10"/>15<text:s text:c="10"/>28<text:s text:c="30"/>32<text:s text:c="2"/>30<text:s text:c="10"/>60<text:s text:c="3"/>3<text:s text:c="6"/>80<text:s text:c="2"/>43<text:s text:c="6"/>36<text:s text:c="10"/>24<text:s text:c="7"/>8<text:s text:c="45"/></text:span></text:p>
      <text:p text:style-name="P1132"><text:span text:style-name="T1132_1">02:05:36<text:s text:c="10"/>15<text:s text:c="10"/>28<text:s text:c="30"/>33<text:s text:c="2"/>30<text:s text:c="10"/>60<text:s text:c="3"/>4<text:s text:c="6"/>80<text:s text:c="2"/>43<text:s text:c="6"/>36<text:s text:c="10"/>24<text:s text:c="7"/>8<text:s text:c="45"/></text:span></text:p>
      <text:p text:style-name="P1133"><text:span text:style-name="T1133_1">02:06:01<text:s text:c="10"/>15<text:s text:c="10"/>28<text:s text:c="30"/>33<text:s text:c="2"/>30<text:s text:c="10"/>60<text:s text:c="3"/>4<text:s text:c="6"/>79<text:s text:c="2"/>43<text:s text:c="6"/>36<text:s text:c="10"/>24<text:s text:c="7"/>8<text:s text:c="45"/></text:span></text:p>
      <text:p text:style-name="P1134"><text:span text:style-name="T1134_1">02:06:06<text:s text:c="10"/>15<text:s text:c="10"/>28<text:s text:c="30"/>33<text:s text:c="2"/>30<text:s text:c="10"/>60<text:s text:c="3"/>4<text:s text:c="6"/>79<text:s text:c="2"/>43<text:s text:c="6"/>36<text:s text:c="10"/>24<text:s text:c="7"/>7<text:s text:c="45"/></text:span></text:p>
      <text:p text:style-name="P1135"><text:span text:style-name="T1135_1">02:09:06<text:s text:c="10"/>15<text:s text:c="10"/>28<text:s text:c="30"/>34<text:s text:c="2"/>29<text:s text:c="10"/>60<text:s text:c="3"/>5<text:s text:c="6"/>78<text:s text:c="2"/>44<text:s text:c="6"/>36<text:s text:c="10"/>25<text:s text:c="7"/>6<text:s text:c="45"/></text:span></text:p>
      <text:p text:style-name="P1136"><text:span text:style-name="T1136_1">02:12:06<text:s text:c="10"/>16<text:s text:c="10"/>28<text:s text:c="30"/>35<text:s text:c="2"/>27<text:s text:c="10"/>60<text:s text:c="3"/>5<text:s text:c="6"/>77<text:s text:c="2"/>44<text:s text:c="6"/>36<text:s text:c="10"/>25<text:s text:c="7"/>5<text:s text:c="22"/>30<text:s text:c="21"/></text:span></text:p>
      <text:p text:style-name="P1137"><text:span text:style-name="T1137_1">02:15:06<text:s text:c="10"/>16<text:s text:c="10"/>28<text:s text:c="30"/>36<text:s text:c="2"/>26<text:s text:c="10"/>60<text:s text:c="3"/>6<text:s text:c="6"/>76<text:s text:c="2"/>45<text:s text:c="6"/>37<text:s text:c="10"/>25<text:s text:c="7"/>4<text:s text:c="45"/></text:span></text:p>
      <text:p text:style-name="P1138"><text:span text:style-name="T1138_1">02:18:06<text:s text:c="10"/>16<text:s text:c="10"/>28<text:s text:c="30"/>38<text:s text:c="2"/>25<text:s text:c="10"/>60<text:s text:c="3"/>7<text:s text:c="6"/>75<text:s text:c="2"/>46<text:s text:c="6"/>37<text:s text:c="10"/>26<text:s text:c="7"/>3<text:s text:c="45"/></text:span></text:p>
      <text:p text:style-name="P1139"><text:span text:style-name="T1139_1">02:21:06<text:s text:c="10"/>16<text:s text:c="10"/>28<text:s text:c="30"/>39<text:s text:c="2"/>24<text:s text:c="10"/>59<text:s text:c="3"/>8<text:s text:c="6"/>74<text:s text:c="2"/>46<text:s text:c="6"/>37<text:s text:c="10"/>26<text:s text:c="7"/>2<text:s text:c="45"/></text:span></text:p>
      <text:p text:style-name="P1140"><text:span text:style-name="T1140_1">Time</text:span><text:span text:style-name="T114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141"><text:span text:style-name="T1141_1">-------------------------------------------------------------------------------------------------------------------------------------------------------------------------</text:span></text:p>
      <text:p text:style-name="P1142"><text:span text:style-name="T1142_1">02:24:06<text:s text:c="10"/>17<text:s text:c="10"/>28<text:s text:c="30"/>40<text:s text:c="2"/>23<text:s text:c="10"/>59<text:s text:c="3"/>9<text:s text:c="6"/>72<text:s text:c="2"/>47<text:s text:c="6"/>37<text:s text:c="10"/>26<text:s text:c="7"/>1<text:s text:c="45"/></text:span></text:p>
      <text:p text:style-name="P1143"><text:span text:style-name="T1143_1">02:27:06<text:s text:c="10"/>17<text:s text:c="10"/>28<text:s text:c="30"/>41<text:s text:c="2"/>22<text:s text:c="10"/>59<text:s text:c="3"/>9<text:s text:c="6"/>71<text:s text:c="2"/>48<text:s text:c="6"/>37<text:s text:c="10"/>26<text:s text:c="7"/>0<text:s text:c="45"/></text:span></text:p>
      <text:p text:style-name="P1144"><text:span text:style-name="T1144_1">02:30:06<text:s text:c="10"/>17<text:s text:c="10"/>27<text:s text:c="30"/>43<text:s text:c="2"/>20<text:s text:c="10"/>59<text:s text:c="2"/>10<text:s text:c="6"/>70<text:s text:c="2"/>48<text:s text:c="6"/>37<text:s text:c="10"/>26<text:s text:c="7"/>0<text:s text:c="45"/></text:span></text:p>
      <text:p text:style-name="P1145"><text:span text:style-name="T1145_1">02:33:06<text:s text:c="10"/>17<text:s text:c="10"/>27<text:s text:c="30"/>44<text:s text:c="2"/>19<text:s text:c="10"/>59<text:s text:c="2"/>11<text:s text:c="6"/>68<text:s text:c="2"/>49<text:s text:c="6"/>37<text:s text:c="10"/>26<text:s text:c="53"/></text:span></text:p>
      <text:p text:style-name="P1146"><text:span text:style-name="T1146_1">02:36:06<text:s text:c="10"/>17<text:s text:c="10"/>27<text:s text:c="30"/>45<text:s text:c="2"/>18<text:s text:c="10"/>59<text:s text:c="2"/>11<text:s text:c="6"/>67<text:s text:c="2"/>50<text:s text:c="6"/>37<text:s text:c="10"/>26<text:s text:c="53"/></text:span></text:p>
      <text:p text:style-name="P1147"><text:span text:style-name="T1147_1">02:39:06<text:s text:c="10"/>17<text:s text:c="10"/>27<text:s text:c="30"/>46<text:s text:c="2"/>17<text:s text:c="10"/>58<text:s text:c="2"/>12<text:s text:c="6"/>65<text:s text:c="2"/>50<text:s text:c="6"/>37<text:s text:c="10"/>26<text:s text:c="53"/></text:span></text:p>
      <text:p text:style-name="P1148"><text:span text:style-name="T1148_1">02:42:06<text:s text:c="10"/>17<text:s text:c="10"/>26<text:s text:c="30"/>47<text:s text:c="2"/>16<text:s text:c="10"/>58<text:s text:c="2"/>12<text:s text:c="6"/>64<text:s text:c="2"/>51<text:s text:c="6"/>36<text:s text:c="10"/>26<text:s text:c="53"/></text:span></text:p>
      <text:p text:style-name="P1149"><text:span text:style-name="T1149_1">02:45:06<text:s text:c="10"/>17<text:s text:c="10"/>26<text:s text:c="30"/>48<text:s text:c="2"/>15<text:s text:c="10"/>58<text:s text:c="2"/>13<text:s text:c="6"/>63<text:s text:c="2"/>52<text:s text:c="6"/>36<text:s text:c="10"/>26<text:s text:c="53"/></text:span></text:p>
      <text:p text:style-name="P1150"><text:span text:style-name="T1150_1">02:48:06<text:s text:c="10"/>17<text:s text:c="10"/>26<text:s text:c="30"/>49<text:s text:c="2"/>14<text:s text:c="10"/>57<text:s text:c="2"/>13<text:s text:c="6"/>61<text:s text:c="2"/>53<text:s text:c="6"/>36<text:s text:c="10"/>26<text:s text:c="53"/></text:span></text:p>
      <text:p text:style-name="P1151"><text:span text:style-name="T1151_1">02:51:06<text:s text:c="10"/>17<text:s text:c="10"/>25<text:s text:c="30"/>50<text:s text:c="2"/>13<text:s text:c="10"/>57<text:s text:c="2"/>14<text:s text:c="6"/>60<text:s text:c="2"/>53<text:s text:c="6"/>35<text:s text:c="10"/>26<text:s text:c="53"/></text:span></text:p>
      <text:p text:style-name="P1152"><text:span text:style-name="T1152_1">02:54:06<text:s text:c="10"/>17<text:s text:c="10"/>25<text:s text:c="30"/>52<text:s text:c="2"/>12<text:s text:c="10"/>57<text:s text:c="2"/>14<text:s text:c="6"/>58<text:s text:c="2"/>54<text:s text:c="6"/>35<text:s text:c="10"/>26<text:s text:c="15"/>0<text:s text:c="37"/></text:span></text:p>
      <text:p text:style-name="P1153"><text:span text:style-name="T1153_1">02:57:06<text:s text:c="10"/>16<text:s text:c="10"/>24<text:s text:c="30"/>53<text:s text:c="2"/>11<text:s text:c="10"/>56<text:s text:c="2"/>15<text:s text:c="6"/>57<text:s text:c="2"/>55<text:s text:c="6"/>34<text:s text:c="10"/>25<text:s text:c="15"/>1<text:s text:c="37"/></text:span></text:p>
      <text:p text:style-name="P1154"><text:span text:style-name="T1154_1">03:00:06<text:s text:c="10"/>16<text:s text:c="10"/>24<text:s text:c="30"/>54<text:s text:c="2"/>10<text:s text:c="10"/>56<text:s text:c="2"/>15<text:s text:c="6"/>55<text:s text:c="2"/>55<text:s text:c="6"/>34<text:s text:c="10"/>25<text:s text:c="15"/>2<text:s text:c="37"/></text:span></text:p>
      <text:p text:style-name="P1155"><text:span text:style-name="T1155_1">03:03:06<text:s text:c="10"/>16<text:s text:c="10"/>23<text:s text:c="30"/>55<text:s text:c="3"/>9<text:s text:c="10"/>56<text:s text:c="2"/>16<text:s text:c="6"/>54<text:s text:c="2"/>56<text:s text:c="6"/>33<text:s text:c="10"/>25<text:s text:c="15"/>3<text:s text:c="37"/></text:span></text:p>
      <text:p text:style-name="P1156"><text:span text:style-name="T1156_1">03:06:06<text:s text:c="10"/>16<text:s text:c="10"/>23<text:s text:c="30"/>56<text:s text:c="3"/>8<text:s text:c="10"/>55<text:s text:c="2"/>16<text:s text:c="6"/>52<text:s text:c="2"/>57<text:s text:c="6"/>33<text:s text:c="10"/>24<text:s text:c="15"/>5<text:s text:c="37"/></text:span></text:p>
      <text:p text:style-name="P1157"><text:span text:style-name="T1157_1">03:09:06<text:s text:c="10"/>15<text:s text:c="10"/>22<text:s text:c="30"/>57<text:s text:c="3"/>7<text:s text:c="10"/>55<text:s text:c="2"/>16<text:s text:c="6"/>51<text:s text:c="2"/>57<text:s text:c="6"/>32<text:s text:c="10"/>24<text:s text:c="15"/>6<text:s text:c="37"/></text:span></text:p>
      <text:p text:style-name="P1158"><text:span text:style-name="T1158_1">03:12:06<text:s text:c="10"/>15<text:s text:c="10"/>22<text:s text:c="30"/>57<text:s text:c="3"/>6<text:s text:c="10"/>54<text:s text:c="2"/>16<text:s text:c="6"/>49<text:s text:c="2"/>58<text:s text:c="6"/>31<text:s text:c="10"/>24<text:s text:c="15"/>7<text:s text:c="37"/></text:span></text:p>
      <text:p text:style-name="P1159"><text:span text:style-name="T1159_1">03:15:06<text:s text:c="10"/>15<text:s text:c="10"/>21<text:s text:c="30"/>58<text:s text:c="3"/>5<text:s text:c="10"/>54<text:s text:c="2"/>17<text:s text:c="6"/>48<text:s text:c="2"/>58<text:s text:c="6"/>31<text:s text:c="10"/>23<text:s text:c="15"/>8<text:s text:c="37"/></text:span></text:p>
      <text:p text:style-name="P1160"><text:span text:style-name="T1160_1">03:18:06<text:s text:c="10"/>14<text:s text:c="10"/>20<text:s text:c="30"/>59<text:s text:c="3"/>4<text:s text:c="10"/>53<text:s text:c="2"/>17<text:s text:c="6"/>46<text:s text:c="2"/>59<text:s text:c="6"/>30<text:s text:c="10"/>23<text:s text:c="15"/>9<text:s text:c="37"/></text:span></text:p>
      <text:p text:style-name="P1161"><text:span text:style-name="T1161_1">03:21:06<text:s text:c="10"/>14<text:s text:c="10"/>20<text:s text:c="30"/>60<text:s text:c="3"/>3<text:s text:c="10"/>53<text:s text:c="2"/>17<text:s text:c="6"/>45<text:s text:c="2"/>60<text:s text:c="6"/>29<text:s text:c="10"/>22<text:s text:c="14"/>11<text:s text:c="37"/></text:span></text:p>
      <text:p text:style-name="P1162"><text:span text:style-name="T1162_1">03:24:06<text:s text:c="10"/>13<text:s text:c="10"/>19<text:s text:c="30"/>61<text:s text:c="3"/>2<text:s text:c="10"/>52<text:s text:c="2"/>17<text:s text:c="6"/>43<text:s text:c="2"/>60<text:s text:c="6"/>28<text:s text:c="3"/>0<text:s text:c="6"/>22<text:s text:c="14"/>12<text:s text:c="37"/></text:span></text:p>
      <text:p text:style-name="P1163"><text:span text:style-name="T1163_1">03:28:01<text:s text:c="10"/>13<text:s text:c="10"/>18<text:s text:c="30"/>62<text:s text:c="3"/>1<text:s text:c="10"/>52<text:s text:c="2"/>17<text:s text:c="6"/>42<text:s text:c="2"/>61<text:s text:c="6"/>27<text:s text:c="3"/>1<text:s text:c="6"/>21<text:s text:c="14"/>14<text:s text:c="37"/></text:span></text:p>
      <text:p text:style-name="P1164"><text:span text:style-name="T1164_1">03:31:01<text:s text:c="10"/>12<text:s text:c="10"/>17<text:s text:c="23"/>1<text:s text:c="6"/>62<text:s text:c="3"/>1<text:s text:c="10"/>51<text:s text:c="2"/>17<text:s text:c="6"/>40<text:s text:c="2"/>62<text:s text:c="6"/>27<text:s text:c="3"/>1<text:s text:c="6"/>20<text:s text:c="14"/>15<text:s text:c="37"/></text:span></text:p>
      <text:p text:style-name="P1165"><text:span text:style-name="T1165_1">03:34:01<text:s text:c="10"/>12<text:s text:c="10"/>17<text:s text:c="23"/>1<text:s text:c="6"/>63<text:s text:c="14"/>50<text:s text:c="2"/>17<text:s text:c="6"/>39<text:s text:c="2"/>62<text:s text:c="6"/>26<text:s text:c="3"/>2<text:s text:c="6"/>20<text:s text:c="14"/>16<text:s text:c="37"/></text:span></text:p>
      <text:p text:style-name="P1166"><text:span text:style-name="T1166_1">03:37:01<text:s text:c="10"/>11<text:s text:c="10"/>16<text:s text:c="19"/>2<text:s text:c="3"/>1<text:s text:c="6"/>64<text:s text:c="14"/>50<text:s text:c="2"/>17<text:s text:c="6"/>37<text:s text:c="2"/>63<text:s text:c="6"/>25<text:s text:c="3"/>3<text:s text:c="6"/>19<text:s text:c="14"/>17<text:s text:c="37"/></text:span></text:p>
      <text:p text:style-name="P1167"><text:span text:style-name="T1167_1">03:40:01<text:s text:c="10"/>11<text:s text:c="10"/>15<text:s text:c="19"/>3<text:s text:c="10"/>64<text:s text:c="14"/>49<text:s text:c="2"/>17<text:s text:c="6"/>36<text:s text:c="2"/>63<text:s text:c="6"/>24<text:s text:c="3"/>4<text:s text:c="6"/>19<text:s text:c="14"/>19<text:s text:c="37"/></text:span></text:p>
      <text:p text:style-name="P1168"><text:span text:style-name="T1168_1">03:43:01<text:s text:c="10"/>10<text:s text:c="10"/>15<text:s text:c="19"/>4<text:s text:c="10"/>64<text:s text:c="14"/>48<text:s text:c="2"/>17<text:s text:c="6"/>34<text:s text:c="2"/>64<text:s text:c="6"/>23<text:s text:c="3"/>4<text:s text:c="6"/>18<text:s text:c="14"/>20<text:s text:c="37"/></text:span></text:p>
      <text:p text:style-name="P1169"><text:span text:style-name="T1169_1">03:43:41<text:s text:c="10"/>10<text:s text:c="10"/>15<text:s text:c="19"/>4<text:s text:c="10"/>65<text:s text:c="14"/>48<text:s text:c="2"/>17<text:s text:c="6"/>34<text:s text:c="2"/>64<text:s text:c="6"/>23<text:s text:c="3"/>4<text:s text:c="6"/>18<text:s text:c="14"/>20<text:s text:c="37"/></text:span></text:p>
      <text:p text:style-name="P1170"><text:span text:style-name="T1170_1">03:44:06<text:s text:c="10"/>10<text:s text:c="10"/>14<text:s text:c="19"/>4<text:s text:c="10"/>65<text:s text:c="14"/>48<text:s text:c="2"/>17<text:s text:c="6"/>34<text:s text:c="2"/>64<text:s text:c="6"/>22<text:s text:c="3"/>4<text:s text:c="6"/>18<text:s text:c="14"/>21<text:s text:c="37"/></text:span></text:p>
      <text:p text:style-name="P1171"><text:span text:style-name="T1171_1">03:44:11<text:s text:c="10"/>10<text:s text:c="10"/>14<text:s text:c="19"/>4<text:s text:c="10"/>65<text:s text:c="14"/>48<text:s text:c="2"/>17<text:s text:c="6"/>34<text:s text:c="2"/>64<text:s text:c="6"/>22<text:s text:c="3"/>5<text:s text:c="6"/>18<text:s text:c="14"/>21<text:s text:c="37"/></text:span></text:p>
      <text:p text:style-name="P1172"><text:span text:style-name="T1172_1">03:44:41<text:s text:c="10"/>10<text:s text:c="10"/>14<text:s text:c="19"/>4<text:s text:c="10"/>65<text:s text:c="14"/>48<text:s text:c="2"/>17<text:s text:c="6"/>33<text:s text:c="2"/>64<text:s text:c="6"/>22<text:s text:c="3"/>5<text:s text:c="6"/>18<text:s text:c="14"/>21<text:s text:c="37"/></text:span></text:p>
      <text:p text:style-name="P1173"><text:span text:style-name="T1173_1">03:47:41<text:s text:c="10"/>10<text:s text:c="10"/>14<text:s text:c="19"/>5<text:s text:c="10"/>65<text:s text:c="14"/>47<text:s text:c="2"/>17<text:s text:c="6"/>32<text:s text:c="2"/>64<text:s text:c="6"/>21<text:s text:c="3"/>5<text:s text:c="6"/>17<text:s text:c="14"/>22<text:s text:c="37"/></text:span></text:p>
      <text:p text:style-name="P1174"><text:span text:style-name="T1174_1">03:49:06<text:s text:c="11"/>9<text:s text:c="10"/>13<text:s text:c="19"/>6<text:s text:c="10"/>65<text:s text:c="14"/>47<text:s text:c="2"/>17<text:s text:c="6"/>31<text:s text:c="2"/>65<text:s text:c="6"/>21<text:s text:c="3"/>6<text:s text:c="6"/>17<text:s text:c="14"/>23<text:s text:c="37"/></text:span></text:p>
      <text:p text:style-name="P1175"><text:span text:style-name="T1175_1">03:50:06<text:s text:c="11"/>9<text:s text:c="10"/>13<text:s text:c="19"/>6<text:s text:c="10"/>65<text:s text:c="14"/>47<text:s text:c="2"/>17<text:s text:c="6"/>31<text:s text:c="2"/>65<text:s text:c="6"/>21<text:s text:c="3"/>6<text:s text:c="6"/>16<text:s text:c="14"/>23<text:s text:c="37"/></text:span></text:p>
      <text:p text:style-name="P1176"><text:span text:style-name="T1176_1">03:53:06<text:s text:c="11"/>9<text:s text:c="10"/>12<text:s text:c="19"/>7<text:s text:c="10"/>66<text:s text:c="14"/>46<text:s text:c="2"/>16<text:s text:c="6"/>30<text:s text:c="2"/>65<text:s text:c="6"/>20<text:s text:c="3"/>7<text:s text:c="6"/>16<text:s text:c="14"/>25<text:s text:c="37"/></text:span></text:p>
      <text:p text:style-name="P1177"><text:span text:style-name="T1177_1">03:56:06<text:s text:c="11"/>8<text:s text:c="10"/>12<text:s text:c="19"/>8<text:s text:c="10"/>66<text:s text:c="14"/>45<text:s text:c="2"/>16<text:s text:c="6"/>28<text:s text:c="2"/>65<text:s text:c="6"/>18<text:s text:c="3"/>7<text:s text:c="6"/>15<text:s text:c="14"/>26<text:s text:c="37"/></text:span></text:p>
      <text:p text:style-name="P1178"><text:span text:style-name="T1178_1">03:56:46<text:s text:c="11"/>8<text:s text:c="10"/>11<text:s text:c="19"/>8<text:s text:c="10"/>66<text:s text:c="14"/>45<text:s text:c="2"/>16<text:s text:c="6"/>28<text:s text:c="2"/>65<text:s text:c="6"/>18<text:s text:c="3"/>8<text:s text:c="6"/>15<text:s text:c="14"/>26<text:s text:c="37"/></text:span></text:p>
      <text:p text:style-name="P1179"><text:span text:style-name="T1179_1">03:59:46<text:s text:c="11"/>7<text:s text:c="10"/>11<text:s text:c="19"/>9<text:s text:c="10"/>66<text:s text:c="14"/>45<text:s text:c="2"/>16<text:s text:c="6"/>26<text:s text:c="2"/>66<text:s text:c="6"/>17<text:s text:c="3"/>8<text:s text:c="6"/>14<text:s text:c="14"/>28<text:s text:c="37"/></text:span></text:p>
      <text:p text:style-name="P1180"><text:span text:style-name="T1180_1">04:00:36<text:s text:c="11"/>7<text:s text:c="10"/>11<text:s text:c="19"/>9<text:s text:c="10"/>66<text:s text:c="14"/>44<text:s text:c="2"/>16<text:s text:c="6"/>26<text:s text:c="2"/>66<text:s text:c="6"/>17<text:s text:c="3"/>8<text:s text:c="6"/>14<text:s text:c="14"/>28<text:s text:c="37"/></text:span></text:p>
      <text:p text:style-name="P1181"><text:span text:style-name="T1181_1">04:01:31<text:s text:c="11"/>7<text:s text:c="10"/>10<text:s text:c="18"/>10<text:s text:c="10"/>66<text:s text:c="14"/>44<text:s text:c="2"/>16<text:s text:c="6"/>26<text:s text:c="2"/>66<text:s text:c="6"/>17<text:s text:c="3"/>9<text:s text:c="6"/>14<text:s text:c="14"/>29<text:s text:c="37"/></text:span></text:p>
      <text:p text:style-name="P1182"><text:span text:style-name="T1182_1">Time</text:span><text:span text:style-name="T118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183"><text:span text:style-name="T1183_1">-------------------------------------------------------------------------------------------------------------------------------------------------------------------------</text:span></text:p>
      <text:p text:style-name="P1184"><text:span text:style-name="T1184_1">04:04:36<text:s text:c="11"/>7<text:s text:c="10"/>10<text:s text:c="18"/>11<text:s text:c="3"/>6<text:s text:c="6"/>66<text:s text:c="14"/>43<text:s text:c="2"/>15<text:s text:c="6"/>24<text:s text:c="2"/>66<text:s text:c="6"/>16<text:s text:c="3"/>9<text:s text:c="6"/>13<text:s text:c="14"/>30<text:s text:c="37"/></text:span></text:p>
      <text:p text:style-name="P1185"><text:span text:style-name="T1185_1">04:06:46<text:s text:c="23"/>9<text:s text:c="18"/>11<text:s text:c="3"/>7<text:s text:c="6"/>66<text:s text:c="14"/>43<text:s text:c="2"/>15<text:s text:c="6"/>23<text:s text:c="2"/>66<text:s text:c="6"/>15<text:s text:c="2"/>10<text:s text:c="6"/>12<text:s text:c="14"/>31<text:s text:c="37"/></text:span></text:p>
      <text:p text:style-name="P1186"><text:span text:style-name="T1186_1">04:09:46<text:s text:c="23"/>8<text:s text:c="18"/>12<text:s text:c="3"/>7<text:s text:c="6"/>66<text:s text:c="14"/>42<text:s text:c="2"/>15<text:s text:c="6"/>22<text:s text:c="2"/>66<text:s text:c="6"/>14<text:s text:c="2"/>11<text:s text:c="6"/>12<text:s text:c="14"/>33<text:s text:c="37"/></text:span></text:p>
      <text:p text:style-name="P1187"><text:span text:style-name="T1187_1">04:12:46<text:s text:c="23"/>8<text:s text:c="18"/>13<text:s text:c="3"/>7<text:s text:c="6"/>66<text:s text:c="14"/>41<text:s text:c="2"/>14<text:s text:c="6"/>20<text:s text:c="2"/>66<text:s text:c="6"/>13<text:s text:c="2"/>11<text:s text:c="6"/>11<text:s text:c="14"/>34<text:s text:c="37"/></text:span></text:p>
      <text:p text:style-name="P1188"><text:span text:style-name="T1188_1">04:15:46<text:s text:c="23"/>7<text:s text:c="18"/>14<text:s text:c="3"/>8<text:s text:c="6"/>65<text:s text:c="14"/>40<text:s text:c="2"/>14<text:s text:c="6"/>19<text:s text:c="2"/>66<text:s text:c="6"/>12<text:s text:c="2"/>12<text:s text:c="6"/>10<text:s text:c="14"/>36<text:s text:c="37"/></text:span></text:p>
      <text:p text:style-name="P1189"><text:span text:style-name="T1189_1">04:18:46<text:s text:c="23"/>6<text:s text:c="18"/>14<text:s text:c="3"/>8<text:s text:c="6"/>65<text:s text:c="14"/>40<text:s text:c="2"/>14<text:s text:c="6"/>18<text:s text:c="2"/>66<text:s text:c="6"/>11<text:s text:c="2"/>13<text:s text:c="6"/>10<text:s text:c="14"/>37<text:s text:c="37"/></text:span></text:p>
      <text:p text:style-name="P1190"><text:span text:style-name="T1190_1">04:21:46<text:s text:c="23"/>6<text:s text:c="18"/>15<text:s text:c="3"/>9<text:s text:c="6"/>65<text:s text:c="14"/>39<text:s text:c="2"/>13<text:s text:c="6"/>16<text:s text:c="2"/>66<text:s text:c="7"/>9<text:s text:c="2"/>14<text:s text:c="7"/>9<text:s text:c="14"/>39<text:s text:c="37"/></text:span></text:p>
      <text:p text:style-name="P1191"><text:span text:style-name="T1191_1">04:24:46<text:s text:c="23"/>5<text:s text:c="18"/>16<text:s text:c="3"/>9<text:s text:c="6"/>65<text:s text:c="14"/>38<text:s text:c="2"/>13<text:s text:c="6"/>15<text:s text:c="2"/>66<text:s text:c="7"/>8<text:s text:c="2"/>14<text:s text:c="7"/>8<text:s text:c="14"/>40<text:s text:c="37"/></text:span></text:p>
      <text:p text:style-name="P1192"><text:span text:style-name="T1192_1">04:27:46<text:s text:c="23"/>4<text:s text:c="18"/>17<text:s text:c="3"/>9<text:s text:c="6"/>64<text:s text:c="14"/>37<text:s text:c="2"/>12<text:s text:c="6"/>14<text:s text:c="2"/>66<text:s text:c="7"/>7<text:s text:c="2"/>15<text:s text:c="7"/>7<text:s text:c="14"/>42<text:s text:c="37"/></text:span></text:p>
      <text:p text:style-name="P1193"><text:span text:style-name="T1193_1">04:30:46<text:s text:c="3"/>4<text:s text:c="19"/>4<text:s text:c="18"/>17<text:s text:c="3"/>9<text:s text:c="6"/>64<text:s text:c="14"/>36<text:s text:c="2"/>12<text:s text:c="6"/>12<text:s text:c="2"/>66<text:s text:c="7"/>6<text:s text:c="2"/>16<text:s text:c="7"/>7<text:s text:c="14"/>43<text:s text:c="37"/></text:span></text:p>
      <text:p text:style-name="P1194"><text:span text:style-name="T1194_1">04:31:31<text:s text:c="3"/>4<text:s text:c="38"/>18<text:s text:c="3"/>9<text:s text:c="6"/>64<text:s text:c="14"/>36<text:s text:c="2"/>11<text:s text:c="6"/>12<text:s text:c="2"/>66<text:s text:c="7"/>6<text:s text:c="2"/>16<text:s text:c="7"/>7<text:s text:c="14"/>43<text:s text:c="37"/></text:span></text:p>
      <text:p text:style-name="P1195"><text:span text:style-name="T1195_1">04:34:31<text:s text:c="3"/>6<text:s text:c="38"/>18<text:s text:c="2"/>10<text:s text:c="6"/>63<text:s text:c="14"/>35<text:s text:c="2"/>11<text:s text:c="6"/>11<text:s text:c="2"/>65<text:s text:c="7"/>6<text:s text:c="2"/>17<text:s text:c="7"/>6<text:s text:c="14"/>45<text:s text:c="3"/>5<text:s text:c="33"/></text:span></text:p>
      <text:p text:style-name="P1196"><text:span text:style-name="T1196_1">04:37:31<text:s text:c="3"/>7<text:s text:c="38"/>19<text:s text:c="2"/>10<text:s text:c="6"/>63<text:s text:c="14"/>34<text:s text:c="2"/>10<text:s text:c="6"/>10<text:s text:c="2"/>65<text:s text:c="10"/>17<text:s text:c="7"/>5<text:s text:c="14"/>47<text:s text:c="3"/>6<text:s text:c="33"/></text:span></text:p>
      <text:p text:style-name="P1197"><text:span text:style-name="T1197_1">04:39:36<text:s text:c="3"/>7<text:s text:c="38"/>19<text:s text:c="2"/>10<text:s text:c="6"/>62<text:s text:c="14"/>33<text:s text:c="2"/>10<text:s text:c="7"/>9<text:s text:c="2"/>65<text:s text:c="10"/>18<text:s text:c="7"/>5<text:s text:c="14"/>48<text:s text:c="3"/>7<text:s text:c="33"/></text:span></text:p>
      <text:p text:style-name="P1198"><text:span text:style-name="T1198_1">04:42:36<text:s text:c="3"/>8<text:s text:c="38"/>20<text:s text:c="2"/>10<text:s text:c="6"/>62<text:s text:c="14"/>33<text:s text:c="3"/>9<text:s text:c="7"/>8<text:s text:c="2"/>64<text:s text:c="10"/>18<text:s text:c="7"/>4<text:s text:c="14"/>49<text:s text:c="3"/>7<text:s text:c="33"/></text:span></text:p>
      <text:p text:style-name="P1199"><text:span text:style-name="T1199_1">04:45:16<text:s text:c="3"/>9<text:s text:c="38"/>20<text:s text:c="2"/>10<text:s text:c="6"/>61<text:s text:c="14"/>32<text:s text:c="3"/>9<text:s text:c="7"/>6<text:s text:c="2"/>64<text:s text:c="10"/>19<text:s text:c="7"/>3<text:s text:c="14"/>51<text:s text:c="3"/>8<text:s text:c="33"/></text:span></text:p>
      <text:p text:style-name="P1200"><text:span text:style-name="T1200_1">04:45:46<text:s text:c="3"/>9<text:s text:c="38"/>20<text:s text:c="2"/>10<text:s text:c="6"/>61<text:s text:c="14"/>32<text:s text:c="3"/>9<text:s text:c="7"/>6<text:s text:c="2"/>63<text:s text:c="10"/>19<text:s text:c="7"/>3<text:s text:c="14"/>51<text:s text:c="3"/>8<text:s text:c="33"/></text:span></text:p>
      <text:p text:style-name="P1201"><text:span text:style-name="T1201_1">04:46:01<text:s text:c="3"/>9<text:s text:c="38"/>20<text:s text:c="2"/>10<text:s text:c="6"/>61<text:s text:c="14"/>32<text:s text:c="3"/>9<text:s text:c="7"/>6<text:s text:c="2"/>63<text:s text:c="10"/>19<text:s text:c="7"/>3<text:s text:c="14"/>51<text:s text:c="3"/>9<text:s text:c="33"/></text:span></text:p>
      <text:p text:style-name="P1202"><text:span text:style-name="T1202_1">04:47:16<text:s text:c="2"/>10<text:s text:c="38"/>21<text:s text:c="2"/>10<text:s text:c="6"/>61<text:s text:c="14"/>31<text:s text:c="3"/>9<text:s text:c="7"/>6<text:s text:c="2"/>63<text:s text:c="10"/>19<text:s text:c="7"/>3<text:s text:c="14"/>52<text:s text:c="3"/>9<text:s text:c="33"/></text:span></text:p>
      <text:p text:style-name="P1203"><text:span text:style-name="T1203_1">04:48:46<text:s text:c="2"/>10<text:s text:c="38"/>21<text:s text:c="2"/>10<text:s text:c="6"/>61<text:s text:c="14"/>31<text:s text:c="3"/>8<text:s text:c="7"/>5<text:s text:c="2"/>63<text:s text:c="10"/>20<text:s text:c="7"/>3<text:s text:c="14"/>52<text:s text:c="3"/>9<text:s text:c="33"/></text:span></text:p>
      <text:p text:style-name="P1204"><text:span text:style-name="T1204_1">04:49:16<text:s text:c="2"/>10<text:s text:c="38"/>21<text:s text:c="2"/>10<text:s text:c="6"/>61<text:s text:c="14"/>30<text:s text:c="3"/>8<text:s text:c="7"/>5<text:s text:c="2"/>63<text:s text:c="10"/>20<text:s text:c="7"/>2<text:s text:c="14"/>53<text:s text:c="2"/>10<text:s text:c="33"/></text:span></text:p>
      <text:p text:style-name="P1205"><text:span text:style-name="T1205_1">04:50:01<text:s text:c="2"/>11<text:s text:c="38"/>21<text:s text:c="2"/>10<text:s text:c="6"/>60<text:s text:c="14"/>30<text:s text:c="3"/>8<text:s text:c="7"/>4<text:s text:c="2"/>63<text:s text:c="10"/>20<text:s text:c="7"/>2<text:s text:c="14"/>53<text:s text:c="2"/>10<text:s text:c="33"/></text:span></text:p>
      <text:p text:style-name="P1206"><text:span text:style-name="T1206_1">04:50:46<text:s text:c="2"/>11<text:s text:c="38"/>21<text:s text:c="2"/>10<text:s text:c="6"/>60<text:s text:c="14"/>30<text:s text:c="3"/>8<text:s text:c="7"/>4<text:s text:c="2"/>62<text:s text:c="10"/>20<text:s text:c="7"/>2<text:s text:c="14"/>53<text:s text:c="2"/>10<text:s text:c="33"/></text:span></text:p>
      <text:p text:style-name="P1207"><text:span text:style-name="T1207_1">04:51:16<text:s text:c="2"/>11<text:s text:c="38"/>21<text:s text:c="2"/>10<text:s text:c="6"/>60<text:s text:c="14"/>30<text:s text:c="3"/>8<text:s text:c="7"/>4<text:s text:c="2"/>62<text:s text:c="10"/>20<text:s text:c="7"/>2<text:s text:c="14"/>54<text:s text:c="2"/>10<text:s text:c="33"/></text:span></text:p>
      <text:p text:style-name="P1208"><text:span text:style-name="T1208_1">04:52:16<text:s text:c="2"/>11<text:s text:c="38"/>21<text:s text:c="2"/>10<text:s text:c="6"/>60<text:s text:c="14"/>30<text:s text:c="3"/>8<text:s text:c="7"/>4<text:s text:c="2"/>62<text:s text:c="10"/>20<text:s text:c="7"/>2<text:s text:c="14"/>54<text:s text:c="2"/>11<text:s text:c="33"/></text:span></text:p>
      <text:p text:style-name="P1209"><text:span text:style-name="T1209_1">04:52:46<text:s text:c="2"/>12<text:s text:c="38"/>22<text:s text:c="2"/>10<text:s text:c="6"/>60<text:s text:c="14"/>29<text:s text:c="3"/>7<text:s text:c="7"/>3<text:s text:c="2"/>62<text:s text:c="10"/>20<text:s text:c="7"/>2<text:s text:c="14"/>54<text:s text:c="2"/>11<text:s text:c="33"/></text:span></text:p>
      <text:p text:style-name="P1210"><text:span text:style-name="T1210_1">04:55:46<text:s text:c="2"/>13<text:s text:c="38"/>22<text:s text:c="2"/>10<text:s text:c="6"/>59<text:s text:c="14"/>28<text:s text:c="3"/>7<text:s text:c="7"/>2<text:s text:c="2"/>61<text:s text:c="10"/>21<text:s text:c="7"/>1<text:s text:c="14"/>56<text:s text:c="2"/>12<text:s text:c="33"/></text:span></text:p>
      <text:p text:style-name="P1211"><text:span text:style-name="T1211_1">04:58:46<text:s text:c="2"/>14<text:s text:c="38"/>22<text:s text:c="2"/>10<text:s text:c="6"/>59<text:s text:c="14"/>27<text:s text:c="3"/>6<text:s text:c="7"/>1<text:s text:c="2"/>61<text:s text:c="10"/>22<text:s text:c="7"/>0<text:s text:c="14"/>58<text:s text:c="2"/>13<text:s text:c="33"/></text:span></text:p>
      <text:p text:style-name="P1212"><text:span text:style-name="T1212_1">04:59:16<text:s text:c="2"/>14<text:s text:c="38"/>22<text:s text:c="2"/>10<text:s text:c="6"/>58<text:s text:c="14"/>27<text:s text:c="3"/>6<text:s text:c="7"/>1<text:s text:c="2"/>61<text:s text:c="10"/>22<text:s text:c="7"/>0<text:s text:c="14"/>58<text:s text:c="2"/>13<text:s text:c="33"/></text:span></text:p>
      <text:p text:style-name="P1213"><text:span text:style-name="T1213_1">05:02:16<text:s text:c="2"/>15<text:s text:c="38"/>23<text:s text:c="2"/>10<text:s text:c="6"/>58<text:s text:c="14"/>26<text:s text:c="3"/>6<text:s text:c="7"/>0<text:s text:c="2"/>60<text:s text:c="10"/>22<text:s text:c="7"/>0<text:s text:c="14"/>59<text:s text:c="2"/>14<text:s text:c="33"/></text:span></text:p>
      <text:p text:style-name="P1214"><text:span text:style-name="T1214_1">05:03:46<text:s text:c="2"/>15<text:s text:c="38"/>23<text:s text:c="2"/>10<text:s text:c="6"/>57<text:s text:c="14"/>26<text:s text:c="3"/>5<text:s text:c="7"/>0<text:s text:c="2"/>59<text:s text:c="10"/>22<text:s text:c="7"/>0<text:s text:c="14"/>60<text:s text:c="2"/>14<text:s text:c="33"/></text:span></text:p>
      <text:p text:style-name="P1215"><text:span text:style-name="T1215_1">05:06:46<text:s text:c="2"/>16<text:s text:c="38"/>23<text:s text:c="2"/>10<text:s text:c="6"/>57<text:s text:c="14"/>25<text:s text:c="3"/>5<text:s text:c="10"/>59<text:s text:c="10"/>23<text:s text:c="22"/>62<text:s text:c="2"/>15<text:s text:c="33"/></text:span></text:p>
      <text:p text:style-name="P1216"><text:span text:style-name="T1216_1">05:07:16<text:s text:c="2"/>16<text:s text:c="38"/>23<text:s text:c="2"/>10<text:s text:c="6"/>57<text:s text:c="14"/>25<text:s text:c="3"/>5<text:s text:c="10"/>58<text:s text:c="10"/>23<text:s text:c="22"/>62<text:s text:c="2"/>16<text:s text:c="33"/></text:span></text:p>
      <text:p text:style-name="P1217"><text:span text:style-name="T1217_1">05:10:16<text:s text:c="2"/>17<text:s text:c="38"/>24<text:s text:c="2"/>10<text:s text:c="6"/>56<text:s text:c="14"/>24<text:s text:c="3"/>4<text:s text:c="10"/>57<text:s text:c="10"/>23<text:s text:c="22"/>64<text:s text:c="2"/>17<text:s text:c="33"/></text:span></text:p>
      <text:p text:style-name="P1218"><text:span text:style-name="T1218_1">05:13:16<text:s text:c="2"/>18<text:s text:c="38"/>24<text:s text:c="2"/>10<text:s text:c="6"/>55<text:s text:c="14"/>23<text:s text:c="3"/>3<text:s text:c="10"/>57<text:s text:c="10"/>24<text:s text:c="22"/>65<text:s text:c="2"/>18<text:s text:c="33"/></text:span></text:p>
      <text:p text:style-name="P1219"><text:span text:style-name="T1219_1">05:16:16<text:s text:c="2"/>19<text:s text:c="38"/>24<text:s text:c="3"/>9<text:s text:c="6"/>55<text:s text:c="14"/>22<text:s text:c="3"/>3<text:s text:c="10"/>56<text:s text:c="10"/>24<text:s text:c="22"/>67<text:s text:c="2"/>19<text:s text:c="33"/></text:span></text:p>
      <text:p text:style-name="P1220"><text:span text:style-name="T1220_1">05:17:46<text:s text:c="2"/>19<text:s text:c="38"/>24<text:s text:c="3"/>9<text:s text:c="6"/>54<text:s text:c="14"/>21<text:s text:c="3"/>2<text:s text:c="10"/>55<text:s text:c="10"/>24<text:s text:c="22"/>68<text:s text:c="2"/>19<text:s text:c="33"/></text:span></text:p>
      <text:p text:style-name="P1221"><text:span text:style-name="T1221_1">05:19:46<text:s text:c="2"/>20<text:s text:c="38"/>24<text:s text:c="3"/>9<text:s text:c="6"/>54<text:s text:c="14"/>20<text:s text:c="3"/>2<text:s text:c="10"/>55<text:s text:c="10"/>25<text:s text:c="22"/>69<text:s text:c="2"/>20<text:s text:c="33"/></text:span></text:p>
      <text:p text:style-name="P1222"><text:span text:style-name="T1222_1">05:20:16<text:s text:c="2"/>20<text:s text:c="38"/>24<text:s text:c="3"/>9<text:s text:c="6"/>54<text:s text:c="14"/>20<text:s text:c="3"/>2<text:s text:c="10"/>54<text:s text:c="10"/>25<text:s text:c="22"/>69<text:s text:c="2"/>20<text:s text:c="33"/></text:span></text:p>
      <text:p text:style-name="P1223"><text:span text:style-name="T1223_1">05:23:11<text:s text:c="2"/>21<text:s text:c="38"/>24<text:s text:c="3"/>9<text:s text:c="6"/>53<text:s text:c="14"/>19<text:s text:c="3"/>1<text:s text:c="10"/>53<text:s text:c="10"/>25<text:s text:c="22"/>71<text:s text:c="2"/>21<text:s text:c="33"/></text:span></text:p>
      <text:p text:style-name="P1224"><text:span text:style-name="T1224_1">Time</text:span><text:span text:style-name="T122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225"><text:span text:style-name="T1225_1">-------------------------------------------------------------------------------------------------------------------------------------------------------------------------</text:span></text:p>
      <text:p text:style-name="P1226"><text:span text:style-name="T1226_1">05:24:41<text:s text:c="2"/>21<text:s text:c="38"/>24<text:s text:c="3"/>9<text:s text:c="6"/>53<text:s text:c="14"/>19<text:s text:c="3"/>1<text:s text:c="10"/>53<text:s text:c="10"/>25<text:s text:c="22"/>71<text:s text:c="2"/>22<text:s text:c="33"/></text:span></text:p>
      <text:p text:style-name="P1227"><text:span text:style-name="T1227_1">05:24:46<text:s text:c="2"/>21<text:s text:c="38"/>24<text:s text:c="3"/>8<text:s text:c="6"/>53<text:s text:c="14"/>19<text:s text:c="3"/>1<text:s text:c="10"/>53<text:s text:c="10"/>25<text:s text:c="22"/>71<text:s text:c="2"/>22<text:s text:c="33"/></text:span></text:p>
      <text:p text:style-name="P1228"><text:span text:style-name="T1228_1">05:27:46<text:s text:c="2"/>22<text:s text:c="38"/>24<text:s text:c="3"/>8<text:s text:c="6"/>52<text:s text:c="14"/>18<text:s text:c="3"/>0<text:s text:c="10"/>52<text:s text:c="10"/>25<text:s text:c="22"/>73<text:s text:c="2"/>23<text:s text:c="33"/></text:span></text:p>
      <text:p text:style-name="P1229"><text:span text:style-name="T1229_1">05:28:46<text:s text:c="2"/>22<text:s text:c="38"/>24<text:s text:c="3"/>8<text:s text:c="6"/>52<text:s text:c="14"/>17<text:s text:c="3"/>0<text:s text:c="10"/>52<text:s text:c="10"/>26<text:s text:c="22"/>74<text:s text:c="2"/>23<text:s text:c="33"/></text:span></text:p>
      <text:p text:style-name="P1230"><text:span text:style-name="T1230_1">05:30:16<text:s text:c="2"/>22<text:s text:c="38"/>24<text:s text:c="3"/>8<text:s text:c="6"/>51<text:s text:c="14"/>17<text:s text:c="3"/>0<text:s text:c="10"/>51<text:s text:c="10"/>26<text:s text:c="22"/>74<text:s text:c="2"/>24<text:s text:c="33"/></text:span></text:p>
      <text:p text:style-name="P1231"><text:span text:style-name="T1231_1">05:30:46<text:s text:c="2"/>23<text:s text:c="38"/>24<text:s text:c="3"/>8<text:s text:c="6"/>51<text:s text:c="14"/>17<text:s text:c="3"/>0<text:s text:c="10"/>51<text:s text:c="10"/>26<text:s text:c="22"/>75<text:s text:c="2"/>24<text:s text:c="33"/></text:span></text:p>
      <text:p text:style-name="P1232"><text:span text:style-name="T1232_1">05:33:46<text:s text:c="2"/>23<text:s text:c="38"/>24<text:s text:c="3"/>7<text:s text:c="6"/>51<text:s text:c="14"/>16<text:s text:c="3"/>0<text:s text:c="10"/>50<text:s text:c="10"/>26<text:s text:c="22"/>76<text:s text:c="2"/>25<text:s text:c="33"/></text:span></text:p>
      <text:p text:style-name="P1233"><text:span text:style-name="T1233_1">05:34:16<text:s text:c="2"/>23<text:s text:c="38"/>24<text:s text:c="3"/>7<text:s text:c="6"/>51<text:s text:c="14"/>15<text:s text:c="14"/>50<text:s text:c="10"/>26<text:s text:c="22"/>76<text:s text:c="2"/>25<text:s text:c="33"/></text:span></text:p>
      <text:p text:style-name="P1234"><text:span text:style-name="T1234_1">05:36:11<text:s text:c="2"/>24<text:s text:c="38"/>24<text:s text:c="3"/>7<text:s text:c="6"/>50<text:s text:c="14"/>15<text:s text:c="14"/>49<text:s text:c="10"/>26<text:s text:c="22"/>77<text:s text:c="2"/>26<text:s text:c="33"/></text:span></text:p>
      <text:p text:style-name="P1235"><text:span text:style-name="T1235_1">05:36:41<text:s text:c="2"/>24<text:s text:c="38"/>24<text:s text:c="3"/>7<text:s text:c="6"/>50<text:s text:c="14"/>15<text:s text:c="14"/>49<text:s text:c="10"/>26<text:s text:c="22"/>78<text:s text:c="2"/>26<text:s text:c="33"/></text:span></text:p>
      <text:p text:style-name="P1236"><text:span text:style-name="T1236_1">05:36:46<text:s text:c="2"/>24<text:s text:c="38"/>24<text:s text:c="3"/>7<text:s text:c="6"/>50<text:s text:c="14"/>14<text:s text:c="14"/>49<text:s text:c="10"/>26<text:s text:c="22"/>78<text:s text:c="2"/>26<text:s text:c="33"/></text:span></text:p>
      <text:p text:style-name="P1237"><text:span text:style-name="T1237_1">05:38:46<text:s text:c="2"/>24<text:s text:c="38"/>24<text:s text:c="3"/>7<text:s text:c="6"/>49<text:s text:c="14"/>14<text:s text:c="14"/>48<text:s text:c="10"/>26<text:s text:c="22"/>79<text:s text:c="2"/>27<text:s text:c="33"/></text:span></text:p>
      <text:p text:style-name="P1238"><text:span text:style-name="T1238_1">05:40:46<text:s text:c="2"/>25<text:s text:c="38"/>24<text:s text:c="3"/>6<text:s text:c="6"/>49<text:s text:c="14"/>13<text:s text:c="14"/>47<text:s text:c="10"/>26<text:s text:c="22"/>80<text:s text:c="2"/>28<text:s text:c="33"/></text:span></text:p>
      <text:p text:style-name="P1239"><text:span text:style-name="T1239_1">05:43:16<text:s text:c="2"/>25<text:s text:c="38"/>24<text:s text:c="3"/>6<text:s text:c="6"/>48<text:s text:c="14"/>12<text:s text:c="14"/>46<text:s text:c="10"/>26<text:s text:c="22"/>81<text:s text:c="2"/>29<text:s text:c="33"/></text:span></text:p>
      <text:p text:style-name="P1240"><text:span text:style-name="T1240_1">05:44:16<text:s text:c="2"/>25<text:s text:c="38"/>24<text:s text:c="3"/>6<text:s text:c="6"/>48<text:s text:c="14"/>12<text:s text:c="14"/>46<text:s text:c="10"/>26<text:s text:c="22"/>82<text:s text:c="2"/>29<text:s text:c="33"/></text:span></text:p>
      <text:p text:style-name="P1241"><text:span text:style-name="T1241_1">05:44:46<text:s text:c="2"/>26<text:s text:c="38"/>24<text:s text:c="3"/>6<text:s text:c="6"/>48<text:s text:c="14"/>12<text:s text:c="14"/>46<text:s text:c="10"/>26<text:s text:c="22"/>82<text:s text:c="2"/>29<text:s text:c="33"/></text:span></text:p>
      <text:p text:style-name="P1242"><text:span text:style-name="T1242_1">05:45:16<text:s text:c="2"/>26<text:s text:c="38"/>24<text:s text:c="3"/>5<text:s text:c="6"/>48<text:s text:c="14"/>11<text:s text:c="14"/>46<text:s text:c="10"/>26<text:s text:c="22"/>82<text:s text:c="2"/>29<text:s text:c="33"/></text:span></text:p>
      <text:p text:style-name="P1243"><text:span text:style-name="T1243_1">05:45:46<text:s text:c="2"/>26<text:s text:c="38"/>24<text:s text:c="3"/>5<text:s text:c="6"/>48<text:s text:c="14"/>11<text:s text:c="14"/>45<text:s text:c="10"/>26<text:s text:c="22"/>82<text:s text:c="2"/>30<text:s text:c="33"/></text:span></text:p>
      <text:p text:style-name="P1244"><text:span text:style-name="T1244_1">05:46:16<text:s text:c="2"/>26<text:s text:c="38"/>24<text:s text:c="3"/>5<text:s text:c="6"/>48<text:s text:c="14"/>11<text:s text:c="14"/>45<text:s text:c="10"/>26<text:s text:c="22"/>83<text:s text:c="2"/>30<text:s text:c="33"/></text:span></text:p>
      <text:p text:style-name="P1245"><text:span text:style-name="T1245_1">05:48:41<text:s text:c="2"/>26<text:s text:c="38"/>24<text:s text:c="3"/>5<text:s text:c="6"/>47<text:s text:c="14"/>10<text:s text:c="7"/>0<text:s text:c="6"/>44<text:s text:c="10"/>26<text:s text:c="22"/>84<text:s text:c="2"/>31<text:s text:c="33"/></text:span></text:p>
      <text:p text:style-name="P1246"><text:span text:style-name="T1246_1">05:49:41<text:s text:c="2"/>26<text:s text:c="38"/>24<text:s text:c="3"/>5<text:s text:c="6"/>47<text:s text:c="14"/>10<text:s text:c="7"/>1<text:s text:c="6"/>44<text:s text:c="10"/>26<text:s text:c="22"/>84<text:s text:c="2"/>31<text:s text:c="33"/></text:span></text:p>
      <text:p text:style-name="P1247"><text:span text:style-name="T1247_1">05:50:46<text:s text:c="2"/>27<text:s text:c="38"/>24<text:s text:c="3"/>4<text:s text:c="6"/>47<text:s text:c="15"/>9<text:s text:c="7"/>1<text:s text:c="6"/>44<text:s text:c="10"/>26<text:s text:c="22"/>85<text:s text:c="2"/>32<text:s text:c="33"/></text:span></text:p>
      <text:p text:style-name="P1248"><text:span text:style-name="T1248_1">05:51:41<text:s text:c="2"/>27<text:s text:c="38"/>24<text:s text:c="3"/>4<text:s text:c="6"/>46<text:s text:c="15"/>9<text:s text:c="7"/>1<text:s text:c="6"/>43<text:s text:c="10"/>26<text:s text:c="22"/>85<text:s text:c="2"/>32<text:s text:c="33"/></text:span></text:p>
      <text:p text:style-name="P1249"><text:span text:style-name="T1249_1">05:52:11<text:s text:c="2"/>27<text:s text:c="38"/>24<text:s text:c="3"/>4<text:s text:c="6"/>46<text:s text:c="15"/>9<text:s text:c="7"/>1<text:s text:c="6"/>43<text:s text:c="10"/>26<text:s text:c="22"/>86<text:s text:c="2"/>32<text:s text:c="33"/></text:span></text:p>
      <text:p text:style-name="P1250"><text:span text:style-name="T1250_1">05:52:46<text:s text:c="2"/>27<text:s text:c="38"/>24<text:s text:c="3"/>4<text:s text:c="6"/>46<text:s text:c="15"/>9<text:s text:c="7"/>2<text:s text:c="6"/>43<text:s text:c="10"/>26<text:s text:c="22"/>86<text:s text:c="2"/>32<text:s text:c="33"/></text:span></text:p>
      <text:p text:style-name="P1251"><text:span text:style-name="T1251_1">05:54:36<text:s text:c="2"/>27<text:s text:c="38"/>23<text:s text:c="3"/>4<text:s text:c="6"/>46<text:s text:c="15"/>8<text:s text:c="7"/>2<text:s text:c="6"/>42<text:s text:c="10"/>26<text:s text:c="22"/>87<text:s text:c="2"/>33<text:s text:c="33"/></text:span></text:p>
      <text:p text:style-name="P1252"><text:span text:style-name="T1252_1">05:57:36<text:s text:c="2"/>28<text:s text:c="38"/>23<text:s text:c="3"/>3<text:s text:c="6"/>45<text:s text:c="15"/>7<text:s text:c="7"/>3<text:s text:c="6"/>41<text:s text:c="10"/>26<text:s text:c="22"/>87<text:s text:c="2"/>34<text:s text:c="33"/></text:span></text:p>
      <text:p text:style-name="P1253"><text:span text:style-name="T1253_1">05:58:46<text:s text:c="2"/>28<text:s text:c="38"/>23<text:s text:c="3"/>3<text:s text:c="6"/>45<text:s text:c="15"/>7<text:s text:c="7"/>4<text:s text:c="6"/>40<text:s text:c="10"/>26<text:s text:c="22"/>88<text:s text:c="2"/>35<text:s text:c="33"/></text:span></text:p>
      <text:p text:style-name="P1254"><text:span text:style-name="T1254_1">05:59:16<text:s text:c="2"/>28<text:s text:c="38"/>23<text:s text:c="3"/>3<text:s text:c="6"/>45<text:s text:c="15"/>6<text:s text:c="7"/>4<text:s text:c="6"/>40<text:s text:c="10"/>26<text:s text:c="22"/>88<text:s text:c="2"/>35<text:s text:c="33"/></text:span></text:p>
      <text:p text:style-name="P1255"><text:span text:style-name="T1255_1">06:00:16<text:s text:c="2"/>28<text:s text:c="38"/>23<text:s text:c="3"/>2<text:s text:c="6"/>44<text:s text:c="7"/>0<text:s text:c="7"/>6<text:s text:c="7"/>4<text:s text:c="6"/>40<text:s text:c="10"/>26<text:s text:c="22"/>87<text:s text:c="2"/>35<text:s text:c="33"/></text:span></text:p>
      <text:p text:style-name="P1256"><text:span text:style-name="T1256_1">06:00:46<text:s text:c="2"/>28<text:s text:c="38"/>23<text:s text:c="3"/>2<text:s text:c="6"/>44<text:s text:c="7"/>0<text:s text:c="7"/>6<text:s text:c="7"/>4<text:s text:c="6"/>40<text:s text:c="10"/>26<text:s text:c="22"/>87<text:s text:c="2"/>36<text:s text:c="33"/></text:span></text:p>
      <text:p text:style-name="P1257"><text:span text:style-name="T1257_1">06:01:16<text:s text:c="2"/>28<text:s text:c="38"/>23<text:s text:c="3"/>2<text:s text:c="6"/>44<text:s text:c="7"/>0<text:s text:c="7"/>6<text:s text:c="7"/>5<text:s text:c="6"/>39<text:s text:c="10"/>26<text:s text:c="22"/>87<text:s text:c="2"/>36<text:s text:c="33"/></text:span></text:p>
      <text:p text:style-name="P1258"><text:span text:style-name="T1258_1">06:02:11<text:s text:c="2"/>28<text:s text:c="38"/>23<text:s text:c="3"/>2<text:s text:c="6"/>44<text:s text:c="7"/>0<text:s text:c="7"/>5<text:s text:c="7"/>5<text:s text:c="6"/>39<text:s text:c="10"/>25<text:s text:c="22"/>87<text:s text:c="2"/>36<text:s text:c="33"/></text:span></text:p>
      <text:p text:style-name="P1259"><text:span text:style-name="T1259_1">06:03:11<text:s text:c="2"/>28<text:s text:c="38"/>22<text:s text:c="3"/>2<text:s text:c="6"/>44<text:s text:c="7"/>0<text:s text:c="7"/>5<text:s text:c="7"/>5<text:s text:c="6"/>39<text:s text:c="10"/>25<text:s text:c="22"/>86<text:s text:c="2"/>36<text:s text:c="33"/></text:span></text:p>
      <text:p text:style-name="P1260"><text:span text:style-name="T1260_1">06:03:16<text:s text:c="2"/>28<text:s text:c="38"/>22<text:s text:c="3"/>2<text:s text:c="6"/>44<text:s text:c="7"/>1<text:s text:c="7"/>5<text:s text:c="7"/>5<text:s text:c="6"/>39<text:s text:c="10"/>25<text:s text:c="22"/>86<text:s text:c="2"/>37<text:s text:c="33"/></text:span></text:p>
      <text:p text:style-name="P1261"><text:span text:style-name="T1261_1">06:05:16<text:s text:c="2"/>28<text:s text:c="38"/>22<text:s text:c="3"/>1<text:s text:c="6"/>43<text:s text:c="7"/>1<text:s text:c="7"/>4<text:s text:c="7"/>6<text:s text:c="6"/>38<text:s text:c="10"/>25<text:s text:c="22"/>86<text:s text:c="2"/>37<text:s text:c="33"/></text:span></text:p>
      <text:p text:style-name="P1262"><text:span text:style-name="T1262_1">06:06:16<text:s text:c="2"/>29<text:s text:c="38"/>22<text:s text:c="3"/>1<text:s text:c="6"/>43<text:s text:c="7"/>2<text:s text:c="7"/>4<text:s text:c="7"/>6<text:s text:c="6"/>38<text:s text:c="10"/>25<text:s text:c="22"/>85<text:s text:c="2"/>38<text:s text:c="33"/></text:span></text:p>
      <text:p text:style-name="P1263"><text:span text:style-name="T1263_1">06:07:46<text:s text:c="2"/>29<text:s text:c="38"/>22<text:s text:c="3"/>1<text:s text:c="6"/>43<text:s text:c="7"/>2<text:s text:c="7"/>3<text:s text:c="7"/>7<text:s text:c="6"/>37<text:s text:c="10"/>25<text:s text:c="22"/>84<text:s text:c="2"/>38<text:s text:c="33"/></text:span></text:p>
      <text:p text:style-name="P1264"><text:span text:style-name="T1264_1">06:08:36<text:s text:c="2"/>29<text:s text:c="38"/>22<text:s text:c="3"/>0<text:s text:c="6"/>43<text:s text:c="7"/>2<text:s text:c="7"/>3<text:s text:c="7"/>7<text:s text:c="6"/>37<text:s text:c="10"/>25<text:s text:c="22"/>84<text:s text:c="2"/>39<text:s text:c="33"/></text:span></text:p>
      <text:p text:style-name="P1265"><text:span text:style-name="T1265_1">06:08:46<text:s text:c="2"/>29<text:s text:c="38"/>22<text:s text:c="3"/>0<text:s text:c="6"/>42<text:s text:c="7"/>2<text:s text:c="7"/>3<text:s text:c="7"/>7<text:s text:c="6"/>37<text:s text:c="10"/>25<text:s text:c="22"/>84<text:s text:c="2"/>39<text:s text:c="33"/></text:span></text:p>
      <text:p text:style-name="P1266"><text:span text:style-name="T1266_1">Time</text:span><text:span text:style-name="T126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267"><text:span text:style-name="T1267_1">-------------------------------------------------------------------------------------------------------------------------------------------------------------------------</text:span></text:p>
      <text:p text:style-name="P1268"><text:span text:style-name="T1268_1">06:09:16<text:s text:c="2"/>29<text:s text:c="38"/>22<text:s text:c="3"/>0<text:s text:c="6"/>42<text:s text:c="7"/>3<text:s text:c="7"/>3<text:s text:c="7"/>8<text:s text:c="6"/>36<text:s text:c="10"/>25<text:s text:c="22"/>84<text:s text:c="2"/>39<text:s text:c="33"/></text:span></text:p>
      <text:p text:style-name="P1269"><text:span text:style-name="T1269_1">06:10:46<text:s text:c="2"/>29<text:s text:c="38"/>22<text:s text:c="3"/>0<text:s text:c="6"/>42<text:s text:c="7"/>3<text:s text:c="7"/>2<text:s text:c="7"/>8<text:s text:c="6"/>36<text:s text:c="10"/>25<text:s text:c="22"/>83<text:s text:c="2"/>40<text:s text:c="33"/></text:span></text:p>
      <text:p text:style-name="P1270"><text:span text:style-name="T1270_1">06:11:16<text:s text:c="2"/>29<text:s text:c="38"/>21<text:s text:c="3"/>0<text:s text:c="6"/>42<text:s text:c="7"/>3<text:s text:c="7"/>2<text:s text:c="7"/>8<text:s text:c="6"/>36<text:s text:c="10"/>25<text:s text:c="22"/>83<text:s text:c="2"/>40<text:s text:c="33"/></text:span></text:p>
      <text:p text:style-name="P1271"><text:span text:style-name="T1271_1">06:11:46<text:s text:c="2"/>29<text:s text:c="38"/>21<text:s text:c="3"/>0<text:s text:c="6"/>42<text:s text:c="7"/>3<text:s text:c="7"/>2<text:s text:c="7"/>9<text:s text:c="6"/>35<text:s text:c="10"/>25<text:s text:c="22"/>83<text:s text:c="2"/>40<text:s text:c="33"/></text:span></text:p>
      <text:p text:style-name="P1272"><text:span text:style-name="T1272_1">06:14:11<text:s text:c="2"/>29<text:s text:c="38"/>21<text:s text:c="3"/>0<text:s text:c="6"/>41<text:s text:c="7"/>4<text:s text:c="7"/>1<text:s text:c="7"/>9<text:s text:c="6"/>34<text:s text:c="10"/>24<text:s text:c="22"/>81<text:s text:c="2"/>41<text:s text:c="33"/></text:span></text:p>
      <text:p text:style-name="P1273"><text:span text:style-name="T1273_1">06:14:41<text:s text:c="2"/>29<text:s text:c="38"/>21<text:s text:c="10"/>41<text:s text:c="7"/>4<text:s text:c="7"/>1<text:s text:c="6"/>10<text:s text:c="6"/>34<text:s text:c="10"/>24<text:s text:c="22"/>81<text:s text:c="2"/>41<text:s text:c="33"/></text:span></text:p>
      <text:p text:style-name="P1274"><text:span text:style-name="T1274_1">06:14:46<text:s text:c="2"/>29<text:s text:c="38"/>21<text:s text:c="10"/>41<text:s text:c="7"/>5<text:s text:c="7"/>1<text:s text:c="6"/>10<text:s text:c="6"/>34<text:s text:c="10"/>24<text:s text:c="22"/>81<text:s text:c="2"/>41<text:s text:c="33"/></text:span></text:p>
      <text:p text:style-name="P1275"><text:span text:style-name="T1275_1">06:15:41<text:s text:c="2"/>29<text:s text:c="38"/>21<text:s text:c="10"/>41<text:s text:c="7"/>5<text:s text:c="7"/>1<text:s text:c="6"/>10<text:s text:c="6"/>34<text:s text:c="10"/>24<text:s text:c="22"/>81<text:s text:c="2"/>42<text:s text:c="33"/></text:span></text:p>
      <text:p text:style-name="P1276"><text:span text:style-name="T1276_1">06:16:16<text:s text:c="2"/>29<text:s text:c="38"/>21<text:s text:c="10"/>41<text:s text:c="7"/>5<text:s text:c="7"/>0<text:s text:c="6"/>10<text:s text:c="6"/>34<text:s text:c="10"/>24<text:s text:c="22"/>80<text:s text:c="2"/>42<text:s text:c="33"/></text:span></text:p>
      <text:p text:style-name="P1277"><text:span text:style-name="T1277_1">06:16:46<text:s text:c="2"/>29<text:s text:c="38"/>21<text:s text:c="10"/>41<text:s text:c="7"/>5<text:s text:c="7"/>0<text:s text:c="6"/>10<text:s text:c="6"/>33<text:s text:c="10"/>24<text:s text:c="22"/>80<text:s text:c="2"/>42<text:s text:c="33"/></text:span></text:p>
      <text:p text:style-name="P1278"><text:span text:style-name="T1278_1">06:17:11<text:s text:c="2"/>29<text:s text:c="38"/>21<text:s text:c="10"/>41<text:s text:c="7"/>5<text:s text:c="7"/>0<text:s text:c="6"/>11<text:s text:c="6"/>33<text:s text:c="10"/>24<text:s text:c="22"/>80<text:s text:c="2"/>42<text:s text:c="33"/></text:span></text:p>
      <text:p text:style-name="P1279"><text:span text:style-name="T1279_1">06:17:46<text:s text:c="2"/>29<text:s text:c="38"/>20<text:s text:c="10"/>40<text:s text:c="7"/>6<text:s text:c="7"/>0<text:s text:c="6"/>11<text:s text:c="6"/>33<text:s text:c="10"/>24<text:s text:c="22"/>80<text:s text:c="2"/>43<text:s text:c="33"/></text:span></text:p>
      <text:p text:style-name="P1280"><text:span text:style-name="T1280_1">06:18:16<text:s text:c="2"/>29<text:s text:c="38"/>20<text:s text:c="10"/>40<text:s text:c="7"/>6<text:s text:c="7"/>0<text:s text:c="6"/>11<text:s text:c="6"/>33<text:s text:c="10"/>24<text:s text:c="22"/>79<text:s text:c="2"/>43<text:s text:c="33"/></text:span></text:p>
      <text:p text:style-name="P1281"><text:span text:style-name="T1281_1">06:19:16<text:s text:c="2"/>29<text:s text:c="38"/>20<text:s text:c="10"/>40<text:s text:c="7"/>6<text:s text:c="7"/>0<text:s text:c="6"/>11<text:s text:c="6"/>32<text:s text:c="10"/>23<text:s text:c="22"/>79<text:s text:c="2"/>43<text:s text:c="33"/></text:span></text:p>
      <text:p text:style-name="P1282"><text:span text:style-name="T1282_1">06:20:46<text:s text:c="2"/>29<text:s text:c="38"/>20<text:s text:c="10"/>40<text:s text:c="7"/>7<text:s text:c="14"/>12<text:s text:c="6"/>32<text:s text:c="10"/>23<text:s text:c="22"/>78<text:s text:c="2"/>44<text:s text:c="33"/></text:span></text:p>
      <text:p text:style-name="P1283"><text:span text:style-name="T1283_1">06:21:21<text:s text:c="2"/>29<text:s text:c="38"/>20<text:s text:c="10"/>40<text:s text:c="7"/>7<text:s text:c="14"/>12<text:s text:c="6"/>31<text:s text:c="10"/>23<text:s text:c="22"/>78<text:s text:c="2"/>44<text:s text:c="33"/></text:span></text:p>
      <text:p text:style-name="P1284"><text:span text:style-name="T1284_1">06:23:46<text:s text:c="2"/>29<text:s text:c="38"/>20<text:s text:c="10"/>39<text:s text:c="7"/>8<text:s text:c="14"/>13<text:s text:c="6"/>31<text:s text:c="10"/>23<text:s text:c="22"/>77<text:s text:c="2"/>45<text:s text:c="33"/></text:span></text:p>
      <text:p text:style-name="P1285"><text:span text:style-name="T1285_1">06:24:16<text:s text:c="2"/>29<text:s text:c="38"/>19<text:s text:c="10"/>39<text:s text:c="7"/>8<text:s text:c="14"/>13<text:s text:c="6"/>30<text:s text:c="10"/>23<text:s text:c="22"/>76<text:s text:c="2"/>45<text:s text:c="33"/></text:span></text:p>
      <text:p text:style-name="P1286"><text:span text:style-name="T1286_1">06:25:46<text:s text:c="2"/>29<text:s text:c="38"/>19<text:s text:c="10"/>39<text:s text:c="7"/>9<text:s text:c="14"/>14<text:s text:c="6"/>30<text:s text:c="3"/>0<text:s text:c="6"/>22<text:s text:c="22"/>76<text:s text:c="2"/>46<text:s text:c="33"/></text:span></text:p>
      <text:p text:style-name="P1287"><text:span text:style-name="T1287_1">06:28:46<text:s text:c="2"/>29<text:s text:c="38"/>19<text:s text:c="10"/>38<text:s text:c="6"/>10<text:s text:c="14"/>15<text:s text:c="6"/>29<text:s text:c="3"/>0<text:s text:c="6"/>22<text:s text:c="22"/>74<text:s text:c="2"/>47<text:s text:c="33"/></text:span></text:p>
      <text:p text:style-name="P1288"><text:span text:style-name="T1288_1">06:29:11<text:s text:c="2"/>29<text:s text:c="38"/>19<text:s text:c="10"/>38<text:s text:c="6"/>10<text:s text:c="14"/>15<text:s text:c="6"/>28<text:s text:c="3"/>0<text:s text:c="6"/>22<text:s text:c="22"/>74<text:s text:c="2"/>47<text:s text:c="33"/></text:span></text:p>
      <text:p text:style-name="P1289"><text:span text:style-name="T1289_1">06:32:11<text:s text:c="2"/>29<text:s text:c="38"/>18<text:s text:c="10"/>37<text:s text:c="6"/>11<text:s text:c="14"/>16<text:s text:c="6"/>27<text:s text:c="3"/>1<text:s text:c="6"/>21<text:s text:c="22"/>73<text:s text:c="2"/>49<text:s text:c="33"/></text:span></text:p>
      <text:p text:style-name="P1290"><text:span text:style-name="T1290_1">06:32:46<text:s text:c="2"/>29<text:s text:c="38"/>18<text:s text:c="10"/>37<text:s text:c="6"/>11<text:s text:c="14"/>16<text:s text:c="6"/>27<text:s text:c="3"/>1<text:s text:c="6"/>21<text:s text:c="22"/>72<text:s text:c="2"/>49<text:s text:c="33"/></text:span></text:p>
      <text:p text:style-name="P1291"><text:span text:style-name="T1291_1">06:33:16<text:s text:c="2"/>29<text:s text:c="38"/>18<text:s text:c="10"/>37<text:s text:c="6"/>11<text:s text:c="14"/>17<text:s text:c="6"/>27<text:s text:c="3"/>1<text:s text:c="6"/>21<text:s text:c="22"/>72<text:s text:c="2"/>49<text:s text:c="33"/></text:span></text:p>
      <text:p text:style-name="P1292"><text:span text:style-name="T1292_1">06:34:46<text:s text:c="2"/>29<text:s text:c="38"/>18<text:s text:c="10"/>37<text:s text:c="6"/>12<text:s text:c="14"/>17<text:s text:c="6"/>26<text:s text:c="3"/>2<text:s text:c="6"/>21<text:s text:c="22"/>71<text:s text:c="2"/>50<text:s text:c="33"/></text:span></text:p>
      <text:p text:style-name="P1293"><text:span text:style-name="T1293_1">06:37:46<text:s text:c="2"/>29<text:s text:c="38"/>17<text:s text:c="10"/>36<text:s text:c="6"/>13<text:s text:c="14"/>18<text:s text:c="6"/>25<text:s text:c="3"/>2<text:s text:c="6"/>20<text:s text:c="22"/>70<text:s text:c="2"/>51<text:s text:c="33"/></text:span></text:p>
      <text:p text:style-name="P1294"><text:span text:style-name="T1294_1">06:38:11<text:s text:c="2"/>29<text:s text:c="38"/>17<text:s text:c="10"/>36<text:s text:c="6"/>13<text:s text:c="14"/>19<text:s text:c="6"/>25<text:s text:c="3"/>2<text:s text:c="6"/>20<text:s text:c="22"/>70<text:s text:c="2"/>51<text:s text:c="33"/></text:span></text:p>
      <text:p text:style-name="P1295"><text:span text:style-name="T1295_1">06:38:41<text:s text:c="2"/>29<text:s text:c="38"/>17<text:s text:c="10"/>36<text:s text:c="6"/>14<text:s text:c="14"/>19<text:s text:c="6"/>24<text:s text:c="3"/>3<text:s text:c="6"/>20<text:s text:c="22"/>69<text:s text:c="2"/>52<text:s text:c="33"/></text:span></text:p>
      <text:p text:style-name="P1296"><text:span text:style-name="T1296_1">06:40:31<text:s text:c="2"/>29<text:s text:c="38"/>17<text:s text:c="10"/>35<text:s text:c="6"/>14<text:s text:c="14"/>19<text:s text:c="6"/>24<text:s text:c="3"/>3<text:s text:c="6"/>19<text:s text:c="22"/>69<text:s text:c="2"/>52<text:s text:c="33"/></text:span></text:p>
      <text:p text:style-name="P1297"><text:span text:style-name="T1297_1">06:41:41<text:s text:c="2"/>29<text:s text:c="38"/>16<text:s text:c="10"/>35<text:s text:c="6"/>15<text:s text:c="14"/>20<text:s text:c="6"/>23<text:s text:c="3"/>3<text:s text:c="6"/>19<text:s text:c="22"/>68<text:s text:c="2"/>53<text:s text:c="33"/></text:span></text:p>
      <text:p text:style-name="P1298"><text:span text:style-name="T1298_1">06:43:16<text:s text:c="2"/>29<text:s text:c="38"/>16<text:s text:c="10"/>35<text:s text:c="6"/>16<text:s text:c="14"/>21<text:s text:c="6"/>23<text:s text:c="3"/>4<text:s text:c="6"/>19<text:s text:c="22"/>67<text:s text:c="2"/>54<text:s text:c="33"/></text:span></text:p>
      <text:p text:style-name="P1299"><text:span text:style-name="T1299_1">06:44:16<text:s text:c="2"/>29<text:s text:c="38"/>16<text:s text:c="10"/>34<text:s text:c="6"/>16<text:s text:c="14"/>21<text:s text:c="6"/>22<text:s text:c="3"/>4<text:s text:c="6"/>18<text:s text:c="22"/>67<text:s text:c="2"/>54<text:s text:c="33"/></text:span></text:p>
      <text:p text:style-name="P1300"><text:span text:style-name="T1300_1">06:45:16<text:s text:c="2"/>28<text:s text:c="38"/>16<text:s text:c="10"/>34<text:s text:c="6"/>16<text:s text:c="14"/>21<text:s text:c="6"/>22<text:s text:c="3"/>4<text:s text:c="6"/>18<text:s text:c="22"/>66<text:s text:c="2"/>54<text:s text:c="33"/></text:span></text:p>
      <text:p text:style-name="P1301"><text:span text:style-name="T1301_1">06:45:46<text:s text:c="2"/>28<text:s text:c="38"/>16<text:s text:c="10"/>34<text:s text:c="6"/>17<text:s text:c="14"/>21<text:s text:c="6"/>22<text:s text:c="3"/>4<text:s text:c="6"/>18<text:s text:c="22"/>66<text:s text:c="2"/>55<text:s text:c="33"/></text:span></text:p>
      <text:p text:style-name="P1302"><text:span text:style-name="T1302_1">06:48:46<text:s text:c="2"/>28<text:s text:c="38"/>15<text:s text:c="10"/>33<text:s text:c="6"/>18<text:s text:c="14"/>23<text:s text:c="6"/>20<text:s text:c="3"/>5<text:s text:c="6"/>17<text:s text:c="22"/>65<text:s text:c="2"/>56<text:s text:c="33"/></text:span></text:p>
      <text:p text:style-name="P1303"><text:span text:style-name="T1303_1">06:50:16<text:s text:c="2"/>28<text:s text:c="38"/>15<text:s text:c="10"/>33<text:s text:c="6"/>18<text:s text:c="14"/>23<text:s text:c="6"/>20<text:s text:c="3"/>5<text:s text:c="6"/>17<text:s text:c="22"/>64<text:s text:c="2"/>57<text:s text:c="33"/></text:span></text:p>
      <text:p text:style-name="P1304"><text:span text:style-name="T1304_1">06:50:46<text:s text:c="2"/>28<text:s text:c="38"/>15<text:s text:c="10"/>33<text:s text:c="6"/>19<text:s text:c="14"/>23<text:s text:c="6"/>20<text:s text:c="3"/>5<text:s text:c="6"/>17<text:s text:c="22"/>64<text:s text:c="2"/>57<text:s text:c="33"/></text:span></text:p>
      <text:p text:style-name="P1305"><text:span text:style-name="T1305_1">06:52:46<text:s text:c="2"/>28<text:s text:c="38"/>14<text:s text:c="10"/>32<text:s text:c="6"/>20<text:s text:c="14"/>24<text:s text:c="6"/>19<text:s text:c="3"/>6<text:s text:c="6"/>16<text:s text:c="22"/>63<text:s text:c="2"/>58<text:s text:c="33"/></text:span></text:p>
      <text:p text:style-name="P1306"><text:span text:style-name="T1306_1">06:53:46<text:s text:c="2"/>28<text:s text:c="38"/>14<text:s text:c="10"/>32<text:s text:c="6"/>20<text:s text:c="14"/>25<text:s text:c="6"/>18<text:s text:c="3"/>6<text:s text:c="6"/>16<text:s text:c="22"/>62<text:s text:c="2"/>58<text:s text:c="33"/></text:span></text:p>
      <text:p text:style-name="P1307"><text:span text:style-name="T1307_1">06:55:06<text:s text:c="2"/>27<text:s text:c="38"/>14<text:s text:c="10"/>32<text:s text:c="6"/>21<text:s text:c="14"/>25<text:s text:c="6"/>18<text:s text:c="3"/>7<text:s text:c="6"/>16<text:s text:c="22"/>62<text:s text:c="2"/>59<text:s text:c="33"/></text:span></text:p>
      <text:p text:style-name="P1308"><text:span text:style-name="T1308_1">Time</text:span><text:span text:style-name="T130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309"><text:span text:style-name="T1309_1">-------------------------------------------------------------------------------------------------------------------------------------------------------------------------</text:span></text:p>
      <text:p text:style-name="P1310"><text:span text:style-name="T1310_1">06:57:16<text:s text:c="2"/>27<text:s text:c="38"/>13<text:s text:c="10"/>31<text:s text:c="6"/>21<text:s text:c="14"/>26<text:s text:c="6"/>17<text:s text:c="3"/>7<text:s text:c="6"/>15<text:s text:c="22"/>61<text:s text:c="2"/>60<text:s text:c="33"/></text:span></text:p>
      <text:p text:style-name="P1311"><text:span text:style-name="T1311_1">06:58:16<text:s text:c="2"/>27<text:s text:c="38"/>13<text:s text:c="10"/>31<text:s text:c="6"/>22<text:s text:c="14"/>26<text:s text:c="6"/>17<text:s text:c="3"/>7<text:s text:c="6"/>15<text:s text:c="22"/>60<text:s text:c="2"/>60<text:s text:c="33"/></text:span></text:p>
      <text:p text:style-name="P1312"><text:span text:style-name="T1312_1">07:01:16<text:s text:c="2"/>27<text:s text:c="38"/>12<text:s text:c="10"/>30<text:s text:c="6"/>23<text:s text:c="14"/>28<text:s text:c="6"/>15<text:s text:c="3"/>8<text:s text:c="6"/>14<text:s text:c="22"/>59<text:s text:c="2"/>61<text:s text:c="33"/></text:span></text:p>
      <text:p text:style-name="P1313"><text:span text:style-name="T1313_1">07:01:46<text:s text:c="2"/>26<text:s text:c="38"/>12<text:s text:c="10"/>30<text:s text:c="6"/>23<text:s text:c="14"/>28<text:s text:c="6"/>15<text:s text:c="3"/>8<text:s text:c="6"/>14<text:s text:c="22"/>59<text:s text:c="2"/>62<text:s text:c="33"/></text:span></text:p>
      <text:p text:style-name="P1314"><text:span text:style-name="T1314_1">07:02:46<text:s text:c="2"/>26<text:s text:c="38"/>12<text:s text:c="10"/>30<text:s text:c="6"/>24<text:s text:c="14"/>28<text:s text:c="6"/>15<text:s text:c="3"/>8<text:s text:c="6"/>13<text:s text:c="22"/>58<text:s text:c="2"/>62<text:s text:c="33"/></text:span></text:p>
      <text:p text:style-name="P1315"><text:span text:style-name="T1315_1">07:03:11<text:s text:c="2"/>26<text:s text:c="38"/>12<text:s text:c="10"/>30<text:s text:c="6"/>24<text:s text:c="14"/>28<text:s text:c="6"/>15<text:s text:c="3"/>9<text:s text:c="6"/>13<text:s text:c="22"/>58<text:s text:c="2"/>62<text:s text:c="33"/></text:span></text:p>
      <text:p text:style-name="P1316"><text:span text:style-name="T1316_1">07:04:11<text:s text:c="2"/>26<text:s text:c="38"/>12<text:s text:c="10"/>30<text:s text:c="6"/>25<text:s text:c="14"/>29<text:s text:c="6"/>14<text:s text:c="3"/>9<text:s text:c="6"/>13<text:s text:c="22"/>58<text:s text:c="2"/>63<text:s text:c="33"/></text:span></text:p>
      <text:p text:style-name="P1317"><text:span text:style-name="T1317_1">07:06:21<text:s text:c="2"/>26<text:s text:c="38"/>11<text:s text:c="10"/>29<text:s text:c="6"/>26<text:s text:c="14"/>30<text:s text:c="6"/>13<text:s text:c="3"/>9<text:s text:c="6"/>12<text:s text:c="22"/>57<text:s text:c="2"/>64<text:s text:c="33"/></text:span></text:p>
      <text:p text:style-name="P1318"><text:span text:style-name="T1318_1">07:09:21<text:s text:c="2"/>25<text:s text:c="38"/>11<text:s text:c="10"/>29<text:s text:c="6"/>27<text:s text:c="14"/>31<text:s text:c="6"/>12<text:s text:c="2"/>10<text:s text:c="6"/>11<text:s text:c="22"/>56<text:s text:c="2"/>65<text:s text:c="33"/></text:span></text:p>
      <text:p text:style-name="P1319"><text:span text:style-name="T1319_1">07:10:16<text:s text:c="2"/>25<text:s text:c="38"/>11<text:s text:c="10"/>28<text:s text:c="6"/>27<text:s text:c="14"/>31<text:s text:c="6"/>12<text:s text:c="2"/>10<text:s text:c="6"/>11<text:s text:c="22"/>55<text:s text:c="2"/>65<text:s text:c="33"/></text:span></text:p>
      <text:p text:style-name="P1320"><text:span text:style-name="T1320_1">07:10:46<text:s text:c="2"/>25<text:s text:c="38"/>10<text:s text:c="10"/>28<text:s text:c="6"/>28<text:s text:c="14"/>31<text:s text:c="6"/>12<text:s text:c="2"/>10<text:s text:c="6"/>11<text:s text:c="22"/>55<text:s text:c="2"/>65<text:s text:c="33"/></text:span></text:p>
      <text:p text:style-name="P1321"><text:span text:style-name="T1321_1">07:11:16<text:s text:c="2"/>25<text:s text:c="38"/>10<text:s text:c="10"/>28<text:s text:c="6"/>28<text:s text:c="14"/>31<text:s text:c="6"/>11<text:s text:c="2"/>11<text:s text:c="6"/>11<text:s text:c="22"/>55<text:s text:c="2"/>66<text:s text:c="33"/></text:span></text:p>
      <text:p text:style-name="P1322"><text:span text:style-name="T1322_1">07:11:46<text:s text:c="2"/>25<text:s text:c="38"/>10<text:s text:c="10"/>28<text:s text:c="6"/>28<text:s text:c="14"/>32<text:s text:c="6"/>11<text:s text:c="2"/>11<text:s text:c="6"/>11<text:s text:c="22"/>55<text:s text:c="2"/>66<text:s text:c="33"/></text:span></text:p>
      <text:p text:style-name="P1323"><text:span text:style-name="T1323_1">07:12:16<text:s text:c="2"/>25<text:s text:c="38"/>10<text:s text:c="10"/>28<text:s text:c="6"/>28<text:s text:c="14"/>32<text:s text:c="6"/>11<text:s text:c="2"/>11<text:s text:c="6"/>11<text:s text:c="22"/>54<text:s text:c="2"/>66<text:s text:c="33"/></text:span></text:p>
      <text:p text:style-name="P1324"><text:span text:style-name="T1324_1">07:14:16<text:s text:c="2"/>24<text:s text:c="38"/>10<text:s text:c="10"/>27<text:s text:c="6"/>29<text:s text:c="14"/>33<text:s text:c="6"/>10<text:s text:c="2"/>11<text:s text:c="6"/>10<text:s text:c="22"/>53<text:s text:c="2"/>67<text:s text:c="33"/></text:span></text:p>
      <text:p text:style-name="P1325"><text:span text:style-name="T1325_1">07:15:46<text:s text:c="2"/>24<text:s text:c="39"/>9<text:s text:c="10"/>27<text:s text:c="6"/>30<text:s text:c="14"/>33<text:s text:c="6"/>10<text:s text:c="2"/>12<text:s text:c="6"/>10<text:s text:c="22"/>53<text:s text:c="2"/>67<text:s text:c="33"/></text:span></text:p>
      <text:p text:style-name="P1326"><text:span text:style-name="T1326_1">07:16:11<text:s text:c="2"/>24<text:s text:c="39"/>9<text:s text:c="10"/>27<text:s text:c="6"/>30<text:s text:c="14"/>33<text:s text:c="7"/>9<text:s text:c="2"/>12<text:s text:c="7"/>9<text:s text:c="22"/>53<text:s text:c="2"/>68<text:s text:c="33"/></text:span></text:p>
      <text:p text:style-name="P1327"><text:span text:style-name="T1327_1">07:17:46<text:s text:c="2"/>24<text:s text:c="39"/>9<text:s text:c="10"/>27<text:s text:c="6"/>31<text:s text:c="14"/>34<text:s text:c="7"/>9<text:s text:c="2"/>12<text:s text:c="7"/>9<text:s text:c="22"/>52<text:s text:c="2"/>68<text:s text:c="33"/></text:span></text:p>
      <text:p text:style-name="P1328"><text:span text:style-name="T1328_1">07:18:11<text:s text:c="2"/>24<text:s text:c="39"/>9<text:s text:c="10"/>26<text:s text:c="6"/>31<text:s text:c="14"/>34<text:s text:c="7"/>9<text:s text:c="2"/>12<text:s text:c="7"/>9<text:s text:c="22"/>52<text:s text:c="2"/>68<text:s text:c="33"/></text:span></text:p>
      <text:p text:style-name="P1329"><text:span text:style-name="T1329_1">07:18:46<text:s text:c="2"/>23<text:s text:c="39"/>9<text:s text:c="10"/>26<text:s text:c="6"/>31<text:s text:c="14"/>34<text:s text:c="7"/>8<text:s text:c="2"/>13<text:s text:c="7"/>9<text:s text:c="22"/>52<text:s text:c="2"/>69<text:s text:c="33"/></text:span></text:p>
      <text:p text:style-name="P1330"><text:span text:style-name="T1330_1">07:19:11<text:s text:c="2"/>23<text:s text:c="39"/>9<text:s text:c="10"/>26<text:s text:c="6"/>31<text:s text:c="14"/>35<text:s text:c="7"/>8<text:s text:c="2"/>13<text:s text:c="7"/>8<text:s text:c="22"/>51<text:s text:c="2"/>69<text:s text:c="33"/></text:span></text:p>
      <text:p text:style-name="P1331"><text:span text:style-name="T1331_1">07:19:41<text:s text:c="2"/>23<text:s text:c="39"/>9<text:s text:c="10"/>26<text:s text:c="6"/>32<text:s text:c="14"/>35<text:s text:c="7"/>8<text:s text:c="2"/>13<text:s text:c="7"/>8<text:s text:c="22"/>51<text:s text:c="2"/>69<text:s text:c="33"/></text:span></text:p>
      <text:p text:style-name="P1332"><text:span text:style-name="T1332_1">07:20:46<text:s text:c="2"/>23<text:s text:c="39"/>8<text:s text:c="10"/>26<text:s text:c="6"/>32<text:s text:c="14"/>35<text:s text:c="7"/>8<text:s text:c="2"/>13<text:s text:c="7"/>8<text:s text:c="22"/>51<text:s text:c="2"/>69<text:s text:c="33"/></text:span></text:p>
      <text:p text:style-name="P1333"><text:span text:style-name="T1333_1">07:21:46<text:s text:c="2"/>23<text:s text:c="39"/>8<text:s text:c="10"/>26<text:s text:c="6"/>33<text:s text:c="14"/>35<text:s text:c="7"/>7<text:s text:c="2"/>13<text:s text:c="7"/>8<text:s text:c="22"/>50<text:s text:c="2"/>70<text:s text:c="33"/></text:span></text:p>
      <text:p text:style-name="P1334"><text:span text:style-name="T1334_1">07:22:16<text:s text:c="2"/>23<text:s text:c="39"/>8<text:s text:c="10"/>25<text:s text:c="6"/>33<text:s text:c="14"/>36<text:s text:c="7"/>7<text:s text:c="2"/>14<text:s text:c="7"/>7<text:s text:c="22"/>50<text:s text:c="2"/>70<text:s text:c="33"/></text:span></text:p>
      <text:p text:style-name="P1335"><text:span text:style-name="T1335_1">07:23:46<text:s text:c="2"/>22<text:s text:c="39"/>8<text:s text:c="10"/>25<text:s text:c="6"/>34<text:s text:c="14"/>36<text:s text:c="7"/>6<text:s text:c="2"/>14<text:s text:c="7"/>7<text:s text:c="22"/>49<text:s text:c="2"/>70<text:s text:c="33"/></text:span></text:p>
      <text:p text:style-name="P1336"><text:span text:style-name="T1336_1">07:24:16<text:s text:c="2"/>22<text:s text:c="39"/>8<text:s text:c="10"/>25<text:s text:c="6"/>34<text:s text:c="14"/>36<text:s text:c="7"/>6<text:s text:c="2"/>14<text:s text:c="7"/>7<text:s text:c="22"/>49<text:s text:c="2"/>71<text:s text:c="33"/></text:span></text:p>
      <text:p text:style-name="P1337"><text:span text:style-name="T1337_1">07:24:46<text:s text:c="2"/>22<text:s text:c="39"/>8<text:s text:c="10"/>25<text:s text:c="6"/>34<text:s text:c="14"/>37<text:s text:c="7"/>6<text:s text:c="2"/>14<text:s text:c="7"/>7<text:s text:c="22"/>49<text:s text:c="2"/>71<text:s text:c="33"/></text:span></text:p>
      <text:p text:style-name="P1338"><text:span text:style-name="T1338_1">07:27:46<text:s text:c="2"/>22<text:s text:c="39"/>7<text:s text:c="10"/>24<text:s text:c="6"/>35<text:s text:c="14"/>38<text:s text:c="7"/>5<text:s text:c="2"/>15<text:s text:c="7"/>6<text:s text:c="22"/>48<text:s text:c="2"/>72<text:s text:c="33"/></text:span></text:p>
      <text:p text:style-name="P1339"><text:span text:style-name="T1339_1">07:28:16<text:s text:c="2"/>21<text:s text:c="39"/>7<text:s text:c="10"/>24<text:s text:c="6"/>36<text:s text:c="14"/>38<text:s text:c="7"/>5<text:s text:c="2"/>15<text:s text:c="7"/>5<text:s text:c="22"/>48<text:s text:c="2"/>72<text:s text:c="33"/></text:span></text:p>
      <text:p text:style-name="P1340"><text:span text:style-name="T1340_1">07:29:41<text:s text:c="2"/>21<text:s text:c="39"/>7<text:s text:c="10"/>24<text:s text:c="6"/>36<text:s text:c="14"/>38<text:s text:c="7"/>4<text:s text:c="2"/>16<text:s text:c="7"/>5<text:s text:c="22"/>47<text:s text:c="2"/>72<text:s text:c="33"/></text:span></text:p>
      <text:p text:style-name="P1341"><text:span text:style-name="T1341_1">07:31:41<text:s text:c="2"/>21<text:s text:c="39"/>6<text:s text:c="10"/>23<text:s text:c="6"/>37<text:s text:c="14"/>39<text:s text:c="7"/>3<text:s text:c="2"/>16<text:s text:c="7"/>4<text:s text:c="22"/>46<text:s text:c="2"/>73<text:s text:c="33"/></text:span></text:p>
      <text:p text:style-name="P1342"><text:span text:style-name="T1342_1">07:32:16<text:s text:c="2"/>20<text:s text:c="39"/>6<text:s text:c="10"/>23<text:s text:c="6"/>38<text:s text:c="14"/>39<text:s text:c="7"/>3<text:s text:c="2"/>16<text:s text:c="7"/>4<text:s text:c="22"/>46<text:s text:c="2"/>73<text:s text:c="33"/></text:span></text:p>
      <text:p text:style-name="P1343"><text:span text:style-name="T1343_1">07:32:36<text:s text:c="2"/>20<text:s text:c="39"/>6<text:s text:c="10"/>23<text:s text:c="6"/>38<text:s text:c="14"/>40<text:s text:c="7"/>3<text:s text:c="2"/>16<text:s text:c="7"/>4<text:s text:c="22"/>46<text:s text:c="2"/>73<text:s text:c="33"/></text:span></text:p>
      <text:p text:style-name="P1344"><text:span text:style-name="T1344_1">07:33:46<text:s text:c="2"/>20<text:s text:c="39"/>6<text:s text:c="10"/>23<text:s text:c="6"/>38<text:s text:c="14"/>40<text:s text:c="7"/>3<text:s text:c="2"/>17<text:s text:c="7"/>4<text:s text:c="22"/>45<text:s text:c="2"/>74<text:s text:c="33"/></text:span></text:p>
      <text:p text:style-name="P1345"><text:span text:style-name="T1345_1">07:34:16<text:s text:c="2"/>20<text:s text:c="19"/>0<text:s text:c="19"/>6<text:s text:c="10"/>23<text:s text:c="6"/>39<text:s text:c="14"/>40<text:s text:c="7"/>2<text:s text:c="2"/>17<text:s text:c="7"/>3<text:s text:c="22"/>45<text:s text:c="2"/>74<text:s text:c="33"/></text:span></text:p>
      <text:p text:style-name="P1346"><text:span text:style-name="T1346_1">07:34:46<text:s text:c="2"/>20<text:s text:c="19"/>0<text:s text:c="19"/>6<text:s text:c="10"/>22<text:s text:c="6"/>39<text:s text:c="14"/>40<text:s text:c="7"/>2<text:s text:c="2"/>17<text:s text:c="7"/>3<text:s text:c="22"/>45<text:s text:c="2"/>74<text:s text:c="33"/></text:span></text:p>
      <text:p text:style-name="P1347"><text:span text:style-name="T1347_1">07:36:16<text:s text:c="2"/>20<text:s text:c="19"/>0<text:s text:c="19"/>5<text:s text:c="10"/>22<text:s text:c="6"/>40<text:s text:c="14"/>41<text:s text:c="7"/>2<text:s text:c="2"/>17<text:s text:c="7"/>3<text:s text:c="22"/>45<text:s text:c="2"/>74<text:s text:c="33"/></text:span></text:p>
      <text:p text:style-name="P1348"><text:span text:style-name="T1348_1">07:36:46<text:s text:c="2"/>19<text:s text:c="19"/>0<text:s text:c="19"/>5<text:s text:c="10"/>22<text:s text:c="6"/>40<text:s text:c="14"/>41<text:s text:c="7"/>1<text:s text:c="2"/>18<text:s text:c="7"/>3<text:s text:c="22"/>44<text:s text:c="2"/>74<text:s text:c="33"/></text:span></text:p>
      <text:p text:style-name="P1349"><text:span text:style-name="T1349_1">07:37:16<text:s text:c="2"/>19<text:s text:c="19"/>0<text:s text:c="19"/>5<text:s text:c="10"/>22<text:s text:c="6"/>40<text:s text:c="14"/>41<text:s text:c="7"/>1<text:s text:c="2"/>18<text:s text:c="7"/>2<text:s text:c="22"/>44<text:s text:c="2"/>74<text:s text:c="33"/></text:span></text:p>
      <text:p text:style-name="P1350"><text:span text:style-name="T1350_1">Time</text:span><text:span text:style-name="T135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351"><text:span text:style-name="T1351_1">-------------------------------------------------------------------------------------------------------------------------------------------------------------------------</text:span></text:p>
      <text:p text:style-name="P1352"><text:span text:style-name="T1352_1">07:37:46<text:s text:c="2"/>19<text:s text:c="19"/>0<text:s text:c="19"/>5<text:s text:c="10"/>22<text:s text:c="6"/>40<text:s text:c="14"/>41<text:s text:c="7"/>1<text:s text:c="2"/>18<text:s text:c="7"/>2<text:s text:c="22"/>44<text:s text:c="2"/>75<text:s text:c="33"/></text:span></text:p>
      <text:p text:style-name="P1353"><text:span text:style-name="T1353_1">07:39:16<text:s text:c="2"/>19<text:s text:c="19"/>1<text:s text:c="19"/>5<text:s text:c="10"/>21<text:s text:c="6"/>41<text:s text:c="14"/>42<text:s text:c="7"/>0<text:s text:c="2"/>18<text:s text:c="7"/>2<text:s text:c="22"/>43<text:s text:c="2"/>75<text:s text:c="33"/></text:span></text:p>
      <text:p text:style-name="P1354"><text:span text:style-name="T1354_1">07:40:41<text:s text:c="2"/>19<text:s text:c="19"/>1<text:s text:c="19"/>5<text:s text:c="10"/>21<text:s text:c="6"/>42<text:s text:c="14"/>42<text:s text:c="7"/>0<text:s text:c="2"/>19<text:s text:c="7"/>1<text:s text:c="22"/>43<text:s text:c="2"/>75<text:s text:c="33"/></text:span></text:p>
      <text:p text:style-name="P1355"><text:span text:style-name="T1355_1">07:41:11<text:s text:c="2"/>18<text:s text:c="19"/>1<text:s text:c="19"/>4<text:s text:c="10"/>21<text:s text:c="6"/>42<text:s text:c="14"/>43<text:s text:c="7"/>0<text:s text:c="2"/>19<text:s text:c="7"/>1<text:s text:c="22"/>43<text:s text:c="2"/>75<text:s text:c="33"/></text:span></text:p>
      <text:p text:style-name="P1356"><text:span text:style-name="T1356_1">07:41:41<text:s text:c="2"/>18<text:s text:c="19"/>1<text:s text:c="19"/>4<text:s text:c="10"/>21<text:s text:c="6"/>42<text:s text:c="14"/>43<text:s text:c="7"/>0<text:s text:c="2"/>19<text:s text:c="7"/>1<text:s text:c="22"/>42<text:s text:c="2"/>75<text:s text:c="33"/></text:span></text:p>
      <text:p text:style-name="P1357"><text:span text:style-name="T1357_1">07:42:46<text:s text:c="2"/>18<text:s text:c="19"/>1<text:s text:c="19"/>4<text:s text:c="10"/>21<text:s text:c="6"/>43<text:s text:c="14"/>43<text:s text:c="7"/>0<text:s text:c="2"/>19<text:s text:c="7"/>1<text:s text:c="22"/>42<text:s text:c="2"/>75<text:s text:c="33"/></text:span></text:p>
      <text:p text:style-name="P1358"><text:span text:style-name="T1358_1">07:43:11<text:s text:c="2"/>18<text:s text:c="19"/>1<text:s text:c="19"/>4<text:s text:c="10"/>20<text:s text:c="6"/>43<text:s text:c="14"/>43<text:s text:c="10"/>19<text:s text:c="7"/>0<text:s text:c="22"/>42<text:s text:c="2"/>75<text:s text:c="33"/></text:span></text:p>
      <text:p text:style-name="P1359"><text:span text:style-name="T1359_1">07:44:46<text:s text:c="2"/>18<text:s text:c="19"/>2<text:s text:c="19"/>4<text:s text:c="10"/>20<text:s text:c="6"/>44<text:s text:c="14"/>44<text:s text:c="10"/>20<text:s text:c="7"/>0<text:s text:c="22"/>41<text:s text:c="2"/>76<text:s text:c="33"/></text:span></text:p>
      <text:p text:style-name="P1360"><text:span text:style-name="T1360_1">07:45:06<text:s text:c="2"/>17<text:s text:c="19"/>2<text:s text:c="19"/>4<text:s text:c="10"/>20<text:s text:c="6"/>44<text:s text:c="14"/>44<text:s text:c="10"/>20<text:s text:c="7"/>0<text:s text:c="22"/>41<text:s text:c="2"/>76<text:s text:c="33"/></text:span></text:p>
      <text:p text:style-name="P1361"><text:span text:style-name="T1361_1">07:46:16<text:s text:c="2"/>17<text:s text:c="19"/>2<text:s text:c="19"/>3<text:s text:c="10"/>20<text:s text:c="6"/>45<text:s text:c="14"/>44<text:s text:c="10"/>20<text:s text:c="7"/>0<text:s text:c="22"/>41<text:s text:c="2"/>76<text:s text:c="33"/></text:span></text:p>
      <text:p text:style-name="P1362"><text:span text:style-name="T1362_1">07:47:16<text:s text:c="2"/>17<text:s text:c="19"/>2<text:s text:c="19"/>3<text:s text:c="10"/>19<text:s text:c="6"/>45<text:s text:c="14"/>45<text:s text:c="10"/>21<text:s text:c="30"/>40<text:s text:c="2"/>76<text:s text:c="33"/></text:span></text:p>
      <text:p text:style-name="P1363"><text:span text:style-name="T1363_1">07:48:46<text:s text:c="2"/>17<text:s text:c="19"/>3<text:s text:c="19"/>3<text:s text:c="10"/>19<text:s text:c="6"/>46<text:s text:c="14"/>45<text:s text:c="10"/>21<text:s text:c="30"/>40<text:s text:c="2"/>76<text:s text:c="33"/></text:span></text:p>
      <text:p text:style-name="P1364"><text:span text:style-name="T1364_1">07:49:16<text:s text:c="2"/>16<text:s text:c="19"/>3<text:s text:c="19"/>3<text:s text:c="10"/>19<text:s text:c="6"/>46<text:s text:c="14"/>45<text:s text:c="10"/>21<text:s text:c="30"/>40<text:s text:c="2"/>76<text:s text:c="33"/></text:span></text:p>
      <text:p text:style-name="P1365"><text:span text:style-name="T1365_1">07:49:46<text:s text:c="2"/>16<text:s text:c="19"/>3<text:s text:c="19"/>3<text:s text:c="10"/>19<text:s text:c="6"/>46<text:s text:c="14"/>45<text:s text:c="10"/>21<text:s text:c="30"/>39<text:s text:c="2"/>76<text:s text:c="33"/></text:span></text:p>
      <text:p text:style-name="P1366"><text:span text:style-name="T1366_1">07:50:16<text:s text:c="2"/>16<text:s text:c="19"/>3<text:s text:c="19"/>3<text:s text:c="10"/>19<text:s text:c="6"/>47<text:s text:c="14"/>46<text:s text:c="10"/>21<text:s text:c="30"/>39<text:s text:c="2"/>76<text:s text:c="33"/></text:span></text:p>
      <text:p text:style-name="P1367"><text:span text:style-name="T1367_1">07:50:46<text:s text:c="2"/>16<text:s text:c="19"/>3<text:s text:c="19"/>3<text:s text:c="10"/>18<text:s text:c="6"/>47<text:s text:c="14"/>46<text:s text:c="10"/>22<text:s text:c="30"/>39<text:s text:c="2"/>76<text:s text:c="33"/></text:span></text:p>
      <text:p text:style-name="P1368"><text:span text:style-name="T1368_1">07:51:46<text:s text:c="2"/>16<text:s text:c="19"/>3<text:s text:c="19"/>2<text:s text:c="10"/>18<text:s text:c="6"/>47<text:s text:c="14"/>46<text:s text:c="10"/>22<text:s text:c="30"/>39<text:s text:c="2"/>76<text:s text:c="33"/></text:span></text:p>
      <text:p text:style-name="P1369"><text:span text:style-name="T1369_1">07:52:46<text:s text:c="2"/>16<text:s text:c="19"/>4<text:s text:c="19"/>2<text:s text:c="10"/>18<text:s text:c="6"/>48<text:s text:c="14"/>46<text:s text:c="10"/>22<text:s text:c="30"/>38<text:s text:c="2"/>76<text:s text:c="33"/></text:span></text:p>
      <text:p text:style-name="P1370"><text:span text:style-name="T1370_1">07:53:11<text:s text:c="2"/>15<text:s text:c="7"/>0<text:s text:c="11"/>4<text:s text:c="19"/>2<text:s text:c="10"/>18<text:s text:c="6"/>48<text:s text:c="14"/>46<text:s text:c="10"/>22<text:s text:c="30"/>38<text:s text:c="2"/>76<text:s text:c="33"/></text:span></text:p>
      <text:p text:style-name="P1371"><text:span text:style-name="T1371_1">07:53:41<text:s text:c="2"/>15<text:s text:c="7"/>0<text:s text:c="11"/>4<text:s text:c="19"/>2<text:s text:c="10"/>18<text:s text:c="6"/>48<text:s text:c="14"/>47<text:s text:c="10"/>22<text:s text:c="30"/>38<text:s text:c="2"/>76<text:s text:c="33"/></text:span></text:p>
      <text:p text:style-name="P1372"><text:span text:style-name="T1372_1">07:54:11<text:s text:c="2"/>15<text:s text:c="7"/>0<text:s text:c="11"/>4<text:s text:c="19"/>2<text:s text:c="10"/>18<text:s text:c="6"/>48<text:s text:c="14"/>47<text:s text:c="10"/>23<text:s text:c="30"/>38<text:s text:c="2"/>76<text:s text:c="33"/></text:span></text:p>
      <text:p text:style-name="P1373"><text:span text:style-name="T1373_1">07:54:16<text:s text:c="2"/>15<text:s text:c="7"/>0<text:s text:c="11"/>4<text:s text:c="19"/>2<text:s text:c="10"/>18<text:s text:c="6"/>49<text:s text:c="14"/>47<text:s text:c="10"/>23<text:s text:c="30"/>38<text:s text:c="2"/>76<text:s text:c="33"/></text:span></text:p>
      <text:p text:style-name="P1374"><text:span text:style-name="T1374_1">07:56:16<text:s text:c="2"/>15<text:s text:c="7"/>0<text:s text:c="11"/>5<text:s text:c="19"/>2<text:s text:c="10"/>17<text:s text:c="6"/>50<text:s text:c="14"/>47<text:s text:c="10"/>23<text:s text:c="30"/>37<text:s text:c="2"/>75<text:s text:c="33"/></text:span></text:p>
      <text:p text:style-name="P1375"><text:span text:style-name="T1375_1">07:57:11<text:s text:c="2"/>14<text:s text:c="7"/>0<text:s text:c="11"/>5<text:s text:c="19"/>2<text:s text:c="7"/>0<text:s text:c="2"/>17<text:s text:c="6"/>50<text:s text:c="14"/>48<text:s text:c="10"/>23<text:s text:c="15"/>0<text:s text:c="14"/>37<text:s text:c="2"/>75<text:s text:c="33"/></text:span></text:p>
      <text:p text:style-name="P1376"><text:span text:style-name="T1376_1">07:57:16<text:s text:c="2"/>14<text:s text:c="7"/>0<text:s text:c="11"/>5<text:s text:c="19"/>2<text:s text:c="7"/>0<text:s text:c="2"/>17<text:s text:c="6"/>50<text:s text:c="14"/>48<text:s text:c="10"/>24<text:s text:c="15"/>0<text:s text:c="14"/>37<text:s text:c="2"/>75<text:s text:c="33"/></text:span></text:p>
      <text:p text:style-name="P1377"><text:span text:style-name="T1377_1">08:00:16<text:s text:c="2"/>14<text:s text:c="7"/>1<text:s text:c="11"/>6<text:s text:c="19"/>1<text:s text:c="7"/>0<text:s text:c="2"/>16<text:s text:c="6"/>52<text:s text:c="14"/>48<text:s text:c="10"/>24<text:s text:c="15"/>0<text:s text:c="14"/>36<text:s text:c="2"/>75<text:s text:c="33"/></text:span></text:p>
      <text:p text:style-name="P1378"><text:span text:style-name="T1378_1">08:00:36<text:s text:c="2"/>14<text:s text:c="7"/>1<text:s text:c="11"/>6<text:s text:c="19"/>1<text:s text:c="7"/>0<text:s text:c="2"/>16<text:s text:c="6"/>52<text:s text:c="14"/>48<text:s text:c="10"/>25<text:s text:c="15"/>0<text:s text:c="14"/>36<text:s text:c="2"/>75<text:s text:c="33"/></text:span></text:p>
      <text:p text:style-name="P1379"><text:span text:style-name="T1379_1">08:00:46<text:s text:c="2"/>14<text:s text:c="7"/>1<text:s text:c="11"/>6<text:s text:c="19"/>1<text:s text:c="7"/>0<text:s text:c="2"/>16<text:s text:c="6"/>52<text:s text:c="14"/>49<text:s text:c="10"/>25<text:s text:c="15"/>0<text:s text:c="14"/>35<text:s text:c="2"/>75<text:s text:c="33"/></text:span></text:p>
      <text:p text:style-name="P1380"><text:span text:style-name="T1380_1">08:00:51<text:s text:c="2"/>14<text:s text:c="7"/>1<text:s text:c="11"/>6<text:s text:c="19"/>1<text:s text:c="7"/>1<text:s text:c="2"/>16<text:s text:c="6"/>52<text:s text:c="14"/>49<text:s text:c="10"/>25<text:s text:c="15"/>0<text:s text:c="14"/>35<text:s text:c="2"/>75<text:s text:c="33"/></text:span></text:p>
      <text:p text:style-name="P1381"><text:span text:style-name="T1381_1">08:01:16<text:s text:c="2"/>13<text:s text:c="7"/>1<text:s text:c="11"/>6<text:s text:c="19"/>1<text:s text:c="7"/>1<text:s text:c="2"/>16<text:s text:c="6"/>52<text:s text:c="14"/>49<text:s text:c="10"/>25<text:s text:c="15"/>0<text:s text:c="14"/>35<text:s text:c="2"/>74<text:s text:c="33"/></text:span></text:p>
      <text:p text:style-name="P1382"><text:span text:style-name="T1382_1">08:01:46<text:s text:c="2"/>13<text:s text:c="7"/>2<text:s text:c="11"/>6<text:s text:c="19"/>1<text:s text:c="7"/>1<text:s text:c="2"/>16<text:s text:c="6"/>52<text:s text:c="14"/>49<text:s text:c="10"/>25<text:s text:c="15"/>1<text:s text:c="14"/>35<text:s text:c="2"/>74<text:s text:c="33"/></text:span></text:p>
      <text:p text:style-name="P1383"><text:span text:style-name="T1383_1">08:02:16<text:s text:c="2"/>13<text:s text:c="7"/>2<text:s text:c="11"/>6<text:s text:c="19"/>1<text:s text:c="7"/>1<text:s text:c="2"/>16<text:s text:c="6"/>53<text:s text:c="14"/>49<text:s text:c="10"/>25<text:s text:c="15"/>1<text:s text:c="14"/>35<text:s text:c="2"/>74<text:s text:c="33"/></text:span></text:p>
      <text:p text:style-name="P1384"><text:span text:style-name="T1384_1">08:02:46<text:s text:c="2"/>13<text:s text:c="7"/>2<text:s text:c="11"/>6<text:s text:c="19"/>1<text:s text:c="7"/>1<text:s text:c="2"/>15<text:s text:c="6"/>53<text:s text:c="14"/>49<text:s text:c="10"/>25<text:s text:c="15"/>1<text:s text:c="14"/>35<text:s text:c="2"/>74<text:s text:c="33"/></text:span></text:p>
      <text:p text:style-name="P1385"><text:span text:style-name="T1385_1">08:04:16<text:s text:c="2"/>13<text:s text:c="7"/>2<text:s text:c="11"/>7<text:s text:c="19"/>0<text:s text:c="7"/>1<text:s text:c="2"/>15<text:s text:c="6"/>54<text:s text:c="14"/>49<text:s text:c="10"/>26<text:s text:c="15"/>1<text:s text:c="14"/>34<text:s text:c="2"/>74<text:s text:c="33"/></text:span></text:p>
      <text:p text:style-name="P1386"><text:span text:style-name="T1386_1">08:07:16<text:s text:c="2"/>12<text:s text:c="7"/>3<text:s text:c="11"/>7<text:s text:c="19"/>0<text:s text:c="7"/>2<text:s text:c="2"/>14<text:s text:c="6"/>55<text:s text:c="14"/>50<text:s text:c="10"/>27<text:s text:c="15"/>2<text:s text:c="14"/>33<text:s text:c="2"/>73<text:s text:c="33"/></text:span></text:p>
      <text:p text:style-name="P1387"><text:span text:style-name="T1387_1">08:08:31<text:s text:c="2"/>12<text:s text:c="7"/>3<text:s text:c="11"/>8<text:s text:c="19"/>0<text:s text:c="7"/>3<text:s text:c="2"/>14<text:s text:c="6"/>56<text:s text:c="14"/>50<text:s text:c="10"/>27<text:s text:c="15"/>2<text:s text:c="14"/>33<text:s text:c="2"/>72<text:s text:c="33"/></text:span></text:p>
      <text:p text:style-name="P1388"><text:span text:style-name="T1388_1">08:10:16<text:s text:c="2"/>11<text:s text:c="7"/>4<text:s text:c="11"/>8<text:s text:c="19"/>0<text:s text:c="7"/>3<text:s text:c="2"/>13<text:s text:c="6"/>57<text:s text:c="14"/>51<text:s text:c="10"/>28<text:s text:c="15"/>3<text:s text:c="14"/>32<text:s text:c="2"/>72<text:s text:c="33"/></text:span></text:p>
      <text:p text:style-name="P1389"><text:span text:style-name="T1389_1">08:13:16<text:s text:c="2"/>10<text:s text:c="7"/>5<text:s text:c="11"/>9<text:s text:c="27"/>4<text:s text:c="2"/>13<text:s text:c="6"/>58<text:s text:c="14"/>51<text:s text:c="10"/>29<text:s text:c="15"/>3<text:s text:c="14"/>31<text:s text:c="2"/>71<text:s text:c="33"/></text:span></text:p>
      <text:p text:style-name="P1390"><text:span text:style-name="T1390_1">08:16:16<text:s text:c="2"/>10<text:s text:c="7"/>5<text:s text:c="10"/>10<text:s text:c="27"/>5<text:s text:c="2"/>12<text:s text:c="6"/>60<text:s text:c="14"/>52<text:s text:c="10"/>30<text:s text:c="15"/>4<text:s text:c="14"/>30<text:s text:c="2"/>70<text:s text:c="33"/></text:span></text:p>
      <text:p text:style-name="P1391"><text:span text:style-name="T1391_1">08:19:16<text:s text:c="3"/>9<text:s text:c="7"/>6<text:s text:c="10"/>11<text:s text:c="27"/>6<text:s text:c="2"/>11<text:s text:c="6"/>61<text:s text:c="14"/>52<text:s text:c="10"/>31<text:s text:c="15"/>5<text:s text:c="14"/>29<text:s text:c="2"/>69<text:s text:c="33"/></text:span></text:p>
      <text:p text:style-name="P1392"><text:span text:style-name="T1392_1">Time</text:span><text:span text:style-name="T139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393"><text:span text:style-name="T1393_1">-------------------------------------------------------------------------------------------------------------------------------------------------------------------------</text:span></text:p>
      <text:p text:style-name="P1394"><text:span text:style-name="T1394_1">08:22:11<text:s text:c="3"/>8<text:s text:c="7"/>7<text:s text:c="10"/>11<text:s text:c="27"/>6<text:s text:c="2"/>10<text:s text:c="6"/>63<text:s text:c="14"/>53<text:s text:c="10"/>32<text:s text:c="15"/>6<text:s text:c="14"/>28<text:s text:c="2"/>67<text:s text:c="33"/></text:span></text:p>
      <text:p text:style-name="P1395"><text:span text:style-name="T1395_1">08:24:16<text:s text:c="3"/>8<text:s text:c="7"/>8<text:s text:c="10"/>12<text:s text:c="27"/>7<text:s text:c="2"/>10<text:s text:c="6"/>64<text:s text:c="14"/>53<text:s text:c="10"/>32<text:s text:c="15"/>6<text:s text:c="14"/>28<text:s text:c="2"/>67<text:s text:c="33"/></text:span></text:p>
      <text:p text:style-name="P1396"><text:span text:style-name="T1396_1">08:25:16<text:s text:c="3"/>7<text:s text:c="7"/>8<text:s text:c="10"/>12<text:s text:c="27"/>7<text:s text:c="3"/>9<text:s text:c="6"/>64<text:s text:c="14"/>53<text:s text:c="10"/>33<text:s text:c="15"/>7<text:s text:c="14"/>27<text:s text:c="2"/>66<text:s text:c="33"/></text:span></text:p>
      <text:p text:style-name="P1397"><text:span text:style-name="T1397_1">08:26:31<text:s text:c="3"/>7<text:s text:c="7"/>8<text:s text:c="10"/>13<text:s text:c="27"/>8<text:s text:c="3"/>9<text:s text:c="6"/>65<text:s text:c="14"/>53<text:s text:c="10"/>33<text:s text:c="15"/>7<text:s text:c="14"/>27<text:s text:c="2"/>66<text:s text:c="33"/></text:span></text:p>
      <text:p text:style-name="P1398"><text:span text:style-name="T1398_1">08:29:31<text:s text:c="3"/>6<text:s text:c="7"/>9<text:s text:c="10"/>14<text:s text:c="27"/>9<text:s text:c="3"/>8<text:s text:c="6"/>66<text:s text:c="14"/>54<text:s text:c="10"/>34<text:s text:c="15"/>8<text:s text:c="14"/>26<text:s text:c="2"/>64<text:s text:c="33"/></text:span></text:p>
      <text:p text:style-name="P1399"><text:span text:style-name="T1399_1">08:32:31<text:s text:c="3"/>6<text:s text:c="6"/>10<text:s text:c="10"/>15<text:s text:c="27"/>9<text:s text:c="3"/>7<text:s text:c="6"/>67<text:s text:c="14"/>54<text:s text:c="10"/>35<text:s text:c="15"/>9<text:s text:c="14"/>25<text:s text:c="2"/>63<text:s text:c="33"/></text:span></text:p>
      <text:p text:style-name="P1400"><text:span text:style-name="T1400_1">08:35:31<text:s text:c="3"/>5<text:s text:c="6"/>11<text:s text:c="10"/>15<text:s text:c="26"/>10<text:s text:c="3"/>7<text:s text:c="6"/>69<text:s text:c="14"/>54<text:s text:c="10"/>36<text:s text:c="15"/>9<text:s text:c="14"/>24<text:s text:c="2"/>62<text:s text:c="33"/></text:span></text:p>
      <text:p text:style-name="P1401"><text:span text:style-name="T1401_1">08:36:16<text:s text:c="3"/>5<text:s text:c="6"/>11<text:s text:c="10"/>16<text:s text:c="26"/>11<text:s text:c="3"/>6<text:s text:c="6"/>69<text:s text:c="14"/>54<text:s text:c="10"/>36<text:s text:c="14"/>10<text:s text:c="14"/>24<text:s text:c="2"/>61<text:s text:c="33"/></text:span></text:p>
      <text:p text:style-name="P1402"><text:span text:style-name="T1402_1">08:36:46<text:s text:c="3"/>5<text:s text:c="6"/>11<text:s text:c="10"/>16<text:s text:c="26"/>11<text:s text:c="3"/>6<text:s text:c="6"/>69<text:s text:c="14"/>54<text:s text:c="10"/>37<text:s text:c="14"/>10<text:s text:c="14"/>24<text:s text:c="2"/>61<text:s text:c="33"/></text:span></text:p>
      <text:p text:style-name="P1403"><text:span text:style-name="T1403_1">08:37:16<text:s text:c="3"/>5<text:s text:c="6"/>12<text:s text:c="10"/>16<text:s text:c="26"/>11<text:s text:c="3"/>6<text:s text:c="6"/>70<text:s text:c="14"/>54<text:s text:c="10"/>37<text:s text:c="14"/>10<text:s text:c="14"/>24<text:s text:c="2"/>61<text:s text:c="33"/></text:span></text:p>
      <text:p text:style-name="P1404"><text:span text:style-name="T1404_1">08:38:16<text:s text:c="3"/>4<text:s text:c="6"/>12<text:s text:c="10"/>16<text:s text:c="26"/>11<text:s text:c="3"/>6<text:s text:c="6"/>70<text:s text:c="14"/>54<text:s text:c="10"/>37<text:s text:c="14"/>10<text:s text:c="14"/>23<text:s text:c="2"/>60<text:s text:c="33"/></text:span></text:p>
      <text:p text:style-name="P1405"><text:span text:style-name="T1405_1">08:39:16<text:s text:c="3"/>4<text:s text:c="6"/>12<text:s text:c="10"/>17<text:s text:c="26"/>11<text:s text:c="3"/>6<text:s text:c="6"/>70<text:s text:c="14"/>54<text:s text:c="10"/>38<text:s text:c="14"/>11<text:s text:c="14"/>23<text:s text:c="2"/>60<text:s text:c="33"/></text:span></text:p>
      <text:p text:style-name="P1406"><text:span text:style-name="T1406_1">08:39:46<text:s text:c="3"/>4<text:s text:c="6"/>12<text:s text:c="10"/>17<text:s text:c="26"/>12<text:s text:c="3"/>5<text:s text:c="6"/>71<text:s text:c="14"/>54<text:s text:c="10"/>38<text:s text:c="14"/>11<text:s text:c="14"/>23<text:s text:c="2"/>60<text:s text:c="33"/></text:span></text:p>
      <text:p text:style-name="P1407"><text:span text:style-name="T1407_1">08:41:16<text:s text:c="3"/>4<text:s text:c="6"/>13<text:s text:c="10"/>17<text:s text:c="3"/>0<text:s text:c="22"/>12<text:s text:c="3"/>5<text:s text:c="6"/>71<text:s text:c="14"/>54<text:s text:c="10"/>38<text:s text:c="14"/>11<text:s text:c="14"/>22<text:s text:c="2"/>59<text:s text:c="33"/></text:span></text:p>
      <text:p text:style-name="P1408"><text:span text:style-name="T1408_1">08:41:46<text:s text:c="3"/>4<text:s text:c="6"/>13<text:s text:c="10"/>17<text:s text:c="3"/>0<text:s text:c="22"/>12<text:s text:c="3"/>5<text:s text:c="6"/>72<text:s text:c="14"/>54<text:s text:c="10"/>38<text:s text:c="14"/>11<text:s text:c="14"/>22<text:s text:c="2"/>59<text:s text:c="33"/></text:span></text:p>
      <text:p text:style-name="P1409"><text:span text:style-name="T1409_1">08:42:46<text:s text:c="3"/>3<text:s text:c="6"/>13<text:s text:c="10"/>18<text:s text:c="3"/>0<text:s text:c="22"/>13<text:s text:c="3"/>5<text:s text:c="6"/>72<text:s text:c="14"/>54<text:s text:c="10"/>39<text:s text:c="14"/>12<text:s text:c="14"/>22<text:s text:c="2"/>58<text:s text:c="33"/></text:span></text:p>
      <text:p text:style-name="P1410"><text:span text:style-name="T1410_1">08:43:11<text:s text:c="3"/>3<text:s text:c="6"/>13<text:s text:c="10"/>18<text:s text:c="3"/>0<text:s text:c="22"/>13<text:s text:c="3"/>4<text:s text:c="6"/>72<text:s text:c="14"/>54<text:s text:c="10"/>39<text:s text:c="14"/>12<text:s text:c="14"/>22<text:s text:c="2"/>58<text:s text:c="33"/></text:span></text:p>
      <text:p text:style-name="P1411"><text:span text:style-name="T1411_1">08:46:16<text:s text:c="3"/>3<text:s text:c="6"/>14<text:s text:c="10"/>19<text:s text:c="3"/>1<text:s text:c="22"/>14<text:s text:c="3"/>4<text:s text:c="6"/>73<text:s text:c="14"/>54<text:s text:c="10"/>40<text:s text:c="14"/>13<text:s text:c="14"/>21<text:s text:c="2"/>57<text:s text:c="33"/></text:span></text:p>
      <text:p text:style-name="P1412"><text:span text:style-name="T1412_1">08:47:16<text:s text:c="3"/>2<text:s text:c="6"/>15<text:s text:c="10"/>19<text:s text:c="3"/>1<text:s text:c="22"/>14<text:s text:c="3"/>3<text:s text:c="6"/>74<text:s text:c="14"/>53<text:s text:c="10"/>41<text:s text:c="14"/>13<text:s text:c="14"/>21<text:s text:c="2"/>56<text:s text:c="33"/></text:span></text:p>
      <text:p text:style-name="P1413"><text:span text:style-name="T1413_1">08:47:46<text:s text:c="3"/>2<text:s text:c="6"/>15<text:s text:c="10"/>19<text:s text:c="3"/>1<text:s text:c="22"/>14<text:s text:c="3"/>3<text:s text:c="6"/>74<text:s text:c="14"/>53<text:s text:c="10"/>41<text:s text:c="14"/>13<text:s text:c="14"/>20<text:s text:c="2"/>56<text:s text:c="33"/></text:span></text:p>
      <text:p text:style-name="P1414"><text:span text:style-name="T1414_1">08:48:46<text:s text:c="3"/>2<text:s text:c="6"/>15<text:s text:c="10"/>19<text:s text:c="3"/>1<text:s text:c="22"/>14<text:s text:c="3"/>3<text:s text:c="6"/>74<text:s text:c="14"/>53<text:s text:c="10"/>41<text:s text:c="14"/>13<text:s text:c="14"/>20<text:s text:c="2"/>55<text:s text:c="33"/></text:span></text:p>
      <text:p text:style-name="P1415"><text:span text:style-name="T1415_1">08:49:16<text:s text:c="3"/>2<text:s text:c="6"/>15<text:s text:c="10"/>20<text:s text:c="3"/>2<text:s text:c="22"/>15<text:s text:c="3"/>3<text:s text:c="6"/>74<text:s text:c="14"/>53<text:s text:c="10"/>41<text:s text:c="14"/>14<text:s text:c="14"/>20<text:s text:c="2"/>55<text:s text:c="33"/></text:span></text:p>
      <text:p text:style-name="P1416"><text:span text:style-name="T1416_1">08:50:46<text:s text:c="3"/>2<text:s text:c="6"/>16<text:s text:c="10"/>20<text:s text:c="3"/>2<text:s text:c="22"/>15<text:s text:c="3"/>2<text:s text:c="6"/>75<text:s text:c="14"/>53<text:s text:c="10"/>42<text:s text:c="14"/>14<text:s text:c="14"/>20<text:s text:c="2"/>55<text:s text:c="33"/></text:span></text:p>
      <text:p text:style-name="P1417"><text:span text:style-name="T1417_1">08:52:16<text:s text:c="3"/>1<text:s text:c="6"/>16<text:s text:c="10"/>21<text:s text:c="3"/>2<text:s text:c="22"/>16<text:s text:c="3"/>2<text:s text:c="6"/>75<text:s text:c="14"/>53<text:s text:c="10"/>42<text:s text:c="14"/>14<text:s text:c="14"/>19<text:s text:c="2"/>54<text:s text:c="33"/></text:span></text:p>
      <text:p text:style-name="P1418"><text:span text:style-name="T1418_1">08:52:46<text:s text:c="3"/>1<text:s text:c="6"/>17<text:s text:c="10"/>21<text:s text:c="3"/>2<text:s text:c="22"/>16<text:s text:c="3"/>2<text:s text:c="6"/>75<text:s text:c="14"/>53<text:s text:c="10"/>43<text:s text:c="14"/>15<text:s text:c="14"/>19<text:s text:c="2"/>54<text:s text:c="33"/></text:span></text:p>
      <text:p text:style-name="P1419"><text:span text:style-name="T1419_1">08:53:16<text:s text:c="3"/>1<text:s text:c="6"/>17<text:s text:c="10"/>21<text:s text:c="3"/>3<text:s text:c="22"/>16<text:s text:c="3"/>2<text:s text:c="6"/>75<text:s text:c="14"/>53<text:s text:c="10"/>43<text:s text:c="14"/>15<text:s text:c="14"/>19<text:s text:c="2"/>53<text:s text:c="33"/></text:span></text:p>
      <text:p text:style-name="P1420"><text:span text:style-name="T1420_1">08:53:46<text:s text:c="3"/>1<text:s text:c="6"/>17<text:s text:c="10"/>21<text:s text:c="3"/>3<text:s text:c="22"/>16<text:s text:c="3"/>1<text:s text:c="6"/>76<text:s text:c="14"/>53<text:s text:c="10"/>43<text:s text:c="14"/>15<text:s text:c="14"/>19<text:s text:c="2"/>53<text:s text:c="33"/></text:span></text:p>
      <text:p text:style-name="P1421"><text:span text:style-name="T1421_1">08:55:16<text:s text:c="3"/>1<text:s text:c="6"/>17<text:s text:c="10"/>21<text:s text:c="3"/>3<text:s text:c="22"/>17<text:s text:c="3"/>1<text:s text:c="6"/>76<text:s text:c="14"/>53<text:s text:c="10"/>44<text:s text:c="14"/>15<text:s text:c="14"/>18<text:s text:c="2"/>52<text:s text:c="33"/></text:span></text:p>
      <text:p text:style-name="P1422"><text:span text:style-name="T1422_1">08:55:31<text:s text:c="3"/>1<text:s text:c="6"/>17<text:s text:c="10"/>22<text:s text:c="3"/>3<text:s text:c="22"/>17<text:s text:c="3"/>1<text:s text:c="6"/>76<text:s text:c="14"/>53<text:s text:c="10"/>44<text:s text:c="14"/>15<text:s text:c="14"/>18<text:s text:c="2"/>52<text:s text:c="33"/></text:span></text:p>
      <text:p text:style-name="P1423"><text:span text:style-name="T1423_1">08:55:46<text:s text:c="3"/>0<text:s text:c="6"/>18<text:s text:c="10"/>22<text:s text:c="3"/>3<text:s text:c="22"/>17<text:s text:c="3"/>1<text:s text:c="6"/>76<text:s text:c="14"/>53<text:s text:c="10"/>44<text:s text:c="14"/>16<text:s text:c="14"/>18<text:s text:c="2"/>52<text:s text:c="33"/></text:span></text:p>
      <text:p text:style-name="P1424"><text:span text:style-name="T1424_1">08:56:21<text:s text:c="3"/>0<text:s text:c="6"/>18<text:s text:c="10"/>22<text:s text:c="3"/>3<text:s text:c="22"/>17<text:s text:c="3"/>1<text:s text:c="6"/>76<text:s text:c="14"/>52<text:s text:c="10"/>44<text:s text:c="14"/>16<text:s text:c="14"/>18<text:s text:c="2"/>52<text:s text:c="33"/></text:span></text:p>
      <text:p text:style-name="P1425"><text:span text:style-name="T1425_1">08:59:11<text:s text:c="3"/>0<text:s text:c="6"/>19<text:s text:c="10"/>23<text:s text:c="3"/>4<text:s text:c="22"/>18<text:s text:c="3"/>0<text:s text:c="6"/>77<text:s text:c="11"/>0<text:s text:c="2"/>52<text:s text:c="10"/>45<text:s text:c="14"/>17<text:s text:c="14"/>17<text:s text:c="2"/>51<text:s text:c="33"/></text:span></text:p>
      <text:p text:style-name="P1426"><text:span text:style-name="T1426_1">09:00:16<text:s text:c="3"/>0<text:s text:c="6"/>19<text:s text:c="10"/>23<text:s text:c="3"/>4<text:s text:c="22"/>18<text:s text:c="3"/>0<text:s text:c="6"/>77<text:s text:c="11"/>1<text:s text:c="2"/>52<text:s text:c="10"/>46<text:s text:c="14"/>17<text:s text:c="14"/>17<text:s text:c="2"/>50<text:s text:c="33"/></text:span></text:p>
      <text:p text:style-name="P1427"><text:span text:style-name="T1427_1">09:02:16<text:s text:c="3"/>0<text:s text:c="6"/>20<text:s text:c="10"/>24<text:s text:c="3"/>5<text:s text:c="22"/>19<text:s text:c="10"/>77<text:s text:c="11"/>1<text:s text:c="2"/>51<text:s text:c="10"/>46<text:s text:c="14"/>18<text:s text:c="14"/>16<text:s text:c="2"/>49<text:s text:c="33"/></text:span></text:p>
      <text:p text:style-name="P1428"><text:span text:style-name="T1428_1">09:02:46<text:s text:c="10"/>20<text:s text:c="10"/>24<text:s text:c="3"/>5<text:s text:c="22"/>19<text:s text:c="10"/>77<text:s text:c="11"/>1<text:s text:c="2"/>51<text:s text:c="10"/>47<text:s text:c="14"/>18<text:s text:c="14"/>16<text:s text:c="2"/>49<text:s text:c="33"/></text:span></text:p>
      <text:p text:style-name="P1429"><text:span text:style-name="T1429_1">09:04:16<text:s text:c="10"/>21<text:s text:c="10"/>24<text:s text:c="3"/>5<text:s text:c="22"/>20<text:s text:c="10"/>77<text:s text:c="11"/>2<text:s text:c="2"/>51<text:s text:c="10"/>47<text:s text:c="14"/>18<text:s text:c="14"/>16<text:s text:c="2"/>48<text:s text:c="33"/></text:span></text:p>
      <text:p text:style-name="P1430"><text:span text:style-name="T1430_1">09:05:16<text:s text:c="10"/>21<text:s text:c="10"/>25<text:s text:c="3"/>5<text:s text:c="22"/>20<text:s text:c="10"/>77<text:s text:c="11"/>2<text:s text:c="2"/>51<text:s text:c="10"/>48<text:s text:c="14"/>19<text:s text:c="14"/>16<text:s text:c="2"/>48<text:s text:c="33"/></text:span></text:p>
      <text:p text:style-name="P1431"><text:span text:style-name="T1431_1">09:05:46<text:s text:c="10"/>21<text:s text:c="10"/>25<text:s text:c="3"/>6<text:s text:c="22"/>20<text:s text:c="10"/>77<text:s text:c="11"/>2<text:s text:c="2"/>51<text:s text:c="10"/>48<text:s text:c="14"/>19<text:s text:c="14"/>15<text:s text:c="2"/>47<text:s text:c="33"/></text:span></text:p>
      <text:p text:style-name="P1432"><text:span text:style-name="T1432_1">09:07:46<text:s text:c="10"/>22<text:s text:c="10"/>25<text:s text:c="3"/>6<text:s text:c="22"/>21<text:s text:c="10"/>77<text:s text:c="11"/>3<text:s text:c="2"/>50<text:s text:c="10"/>49<text:s text:c="14"/>19<text:s text:c="14"/>15<text:s text:c="2"/>47<text:s text:c="33"/></text:span></text:p>
      <text:p text:style-name="P1433"><text:span text:style-name="T1433_1">09:08:11<text:s text:c="10"/>22<text:s text:c="10"/>25<text:s text:c="3"/>6<text:s text:c="22"/>21<text:s text:c="10"/>77<text:s text:c="11"/>3<text:s text:c="2"/>50<text:s text:c="10"/>49<text:s text:c="14"/>20<text:s text:c="14"/>15<text:s text:c="2"/>46<text:s text:c="33"/></text:span></text:p>
      <text:p text:style-name="P1434"><text:span text:style-name="T1434_1">Time</text:span><text:span text:style-name="T1434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435"><text:span text:style-name="T1435_1">-------------------------------------------------------------------------------------------------------------------------------------------------------------------------</text:span></text:p>
      <text:p text:style-name="P1436"><text:span text:style-name="T1436_1">09:08:41<text:s text:c="10"/>22<text:s text:c="10"/>26<text:s text:c="3"/>6<text:s text:c="22"/>21<text:s text:c="10"/>77<text:s text:c="11"/>3<text:s text:c="2"/>50<text:s text:c="10"/>49<text:s text:c="14"/>20<text:s text:c="14"/>15<text:s text:c="2"/>46<text:s text:c="33"/></text:span></text:p>
      <text:p text:style-name="P1437"><text:span text:style-name="T1437_1">09:09:41<text:s text:c="10"/>22<text:s text:c="10"/>26<text:s text:c="3"/>7<text:s text:c="22"/>22<text:s text:c="10"/>77<text:s text:c="11"/>3<text:s text:c="2"/>50<text:s text:c="10"/>49<text:s text:c="14"/>20<text:s text:c="14"/>14<text:s text:c="2"/>46<text:s text:c="33"/></text:span></text:p>
      <text:p text:style-name="P1438"><text:span text:style-name="T1438_1">09:11:41<text:s text:c="10"/>23<text:s text:c="10"/>26<text:s text:c="3"/>7<text:s text:c="22"/>22<text:s text:c="10"/>76<text:s text:c="11"/>4<text:s text:c="2"/>49<text:s text:c="10"/>50<text:s text:c="14"/>21<text:s text:c="14"/>14<text:s text:c="2"/>45<text:s text:c="33"/></text:span></text:p>
      <text:p text:style-name="P1439"><text:span text:style-name="T1439_1">09:11:46<text:s text:c="10"/>23<text:s text:c="10"/>27<text:s text:c="3"/>7<text:s text:c="22"/>22<text:s text:c="10"/>76<text:s text:c="11"/>4<text:s text:c="2"/>49<text:s text:c="10"/>50<text:s text:c="14"/>21<text:s text:c="14"/>14<text:s text:c="2"/>45<text:s text:c="33"/></text:span></text:p>
      <text:p text:style-name="P1440"><text:span text:style-name="T1440_1">09:12:46<text:s text:c="10"/>24<text:s text:c="10"/>27<text:s text:c="3"/>7<text:s text:c="22"/>23<text:s text:c="10"/>76<text:s text:c="11"/>4<text:s text:c="2"/>49<text:s text:c="10"/>51<text:s text:c="14"/>21<text:s text:c="14"/>14<text:s text:c="2"/>44<text:s text:c="33"/></text:span></text:p>
      <text:p text:style-name="P1441"><text:span text:style-name="T1441_1">09:15:46<text:s text:c="10"/>25<text:s text:c="10"/>28<text:s text:c="3"/>8<text:s text:c="22"/>24<text:s text:c="10"/>76<text:s text:c="11"/>5<text:s text:c="2"/>48<text:s text:c="10"/>52<text:s text:c="14"/>22<text:s text:c="14"/>13<text:s text:c="2"/>43<text:s text:c="33"/></text:span></text:p>
      <text:p text:style-name="P1442"><text:span text:style-name="T1442_1">09:17:21<text:s text:c="10"/>25<text:s text:c="10"/>28<text:s text:c="3"/>8<text:s text:c="22"/>24<text:s text:c="10"/>75<text:s text:c="11"/>5<text:s text:c="2"/>48<text:s text:c="10"/>53<text:s text:c="14"/>22<text:s text:c="14"/>12<text:s text:c="2"/>42<text:s text:c="33"/></text:span></text:p>
      <text:p text:style-name="P1443"><text:span text:style-name="T1443_1">09:18:46<text:s text:c="10"/>26<text:s text:c="10"/>29<text:s text:c="3"/>9<text:s text:c="22"/>25<text:s text:c="10"/>75<text:s text:c="11"/>6<text:s text:c="2"/>48<text:s text:c="10"/>53<text:s text:c="14"/>23<text:s text:c="14"/>12<text:s text:c="2"/>41<text:s text:c="33"/></text:span></text:p>
      <text:p text:style-name="P1444"><text:span text:style-name="T1444_1">09:19:16<text:s text:c="10"/>26<text:s text:c="10"/>29<text:s text:c="3"/>9<text:s text:c="22"/>25<text:s text:c="10"/>75<text:s text:c="11"/>6<text:s text:c="2"/>47<text:s text:c="10"/>53<text:s text:c="14"/>23<text:s text:c="14"/>12<text:s text:c="2"/>41<text:s text:c="33"/></text:span></text:p>
      <text:p text:style-name="P1445"><text:span text:style-name="T1445_1">09:20:16<text:s text:c="10"/>26<text:s text:c="10"/>29<text:s text:c="3"/>9<text:s text:c="22"/>25<text:s text:c="10"/>74<text:s text:c="11"/>6<text:s text:c="2"/>47<text:s text:c="10"/>54<text:s text:c="14"/>23<text:s text:c="14"/>12<text:s text:c="2"/>41<text:s text:c="33"/></text:span></text:p>
      <text:p text:style-name="P1446"><text:span text:style-name="T1446_1">09:21:11<text:s text:c="10"/>27<text:s text:c="10"/>29<text:s text:c="3"/>9<text:s text:c="22"/>26<text:s text:c="10"/>74<text:s text:c="11"/>7<text:s text:c="2"/>47<text:s text:c="10"/>54<text:s text:c="14"/>24<text:s text:c="14"/>11<text:s text:c="2"/>40<text:s text:c="33"/></text:span></text:p>
      <text:p text:style-name="P1447"><text:span text:style-name="T1447_1">09:22:11<text:s text:c="10"/>27<text:s text:c="10"/>30<text:s text:c="2"/>10<text:s text:c="11"/>0<text:s text:c="10"/>26<text:s text:c="10"/>74<text:s text:c="11"/>7<text:s text:c="2"/>47<text:s text:c="10"/>55<text:s text:c="14"/>24<text:s text:c="14"/>11<text:s text:c="2"/>40<text:s text:c="33"/></text:span></text:p>
      <text:p text:style-name="P1448"><text:span text:style-name="T1448_1">09:25:16<text:s text:c="10"/>28<text:s text:c="10"/>31<text:s text:c="2"/>10<text:s text:c="11"/>1<text:s text:c="10"/>27<text:s text:c="10"/>73<text:s text:c="11"/>8<text:s text:c="2"/>46<text:s text:c="10"/>56<text:s text:c="14"/>25<text:s text:c="14"/>10<text:s text:c="2"/>38<text:s text:c="33"/></text:span></text:p>
      <text:p text:style-name="P1449"><text:span text:style-name="T1449_1">09:28:16<text:s text:c="10"/>29<text:s text:c="10"/>31<text:s text:c="2"/>11<text:s text:c="11"/>2<text:s text:c="10"/>28<text:s text:c="10"/>72<text:s text:c="11"/>9<text:s text:c="2"/>45<text:s text:c="10"/>57<text:s text:c="14"/>26<text:s text:c="14"/>10<text:s text:c="2"/>37<text:s text:c="33"/></text:span></text:p>
      <text:p text:style-name="P1450"><text:span text:style-name="T1450_1">09:31:01<text:s text:c="10"/>30<text:s text:c="10"/>32<text:s text:c="2"/>12<text:s text:c="11"/>2<text:s text:c="10"/>29<text:s text:c="10"/>70<text:s text:c="10"/>10<text:s text:c="2"/>44<text:s text:c="10"/>58<text:s text:c="14"/>27<text:s text:c="15"/>9<text:s text:c="2"/>36<text:s text:c="33"/></text:span></text:p>
      <text:p text:style-name="P1451"><text:span text:style-name="T1451_1">09:34:01<text:s text:c="10"/>31<text:s text:c="10"/>33<text:s text:c="2"/>12<text:s text:c="11"/>3<text:s text:c="10"/>30<text:s text:c="10"/>69<text:s text:c="10"/>11<text:s text:c="2"/>43<text:s text:c="10"/>60<text:s text:c="14"/>28<text:s text:c="15"/>8<text:s text:c="2"/>35<text:s text:c="33"/></text:span></text:p>
      <text:p text:style-name="P1452"><text:span text:style-name="T1452_1">09:37:01<text:s text:c="10"/>32<text:s text:c="10"/>34<text:s text:c="2"/>13<text:s text:c="11"/>4<text:s text:c="10"/>32<text:s text:c="10"/>68<text:s text:c="10"/>12<text:s text:c="2"/>42<text:s text:c="10"/>61<text:s text:c="14"/>29<text:s text:c="15"/>7<text:s text:c="2"/>33<text:s text:c="33"/></text:span></text:p>
      <text:p text:style-name="P1453"><text:span text:style-name="T1453_1">09:38:46<text:s text:c="10"/>33<text:s text:c="10"/>34<text:s text:c="2"/>13<text:s text:c="11"/>5<text:s text:c="10"/>32<text:s text:c="10"/>67<text:s text:c="10"/>12<text:s text:c="2"/>41<text:s text:c="10"/>62<text:s text:c="14"/>29<text:s text:c="15"/>7<text:s text:c="2"/>32<text:s text:c="33"/></text:span></text:p>
      <text:p text:style-name="P1454"><text:span text:style-name="T1454_1">09:39:16<text:s text:c="10"/>33<text:s text:c="10"/>34<text:s text:c="2"/>13<text:s text:c="11"/>5<text:s text:c="10"/>33<text:s text:c="10"/>67<text:s text:c="10"/>12<text:s text:c="2"/>41<text:s text:c="10"/>62<text:s text:c="14"/>30<text:s text:c="15"/>7<text:s text:c="2"/>32<text:s text:c="33"/></text:span></text:p>
      <text:p text:style-name="P1455"><text:span text:style-name="T1455_1">09:39:46<text:s text:c="10"/>33<text:s text:c="10"/>34<text:s text:c="2"/>14<text:s text:c="11"/>5<text:s text:c="10"/>33<text:s text:c="10"/>67<text:s text:c="10"/>13<text:s text:c="2"/>41<text:s text:c="10"/>62<text:s text:c="14"/>30<text:s text:c="15"/>7<text:s text:c="2"/>32<text:s text:c="33"/></text:span></text:p>
      <text:p text:style-name="P1456"><text:span text:style-name="T1456_1">09:42:46<text:s text:c="10"/>35<text:s text:c="10"/>35<text:s text:c="2"/>14<text:s text:c="11"/>6<text:s text:c="10"/>34<text:s text:c="10"/>65<text:s text:c="10"/>14<text:s text:c="2"/>40<text:s text:c="10"/>64<text:s text:c="14"/>31<text:s text:c="15"/>6<text:s text:c="2"/>31<text:s text:c="33"/></text:span></text:p>
      <text:p text:style-name="P1457"><text:span text:style-name="T1457_1">09:45:46<text:s text:c="10"/>36<text:s text:c="10"/>36<text:s text:c="2"/>15<text:s text:c="11"/>7<text:s text:c="10"/>35<text:s text:c="10"/>64<text:s text:c="10"/>15<text:s text:c="2"/>39<text:s text:c="10"/>65<text:s text:c="14"/>32<text:s text:c="15"/>5<text:s text:c="2"/>29<text:s text:c="33"/></text:span></text:p>
      <text:p text:style-name="P1458"><text:span text:style-name="T1458_1">09:46:36<text:s text:c="10"/>36<text:s text:c="10"/>36<text:s text:c="2"/>15<text:s text:c="11"/>7<text:s text:c="10"/>35<text:s text:c="10"/>64<text:s text:c="10"/>15<text:s text:c="2"/>39<text:s text:c="10"/>66<text:s text:c="14"/>32<text:s text:c="15"/>5<text:s text:c="2"/>29<text:s text:c="33"/></text:span></text:p>
      <text:p text:style-name="P1459"><text:span text:style-name="T1459_1">09:49:36<text:s text:c="10"/>37<text:s text:c="10"/>37<text:s text:c="2"/>16<text:s text:c="11"/>8<text:s text:c="10"/>37<text:s text:c="10"/>62<text:s text:c="10"/>16<text:s text:c="2"/>38<text:s text:c="10"/>67<text:s text:c="14"/>33<text:s text:c="15"/>4<text:s text:c="2"/>28<text:s text:c="33"/></text:span></text:p>
      <text:p text:style-name="P1460"><text:span text:style-name="T1460_1">09:51:16<text:s text:c="10"/>38<text:s text:c="10"/>37<text:s text:c="2"/>16<text:s text:c="11"/>8<text:s text:c="10"/>37<text:s text:c="10"/>61<text:s text:c="10"/>17<text:s text:c="2"/>37<text:s text:c="10"/>68<text:s text:c="14"/>33<text:s text:c="15"/>4<text:s text:c="2"/>27<text:s text:c="33"/></text:span></text:p>
      <text:p text:style-name="P1461"><text:span text:style-name="T1461_1">09:51:46<text:s text:c="10"/>38<text:s text:c="10"/>37<text:s text:c="2"/>16<text:s text:c="11"/>8<text:s text:c="10"/>38<text:s text:c="10"/>61<text:s text:c="10"/>17<text:s text:c="2"/>37<text:s text:c="10"/>68<text:s text:c="14"/>33<text:s text:c="15"/>4<text:s text:c="2"/>27<text:s text:c="33"/></text:span></text:p>
      <text:p text:style-name="P1462"><text:span text:style-name="T1462_1">09:52:16<text:s text:c="10"/>38<text:s text:c="10"/>37<text:s text:c="2"/>17<text:s text:c="11"/>8<text:s text:c="10"/>38<text:s text:c="10"/>61<text:s text:c="10"/>17<text:s text:c="2"/>37<text:s text:c="10"/>68<text:s text:c="14"/>34<text:s text:c="15"/>4<text:s text:c="2"/>27<text:s text:c="33"/></text:span></text:p>
      <text:p text:style-name="P1463"><text:span text:style-name="T1463_1">09:55:16<text:s text:c="10"/>39<text:s text:c="10"/>38<text:s text:c="2"/>17<text:s text:c="11"/>9<text:s text:c="10"/>39<text:s text:c="10"/>60<text:s text:c="10"/>18<text:s text:c="2"/>36<text:s text:c="10"/>70<text:s text:c="14"/>35<text:s text:c="15"/>3<text:s text:c="2"/>25<text:s text:c="33"/></text:span></text:p>
      <text:p text:style-name="P1464"><text:span text:style-name="T1464_1">09:57:46<text:s text:c="10"/>40<text:s text:c="10"/>38<text:s text:c="2"/>18<text:s text:c="10"/>10<text:s text:c="10"/>40<text:s text:c="10"/>58<text:s text:c="10"/>19<text:s text:c="2"/>35<text:s text:c="10"/>71<text:s text:c="14"/>35<text:s text:c="15"/>3<text:s text:c="2"/>24<text:s text:c="33"/></text:span></text:p>
      <text:p text:style-name="P1465"><text:span text:style-name="T1465_1">09:58:11<text:s text:c="10"/>40<text:s text:c="10"/>39<text:s text:c="2"/>18<text:s text:c="10"/>10<text:s text:c="10"/>40<text:s text:c="10"/>58<text:s text:c="10"/>19<text:s text:c="2"/>35<text:s text:c="10"/>71<text:s text:c="14"/>35<text:s text:c="15"/>2<text:s text:c="2"/>24<text:s text:c="33"/></text:span></text:p>
      <text:p text:style-name="P1466"><text:span text:style-name="T1466_1">09:58:41<text:s text:c="10"/>40<text:s text:c="10"/>39<text:s text:c="2"/>18<text:s text:c="10"/>10<text:s text:c="10"/>41<text:s text:c="10"/>58<text:s text:c="10"/>19<text:s text:c="2"/>35<text:s text:c="10"/>71<text:s text:c="14"/>35<text:s text:c="15"/>2<text:s text:c="2"/>24<text:s text:c="33"/></text:span></text:p>
      <text:p text:style-name="P1467"><text:span text:style-name="T1467_1">09:58:46<text:s text:c="10"/>41<text:s text:c="10"/>39<text:s text:c="2"/>18<text:s text:c="10"/>10<text:s text:c="10"/>41<text:s text:c="10"/>58<text:s text:c="10"/>19<text:s text:c="2"/>34<text:s text:c="10"/>71<text:s text:c="14"/>36<text:s text:c="15"/>2<text:s text:c="2"/>24<text:s text:c="33"/></text:span></text:p>
      <text:p text:style-name="P1468"><text:span text:style-name="T1468_1">09:59:11<text:s text:c="10"/>41<text:s text:c="10"/>39<text:s text:c="2"/>18<text:s text:c="10"/>10<text:s text:c="10"/>41<text:s text:c="10"/>58<text:s text:c="10"/>20<text:s text:c="2"/>34<text:s text:c="10"/>72<text:s text:c="14"/>36<text:s text:c="15"/>2<text:s text:c="2"/>24<text:s text:c="33"/></text:span></text:p>
      <text:p text:style-name="P1469"><text:span text:style-name="T1469_1">09:59:41<text:s text:c="10"/>41<text:s text:c="10"/>39<text:s text:c="2"/>18<text:s text:c="10"/>10<text:s text:c="10"/>41<text:s text:c="10"/>57<text:s text:c="10"/>20<text:s text:c="2"/>34<text:s text:c="10"/>72<text:s text:c="14"/>36<text:s text:c="15"/>2<text:s text:c="2"/>23<text:s text:c="33"/></text:span></text:p>
      <text:p text:style-name="P1470"><text:span text:style-name="T1470_1">10:00:36<text:s text:c="10"/>41<text:s text:c="10"/>39<text:s text:c="2"/>18<text:s text:c="10"/>11<text:s text:c="10"/>41<text:s text:c="10"/>57<text:s text:c="10"/>20<text:s text:c="2"/>34<text:s text:c="10"/>72<text:s text:c="14"/>36<text:s text:c="15"/>2<text:s text:c="2"/>23<text:s text:c="33"/></text:span></text:p>
      <text:p text:style-name="P1471"><text:span text:style-name="T1471_1">10:00:46<text:s text:c="10"/>41<text:s text:c="10"/>39<text:s text:c="2"/>19<text:s text:c="10"/>11<text:s text:c="10"/>41<text:s text:c="10"/>57<text:s text:c="10"/>20<text:s text:c="2"/>34<text:s text:c="10"/>72<text:s text:c="14"/>36<text:s text:c="15"/>2<text:s text:c="2"/>23<text:s text:c="33"/></text:span></text:p>
      <text:p text:style-name="P1472"><text:span text:style-name="T1472_1">10:01:31<text:s text:c="10"/>41<text:s text:c="10"/>39<text:s text:c="2"/>19<text:s text:c="10"/>11<text:s text:c="10"/>42<text:s text:c="10"/>57<text:s text:c="10"/>20<text:s text:c="2"/>33<text:s text:c="10"/>73<text:s text:c="14"/>36<text:s text:c="15"/>2<text:s text:c="2"/>23<text:s text:c="33"/></text:span></text:p>
      <text:p text:style-name="P1473"><text:span text:style-name="T1473_1">10:01:36<text:s text:c="10"/>42<text:s text:c="10"/>39<text:s text:c="2"/>19<text:s text:c="10"/>11<text:s text:c="10"/>42<text:s text:c="10"/>57<text:s text:c="10"/>20<text:s text:c="2"/>33<text:s text:c="10"/>73<text:s text:c="14"/>36<text:s text:c="15"/>2<text:s text:c="2"/>23<text:s text:c="33"/></text:span></text:p>
      <text:p text:style-name="P1474"><text:span text:style-name="T1474_1">10:02:16<text:s text:c="10"/>42<text:s text:c="10"/>39<text:s text:c="2"/>19<text:s text:c="10"/>11<text:s text:c="10"/>42<text:s text:c="10"/>56<text:s text:c="10"/>21<text:s text:c="2"/>33<text:s text:c="10"/>73<text:s text:c="14"/>37<text:s text:c="15"/>1<text:s text:c="2"/>22<text:s text:c="33"/></text:span></text:p>
      <text:p text:style-name="P1475"><text:span text:style-name="T1475_1">10:03:46<text:s text:c="10"/>42<text:s text:c="10"/>40<text:s text:c="2"/>19<text:s text:c="10"/>11<text:s text:c="10"/>43<text:s text:c="10"/>56<text:s text:c="10"/>21<text:s text:c="2"/>33<text:s text:c="10"/>74<text:s text:c="14"/>37<text:s text:c="15"/>1<text:s text:c="2"/>22<text:s text:c="33"/></text:span></text:p>
      <text:p text:style-name="P1476"><text:span text:style-name="T1476_1">Time</text:span><text:span text:style-name="T1476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477"><text:span text:style-name="T1477_1">-------------------------------------------------------------------------------------------------------------------------------------------------------------------------</text:span></text:p>
      <text:p text:style-name="P1478"><text:span text:style-name="T1478_1">10:04:16<text:s text:c="10"/>42<text:s text:c="10"/>40<text:s text:c="2"/>19<text:s text:c="10"/>11<text:s text:c="10"/>43<text:s text:c="10"/>55<text:s text:c="10"/>21<text:s text:c="2"/>32<text:s text:c="10"/>74<text:s text:c="14"/>37<text:s text:c="15"/>1<text:s text:c="2"/>22<text:s text:c="33"/></text:span></text:p>
      <text:p text:style-name="P1479"><text:span text:style-name="T1479_1">10:04:21<text:s text:c="10"/>42<text:s text:c="10"/>40<text:s text:c="2"/>19<text:s text:c="10"/>11<text:s text:c="10"/>43<text:s text:c="10"/>55<text:s text:c="10"/>21<text:s text:c="2"/>32<text:s text:c="10"/>74<text:s text:c="14"/>37<text:s text:c="15"/>1<text:s text:c="2"/>21<text:s text:c="33"/></text:span></text:p>
      <text:p text:style-name="P1480"><text:span text:style-name="T1480_1">10:04:46<text:s text:c="10"/>43<text:s text:c="10"/>40<text:s text:c="2"/>19<text:s text:c="10"/>12<text:s text:c="10"/>43<text:s text:c="10"/>55<text:s text:c="10"/>22<text:s text:c="2"/>32<text:s text:c="10"/>74<text:s text:c="14"/>37<text:s text:c="15"/>1<text:s text:c="2"/>21<text:s text:c="33"/></text:span></text:p>
      <text:p text:style-name="P1481"><text:span text:style-name="T1481_1">10:05:16<text:s text:c="10"/>43<text:s text:c="10"/>40<text:s text:c="2"/>20<text:s text:c="10"/>12<text:s text:c="10"/>43<text:s text:c="10"/>55<text:s text:c="10"/>22<text:s text:c="2"/>32<text:s text:c="10"/>74<text:s text:c="14"/>37<text:s text:c="15"/>1<text:s text:c="2"/>21<text:s text:c="33"/></text:span></text:p>
      <text:p text:style-name="P1482"><text:span text:style-name="T1482_1">10:05:36<text:s text:c="10"/>43<text:s text:c="10"/>40<text:s text:c="2"/>20<text:s text:c="10"/>12<text:s text:c="10"/>43<text:s text:c="10"/>55<text:s text:c="10"/>22<text:s text:c="2"/>32<text:s text:c="10"/>75<text:s text:c="14"/>37<text:s text:c="15"/>1<text:s text:c="2"/>21<text:s text:c="33"/></text:span></text:p>
      <text:p text:style-name="P1483"><text:span text:style-name="T1483_1">10:05:51<text:s text:c="10"/>43<text:s text:c="10"/>40<text:s text:c="2"/>20<text:s text:c="10"/>12<text:s text:c="10"/>44<text:s text:c="10"/>55<text:s text:c="10"/>22<text:s text:c="2"/>32<text:s text:c="10"/>75<text:s text:c="14"/>37<text:s text:c="15"/>1<text:s text:c="2"/>21<text:s text:c="33"/></text:span></text:p>
      <text:p text:style-name="P1484"><text:span text:style-name="T1484_1">10:07:46<text:s text:c="10"/>44<text:s text:c="10"/>40<text:s text:c="2"/>20<text:s text:c="10"/>12<text:s text:c="10"/>44<text:s text:c="10"/>54<text:s text:c="10"/>23<text:s text:c="2"/>31<text:s text:c="10"/>76<text:s text:c="14"/>38<text:s text:c="15"/>0<text:s text:c="2"/>20<text:s text:c="33"/></text:span></text:p>
      <text:p text:style-name="P1485"><text:span text:style-name="T1485_1">10:10:16<text:s text:c="10"/>45<text:s text:c="10"/>40<text:s text:c="2"/>21<text:s text:c="10"/>13<text:s text:c="10"/>46<text:s text:c="10"/>53<text:s text:c="10"/>24<text:s text:c="2"/>30<text:s text:c="10"/>77<text:s text:c="14"/>39<text:s text:c="15"/>0<text:s text:c="2"/>19<text:s text:c="33"/></text:span></text:p>
      <text:p text:style-name="P1486"><text:span text:style-name="T1486_1">10:10:41<text:s text:c="10"/>45<text:s text:c="10"/>41<text:s text:c="2"/>21<text:s text:c="10"/>13<text:s text:c="10"/>46<text:s text:c="10"/>52<text:s text:c="10"/>24<text:s text:c="2"/>30<text:s text:c="10"/>77<text:s text:c="14"/>39<text:s text:c="15"/>0<text:s text:c="2"/>19<text:s text:c="33"/></text:span></text:p>
      <text:p text:style-name="P1487"><text:span text:style-name="T1487_1">10:11:41<text:s text:c="10"/>45<text:s text:c="10"/>41<text:s text:c="2"/>21<text:s text:c="10"/>13<text:s text:c="10"/>46<text:s text:c="10"/>52<text:s text:c="10"/>24<text:s text:c="2"/>30<text:s text:c="10"/>78<text:s text:c="14"/>39<text:s text:c="15"/>0<text:s text:c="2"/>19<text:s text:c="33"/></text:span></text:p>
      <text:p text:style-name="P1488"><text:span text:style-name="T1488_1">10:11:46<text:s text:c="10"/>45<text:s text:c="10"/>41<text:s text:c="2"/>21<text:s text:c="10"/>13<text:s text:c="10"/>46<text:s text:c="10"/>52<text:s text:c="10"/>24<text:s text:c="2"/>30<text:s text:c="10"/>78<text:s text:c="14"/>39<text:s text:c="18"/>18<text:s text:c="33"/></text:span></text:p>
      <text:p text:style-name="P1489"><text:span text:style-name="T1489_1">10:12:31<text:s text:c="10"/>45<text:s text:c="10"/>41<text:s text:c="2"/>21<text:s text:c="10"/>13<text:s text:c="10"/>47<text:s text:c="10"/>52<text:s text:c="10"/>25<text:s text:c="2"/>30<text:s text:c="10"/>78<text:s text:c="14"/>39<text:s text:c="18"/>18<text:s text:c="33"/></text:span></text:p>
      <text:p text:style-name="P1490"><text:span text:style-name="T1490_1">10:13:11<text:s text:c="10"/>46<text:s text:c="10"/>41<text:s text:c="2"/>21<text:s text:c="10"/>13<text:s text:c="10"/>47<text:s text:c="10"/>51<text:s text:c="10"/>25<text:s text:c="2"/>29<text:s text:c="10"/>78<text:s text:c="14"/>39<text:s text:c="18"/>18<text:s text:c="33"/></text:span></text:p>
      <text:p text:style-name="P1491"><text:span text:style-name="T1491_1">10:14:06<text:s text:c="10"/>46<text:s text:c="10"/>41<text:s text:c="2"/>22<text:s text:c="10"/>13<text:s text:c="10"/>47<text:s text:c="10"/>51<text:s text:c="10"/>25<text:s text:c="2"/>29<text:s text:c="10"/>79<text:s text:c="14"/>40<text:s text:c="18"/>18<text:s text:c="33"/></text:span></text:p>
      <text:p text:style-name="P1492"><text:span text:style-name="T1492_1">10:14:41<text:s text:c="10"/>46<text:s text:c="10"/>41<text:s text:c="2"/>22<text:s text:c="10"/>14<text:s text:c="10"/>47<text:s text:c="10"/>51<text:s text:c="10"/>25<text:s text:c="2"/>29<text:s text:c="10"/>79<text:s text:c="14"/>40<text:s text:c="18"/>17<text:s text:c="33"/></text:span></text:p>
      <text:p text:style-name="P1493"><text:span text:style-name="T1493_1">10:14:46<text:s text:c="10"/>46<text:s text:c="10"/>41<text:s text:c="2"/>22<text:s text:c="10"/>14<text:s text:c="10"/>48<text:s text:c="10"/>51<text:s text:c="10"/>25<text:s text:c="2"/>29<text:s text:c="10"/>79<text:s text:c="14"/>40<text:s text:c="18"/>17<text:s text:c="33"/></text:span></text:p>
      <text:p text:style-name="P1494"><text:span text:style-name="T1494_1">10:15:46<text:s text:c="10"/>46<text:s text:c="10"/>41<text:s text:c="2"/>22<text:s text:c="10"/>14<text:s text:c="10"/>48<text:s text:c="10"/>50<text:s text:c="10"/>26<text:s text:c="2"/>28<text:s text:c="10"/>80<text:s text:c="14"/>40<text:s text:c="18"/>17<text:s text:c="33"/></text:span></text:p>
      <text:p text:style-name="P1495"><text:span text:style-name="T1495_1">10:16:16<text:s text:c="10"/>47<text:s text:c="10"/>41<text:s text:c="2"/>22<text:s text:c="3"/>0<text:s text:c="6"/>14<text:s text:c="10"/>48<text:s text:c="10"/>50<text:s text:c="10"/>26<text:s text:c="2"/>28<text:s text:c="10"/>80<text:s text:c="14"/>40<text:s text:c="18"/>17<text:s text:c="33"/></text:span></text:p>
      <text:p text:style-name="P1496"><text:span text:style-name="T1496_1">10:17:16<text:s text:c="10"/>47<text:s text:c="10"/>41<text:s text:c="2"/>22<text:s text:c="3"/>0<text:s text:c="6"/>14<text:s text:c="10"/>49<text:s text:c="10"/>49<text:s text:c="10"/>26<text:s text:c="2"/>28<text:s text:c="10"/>80<text:s text:c="14"/>40<text:s text:c="18"/>16<text:s text:c="33"/></text:span></text:p>
      <text:p text:style-name="P1497"><text:span text:style-name="T1497_1">10:17:46<text:s text:c="10"/>47<text:s text:c="10"/>41<text:s text:c="2"/>23<text:s text:c="3"/>0<text:s text:c="6"/>14<text:s text:c="10"/>49<text:s text:c="10"/>49<text:s text:c="10"/>27<text:s text:c="2"/>28<text:s text:c="10"/>81<text:s text:c="14"/>40<text:s text:c="18"/>16<text:s text:c="33"/></text:span></text:p>
      <text:p text:style-name="P1498"><text:span text:style-name="T1498_1">10:20:46<text:s text:c="10"/>48<text:s text:c="10"/>41<text:s text:c="2"/>23<text:s text:c="3"/>1<text:s text:c="6"/>15<text:s text:c="10"/>50<text:s text:c="10"/>48<text:s text:c="10"/>28<text:s text:c="2"/>27<text:s text:c="10"/>82<text:s text:c="14"/>41<text:s text:c="18"/>15<text:s text:c="33"/></text:span></text:p>
      <text:p text:style-name="P1499"><text:span text:style-name="T1499_1">10:23:41<text:s text:c="10"/>49<text:s text:c="10"/>42<text:s text:c="2"/>24<text:s text:c="3"/>1<text:s text:c="6"/>15<text:s text:c="10"/>52<text:s text:c="10"/>46<text:s text:c="10"/>29<text:s text:c="2"/>26<text:s text:c="10"/>84<text:s text:c="14"/>42<text:s text:c="18"/>14<text:s text:c="33"/></text:span></text:p>
      <text:p text:style-name="P1500"><text:span text:style-name="T1500_1">10:23:46<text:s text:c="10"/>49<text:s text:c="10"/>42<text:s text:c="2"/>24<text:s text:c="3"/>1<text:s text:c="6"/>15<text:s text:c="10"/>52<text:s text:c="10"/>46<text:s text:c="10"/>29<text:s text:c="2"/>25<text:s text:c="10"/>84<text:s text:c="14"/>42<text:s text:c="18"/>14<text:s text:c="33"/></text:span></text:p>
      <text:p text:style-name="P1501"><text:span text:style-name="T1501_1">10:24:41<text:s text:c="10"/>49<text:s text:c="10"/>42<text:s text:c="2"/>24<text:s text:c="3"/>1<text:s text:c="6"/>15<text:s text:c="10"/>52<text:s text:c="10"/>46<text:s text:c="10"/>29<text:s text:c="2"/>25<text:s text:c="10"/>84<text:s text:c="14"/>42<text:s text:c="18"/>13<text:s text:c="33"/></text:span></text:p>
      <text:p text:style-name="P1502"><text:span text:style-name="T1502_1">10:26:31<text:s text:c="10"/>50<text:s text:c="10"/>42<text:s text:c="2"/>25<text:s text:c="3"/>2<text:s text:c="6"/>16<text:s text:c="10"/>53<text:s text:c="10"/>45<text:s text:c="10"/>30<text:s text:c="2"/>25<text:s text:c="10"/>85<text:s text:c="14"/>42<text:s text:c="18"/>13<text:s text:c="33"/></text:span></text:p>
      <text:p text:style-name="P1503"><text:span text:style-name="T1503_1">10:27:11<text:s text:c="10"/>50<text:s text:c="10"/>42<text:s text:c="2"/>25<text:s text:c="3"/>2<text:s text:c="6"/>16<text:s text:c="10"/>53<text:s text:c="10"/>45<text:s text:c="10"/>30<text:s text:c="2"/>24<text:s text:c="10"/>85<text:s text:c="14"/>42<text:s text:c="18"/>13<text:s text:c="33"/></text:span></text:p>
      <text:p text:style-name="P1504"><text:span text:style-name="T1504_1">10:27:16<text:s text:c="10"/>50<text:s text:c="10"/>42<text:s text:c="2"/>25<text:s text:c="3"/>2<text:s text:c="6"/>16<text:s text:c="10"/>53<text:s text:c="10"/>45<text:s text:c="10"/>30<text:s text:c="2"/>24<text:s text:c="10"/>86<text:s text:c="14"/>42<text:s text:c="18"/>12<text:s text:c="33"/></text:span></text:p>
      <text:p text:style-name="P1505"><text:span text:style-name="T1505_1">10:28:16<text:s text:c="10"/>50<text:s text:c="10"/>42<text:s text:c="2"/>25<text:s text:c="3"/>2<text:s text:c="6"/>16<text:s text:c="10"/>54<text:s text:c="10"/>44<text:s text:c="10"/>31<text:s text:c="2"/>24<text:s text:c="10"/>86<text:s text:c="14"/>43<text:s text:c="18"/>12<text:s text:c="33"/></text:span></text:p>
      <text:p text:style-name="P1506"><text:span text:style-name="T1506_1">10:29:16<text:s text:c="10"/>50<text:s text:c="10"/>42<text:s text:c="2"/>25<text:s text:c="3"/>2<text:s text:c="6"/>16<text:s text:c="10"/>54<text:s text:c="10"/>44<text:s text:c="10"/>31<text:s text:c="2"/>24<text:s text:c="10"/>87<text:s text:c="14"/>43<text:s text:c="18"/>12<text:s text:c="33"/></text:span></text:p>
      <text:p text:style-name="P1507"><text:span text:style-name="T1507_1">10:29:46<text:s text:c="10"/>50<text:s text:c="10"/>42<text:s text:c="2"/>25<text:s text:c="3"/>2<text:s text:c="6"/>16<text:s text:c="10"/>54<text:s text:c="10"/>44<text:s text:c="10"/>31<text:s text:c="2"/>23<text:s text:c="10"/>87<text:s text:c="14"/>43<text:s text:c="18"/>12<text:s text:c="33"/></text:span></text:p>
      <text:p text:style-name="P1508"><text:span text:style-name="T1508_1">10:31:16<text:s text:c="10"/>51<text:s text:c="10"/>42<text:s text:c="2"/>26<text:s text:c="3"/>3<text:s text:c="6"/>16<text:s text:c="10"/>55<text:s text:c="10"/>43<text:s text:c="10"/>32<text:s text:c="2"/>23<text:s text:c="10"/>88<text:s text:c="14"/>43<text:s text:c="18"/>11<text:s text:c="33"/></text:span></text:p>
      <text:p text:style-name="P1509"><text:span text:style-name="T1509_1">10:32:16<text:s text:c="10"/>51<text:s text:c="10"/>42<text:s text:c="2"/>26<text:s text:c="3"/>3<text:s text:c="6"/>17<text:s text:c="10"/>56<text:s text:c="10"/>43<text:s text:c="10"/>32<text:s text:c="2"/>23<text:s text:c="10"/>88<text:s text:c="14"/>43<text:s text:c="18"/>11<text:s text:c="33"/></text:span></text:p>
      <text:p text:style-name="P1510"><text:span text:style-name="T1510_1">10:35:16<text:s text:c="10"/>52<text:s text:c="10"/>42<text:s text:c="2"/>27<text:s text:c="3"/>4<text:s text:c="6"/>17<text:s text:c="10"/>57<text:s text:c="10"/>41<text:s text:c="10"/>33<text:s text:c="2"/>21<text:s text:c="10"/>89<text:s text:c="14"/>44<text:s text:c="18"/>10<text:s text:c="33"/></text:span></text:p>
      <text:p text:style-name="P1511"><text:span text:style-name="T1511_1">10:37:46<text:s text:c="10"/>52<text:s text:c="10"/>42<text:s text:c="2"/>27<text:s text:c="3"/>4<text:s text:c="6"/>17<text:s text:c="10"/>58<text:s text:c="10"/>40<text:s text:c="10"/>34<text:s text:c="2"/>21<text:s text:c="10"/>88<text:s text:c="14"/>44<text:s text:c="19"/>9<text:s text:c="33"/></text:span></text:p>
      <text:p text:style-name="P1512"><text:span text:style-name="T1512_1">10:38:11<text:s text:c="10"/>53<text:s text:c="10"/>42<text:s text:c="2"/>27<text:s text:c="3"/>4<text:s text:c="6"/>17<text:s text:c="10"/>58<text:s text:c="10"/>40<text:s text:c="10"/>35<text:s text:c="2"/>20<text:s text:c="10"/>88<text:s text:c="14"/>44<text:s text:c="19"/>8<text:s text:c="33"/></text:span></text:p>
      <text:p text:style-name="P1513"><text:span text:style-name="T1513_1">10:38:46<text:s text:c="10"/>53<text:s text:c="10"/>42<text:s text:c="2"/>28<text:s text:c="3"/>4<text:s text:c="6"/>17<text:s text:c="10"/>59<text:s text:c="10"/>40<text:s text:c="10"/>35<text:s text:c="2"/>20<text:s text:c="10"/>87<text:s text:c="14"/>44<text:s text:c="19"/>8<text:s text:c="33"/></text:span></text:p>
      <text:p text:style-name="P1514"><text:span text:style-name="T1514_1">10:41:46<text:s text:c="10"/>53<text:s text:c="10"/>42<text:s text:c="2"/>28<text:s text:c="3"/>5<text:s text:c="6"/>18<text:s text:c="10"/>60<text:s text:c="10"/>39<text:s text:c="10"/>36<text:s text:c="2"/>19<text:s text:c="10"/>86<text:s text:c="14"/>44<text:s text:c="19"/>7<text:s text:c="33"/></text:span></text:p>
      <text:p text:style-name="P1515"><text:span text:style-name="T1515_1">10:42:16<text:s text:c="10"/>53<text:s text:c="10"/>42<text:s text:c="2"/>28<text:s text:c="3"/>5<text:s text:c="6"/>18<text:s text:c="10"/>60<text:s text:c="10"/>38<text:s text:c="10"/>36<text:s text:c="2"/>19<text:s text:c="10"/>86<text:s text:c="14"/>44<text:s text:c="19"/>7<text:s text:c="33"/></text:span></text:p>
      <text:p text:style-name="P1516"><text:span text:style-name="T1516_1">10:42:46<text:s text:c="10"/>53<text:s text:c="10"/>41<text:s text:c="2"/>29<text:s text:c="3"/>5<text:s text:c="6"/>18<text:s text:c="10"/>61<text:s text:c="10"/>38<text:s text:c="10"/>36<text:s text:c="2"/>19<text:s text:c="10"/>85<text:s text:c="14"/>44<text:s text:c="19"/>7<text:s text:c="33"/></text:span></text:p>
      <text:p text:style-name="P1517"><text:span text:style-name="T1517_1">10:43:16<text:s text:c="10"/>54<text:s text:c="10"/>41<text:s text:c="2"/>29<text:s text:c="3"/>5<text:s text:c="6"/>18<text:s text:c="10"/>61<text:s text:c="10"/>38<text:s text:c="10"/>37<text:s text:c="2"/>19<text:s text:c="10"/>85<text:s text:c="14"/>45<text:s text:c="19"/>7<text:s text:c="33"/></text:span></text:p>
      <text:p text:style-name="P1518"><text:span text:style-name="T1518_1">Time</text:span><text:span text:style-name="T1518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519"><text:span text:style-name="T1519_1">-------------------------------------------------------------------------------------------------------------------------------------------------------------------------</text:span></text:p>
      <text:p text:style-name="P1520"><text:span text:style-name="T1520_1">10:43:46<text:s text:c="10"/>54<text:s text:c="10"/>41<text:s text:c="2"/>29<text:s text:c="3"/>6<text:s text:c="6"/>18<text:s text:c="10"/>61<text:s text:c="10"/>38<text:s text:c="10"/>37<text:s text:c="2"/>19<text:s text:c="10"/>85<text:s text:c="14"/>45<text:s text:c="19"/>7<text:s text:c="33"/></text:span></text:p>
      <text:p text:style-name="P1521"><text:span text:style-name="T1521_1">10:44:16<text:s text:c="10"/>54<text:s text:c="10"/>41<text:s text:c="2"/>29<text:s text:c="3"/>6<text:s text:c="6"/>18<text:s text:c="10"/>61<text:s text:c="10"/>37<text:s text:c="10"/>37<text:s text:c="2"/>18<text:s text:c="10"/>85<text:s text:c="14"/>45<text:s text:c="19"/>6<text:s text:c="33"/></text:span></text:p>
      <text:p text:style-name="P1522"><text:span text:style-name="T1522_1">10:44:46<text:s text:c="10"/>54<text:s text:c="10"/>41<text:s text:c="2"/>29<text:s text:c="3"/>6<text:s text:c="6"/>18<text:s text:c="10"/>62<text:s text:c="10"/>37<text:s text:c="10"/>37<text:s text:c="2"/>18<text:s text:c="10"/>84<text:s text:c="14"/>45<text:s text:c="19"/>6<text:s text:c="33"/></text:span></text:p>
      <text:p text:style-name="P1523"><text:span text:style-name="T1523_1">10:47:46<text:s text:c="10"/>54<text:s text:c="10"/>41<text:s text:c="2"/>30<text:s text:c="3"/>6<text:s text:c="6"/>18<text:s text:c="10"/>63<text:s text:c="10"/>36<text:s text:c="10"/>38<text:s text:c="2"/>17<text:s text:c="10"/>83<text:s text:c="14"/>45<text:s text:c="19"/>5<text:s text:c="33"/></text:span></text:p>
      <text:p text:style-name="P1524"><text:span text:style-name="T1524_1">10:48:41<text:s text:c="10"/>54<text:s text:c="10"/>41<text:s text:c="2"/>30<text:s text:c="3"/>7<text:s text:c="6"/>18<text:s text:c="10"/>63<text:s text:c="10"/>36<text:s text:c="10"/>39<text:s text:c="2"/>17<text:s text:c="10"/>82<text:s text:c="14"/>45<text:s text:c="19"/>5<text:s text:c="33"/></text:span></text:p>
      <text:p text:style-name="P1525"><text:span text:style-name="T1525_1">10:50:16<text:s text:c="10"/>55<text:s text:c="10"/>41<text:s text:c="2"/>31<text:s text:c="3"/>7<text:s text:c="6"/>18<text:s text:c="10"/>64<text:s text:c="10"/>35<text:s text:c="10"/>39<text:s text:c="2"/>16<text:s text:c="10"/>81<text:s text:c="14"/>45<text:s text:c="19"/>4<text:s text:c="33"/></text:span></text:p>
      <text:p text:style-name="P1526"><text:span text:style-name="T1526_1">10:51:16<text:s text:c="10"/>55<text:s text:c="10"/>41<text:s text:c="2"/>31<text:s text:c="3"/>7<text:s text:c="6"/>18<text:s text:c="10"/>65<text:s text:c="10"/>35<text:s text:c="10"/>40<text:s text:c="2"/>16<text:s text:c="10"/>81<text:s text:c="14"/>45<text:s text:c="19"/>4<text:s text:c="33"/></text:span></text:p>
      <text:p text:style-name="P1527"><text:span text:style-name="T1527_1">10:52:16<text:s text:c="10"/>55<text:s text:c="10"/>41<text:s text:c="2"/>31<text:s text:c="3"/>7<text:s text:c="6"/>18<text:s text:c="10"/>65<text:s text:c="10"/>34<text:s text:c="10"/>40<text:s text:c="2"/>16<text:s text:c="10"/>80<text:s text:c="14"/>45<text:s text:c="19"/>4<text:s text:c="33"/></text:span></text:p>
      <text:p text:style-name="P1528"><text:span text:style-name="T1528_1">10:52:46<text:s text:c="10"/>55<text:s text:c="10"/>40<text:s text:c="2"/>31<text:s text:c="3"/>8<text:s text:c="6"/>18<text:s text:c="10"/>65<text:s text:c="10"/>34<text:s text:c="10"/>40<text:s text:c="2"/>16<text:s text:c="10"/>80<text:s text:c="14"/>45<text:s text:c="19"/>3<text:s text:c="33"/></text:span></text:p>
      <text:p text:style-name="P1529"><text:span text:style-name="T1529_1">10:53:16<text:s text:c="10"/>55<text:s text:c="10"/>40<text:s text:c="2"/>31<text:s text:c="3"/>8<text:s text:c="6"/>18<text:s text:c="3"/>4<text:s text:c="6"/>66<text:s text:c="10"/>34<text:s text:c="10"/>40<text:s text:c="2"/>15<text:s text:c="10"/>80<text:s text:c="14"/>45<text:s text:c="19"/>3<text:s text:c="33"/></text:span></text:p>
      <text:p text:style-name="P1530"><text:span text:style-name="T1530_1">10:54:16<text:s text:c="10"/>55<text:s text:c="10"/>40<text:s text:c="2"/>32<text:s text:c="3"/>8<text:s text:c="6"/>19<text:s text:c="3"/>4<text:s text:c="6"/>66<text:s text:c="10"/>33<text:s text:c="10"/>41<text:s text:c="2"/>15<text:s text:c="10"/>79<text:s text:c="14"/>45<text:s text:c="53"/></text:span></text:p>
      <text:p text:style-name="P1531"><text:span text:style-name="T1531_1">10:55:16<text:s text:c="10"/>55<text:s text:c="10"/>40<text:s text:c="2"/>32<text:s text:c="3"/>8<text:s text:c="6"/>19<text:s text:c="3"/>4<text:s text:c="6"/>67<text:s text:c="10"/>33<text:s text:c="10"/>41<text:s text:c="2"/>15<text:s text:c="10"/>79<text:s text:c="14"/>45<text:s text:c="53"/></text:span></text:p>
      <text:p text:style-name="P1532"><text:span text:style-name="T1532_1">10:55:46<text:s text:c="10"/>55<text:s text:c="10"/>40<text:s text:c="2"/>32<text:s text:c="3"/>8<text:s text:c="6"/>19<text:s text:c="3"/>4<text:s text:c="6"/>67<text:s text:c="10"/>33<text:s text:c="10"/>41<text:s text:c="2"/>15<text:s text:c="10"/>78<text:s text:c="14"/>45<text:s text:c="53"/></text:span></text:p>
      <text:p text:style-name="P1533"><text:span text:style-name="T1533_1">10:56:16<text:s text:c="10"/>55<text:s text:c="10"/>40<text:s text:c="2"/>32<text:s text:c="3"/>8<text:s text:c="6"/>19<text:s text:c="3"/>4<text:s text:c="6"/>67<text:s text:c="10"/>32<text:s text:c="10"/>42<text:s text:c="2"/>14<text:s text:c="10"/>78<text:s text:c="14"/>45<text:s text:c="53"/></text:span></text:p>
      <text:p text:style-name="P1534"><text:span text:style-name="T1534_1">10:57:16<text:s text:c="10"/>55<text:s text:c="10"/>40<text:s text:c="2"/>32<text:s text:c="3"/>9<text:s text:c="6"/>19<text:s text:c="3"/>4<text:s text:c="6"/>68<text:s text:c="10"/>32<text:s text:c="10"/>42<text:s text:c="2"/>14<text:s text:c="10"/>78<text:s text:c="14"/>45<text:s text:c="53"/></text:span></text:p>
      <text:p text:style-name="P1535"><text:span text:style-name="T1535_1">10:58:16<text:s text:c="10"/>55<text:s text:c="10"/>40<text:s text:c="2"/>33<text:s text:c="3"/>9<text:s text:c="6"/>19<text:s text:c="3"/>5<text:s text:c="6"/>68<text:s text:c="10"/>32<text:s text:c="10"/>42<text:s text:c="2"/>14<text:s text:c="10"/>77<text:s text:c="14"/>45<text:s text:c="53"/></text:span></text:p>
      <text:p text:style-name="P1536"><text:span text:style-name="T1536_1">11:00:16<text:s text:c="10"/>55<text:s text:c="10"/>39<text:s text:c="2"/>33<text:s text:c="3"/>9<text:s text:c="6"/>19<text:s text:c="3"/>5<text:s text:c="6"/>69<text:s text:c="10"/>31<text:s text:c="10"/>43<text:s text:c="2"/>13<text:s text:c="10"/>76<text:s text:c="14"/>45<text:s text:c="53"/></text:span></text:p>
      <text:p text:style-name="P1537"><text:span text:style-name="T1537_1">11:01:41<text:s text:c="10"/>55<text:s text:c="10"/>39<text:s text:c="2"/>33<text:s text:c="2"/>10<text:s text:c="6"/>19<text:s text:c="3"/>5<text:s text:c="6"/>70<text:s text:c="10"/>30<text:s text:c="10"/>44<text:s text:c="2"/>13<text:s text:c="10"/>75<text:s text:c="14"/>45<text:s text:c="53"/></text:span></text:p>
      <text:p text:style-name="P1538"><text:span text:style-name="T1538_1">11:02:11<text:s text:c="10"/>55<text:s text:c="10"/>39<text:s text:c="2"/>34<text:s text:c="2"/>10<text:s text:c="6"/>19<text:s text:c="3"/>5<text:s text:c="6"/>70<text:s text:c="10"/>30<text:s text:c="10"/>44<text:s text:c="2"/>13<text:s text:c="10"/>75<text:s text:c="14"/>45<text:s text:c="53"/></text:span></text:p>
      <text:p text:style-name="P1539"><text:span text:style-name="T1539_1">11:03:11<text:s text:c="10"/>55<text:s text:c="10"/>39<text:s text:c="2"/>34<text:s text:c="2"/>10<text:s text:c="6"/>19<text:s text:c="3"/>6<text:s text:c="6"/>70<text:s text:c="10"/>30<text:s text:c="10"/>44<text:s text:c="2"/>12<text:s text:c="10"/>75<text:s text:c="14"/>45<text:s text:c="53"/></text:span></text:p>
      <text:p text:style-name="P1540"><text:span text:style-name="T1540_1">11:03:46<text:s text:c="10"/>55<text:s text:c="10"/>39<text:s text:c="2"/>34<text:s text:c="2"/>10<text:s text:c="6"/>19<text:s text:c="3"/>6<text:s text:c="6"/>71<text:s text:c="10"/>29<text:s text:c="10"/>44<text:s text:c="2"/>12<text:s text:c="10"/>74<text:s text:c="14"/>45<text:s text:c="53"/></text:span></text:p>
      <text:p text:style-name="P1541"><text:span text:style-name="T1541_1">11:04:11<text:s text:c="10"/>55<text:s text:c="10"/>39<text:s text:c="2"/>34<text:s text:c="2"/>10<text:s text:c="6"/>19<text:s text:c="3"/>6<text:s text:c="6"/>71<text:s text:c="10"/>29<text:s text:c="10"/>44<text:s text:c="2"/>12<text:s text:c="10"/>74<text:s text:c="14"/>45<text:s text:c="3"/>6<text:s text:c="49"/></text:span></text:p>
      <text:p text:style-name="P1542"><text:span text:style-name="T1542_1">11:05:46<text:s text:c="10"/>55<text:s text:c="10"/>38<text:s text:c="2"/>35<text:s text:c="2"/>11<text:s text:c="6"/>19<text:s text:c="10"/>72<text:s text:c="10"/>29<text:s text:c="10"/>45<text:s text:c="2"/>11<text:s text:c="10"/>73<text:s text:c="14"/>45<text:s text:c="3"/>6<text:s text:c="49"/></text:span></text:p>
      <text:p text:style-name="P1543"><text:span text:style-name="T1543_1">11:06:46<text:s text:c="10"/>55<text:s text:c="10"/>38<text:s text:c="2"/>35<text:s text:c="2"/>11<text:s text:c="6"/>19<text:s text:c="10"/>72<text:s text:c="10"/>28<text:s text:c="10"/>45<text:s text:c="2"/>11<text:s text:c="10"/>73<text:s text:c="14"/>45<text:s text:c="3"/>7<text:s text:c="49"/></text:span></text:p>
      <text:p text:style-name="P1544"><text:span text:style-name="T1544_1">11:07:16<text:s text:c="10"/>55<text:s text:c="10"/>38<text:s text:c="2"/>35<text:s text:c="2"/>11<text:s text:c="6"/>19<text:s text:c="10"/>72<text:s text:c="10"/>28<text:s text:c="10"/>46<text:s text:c="2"/>11<text:s text:c="10"/>72<text:s text:c="14"/>45<text:s text:c="3"/>7<text:s text:c="49"/></text:span></text:p>
      <text:p text:style-name="P1545"><text:span text:style-name="T1545_1">11:07:46<text:s text:c="10"/>55<text:s text:c="10"/>38<text:s text:c="2"/>35<text:s text:c="2"/>11<text:s text:c="6"/>19<text:s text:c="10"/>73<text:s text:c="10"/>28<text:s text:c="10"/>46<text:s text:c="2"/>11<text:s text:c="10"/>72<text:s text:c="14"/>45<text:s text:c="3"/>7<text:s text:c="49"/></text:span></text:p>
      <text:p text:style-name="P1546"><text:span text:style-name="T1546_1">11:09:16<text:s text:c="10"/>55<text:s text:c="10"/>38<text:s text:c="2"/>35<text:s text:c="2"/>11<text:s text:c="6"/>19<text:s text:c="10"/>73<text:s text:c="10"/>27<text:s text:c="10"/>46<text:s text:c="2"/>10<text:s text:c="10"/>71<text:s text:c="14"/>44<text:s text:c="3"/>8<text:s text:c="49"/></text:span></text:p>
      <text:p text:style-name="P1547"><text:span text:style-name="T1547_1">11:11:16<text:s text:c="10"/>55<text:s text:c="10"/>37<text:s text:c="2"/>36<text:s text:c="2"/>12<text:s text:c="6"/>19<text:s text:c="10"/>74<text:s text:c="10"/>27<text:s text:c="10"/>47<text:s text:c="2"/>10<text:s text:c="10"/>70<text:s text:c="14"/>44<text:s text:c="3"/>8<text:s text:c="49"/></text:span></text:p>
      <text:p text:style-name="P1548"><text:span text:style-name="T1548_1">11:13:11<text:s text:c="10"/>55<text:s text:c="10"/>37<text:s text:c="2"/>37<text:s text:c="2"/>12<text:s text:c="6"/>19<text:s text:c="10"/>75<text:s text:c="10"/>26<text:s text:c="10"/>48<text:s text:c="3"/>9<text:s text:c="10"/>69<text:s text:c="14"/>44<text:s text:c="3"/>9<text:s text:c="49"/></text:span></text:p>
      <text:p text:style-name="P1549"><text:span text:style-name="T1549_1">11:14:11<text:s text:c="10"/>55<text:s text:c="10"/>37<text:s text:c="2"/>37<text:s text:c="2"/>12<text:s text:c="6"/>19<text:s text:c="10"/>75<text:s text:c="10"/>25<text:s text:c="10"/>48<text:s text:c="3"/>9<text:s text:c="10"/>69<text:s text:c="14"/>44<text:s text:c="3"/>9<text:s text:c="49"/></text:span></text:p>
      <text:p text:style-name="P1550"><text:span text:style-name="T1550_1">11:14:16<text:s text:c="10"/>55<text:s text:c="10"/>36<text:s text:c="2"/>37<text:s text:c="2"/>13<text:s text:c="6"/>19<text:s text:c="10"/>75<text:s text:c="10"/>25<text:s text:c="10"/>48<text:s text:c="3"/>9<text:s text:c="10"/>69<text:s text:c="14"/>44<text:s text:c="3"/>9<text:s text:c="49"/></text:span></text:p>
      <text:p text:style-name="P1551"><text:span text:style-name="T1551_1">11:14:41<text:s text:c="10"/>55<text:s text:c="10"/>36<text:s text:c="2"/>37<text:s text:c="2"/>13<text:s text:c="6"/>19<text:s text:c="10"/>76<text:s text:c="10"/>25<text:s text:c="10"/>48<text:s text:c="3"/>9<text:s text:c="10"/>68<text:s text:c="14"/>44<text:s text:c="3"/>9<text:s text:c="49"/></text:span></text:p>
      <text:p text:style-name="P1552"><text:span text:style-name="T1552_1">11:15:16<text:s text:c="10"/>55<text:s text:c="10"/>36<text:s text:c="2"/>37<text:s text:c="2"/>13<text:s text:c="6"/>19<text:s text:c="10"/>76<text:s text:c="10"/>25<text:s text:c="10"/>48<text:s text:c="3"/>9<text:s text:c="10"/>68<text:s text:c="14"/>44<text:s text:c="2"/>10<text:s text:c="49"/></text:span></text:p>
      <text:p text:style-name="P1553"><text:span text:style-name="T1553_1">11:15:41<text:s text:c="10"/>55<text:s text:c="10"/>36<text:s text:c="2"/>37<text:s text:c="2"/>13<text:s text:c="6"/>19<text:s text:c="3"/>9<text:s text:c="6"/>76<text:s text:c="10"/>25<text:s text:c="10"/>48<text:s text:c="3"/>9<text:s text:c="10"/>68<text:s text:c="14"/>44<text:s text:c="2"/>10<text:s text:c="49"/></text:span></text:p>
      <text:p text:style-name="P1554"><text:span text:style-name="T1554_1">11:16:16<text:s text:c="10"/>55<text:s text:c="10"/>36<text:s text:c="2"/>37<text:s text:c="2"/>13<text:s text:c="6"/>19<text:s text:c="3"/>9<text:s text:c="6"/>76<text:s text:c="10"/>25<text:s text:c="10"/>49<text:s text:c="14"/>68<text:s text:c="14"/>44<text:s text:c="2"/>10<text:s text:c="49"/></text:span></text:p>
      <text:p text:style-name="P1555"><text:span text:style-name="T1555_1">11:16:36<text:s text:c="10"/>55<text:s text:c="10"/>36<text:s text:c="2"/>37<text:s text:c="2"/>13<text:s text:c="6"/>19<text:s text:c="3"/>9<text:s text:c="6"/>76<text:s text:c="10"/>25<text:s text:c="10"/>49<text:s text:c="14"/>67<text:s text:c="14"/>44<text:s text:c="2"/>10<text:s text:c="49"/></text:span></text:p>
      <text:p text:style-name="P1556"><text:span text:style-name="T1556_1">11:16:46<text:s text:c="10"/>55<text:s text:c="10"/>36<text:s text:c="2"/>38<text:s text:c="2"/>13<text:s text:c="6"/>19<text:s text:c="3"/>9<text:s text:c="6"/>77<text:s text:c="10"/>24<text:s text:c="10"/>49<text:s text:c="14"/>67<text:s text:c="14"/>44<text:s text:c="2"/>10<text:s text:c="49"/></text:span></text:p>
      <text:p text:style-name="P1557"><text:span text:style-name="T1557_1">11:18:16<text:s text:c="10"/>54<text:s text:c="10"/>36<text:s text:c="2"/>38<text:s text:c="2"/>13<text:s text:c="6"/>19<text:s text:c="3"/>9<text:s text:c="6"/>77<text:s text:c="10"/>24<text:s text:c="10"/>49<text:s text:c="14"/>67<text:s text:c="14"/>43<text:s text:c="2"/>11<text:s text:c="49"/></text:span></text:p>
      <text:p text:style-name="P1558"><text:span text:style-name="T1558_1">11:18:46<text:s text:c="10"/>54<text:s text:c="10"/>35<text:s text:c="2"/>38<text:s text:c="2"/>14<text:s text:c="6"/>19<text:s text:c="3"/>9<text:s text:c="6"/>77<text:s text:c="10"/>24<text:s text:c="10"/>49<text:s text:c="14"/>66<text:s text:c="14"/>43<text:s text:c="2"/>11<text:s text:c="49"/></text:span></text:p>
      <text:p text:style-name="P1559"><text:span text:style-name="T1559_1">11:19:16<text:s text:c="10"/>54<text:s text:c="10"/>35<text:s text:c="2"/>38<text:s text:c="2"/>14<text:s text:c="6"/>19<text:s text:c="2"/>10<text:s text:c="6"/>78<text:s text:c="10"/>24<text:s text:c="10"/>50<text:s text:c="14"/>66<text:s text:c="14"/>43<text:s text:c="2"/>11<text:s text:c="49"/></text:span></text:p>
      <text:p text:style-name="P1560"><text:span text:style-name="T1560_1">Time</text:span><text:span text:style-name="T1560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561"><text:span text:style-name="T1561_1">-------------------------------------------------------------------------------------------------------------------------------------------------------------------------</text:span></text:p>
      <text:p text:style-name="P1562"><text:span text:style-name="T1562_1">11:20:16<text:s text:c="10"/>54<text:s text:c="10"/>35<text:s text:c="2"/>39<text:s text:c="2"/>14<text:s text:c="6"/>18<text:s text:c="2"/>10<text:s text:c="6"/>78<text:s text:c="10"/>23<text:s text:c="10"/>50<text:s text:c="14"/>65<text:s text:c="14"/>43<text:s text:c="2"/>11<text:s text:c="49"/></text:span></text:p>
      <text:p text:style-name="P1563"><text:span text:style-name="T1563_1">11:21:46<text:s text:c="10"/>54<text:s text:c="10"/>35<text:s text:c="2"/>39<text:s text:c="2"/>14<text:s text:c="6"/>18<text:s text:c="2"/>10<text:s text:c="6"/>79<text:s text:c="10"/>23<text:s text:c="10"/>50<text:s text:c="14"/>65<text:s text:c="14"/>43<text:s text:c="2"/>12<text:s text:c="49"/></text:span></text:p>
      <text:p text:style-name="P1564"><text:span text:style-name="T1564_1">11:22:16<text:s text:c="10"/>54<text:s text:c="10"/>34<text:s text:c="2"/>39<text:s text:c="2"/>14<text:s text:c="6"/>18<text:s text:c="2"/>10<text:s text:c="6"/>79<text:s text:c="10"/>22<text:s text:c="10"/>50<text:s text:c="14"/>64<text:s text:c="14"/>43<text:s text:c="2"/>12<text:s text:c="49"/></text:span></text:p>
      <text:p text:style-name="P1565"><text:span text:style-name="T1565_1">11:22:46<text:s text:c="10"/>54<text:s text:c="10"/>34<text:s text:c="2"/>39<text:s text:c="2"/>15<text:s text:c="6"/>18<text:s text:c="2"/>10<text:s text:c="6"/>79<text:s text:c="10"/>22<text:s text:c="10"/>51<text:s text:c="14"/>64<text:s text:c="14"/>43<text:s text:c="2"/>12<text:s text:c="49"/></text:span></text:p>
      <text:p text:style-name="P1566"><text:span text:style-name="T1566_1">11:23:16<text:s text:c="10"/>54<text:s text:c="10"/>34<text:s text:c="2"/>39<text:s text:c="2"/>15<text:s text:c="6"/>18<text:s text:c="2"/>11<text:s text:c="6"/>79<text:s text:c="10"/>22<text:s text:c="10"/>51<text:s text:c="14"/>64<text:s text:c="14"/>43<text:s text:c="2"/>12<text:s text:c="49"/></text:span></text:p>
      <text:p text:style-name="P1567"><text:span text:style-name="T1567_1">11:24:16<text:s text:c="10"/>54<text:s text:c="10"/>34<text:s text:c="2"/>40<text:s text:c="2"/>15<text:s text:c="6"/>18<text:s text:c="2"/>11<text:s text:c="6"/>79<text:s text:c="10"/>22<text:s text:c="10"/>51<text:s text:c="14"/>63<text:s text:c="14"/>42<text:s text:c="2"/>12<text:s text:c="49"/></text:span></text:p>
      <text:p text:style-name="P1568"><text:span text:style-name="T1568_1">11:25:16<text:s text:c="10"/>53<text:s text:c="10"/>34<text:s text:c="2"/>40<text:s text:c="2"/>15<text:s text:c="6"/>18<text:s text:c="2"/>11<text:s text:c="6"/>80<text:s text:c="10"/>21<text:s text:c="10"/>51<text:s text:c="14"/>63<text:s text:c="14"/>42<text:s text:c="2"/>13<text:s text:c="49"/></text:span></text:p>
      <text:p text:style-name="P1569"><text:span text:style-name="T1569_1">11:26:11<text:s text:c="10"/>53<text:s text:c="10"/>33<text:s text:c="2"/>40<text:s text:c="2"/>15<text:s text:c="6"/>18<text:s text:c="2"/>11<text:s text:c="6"/>80<text:s text:c="10"/>21<text:s text:c="10"/>52<text:s text:c="14"/>62<text:s text:c="14"/>42<text:s text:c="2"/>13<text:s text:c="49"/></text:span></text:p>
      <text:p text:style-name="P1570"><text:span text:style-name="T1570_1">11:26:46<text:s text:c="10"/>53<text:s text:c="10"/>33<text:s text:c="2"/>40<text:s text:c="2"/>16<text:s text:c="6"/>18<text:s text:c="2"/>11<text:s text:c="6"/>80<text:s text:c="10"/>21<text:s text:c="10"/>52<text:s text:c="14"/>62<text:s text:c="14"/>42<text:s text:c="2"/>13<text:s text:c="49"/></text:span></text:p>
      <text:p text:style-name="P1571"><text:span text:style-name="T1571_1">11:27:11<text:s text:c="10"/>53<text:s text:c="10"/>33<text:s text:c="2"/>40<text:s text:c="2"/>16<text:s text:c="6"/>18<text:s text:c="2"/>12<text:s text:c="6"/>80<text:s text:c="10"/>21<text:s text:c="10"/>52<text:s text:c="14"/>62<text:s text:c="14"/>42<text:s text:c="2"/>13<text:s text:c="49"/></text:span></text:p>
      <text:p text:style-name="P1572"><text:span text:style-name="T1572_1">11:28:11<text:s text:c="10"/>53<text:s text:c="10"/>33<text:s text:c="2"/>41<text:s text:c="2"/>16<text:s text:c="6"/>18<text:s text:c="2"/>12<text:s text:c="6"/>81<text:s text:c="10"/>20<text:s text:c="10"/>52<text:s text:c="14"/>61<text:s text:c="14"/>42<text:s text:c="2"/>14<text:s text:c="49"/></text:span></text:p>
      <text:p text:style-name="P1573"><text:span text:style-name="T1573_1">11:29:16<text:s text:c="10"/>53<text:s text:c="10"/>33<text:s text:c="2"/>41<text:s text:c="2"/>16<text:s text:c="6"/>18<text:s text:c="2"/>12<text:s text:c="6"/>81<text:s text:c="10"/>20<text:s text:c="10"/>52<text:s text:c="14"/>61<text:s text:c="14"/>41<text:s text:c="2"/>14<text:s text:c="49"/></text:span></text:p>
      <text:p text:style-name="P1574"><text:span text:style-name="T1574_1">11:29:41<text:s text:c="10"/>52<text:s text:c="10"/>32<text:s text:c="2"/>41<text:s text:c="2"/>16<text:s text:c="6"/>18<text:s text:c="2"/>12<text:s text:c="6"/>81<text:s text:c="10"/>20<text:s text:c="10"/>52<text:s text:c="14"/>60<text:s text:c="14"/>41<text:s text:c="2"/>14<text:s text:c="49"/></text:span></text:p>
      <text:p text:style-name="P1575"><text:span text:style-name="T1575_1">11:30:16<text:s text:c="10"/>52<text:s text:c="10"/>32<text:s text:c="2"/>41<text:s text:c="2"/>16<text:s text:c="6"/>18<text:s text:c="2"/>12<text:s text:c="6"/>81<text:s text:c="10"/>20<text:s text:c="10"/>53<text:s text:c="14"/>60<text:s text:c="14"/>41<text:s text:c="2"/>14<text:s text:c="49"/></text:span></text:p>
      <text:p text:style-name="P1576"><text:span text:style-name="T1576_1">11:32:16<text:s text:c="10"/>52<text:s text:c="10"/>32<text:s text:c="2"/>42<text:s text:c="2"/>17<text:s text:c="6"/>18<text:s text:c="2"/>13<text:s text:c="6"/>81<text:s text:c="10"/>19<text:s text:c="10"/>53<text:s text:c="14"/>59<text:s text:c="14"/>41<text:s text:c="2"/>15<text:s text:c="49"/></text:span></text:p>
      <text:p text:style-name="P1577"><text:span text:style-name="T1577_1">11:32:46<text:s text:c="10"/>52<text:s text:c="10"/>31<text:s text:c="2"/>42<text:s text:c="2"/>17<text:s text:c="6"/>18<text:s text:c="2"/>13<text:s text:c="6"/>81<text:s text:c="10"/>19<text:s text:c="10"/>53<text:s text:c="14"/>59<text:s text:c="14"/>41<text:s text:c="2"/>15<text:s text:c="49"/></text:span></text:p>
      <text:p text:style-name="P1578"><text:span text:style-name="T1578_1">11:33:46<text:s text:c="10"/>52<text:s text:c="10"/>31<text:s text:c="2"/>42<text:s text:c="2"/>17<text:s text:c="6"/>17<text:s text:c="2"/>13<text:s text:c="6"/>81<text:s text:c="10"/>18<text:s text:c="10"/>53<text:s text:c="14"/>58<text:s text:c="14"/>40<text:s text:c="2"/>15<text:s text:c="49"/></text:span></text:p>
      <text:p text:style-name="P1579"><text:span text:style-name="T1579_1">11:34:16<text:s text:c="10"/>51<text:s text:c="10"/>31<text:s text:c="2"/>43<text:s text:c="2"/>17<text:s text:c="6"/>17<text:s text:c="2"/>13<text:s text:c="6"/>81<text:s text:c="10"/>18<text:s text:c="10"/>54<text:s text:c="14"/>58<text:s text:c="14"/>40<text:s text:c="2"/>16<text:s text:c="49"/></text:span></text:p>
      <text:p text:style-name="P1580"><text:span text:style-name="T1580_1">11:34:46<text:s text:c="10"/>51<text:s text:c="10"/>31<text:s text:c="2"/>43<text:s text:c="2"/>18<text:s text:c="6"/>17<text:s text:c="2"/>14<text:s text:c="6"/>81<text:s text:c="10"/>18<text:s text:c="10"/>54<text:s text:c="14"/>58<text:s text:c="14"/>40<text:s text:c="2"/>16<text:s text:c="49"/></text:span></text:p>
      <text:p text:style-name="P1581"><text:span text:style-name="T1581_1">11:35:16<text:s text:c="10"/>51<text:s text:c="10"/>31<text:s text:c="2"/>43<text:s text:c="2"/>18<text:s text:c="6"/>17<text:s text:c="2"/>14<text:s text:c="6"/>82<text:s text:c="10"/>18<text:s text:c="10"/>54<text:s text:c="14"/>58<text:s text:c="14"/>40<text:s text:c="2"/>16<text:s text:c="49"/></text:span></text:p>
      <text:p text:style-name="P1582"><text:span text:style-name="T1582_1">11:35:46<text:s text:c="10"/>51<text:s text:c="10"/>31<text:s text:c="2"/>43<text:s text:c="2"/>18<text:s text:c="6"/>17<text:s text:c="2"/>14<text:s text:c="6"/>82<text:s text:c="10"/>18<text:s text:c="10"/>54<text:s text:c="14"/>57<text:s text:c="14"/>40<text:s text:c="2"/>16<text:s text:c="49"/></text:span></text:p>
      <text:p text:style-name="P1583"><text:span text:style-name="T1583_1">11:36:16<text:s text:c="10"/>51<text:s text:c="10"/>30<text:s text:c="2"/>43<text:s text:c="2"/>18<text:s text:c="6"/>17<text:s text:c="2"/>14<text:s text:c="6"/>81<text:s text:c="10"/>17<text:s text:c="10"/>54<text:s text:c="14"/>57<text:s text:c="14"/>40<text:s text:c="2"/>16<text:s text:c="49"/></text:span></text:p>
      <text:p text:style-name="P1584"><text:span text:style-name="T1584_1">11:37:46<text:s text:c="10"/>50<text:s text:c="10"/>30<text:s text:c="2"/>44<text:s text:c="2"/>18<text:s text:c="6"/>17<text:s text:c="2"/>14<text:s text:c="6"/>81<text:s text:c="10"/>17<text:s text:c="10"/>54<text:s text:c="14"/>56<text:s text:c="14"/>40<text:s text:c="2"/>17<text:s text:c="49"/></text:span></text:p>
      <text:p text:style-name="P1585"><text:span text:style-name="T1585_1">11:38:16<text:s text:c="10"/>50<text:s text:c="10"/>30<text:s text:c="2"/>44<text:s text:c="2"/>18<text:s text:c="6"/>17<text:s text:c="2"/>15<text:s text:c="6"/>81<text:s text:c="10"/>17<text:s text:c="10"/>54<text:s text:c="14"/>56<text:s text:c="14"/>39<text:s text:c="2"/>17<text:s text:c="49"/></text:span></text:p>
      <text:p text:style-name="P1586"><text:span text:style-name="T1586_1">11:39:11<text:s text:c="10"/>50<text:s text:c="10"/>30<text:s text:c="2"/>44<text:s text:c="2"/>19<text:s text:c="6"/>17<text:s text:c="2"/>15<text:s text:c="6"/>81<text:s text:c="10"/>16<text:s text:c="10"/>55<text:s text:c="14"/>56<text:s text:c="14"/>39<text:s text:c="2"/>17<text:s text:c="49"/></text:span></text:p>
      <text:p text:style-name="P1587"><text:span text:style-name="T1587_1">11:39:16<text:s text:c="10"/>50<text:s text:c="10"/>29<text:s text:c="2"/>44<text:s text:c="2"/>19<text:s text:c="6"/>17<text:s text:c="2"/>15<text:s text:c="6"/>81<text:s text:c="10"/>16<text:s text:c="10"/>55<text:s text:c="14"/>55<text:s text:c="14"/>39<text:s text:c="2"/>17<text:s text:c="49"/></text:span></text:p>
      <text:p text:style-name="P1588"><text:span text:style-name="T1588_1">11:40:41<text:s text:c="10"/>50<text:s text:c="10"/>29<text:s text:c="2"/>44<text:s text:c="2"/>19<text:s text:c="6"/>17<text:s text:c="2"/>15<text:s text:c="6"/>81<text:s text:c="10"/>16<text:s text:c="10"/>55<text:s text:c="14"/>55<text:s text:c="14"/>39<text:s text:c="2"/>18<text:s text:c="49"/></text:span></text:p>
      <text:p text:style-name="P1589"><text:span text:style-name="T1589_1">11:41:16<text:s text:c="10"/>49<text:s text:c="10"/>29<text:s text:c="2"/>45<text:s text:c="2"/>19<text:s text:c="6"/>17<text:s text:c="2"/>15<text:s text:c="6"/>81<text:s text:c="10"/>16<text:s text:c="10"/>55<text:s text:c="14"/>54<text:s text:c="14"/>39<text:s text:c="2"/>18<text:s text:c="49"/></text:span></text:p>
      <text:p text:style-name="P1590"><text:span text:style-name="T1590_1">11:42:11<text:s text:c="10"/>49<text:s text:c="10"/>29<text:s text:c="2"/>45<text:s text:c="2"/>19<text:s text:c="6"/>17<text:s text:c="2"/>16<text:s text:c="6"/>81<text:s text:c="10"/>15<text:s text:c="10"/>55<text:s text:c="14"/>54<text:s text:c="14"/>38<text:s text:c="2"/>18<text:s text:c="49"/></text:span></text:p>
      <text:p text:style-name="P1591"><text:span text:style-name="T1591_1">11:44:46<text:s text:c="10"/>48<text:s text:c="10"/>28<text:s text:c="2"/>46<text:s text:c="2"/>20<text:s text:c="2"/>16<text:s text:c="2"/>16<text:s text:c="2"/>16<text:s text:c="6"/>80<text:s text:c="10"/>15<text:s text:c="10"/>55<text:s text:c="14"/>53<text:s text:c="14"/>38<text:s text:c="2"/>19<text:s text:c="49"/></text:span></text:p>
      <text:p text:style-name="P1592"><text:span text:style-name="T1592_1">11:45:16<text:s text:c="10"/>48<text:s text:c="10"/>28<text:s text:c="2"/>46<text:s text:c="2"/>20<text:s text:c="2"/>16<text:s text:c="2"/>16<text:s text:c="2"/>16<text:s text:c="6"/>80<text:s text:c="22"/>55<text:s text:c="14"/>52<text:s text:c="14"/>38<text:s text:c="2"/>19<text:s text:c="49"/></text:span></text:p>
      <text:p text:style-name="P1593"><text:span text:style-name="T1593_1">11:45:46<text:s text:c="10"/>48<text:s text:c="10"/>27<text:s text:c="2"/>46<text:s text:c="2"/>20<text:s text:c="2"/>16<text:s text:c="2"/>16<text:s text:c="2"/>17<text:s text:c="6"/>80<text:s text:c="22"/>56<text:s text:c="14"/>52<text:s text:c="14"/>37<text:s text:c="2"/>19<text:s text:c="49"/></text:span></text:p>
      <text:p text:style-name="P1594"><text:span text:style-name="T1594_1">11:46:16<text:s text:c="10"/>48<text:s text:c="10"/>27<text:s text:c="2"/>46<text:s text:c="2"/>21<text:s text:c="2"/>16<text:s text:c="2"/>16<text:s text:c="2"/>17<text:s text:c="6"/>80<text:s text:c="22"/>56<text:s text:c="14"/>52<text:s text:c="14"/>37<text:s text:c="2"/>19<text:s text:c="49"/></text:span></text:p>
      <text:p text:style-name="P1595"><text:span text:style-name="T1595_1">11:47:16<text:s text:c="10"/>48<text:s text:c="10"/>27<text:s text:c="2"/>46<text:s text:c="2"/>21<text:s text:c="2"/>17<text:s text:c="2"/>16<text:s text:c="2"/>17<text:s text:c="6"/>79<text:s text:c="22"/>56<text:s text:c="14"/>51<text:s text:c="14"/>37<text:s text:c="2"/>20<text:s text:c="49"/></text:span></text:p>
      <text:p text:style-name="P1596"><text:span text:style-name="T1596_1">11:48:16<text:s text:c="10"/>47<text:s text:c="10"/>27<text:s text:c="2"/>47<text:s text:c="2"/>21<text:s text:c="2"/>17<text:s text:c="2"/>16<text:s text:c="2"/>17<text:s text:c="6"/>79<text:s text:c="22"/>56<text:s text:c="14"/>51<text:s text:c="14"/>37<text:s text:c="2"/>20<text:s text:c="49"/></text:span></text:p>
      <text:p text:style-name="P1597"><text:span text:style-name="T1597_1">11:48:46<text:s text:c="10"/>47<text:s text:c="10"/>26<text:s text:c="2"/>47<text:s text:c="2"/>21<text:s text:c="2"/>17<text:s text:c="2"/>16<text:s text:c="2"/>17<text:s text:c="6"/>79<text:s text:c="22"/>56<text:s text:c="14"/>51<text:s text:c="14"/>37<text:s text:c="2"/>20<text:s text:c="49"/></text:span></text:p>
      <text:p text:style-name="P1598"><text:span text:style-name="T1598_1">11:49:16<text:s text:c="10"/>47<text:s text:c="10"/>26<text:s text:c="2"/>47<text:s text:c="2"/>21<text:s text:c="2"/>17<text:s text:c="2"/>16<text:s text:c="2"/>18<text:s text:c="6"/>78<text:s text:c="22"/>56<text:s text:c="14"/>50<text:s text:c="14"/>36<text:s text:c="2"/>20<text:s text:c="49"/></text:span></text:p>
      <text:p text:style-name="P1599"><text:span text:style-name="T1599_1">11:50:16<text:s text:c="10"/>47<text:s text:c="10"/>26<text:s text:c="2"/>47<text:s text:c="2"/>22<text:s text:c="2"/>17<text:s text:c="2"/>15<text:s text:c="2"/>18<text:s text:c="6"/>78<text:s text:c="22"/>56<text:s text:c="14"/>50<text:s text:c="14"/>36<text:s text:c="2"/>20<text:s text:c="49"/></text:span></text:p>
      <text:p text:style-name="P1600"><text:span text:style-name="T1600_1">11:50:36<text:s text:c="10"/>47<text:s text:c="10"/>26<text:s text:c="2"/>47<text:s text:c="2"/>22<text:s text:c="2"/>18<text:s text:c="2"/>15<text:s text:c="2"/>18<text:s text:c="6"/>78<text:s text:c="22"/>56<text:s text:c="14"/>50<text:s text:c="14"/>36<text:s text:c="2"/>21<text:s text:c="49"/></text:span></text:p>
      <text:p text:style-name="P1601"><text:span text:style-name="T1601_1">11:50:46<text:s text:c="10"/>47<text:s text:c="10"/>26<text:s text:c="2"/>47<text:s text:c="2"/>22<text:s text:c="2"/>18<text:s text:c="2"/>15<text:s text:c="2"/>18<text:s text:c="6"/>78<text:s text:c="22"/>56<text:s text:c="14"/>49<text:s text:c="14"/>36<text:s text:c="2"/>21<text:s text:c="49"/></text:span></text:p>
      <text:p text:style-name="P1602"><text:span text:style-name="T1602_1">Time</text:span><text:span text:style-name="T1602_2"><text:s text:c="7"/>1<text:s text:c="3"/>2<text:s text:c="3"/>3<text:s text:c="3"/>4<text:s text:c="3"/>5<text:s text:c="3"/>6<text:s text:c="3"/>7<text:s text:c="3"/>8<text:s text:c="3"/>9<text:s text:c="2"/>10<text:s text:c="2"/>11<text:s text:c="2"/>12<text:s text:c="2"/>13<text:s text:c="2"/>14<text:s text:c="2"/>15<text:s text:c="2"/>16<text:s text:c="2"/>17<text:s text:c="2"/>18<text:s text:c="2"/>19<text:s text:c="2"/>20<text:s text:c="2"/>21<text:s text:c="2"/>22<text:s text:c="2"/>23<text:s text:c="2"/>24<text:s text:c="2"/>25<text:s text:c="2"/>26<text:s text:c="2"/>27<text:s text:c="2"/>28<text:s text:c="2"/>29<text:s text:c="2"/>30<text:s text:c="2"/>31<text:s text:c="2"/>32<text:s text:c="2"/>33<text:s text:c="2"/>34<text:s text:c="2"/>35<text:s text:c="2"/>36<text:s text:c="2"/>37<text:s text:c="2"/>38<text:s text:c="2"/>39<text:s text:c="2"/>40<text:s/></text:span></text:p>
      <text:p text:style-name="P1603"><text:span text:style-name="T1603_1">-------------------------------------------------------------------------------------------------------------------------------------------------------------------------</text:span></text:p>
      <text:p text:style-name="P1604"><text:span text:style-name="T1604_1">11:51:11<text:s text:c="10"/>46<text:s text:c="10"/>26<text:s text:c="2"/>48<text:s text:c="2"/>22<text:s text:c="2"/>18<text:s text:c="2"/>15<text:s text:c="2"/>18<text:s text:c="6"/>78<text:s text:c="22"/>56<text:s text:c="14"/>49<text:s text:c="14"/>36<text:s text:c="2"/>21<text:s text:c="49"/></text:span></text:p>
      <text:p text:style-name="P1605"><text:span text:style-name="T1605_1">11:51:41<text:s text:c="10"/>46<text:s text:c="10"/>25<text:s text:c="2"/>48<text:s text:c="2"/>22<text:s text:c="2"/>18<text:s text:c="2"/>15<text:s text:c="2"/>18<text:s text:c="6"/>78<text:s text:c="22"/>56<text:s text:c="14"/>49<text:s text:c="14"/>36<text:s text:c="2"/>21<text:s text:c="49"/></text:span></text:p>
      <text:p text:style-name="P1606"><text:span text:style-name="T1606_1">11:51:46<text:s text:c="10"/>46<text:s text:c="10"/>25<text:s text:c="2"/>48<text:s text:c="2"/>22<text:s text:c="2"/>18<text:s text:c="2"/>15<text:s text:c="2"/>18<text:s text:c="6"/>77<text:s text:c="22"/>56<text:s text:c="14"/>49<text:s text:c="14"/>36<text:s text:c="2"/>21<text:s text:c="49"/></text:span></text:p>
      <text:p text:style-name="P16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